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467cm"/>
    </style:style>
    <style:style style:name="co2" style:family="table-column">
      <style:table-column-properties fo:break-before="auto" style:column-width="5.235cm"/>
    </style:style>
    <style:style style:name="co3" style:family="table-column">
      <style:table-column-properties fo:break-before="auto" style:column-width="2.521cm"/>
    </style:style>
    <style:style style:name="co4" style:family="table-column">
      <style:table-column-properties fo:break-before="auto" style:column-width="2.103cm"/>
    </style:style>
    <style:style style:name="co5" style:family="table-column">
      <style:table-column-properties fo:break-before="auto" style:column-width="17.002cm"/>
    </style:style>
    <style:style style:name="co6" style:family="table-column">
      <style:table-column-properties fo:break-before="auto" style:column-width="6.054cm"/>
    </style:style>
    <style:style style:name="co7" style:family="table-column">
      <style:table-column-properties fo:break-before="auto" style:column-width="10.9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5.122cm"/>
    </style:style>
    <style:style style:name="co11" style:family="table-column">
      <style:table-column-properties fo:break-before="auto" style:column-width="4.671cm"/>
    </style:style>
    <style:style style:name="co12" style:family="table-column">
      <style:table-column-properties fo:break-before="auto" style:column-width="3.179cm"/>
    </style:style>
    <style:style style:name="co13" style:family="table-column">
      <style:table-column-properties fo:break-before="auto" style:column-width="6.70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96cm" fo:break-before="auto" style:use-optimal-row-height="true"/>
    </style:style>
    <style:style style:name="ta1" style:family="table" style:master-page-name="PageStyle_5f_SITADEL2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Normal_20_2">
      <style:table-cell-properties style:rotation-align="none"/>
    </style:style>
    <style:style style:name="ce2" style:family="table-cell" style:parent-style-name="Normal_20_2">
      <style:table-cell-properties fo:background-color="transparent" style:rotation-align="none"/>
    </style:style>
    <style:style style:name="ce3" style:family="table-cell" style:parent-style-name="Default">
      <style:table-cell-properties fo:border-bottom="0.74pt solid #333399" fo:background-color="#ffffff" style:diagonal-bl-tr="none" style:diagonal-tl-br="none" fo:border-left="1.76pt solid #333399" fo:border-right="0.74pt solid #333399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">
      <style:table-cell-properties fo:border-bottom="0.74pt solid #333399" fo:background-color="#ffffff" style:diagonal-bl-tr="none" style:diagonal-tl-br="none" fo:border-left="1.76pt solid #333399" fo:border-right="0.74pt solid #333399" style:rotation-align="none" fo:border-top="0.74pt solid #333399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Excel_5f_BuiltIn_5f_Comma" style:data-style-name="N122">
      <style:table-cell-properties style:glyph-orientation-vertical="0" fo:border-bottom="0.74pt solid #333399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333399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Excel_5f_BuiltIn_5f_Comma" style:data-style-name="N122">
      <style:table-cell-properties style:glyph-orientation-vertical="0" fo:border-bottom="0.74pt solid #333399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333399" style:rotation-angle="0" style:rotation-align="none" style:shrink-to-fit="false" fo:border-top="0.74pt solid #333399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 style:data-style-name="N1"/>
    <style:style style:name="ce8" style:family="table-cell" style:parent-style-name="Default" style:data-style-name="N1">
      <style:table-cell-properties style:rotation-align="none"/>
    </style:style>
    <style:style style:name="ce9" style:family="table-cell" style:parent-style-name="Default" style:data-style-name="N11"/>
    <style:style style:name="ce10" style:family="table-cell" style:parent-style-name="Default">
      <style:table-cell-properties fo:padding="0.071cm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background-color="#c0c0c0" fo:padding="0.071cm"/>
    </style:style>
    <style:style style:name="ce25" style:family="table-cell" style:parent-style-name="Default">
      <style:table-cell-properties fo:border-bottom="none" fo:background-color="#ffffff" style:diagonal-bl-tr="none" style:diagonal-tl-br="none" fo:border-left="1.76pt solid #333399" fo:padding="0.071cm" fo:border-right="none" style:rotation-align="none" fo:border-top="1.76pt solid #333399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6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ffffff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fo:border="0.74pt solid #333399" fo:padding="0.071cm" style:rotation-align="none"/>
    </style:style>
    <style:style style:name="ce28" style:family="table-cell" style:parent-style-name="Default">
      <style:table-cell-properties fo:border-bottom="0.74pt solid #333399" fo:background-color="#ffffff" style:diagonal-bl-tr="none" style:diagonal-tl-br="none" fo:border-left="1.76pt solid #333399" fo:padding="0.071cm" fo:border-right="0.74pt solid #333399" style:rotation-align="none" fo:border-top="non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Default">
      <style:table-cell-properties fo:border-bottom="0.74pt solid #333399" fo:background-color="#ffffff" style:diagonal-bl-tr="none" style:diagonal-tl-br="none" fo:border-left="1.76pt solid #333399" fo:padding="0.071cm" fo:border-right="0.74pt solid #333399" style:rotation-align="none" fo:border-top="0.74pt solid #333399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" style:family="table-cell" style:parent-style-name="Default">
      <style:table-cell-properties fo:border-bottom="1.76pt solid #333399" fo:background-color="#ffffff" style:diagonal-bl-tr="none" style:diagonal-tl-br="none" fo:border-left="1.76pt solid #333399" fo:padding="0.071cm" fo:border-right="none" style:rotation-align="none" fo:border-top="none"/>
    </style:style>
    <style:style style:name="ce31" style:family="table-cell" style:parent-style-name="Normal_20_3">
      <style:table-cell-properties fo:border-bottom="0.74pt solid #333399" fo:background-color="#ffffff" style:diagonal-bl-tr="none" style:diagonal-tl-br="none" fo:border-left="1.76pt solid #333399" fo:padding="0.071cm" fo:border-right="0.74pt solid #333399" style:rotation-align="none" fo:border-top="0.74pt solid #333399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Default">
      <style:table-cell-properties fo:border-bottom="none" fo:background-color="#ffffff" style:diagonal-bl-tr="none" style:diagonal-tl-br="none" fo:border-left="1.76pt solid #333399" fo:padding="0.071cm" fo:border-right="none" style:rotation-align="none" fo:border-top="none"/>
    </style:style>
    <style:style style:name="ce33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1.76pt solid #333399"/>
    </style:style>
    <style:style style:name="ce34" style:family="table-cell" style:parent-style-name="Pourcentage_20_3" style:data-style-name="N1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Pourcentage_20_3" style:data-style-name="N1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33339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6" style:family="table-cell" style:parent-style-name="Excel_5f_BuiltIn_5f_Percent" style:data-style-name="N11">
      <style:table-cell-properties style:glyph-orientation-vertical="0" fo:border-bottom="0.74pt solid #333399" fo:background-color="#ffffff" style:cell-protect="protected" style:print-content="true" style:diagonal-bl-tr="none" style:diagonal-tl-br="none" style:text-align-source="fix" style:repeat-content="false" fo:wrap-option="no-wrap" fo:border-left="0.74pt solid #333399" style:direction="ltr" fo:padding="0.071cm" fo:border-right="0.74pt solid #33339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7" style:family="table-cell" style:parent-style-name="Excel_5f_BuiltIn_5f_Percent" style:data-style-name="N1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33339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8" style:family="table-cell" style:parent-style-name="Default">
      <style:table-cell-properties fo:border-bottom="1.76pt solid #333399" fo:background-color="#ffffff" style:diagonal-bl-tr="none" style:diagonal-tl-br="none" fo:border-left="none" fo:padding="0.071cm" fo:border-right="none" style:rotation-align="none" fo:border-top="none"/>
    </style:style>
    <style:style style:name="ce39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1.76pt solid #333399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0" style:family="table-cell" style:parent-style-name="Default">
      <style:table-cell-properties fo:background-color="#ffffff" style:diagonal-bl-tr="none" style:diagonal-tl-br="none" fo:border="none" fo:padding="0.071cm" style:rotation-align="none"/>
    </style:style>
    <style:style style:name="ce41" style:family="table-cell" style:parent-style-name="Excel_5f_BuiltIn_5f_Percent" style:data-style-name="N11">
      <style:table-cell-properties style:glyph-orientation-vertical="0" fo:border-bottom="0.74pt solid #333399" fo:background-color="#ffffff" style:cell-protect="protected" style:print-content="true" style:diagonal-bl-tr="none" style:diagonal-tl-br="none" style:text-align-source="fix" style:repeat-content="false" fo:wrap-option="no-wrap" fo:border-left="0.74pt solid #333399" style:direction="ltr" fo:padding="0.071cm" fo:border-right="0.74pt solid #33339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3333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Excel_5f_BuiltIn_5f_Percent" style:data-style-name="N11">
      <style:table-cell-properties style:glyph-orientation-vertical="0" fo:border-bottom="0.74pt solid #333399" fo:background-color="#ffffff" style:cell-protect="protected" style:print-content="true" style:diagonal-bl-tr="none" style:diagonal-tl-br="none" style:text-align-source="fix" style:repeat-content="false" fo:wrap-option="no-wrap" fo:border-left="0.74pt solid #333399" style:direction="ltr" fo:padding="0.071cm" fo:border-right="0.74pt solid #33339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3" style:family="table-cell" style:parent-style-name="Default">
      <style:table-cell-properties fo:border-bottom="none" fo:background-color="#ffffff" style:diagonal-bl-tr="none" style:diagonal-tl-br="none" fo:border-left="none" fo:padding="0.071cm" fo:border-right="1.76pt solid #333399" style:rotation-align="none" fo:border-top="1.76pt solid #333399"/>
    </style:style>
    <style:style style:name="ce44" style:family="table-cell" style:parent-style-name="Default">
      <style:table-cell-properties fo:border-bottom="none" fo:background-color="#ffffff" style:diagonal-bl-tr="none" style:diagonal-tl-br="none" fo:border-left="none" fo:padding="0.071cm" fo:border-right="1.76pt solid #333399" style:rotation-align="none" fo:border-top="none"/>
    </style:style>
    <style:style style:name="ce45" style:family="table-cell" style:parent-style-name="Default">
      <style:table-cell-properties fo:border-bottom="1.76pt solid #333399" fo:background-color="#ffffff" style:diagonal-bl-tr="none" style:diagonal-tl-br="none" fo:border-left="none" fo:padding="0.071cm" fo:border-right="1.76pt solid #333399" style:rotation-align="none" fo:border-top="none"/>
    </style:style>
    <style:style style:name="ce46" style:family="table-cell" style:parent-style-name="Default">
      <style:table-cell-properties fo:border-bottom="none" fo:background-color="#ffffff" style:diagonal-bl-tr="none" style:diagonal-tl-br="none" fo:border-left="none" fo:padding="0.071cm" fo:border-right="1.76pt solid #333399" style:rotation-align="none" fo:border-top="1.76pt solid #333399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7" style:family="table-cell" style:parent-style-name="Default">
      <style:table-cell-properties fo:border-bottom="none" fo:background-color="#c0c0c0" style:diagonal-bl-tr="none" style:diagonal-tl-br="none" fo:border-left="1.76pt solid #333399" fo:padding="0.071cm" fo:border-right="1.76pt solid #333399" style:rotation-align="none" fo:border-top="none"/>
    </style:style>
    <style:style style:name="ce48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9" style:family="table-cell" style:parent-style-name="Default">
      <style:table-cell-properties fo:border-bottom="0.74pt solid #333399" fo:background-color="#ffffff" style:diagonal-bl-tr="none" style:diagonal-tl-br="none" fo:border-left="none" fo:padding="0.071cm" fo:border-right="0.74pt solid #333399" style:rotation-align="none" fo:border-top="0.74pt solid #333399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ackground-color="#ffffff" style:diagonal-bl-tr="none" style:diagonal-tl-br="none" fo:border="0.74pt solid #333399" fo:padding="0.071cm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 style:data-style-name="N1">
      <style:table-cell-properties fo:border-bottom="1.76pt solid #333399" fo:background-color="#ffffff" style:diagonal-bl-tr="none" style:diagonal-tl-br="none" fo:border-left="none" fo:padding="0.071cm" fo:border-right="none" style:rotation-align="none" fo:border-top="none"/>
    </style:style>
    <style:style style:name="ce52" style:family="table-cell" style:parent-style-name="Excel_5f_BuiltIn_5f_Comma" style:data-style-name="N122">
      <style:table-cell-properties style:glyph-orientation-vertical="0" fo:border-bottom="0.74pt solid #333399" fo:background-color="#ffffff" style:cell-protect="protected" style:print-content="true" style:diagonal-bl-tr="none" style:diagonal-tl-br="none" style:text-align-source="fix" style:repeat-content="false" fo:wrap-option="no-wrap" fo:border-left="0.74pt solid #333399" style:direction="ltr" fo:padding="0.071cm" fo:border-right="0.74pt solid #333399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Default" style:data-style-name="N1">
      <style:table-cell-properties fo:background-color="#c0c0c0" fo:padding="0.071cm"/>
    </style:style>
    <style:style style:name="ce54" style:family="table-cell" style:parent-style-name="Excel_5f_BuiltIn_5f_Comma" style:data-style-name="N12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33339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5" style:family="table-cell" style:parent-style-name="Default" style:data-style-name="N122">
      <style:table-cell-properties fo:background-color="#c0c0c0" fo:padding="0.071cm"/>
    </style:style>
    <style:style style:name="ce56" style:family="table-cell" style:parent-style-name="Default" style:data-style-name="N137">
      <style:table-cell-properties fo:background-color="#c0c0c0" fo:padding="0.071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ITADEL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010" table:default-cell-style-name="Default"/>
        <table:table-row table:style-name="ro1">
          <table:table-cell table:style-name="ce1" office:value-type="string" calcext:value-type="string">
            <text:p>Sit@del2 - Surface de locaux autorisés par type et par département (1992-2016) - données arrêtées à fin avril 2017</text:p>
          </table:table-cell>
          <table:table-cell table:style-name="ce1" table:number-columns-repeated="9"/>
          <table:table-cell table:number-columns-repeated="2"/>
          <table:table-cell table:style-name="ce10" office:value-type="string" calcext:value-type="string">
            <text:p>Sit@del2 - Surface de locaux commencés par type et par commune (2006-2015) - données arrêtées à fin avril 2017</text:p>
          </table:table-cell>
          <table:table-cell table:style-name="ce10" table:number-columns-repeated="8"/>
          <table:table-cell table:number-columns-repeated="1003"/>
        </table:table-row>
        <table:table-row table:style-name="ro1">
          <table:table-cell table:style-name="ce1" office:value-type="string" calcext:value-type="string">
            <text:p>MEEM/CGDD/SOeS</text:p>
          </table:table-cell>
          <table:table-cell table:style-name="ce1" table:number-columns-repeated="9"/>
          <table:table-cell table:number-columns-repeated="2"/>
          <table:table-cell table:style-name="ce10" office:value-type="string" calcext:value-type="string">
            <text:p>MEEM/CGDD/SOeS</text:p>
          </table:table-cell>
          <table:table-cell table:style-name="ce10" table:number-columns-repeated="8"/>
          <table:table-cell table:number-columns-repeated="1003"/>
        </table:table-row>
        <table:table-row table:style-name="ro1" table:number-rows-repeated="3">
          <table:table-cell table:number-columns-repeated="12"/>
          <table:table-cell table:style-name="ce10" table:number-columns-repeated="9"/>
          <table:table-cell table:number-columns-repeated="1003"/>
        </table:table-row>
        <table:table-row table:style-name="ro1">
          <table:table-cell table:style-name="ce1" office:value-type="string" calcext:value-type="string">
            <text:p>Période</text:p>
          </table:table-cell>
          <table:table-cell table:style-name="ce1"/>
          <table:table-cell table:style-name="ce1" office:value-type="string" calcext:value-type="string">
            <text:p>2009</text:p>
          </table:table-cell>
          <table:table-cell table:style-name="ce1" office:value-type="string" calcext:value-type="string">
            <text:p>2010</text:p>
          </table:table-cell>
          <table:table-cell table:style-name="ce1" office:value-type="string" calcext:value-type="string">
            <text:p>2011</text:p>
          </table:table-cell>
          <table:table-cell table:style-name="ce1" office:value-type="string" calcext:value-type="string">
            <text:p>2012</text:p>
          </table:table-cell>
          <table:table-cell table:style-name="ce1" office:value-type="string" calcext:value-type="string">
            <text:p>2013</text:p>
          </table:table-cell>
          <table:table-cell table:style-name="ce1" office:value-type="string" calcext:value-type="string">
            <text:p>2014</text:p>
          </table:table-cell>
          <table:table-cell table:style-name="ce1" office:value-type="string" calcext:value-type="string">
            <text:p>2015</text:p>
          </table:table-cell>
          <table:table-cell table:style-name="ce1" office:value-type="string" calcext:value-type="string">
            <text:p>2016</text:p>
          </table:table-cell>
          <table:table-cell table:number-columns-repeated="2"/>
          <table:table-cell table:style-name="ce10" office:value-type="string" calcext:value-type="string">
            <text:p>Période</text:p>
          </table:table-cell>
          <table:table-cell table:style-name="ce10"/>
          <table:table-cell table:style-name="ce10" office:value-type="string" calcext:value-type="string">
            <text:p>2009</text:p>
          </table:table-cell>
          <table:table-cell table:style-name="ce10" office:value-type="string" calcext:value-type="string">
            <text:p>2010</text:p>
          </table:table-cell>
          <table:table-cell table:style-name="ce10" office:value-type="string" calcext:value-type="string">
            <text:p>2011</text:p>
          </table:table-cell>
          <table:table-cell table:style-name="ce10" office:value-type="string" calcext:value-type="string">
            <text:p>2012</text:p>
          </table:table-cell>
          <table:table-cell table:style-name="ce10" office:value-type="string" calcext:value-type="string">
            <text:p>2013</text:p>
          </table:table-cell>
          <table:table-cell table:style-name="ce10" office:value-type="string" calcext:value-type="string">
            <text:p>2014</text:p>
          </table:table-cell>
          <table:table-cell table:style-name="ce10" office:value-type="string" calcext:value-type="string">
            <text:p>2015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données</text:p>
          </table:table-cell>
          <table:table-cell table:style-name="ce1" office:value-type="string" calcext:value-type="string">
            <text:p>Zone Géo.</text:p>
          </table:table-cell>
          <table:table-cell table:style-name="ce1" table:number-columns-repeated="8"/>
          <table:table-cell table:number-columns-repeated="2"/>
          <table:table-cell table:style-name="ce10" office:value-type="string" calcext:value-type="string">
            <text:p>données</text:p>
          </table:table-cell>
          <table:table-cell table:style-name="ce10" office:value-type="string" calcext:value-type="string">
            <text:p>Zone Géo.</text:p>
          </table:table-cell>
          <table:table-cell table:style-name="ce10" table:number-columns-repeated="7"/>
          <table:table-cell table:number-columns-repeated="1003"/>
        </table:table-row>
        <table:table-row table:style-name="ro1">
          <table:table-cell table:style-name="ce1" office:value-type="string" calcext:value-type="string">
            <text:p>Surface autorisée en m² de locaux <text:s/>d’hébergement hôtelier</text:p>
          </table:table-cell>
          <table:table-cell table:style-name="ce1" office:value-type="string" calcext:value-type="string">
            <text:p>TOTAL FRANCE ENTIÈRE</text:p>
          </table:table-cell>
          <table:table-cell table:style-name="ce1" office:value-type="float" office:value="867021" calcext:value-type="float">
            <text:p>867021</text:p>
          </table:table-cell>
          <table:table-cell table:style-name="ce1" office:value-type="float" office:value="965241" calcext:value-type="float">
            <text:p>965241</text:p>
          </table:table-cell>
          <table:table-cell table:style-name="ce1" office:value-type="float" office:value="971039" calcext:value-type="float">
            <text:p>971039</text:p>
          </table:table-cell>
          <table:table-cell table:style-name="ce1" office:value-type="float" office:value="1033485" calcext:value-type="float">
            <text:p>1033485</text:p>
          </table:table-cell>
          <table:table-cell table:style-name="ce1" office:value-type="float" office:value="799160" calcext:value-type="float">
            <text:p>799160</text:p>
          </table:table-cell>
          <table:table-cell table:style-name="ce1" office:value-type="float" office:value="709876" calcext:value-type="float">
            <text:p>709876</text:p>
          </table:table-cell>
          <table:table-cell table:style-name="ce1" office:value-type="float" office:value="1043929" calcext:value-type="float">
            <text:p>1043929</text:p>
          </table:table-cell>
          <table:table-cell table:style-name="ce1" office:value-type="float" office:value="979470" calcext:value-type="float">
            <text:p>979470</text:p>
          </table:table-cell>
          <table:table-cell table:number-columns-repeated="2"/>
          <table:table-cell table:style-name="ce10" office:value-type="string" calcext:value-type="string">
            <text:p>Surface commencée en m² de locaux <text:s/>d'hébergement hôtelier</text:p>
          </table:table-cell>
          <table:table-cell table:style-name="ce10" office:value-type="string" calcext:value-type="string">
            <text:p>TOTAL FRANCE ENTIÈRE</text:p>
          </table:table-cell>
          <table:table-cell table:style-name="ce10" office:value-type="float" office:value="491920" calcext:value-type="float">
            <text:p>491920</text:p>
          </table:table-cell>
          <table:table-cell table:style-name="ce10" office:value-type="float" office:value="712080" calcext:value-type="float">
            <text:p>712080</text:p>
          </table:table-cell>
          <table:table-cell table:style-name="ce10" office:value-type="float" office:value="696470" calcext:value-type="float">
            <text:p>696470</text:p>
          </table:table-cell>
          <table:table-cell table:style-name="ce10" office:value-type="float" office:value="612674" calcext:value-type="float">
            <text:p>612674</text:p>
          </table:table-cell>
          <table:table-cell table:style-name="ce10" office:value-type="float" office:value="652505" calcext:value-type="float">
            <text:p>652505</text:p>
          </table:table-cell>
          <table:table-cell table:style-name="ce10" office:value-type="float" office:value="700317" calcext:value-type="float">
            <text:p>700317</text:p>
          </table:table-cell>
          <table:table-cell table:style-name="ce10" office:value-type="float" office:value="430807" calcext:value-type="float">
            <text:p>430807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Surface autorisée en m² de locaux <text:s/>de commerce</text:p>
          </table:table-cell>
          <table:table-cell table:style-name="ce1" office:value-type="string" calcext:value-type="string">
            <text:p>TOTAL FRANCE ENTIÈRE</text:p>
          </table:table-cell>
          <table:table-cell table:style-name="ce1" office:value-type="float" office:value="4954315" calcext:value-type="float">
            <text:p>4954315</text:p>
          </table:table-cell>
          <table:table-cell table:style-name="ce1" office:value-type="float" office:value="5077010" calcext:value-type="float">
            <text:p>5077010</text:p>
          </table:table-cell>
          <table:table-cell table:style-name="ce1" office:value-type="float" office:value="5243183" calcext:value-type="float">
            <text:p>5243183</text:p>
          </table:table-cell>
          <table:table-cell table:style-name="ce1" office:value-type="float" office:value="5078056" calcext:value-type="float">
            <text:p>5078056</text:p>
          </table:table-cell>
          <table:table-cell table:style-name="ce1" office:value-type="float" office:value="4396591" calcext:value-type="float">
            <text:p>4396591</text:p>
          </table:table-cell>
          <table:table-cell table:style-name="ce1" office:value-type="float" office:value="3863236" calcext:value-type="float">
            <text:p>3863236</text:p>
          </table:table-cell>
          <table:table-cell table:style-name="ce1" office:value-type="float" office:value="4252501" calcext:value-type="float">
            <text:p>4252501</text:p>
          </table:table-cell>
          <table:table-cell table:style-name="ce1" office:value-type="float" office:value="4657102" calcext:value-type="float">
            <text:p>4657102</text:p>
          </table:table-cell>
          <table:table-cell table:number-columns-repeated="2"/>
          <table:table-cell table:style-name="ce10" office:value-type="string" calcext:value-type="string">
            <text:p>Surface commencée en m² de locaux <text:s/>de commerce</text:p>
          </table:table-cell>
          <table:table-cell table:style-name="ce10" office:value-type="string" calcext:value-type="string">
            <text:p>TOTAL FRANCE ENTIÈRE</text:p>
          </table:table-cell>
          <table:table-cell table:style-name="ce10" office:value-type="float" office:value="3541123" calcext:value-type="float">
            <text:p>3541123</text:p>
          </table:table-cell>
          <table:table-cell table:style-name="ce10" office:value-type="float" office:value="3829059" calcext:value-type="float">
            <text:p>3829059</text:p>
          </table:table-cell>
          <table:table-cell table:style-name="ce10" office:value-type="float" office:value="4011247" calcext:value-type="float">
            <text:p>4011247</text:p>
          </table:table-cell>
          <table:table-cell table:style-name="ce10" office:value-type="float" office:value="3430085" calcext:value-type="float">
            <text:p>3430085</text:p>
          </table:table-cell>
          <table:table-cell table:style-name="ce10" office:value-type="float" office:value="3282170" calcext:value-type="float">
            <text:p>3282170</text:p>
          </table:table-cell>
          <table:table-cell table:style-name="ce10" office:value-type="float" office:value="3224065" calcext:value-type="float">
            <text:p>3224065</text:p>
          </table:table-cell>
          <table:table-cell table:style-name="ce10" office:value-type="float" office:value="2788069" calcext:value-type="float">
            <text:p>2788069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Surface autorisée en m² de locaux <text:s/>de bureaux</text:p>
          </table:table-cell>
          <table:table-cell table:style-name="ce1" office:value-type="string" calcext:value-type="string">
            <text:p>TOTAL FRANCE ENTIÈRE</text:p>
          </table:table-cell>
          <table:table-cell table:style-name="ce1" office:value-type="float" office:value="3996955" calcext:value-type="float">
            <text:p>3996955</text:p>
          </table:table-cell>
          <table:table-cell table:style-name="ce1" office:value-type="float" office:value="4042719" calcext:value-type="float">
            <text:p>4042719</text:p>
          </table:table-cell>
          <table:table-cell table:style-name="ce1" office:value-type="float" office:value="5452991" calcext:value-type="float">
            <text:p>5452991</text:p>
          </table:table-cell>
          <table:table-cell table:style-name="ce1" office:value-type="float" office:value="4977823" calcext:value-type="float">
            <text:p>4977823</text:p>
          </table:table-cell>
          <table:table-cell table:style-name="ce1" office:value-type="float" office:value="4596757" calcext:value-type="float">
            <text:p>4596757</text:p>
          </table:table-cell>
          <table:table-cell table:style-name="ce1" office:value-type="float" office:value="3708833" calcext:value-type="float">
            <text:p>3708833</text:p>
          </table:table-cell>
          <table:table-cell table:style-name="ce1" office:value-type="float" office:value="3883271" calcext:value-type="float">
            <text:p>3883271</text:p>
          </table:table-cell>
          <table:table-cell table:style-name="ce1" office:value-type="float" office:value="4229519" calcext:value-type="float">
            <text:p>4229519</text:p>
          </table:table-cell>
          <table:table-cell table:number-columns-repeated="2"/>
          <table:table-cell table:style-name="ce10" office:value-type="string" calcext:value-type="string">
            <text:p>Surface commencée en m² de locaux <text:s/>de bureaux</text:p>
          </table:table-cell>
          <table:table-cell table:style-name="ce10" office:value-type="string" calcext:value-type="string">
            <text:p>TOTAL FRANCE ENTIÈRE</text:p>
          </table:table-cell>
          <table:table-cell table:style-name="ce10" office:value-type="float" office:value="3170379" calcext:value-type="float">
            <text:p>3170379</text:p>
          </table:table-cell>
          <table:table-cell table:style-name="ce10" office:value-type="float" office:value="2987619" calcext:value-type="float">
            <text:p>2987619</text:p>
          </table:table-cell>
          <table:table-cell table:style-name="ce10" office:value-type="float" office:value="3413931" calcext:value-type="float">
            <text:p>3413931</text:p>
          </table:table-cell>
          <table:table-cell table:style-name="ce10" office:value-type="float" office:value="3626795" calcext:value-type="float">
            <text:p>3626795</text:p>
          </table:table-cell>
          <table:table-cell table:style-name="ce10" office:value-type="float" office:value="3269417" calcext:value-type="float">
            <text:p>3269417</text:p>
          </table:table-cell>
          <table:table-cell table:style-name="ce10" office:value-type="float" office:value="3059219" calcext:value-type="float">
            <text:p>3059219</text:p>
          </table:table-cell>
          <table:table-cell table:style-name="ce10" office:value-type="float" office:value="2795256" calcext:value-type="float">
            <text:p>2795256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Surface autorisée en m² de locaux <text:s/>d’artisanat</text:p>
          </table:table-cell>
          <table:table-cell table:style-name="ce1" office:value-type="string" calcext:value-type="string">
            <text:p>TOTAL FRANCE ENTIÈRE</text:p>
          </table:table-cell>
          <table:table-cell table:style-name="ce1" office:value-type="float" office:value="1282006" calcext:value-type="float">
            <text:p>1282006</text:p>
          </table:table-cell>
          <table:table-cell table:style-name="ce1" office:value-type="float" office:value="1730696" calcext:value-type="float">
            <text:p>1730696</text:p>
          </table:table-cell>
          <table:table-cell table:style-name="ce1" office:value-type="float" office:value="1773272" calcext:value-type="float">
            <text:p>1773272</text:p>
          </table:table-cell>
          <table:table-cell table:style-name="ce1" office:value-type="float" office:value="1615757" calcext:value-type="float">
            <text:p>1615757</text:p>
          </table:table-cell>
          <table:table-cell table:style-name="ce1" office:value-type="float" office:value="1365535" calcext:value-type="float">
            <text:p>1365535</text:p>
          </table:table-cell>
          <table:table-cell table:style-name="ce1" office:value-type="float" office:value="1367004" calcext:value-type="float">
            <text:p>1367004</text:p>
          </table:table-cell>
          <table:table-cell table:style-name="ce1" office:value-type="float" office:value="1340160" calcext:value-type="float">
            <text:p>1340160</text:p>
          </table:table-cell>
          <table:table-cell table:style-name="ce1" office:value-type="float" office:value="1351560" calcext:value-type="float">
            <text:p>1351560</text:p>
          </table:table-cell>
          <table:table-cell table:number-columns-repeated="2"/>
          <table:table-cell table:style-name="ce10" office:value-type="string" calcext:value-type="string">
            <text:p>Surface commencée en m² de locaux <text:s/>d'artisanat</text:p>
          </table:table-cell>
          <table:table-cell table:style-name="ce10" office:value-type="string" calcext:value-type="string">
            <text:p>TOTAL FRANCE ENTIÈRE</text:p>
          </table:table-cell>
          <table:table-cell table:style-name="ce10" office:value-type="float" office:value="672407" calcext:value-type="float">
            <text:p>672407</text:p>
          </table:table-cell>
          <table:table-cell table:style-name="ce10" office:value-type="float" office:value="967810" calcext:value-type="float">
            <text:p>967810</text:p>
          </table:table-cell>
          <table:table-cell table:style-name="ce10" office:value-type="float" office:value="1184474" calcext:value-type="float">
            <text:p>1184474</text:p>
          </table:table-cell>
          <table:table-cell table:style-name="ce10" office:value-type="float" office:value="1117495" calcext:value-type="float">
            <text:p>1117495</text:p>
          </table:table-cell>
          <table:table-cell table:style-name="ce10" office:value-type="float" office:value="1090148" calcext:value-type="float">
            <text:p>1090148</text:p>
          </table:table-cell>
          <table:table-cell table:style-name="ce10" office:value-type="float" office:value="943889" calcext:value-type="float">
            <text:p>943889</text:p>
          </table:table-cell>
          <table:table-cell table:style-name="ce10" office:value-type="float" office:value="860704" calcext:value-type="float">
            <text:p>860704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Surface autorisée en m² de locaux <text:s/>industriels</text:p>
          </table:table-cell>
          <table:table-cell table:style-name="ce1" office:value-type="string" calcext:value-type="string">
            <text:p>TOTAL FRANCE ENTIÈRE</text:p>
          </table:table-cell>
          <table:table-cell table:style-name="ce1" office:value-type="float" office:value="3715945" calcext:value-type="float">
            <text:p>3715945</text:p>
          </table:table-cell>
          <table:table-cell table:style-name="ce1" office:value-type="float" office:value="3670408" calcext:value-type="float">
            <text:p>3670408</text:p>
          </table:table-cell>
          <table:table-cell table:style-name="ce1" office:value-type="float" office:value="4056792" calcext:value-type="float">
            <text:p>4056792</text:p>
          </table:table-cell>
          <table:table-cell table:style-name="ce1" office:value-type="float" office:value="3942203" calcext:value-type="float">
            <text:p>3942203</text:p>
          </table:table-cell>
          <table:table-cell table:style-name="ce1" office:value-type="float" office:value="3120109" calcext:value-type="float">
            <text:p>3120109</text:p>
          </table:table-cell>
          <table:table-cell table:style-name="ce1" office:value-type="float" office:value="2939249" calcext:value-type="float">
            <text:p>2939249</text:p>
          </table:table-cell>
          <table:table-cell table:style-name="ce1" office:value-type="float" office:value="3069216" calcext:value-type="float">
            <text:p>3069216</text:p>
          </table:table-cell>
          <table:table-cell table:style-name="ce1" office:value-type="float" office:value="3375366" calcext:value-type="float">
            <text:p>3375366</text:p>
          </table:table-cell>
          <table:table-cell table:number-columns-repeated="2"/>
          <table:table-cell table:style-name="ce10" office:value-type="string" calcext:value-type="string">
            <text:p>Surface commencée en m² de locaux <text:s/>industriels</text:p>
          </table:table-cell>
          <table:table-cell table:style-name="ce10" office:value-type="string" calcext:value-type="string">
            <text:p>TOTAL FRANCE ENTIÈRE</text:p>
          </table:table-cell>
          <table:table-cell table:style-name="ce10" office:value-type="float" office:value="3591883" calcext:value-type="float">
            <text:p>3591883</text:p>
          </table:table-cell>
          <table:table-cell table:style-name="ce10" office:value-type="float" office:value="2942648" calcext:value-type="float">
            <text:p>2942648</text:p>
          </table:table-cell>
          <table:table-cell table:style-name="ce10" office:value-type="float" office:value="3567511" calcext:value-type="float">
            <text:p>3567511</text:p>
          </table:table-cell>
          <table:table-cell table:style-name="ce10" office:value-type="float" office:value="2847427" calcext:value-type="float">
            <text:p>2847427</text:p>
          </table:table-cell>
          <table:table-cell table:style-name="ce10" office:value-type="float" office:value="2742611" calcext:value-type="float">
            <text:p>2742611</text:p>
          </table:table-cell>
          <table:table-cell table:style-name="ce10" office:value-type="float" office:value="2413260" calcext:value-type="float">
            <text:p>2413260</text:p>
          </table:table-cell>
          <table:table-cell table:style-name="ce10" office:value-type="float" office:value="2194317" calcext:value-type="float">
            <text:p>2194317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Surface autorisée en m² de locaux <text:s/>agricoles</text:p>
          </table:table-cell>
          <table:table-cell table:style-name="ce1" office:value-type="string" calcext:value-type="string">
            <text:p>TOTAL FRANCE ENTIÈRE</text:p>
          </table:table-cell>
          <table:table-cell table:style-name="ce1" office:value-type="float" office:value="2789847" calcext:value-type="float">
            <text:p>2789847</text:p>
          </table:table-cell>
          <table:table-cell table:style-name="ce1" office:value-type="float" office:value="2628010" calcext:value-type="float">
            <text:p>2628010</text:p>
          </table:table-cell>
          <table:table-cell table:style-name="ce1" office:value-type="float" office:value="2021160" calcext:value-type="float">
            <text:p>2021160</text:p>
          </table:table-cell>
          <table:table-cell table:style-name="ce1" office:value-type="float" office:value="6887552" calcext:value-type="float">
            <text:p>6887552</text:p>
          </table:table-cell>
          <table:table-cell table:style-name="ce1" office:value-type="float" office:value="11375492" calcext:value-type="float">
            <text:p>11375492</text:p>
          </table:table-cell>
          <table:table-cell table:style-name="ce1" office:value-type="float" office:value="9176853" calcext:value-type="float">
            <text:p>9176853</text:p>
          </table:table-cell>
          <table:table-cell table:style-name="ce1" office:value-type="float" office:value="10910979" calcext:value-type="float">
            <text:p>10910979</text:p>
          </table:table-cell>
          <table:table-cell table:style-name="ce1" office:value-type="float" office:value="9793477" calcext:value-type="float">
            <text:p>9793477</text:p>
          </table:table-cell>
          <table:table-cell table:number-columns-repeated="2"/>
          <table:table-cell table:style-name="ce10" office:value-type="string" calcext:value-type="string">
            <text:p>Surface commencée en m² de locaux <text:s/>agricoles</text:p>
          </table:table-cell>
          <table:table-cell table:style-name="ce10" office:value-type="string" calcext:value-type="string">
            <text:p>TOTAL FRANCE ENTIÈRE</text:p>
          </table:table-cell>
          <table:table-cell table:style-name="ce10" office:value-type="float" office:value="2646353" calcext:value-type="float">
            <text:p>2646353</text:p>
          </table:table-cell>
          <table:table-cell table:style-name="ce10" office:value-type="float" office:value="1435771" calcext:value-type="float">
            <text:p>1435771</text:p>
          </table:table-cell>
          <table:table-cell table:style-name="ce10" office:value-type="float" office:value="1497785" calcext:value-type="float">
            <text:p>1497785</text:p>
          </table:table-cell>
          <table:table-cell table:style-name="ce10" office:value-type="float" office:value="2930492" calcext:value-type="float">
            <text:p>2930492</text:p>
          </table:table-cell>
          <table:table-cell table:style-name="ce10" office:value-type="float" office:value="6395482" calcext:value-type="float">
            <text:p>6395482</text:p>
          </table:table-cell>
          <table:table-cell table:style-name="ce10" office:value-type="float" office:value="6256902" calcext:value-type="float">
            <text:p>6256902</text:p>
          </table:table-cell>
          <table:table-cell table:style-name="ce10" office:value-type="float" office:value="5733662" calcext:value-type="float">
            <text:p>5733662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Surface autorisée en m² d’entrepôts</text:p>
          </table:table-cell>
          <table:table-cell table:style-name="ce1" office:value-type="string" calcext:value-type="string">
            <text:p>TOTAL FRANCE ENTIÈRE</text:p>
          </table:table-cell>
          <table:table-cell table:style-name="ce1" office:value-type="float" office:value="4565760" calcext:value-type="float">
            <text:p>4565760</text:p>
          </table:table-cell>
          <table:table-cell table:style-name="ce1" office:value-type="float" office:value="4176180" calcext:value-type="float">
            <text:p>4176180</text:p>
          </table:table-cell>
          <table:table-cell table:style-name="ce1" office:value-type="float" office:value="4542032" calcext:value-type="float">
            <text:p>4542032</text:p>
          </table:table-cell>
          <table:table-cell table:style-name="ce1" office:value-type="float" office:value="5795427" calcext:value-type="float">
            <text:p>5795427</text:p>
          </table:table-cell>
          <table:table-cell table:style-name="ce1" office:value-type="float" office:value="4437388" calcext:value-type="float">
            <text:p>4437388</text:p>
          </table:table-cell>
          <table:table-cell table:style-name="ce1" office:value-type="float" office:value="4575932" calcext:value-type="float">
            <text:p>4575932</text:p>
          </table:table-cell>
          <table:table-cell table:style-name="ce1" office:value-type="float" office:value="4921515" calcext:value-type="float">
            <text:p>4921515</text:p>
          </table:table-cell>
          <table:table-cell table:style-name="ce1" office:value-type="float" office:value="5901587" calcext:value-type="float">
            <text:p>5901587</text:p>
          </table:table-cell>
          <table:table-cell table:number-columns-repeated="2"/>
          <table:table-cell table:style-name="ce10" office:value-type="string" calcext:value-type="string">
            <text:p>Surface commencée en m² d'entrepôts</text:p>
          </table:table-cell>
          <table:table-cell table:style-name="ce10" office:value-type="string" calcext:value-type="string">
            <text:p>TOTAL FRANCE ENTIÈRE</text:p>
          </table:table-cell>
          <table:table-cell table:style-name="ce10" office:value-type="float" office:value="3860794" calcext:value-type="float">
            <text:p>3860794</text:p>
          </table:table-cell>
          <table:table-cell table:style-name="ce10" office:value-type="float" office:value="3192677" calcext:value-type="float">
            <text:p>3192677</text:p>
          </table:table-cell>
          <table:table-cell table:style-name="ce10" office:value-type="float" office:value="3457829" calcext:value-type="float">
            <text:p>3457829</text:p>
          </table:table-cell>
          <table:table-cell table:style-name="ce10" office:value-type="float" office:value="3273512" calcext:value-type="float">
            <text:p>3273512</text:p>
          </table:table-cell>
          <table:table-cell table:style-name="ce10" office:value-type="float" office:value="3411547" calcext:value-type="float">
            <text:p>3411547</text:p>
          </table:table-cell>
          <table:table-cell table:style-name="ce10" office:value-type="float" office:value="2928745" calcext:value-type="float">
            <text:p>2928745</text:p>
          </table:table-cell>
          <table:table-cell table:style-name="ce10" office:value-type="float" office:value="3386493" calcext:value-type="float">
            <text:p>3386493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Surface autorisée en m² de locaux <text:s/>de service public - enseignement-recherche</text:p>
          </table:table-cell>
          <table:table-cell table:style-name="ce1" office:value-type="string" calcext:value-type="string">
            <text:p>TOTAL FRANCE ENTIÈRE</text:p>
          </table:table-cell>
          <table:table-cell table:style-name="ce1" office:value-type="float" office:value="2029861" calcext:value-type="float">
            <text:p>2029861</text:p>
          </table:table-cell>
          <table:table-cell table:style-name="ce1" office:value-type="float" office:value="2161642" calcext:value-type="float">
            <text:p>2161642</text:p>
          </table:table-cell>
          <table:table-cell table:style-name="ce1" office:value-type="float" office:value="2227784" calcext:value-type="float">
            <text:p>2227784</text:p>
          </table:table-cell>
          <table:table-cell table:style-name="ce1" office:value-type="float" office:value="1736864" calcext:value-type="float">
            <text:p>1736864</text:p>
          </table:table-cell>
          <table:table-cell table:style-name="ce1" office:value-type="float" office:value="1950305" calcext:value-type="float">
            <text:p>1950305</text:p>
          </table:table-cell>
          <table:table-cell table:style-name="ce1" office:value-type="float" office:value="1628193" calcext:value-type="float">
            <text:p>1628193</text:p>
          </table:table-cell>
          <table:table-cell table:style-name="ce1" office:value-type="float" office:value="1362357" calcext:value-type="float">
            <text:p>1362357</text:p>
          </table:table-cell>
          <table:table-cell table:style-name="ce1" office:value-type="float" office:value="1440579" calcext:value-type="float">
            <text:p>1440579</text:p>
          </table:table-cell>
          <table:table-cell table:number-columns-repeated="2"/>
          <table:table-cell table:style-name="ce10" office:value-type="string" calcext:value-type="string">
            <text:p>Surface commencée en m² de locaux <text:s/>de service public - enseignement-recherche</text:p>
          </table:table-cell>
          <table:table-cell table:style-name="ce10" office:value-type="string" calcext:value-type="string">
            <text:p>TOTAL FRANCE ENTIÈRE</text:p>
          </table:table-cell>
          <table:table-cell table:style-name="ce10" office:value-type="float" office:value="1646658" calcext:value-type="float">
            <text:p>1646658</text:p>
          </table:table-cell>
          <table:table-cell table:style-name="ce10" office:value-type="float" office:value="1531006" calcext:value-type="float">
            <text:p>1531006</text:p>
          </table:table-cell>
          <table:table-cell table:style-name="ce10" office:value-type="float" office:value="1726381" calcext:value-type="float">
            <text:p>1726381</text:p>
          </table:table-cell>
          <table:table-cell table:style-name="ce10" office:value-type="float" office:value="1602739" calcext:value-type="float">
            <text:p>1602739</text:p>
          </table:table-cell>
          <table:table-cell table:style-name="ce10" office:value-type="float" office:value="1519261" calcext:value-type="float">
            <text:p>1519261</text:p>
          </table:table-cell>
          <table:table-cell table:style-name="ce10" office:value-type="float" office:value="1392439" calcext:value-type="float">
            <text:p>1392439</text:p>
          </table:table-cell>
          <table:table-cell table:style-name="ce10" office:value-type="float" office:value="1146136" calcext:value-type="float">
            <text:p>1146136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Surface autorisée en m² de locaux <text:s/>de service public - action sociale</text:p>
          </table:table-cell>
          <table:table-cell table:style-name="ce1" office:value-type="string" calcext:value-type="string">
            <text:p>TOTAL FRANCE ENTIÈRE</text:p>
          </table:table-cell>
          <table:table-cell table:style-name="ce1" office:value-type="float" office:value="1127699" calcext:value-type="float">
            <text:p>1127699</text:p>
          </table:table-cell>
          <table:table-cell table:style-name="ce1" office:value-type="float" office:value="1177307" calcext:value-type="float">
            <text:p>1177307</text:p>
          </table:table-cell>
          <table:table-cell table:style-name="ce1" office:value-type="float" office:value="1010963" calcext:value-type="float">
            <text:p>1010963</text:p>
          </table:table-cell>
          <table:table-cell table:style-name="ce1" office:value-type="float" office:value="1002843" calcext:value-type="float">
            <text:p>1002843</text:p>
          </table:table-cell>
          <table:table-cell table:style-name="ce1" office:value-type="float" office:value="871927" calcext:value-type="float">
            <text:p>871927</text:p>
          </table:table-cell>
          <table:table-cell table:style-name="ce1" office:value-type="float" office:value="694109" calcext:value-type="float">
            <text:p>694109</text:p>
          </table:table-cell>
          <table:table-cell table:style-name="ce1" office:value-type="float" office:value="663506" calcext:value-type="float">
            <text:p>663506</text:p>
          </table:table-cell>
          <table:table-cell table:style-name="ce1" office:value-type="float" office:value="779630" calcext:value-type="float">
            <text:p>779630</text:p>
          </table:table-cell>
          <table:table-cell table:number-columns-repeated="2"/>
          <table:table-cell table:style-name="ce10" office:value-type="string" calcext:value-type="string">
            <text:p>Surface commencée en m² de locaux <text:s/>de service public - action sociale</text:p>
          </table:table-cell>
          <table:table-cell table:style-name="ce10" office:value-type="string" calcext:value-type="string">
            <text:p>TOTAL FRANCE ENTIÈRE</text:p>
          </table:table-cell>
          <table:table-cell table:style-name="ce10" office:value-type="float" office:value="878084" calcext:value-type="float">
            <text:p>878084</text:p>
          </table:table-cell>
          <table:table-cell table:style-name="ce10" office:value-type="float" office:value="869537" calcext:value-type="float">
            <text:p>869537</text:p>
          </table:table-cell>
          <table:table-cell table:style-name="ce10" office:value-type="float" office:value="782154" calcext:value-type="float">
            <text:p>782154</text:p>
          </table:table-cell>
          <table:table-cell table:style-name="ce10" office:value-type="float" office:value="792132" calcext:value-type="float">
            <text:p>792132</text:p>
          </table:table-cell>
          <table:table-cell table:style-name="ce10" office:value-type="float" office:value="795460" calcext:value-type="float">
            <text:p>795460</text:p>
          </table:table-cell>
          <table:table-cell table:style-name="ce10" office:value-type="float" office:value="697199" calcext:value-type="float">
            <text:p>697199</text:p>
          </table:table-cell>
          <table:table-cell table:style-name="ce10" office:value-type="float" office:value="473494" calcext:value-type="float">
            <text:p>473494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Surface autorisée en m² de locaux <text:s/>de service public - transport</text:p>
          </table:table-cell>
          <table:table-cell table:style-name="ce1" office:value-type="string" calcext:value-type="string">
            <text:p>TOTAL FRANCE ENTIÈRE</text:p>
          </table:table-cell>
          <table:table-cell table:style-name="ce1" office:value-type="float" office:value="193086" calcext:value-type="float">
            <text:p>193086</text:p>
          </table:table-cell>
          <table:table-cell table:style-name="ce1" office:value-type="float" office:value="210057" calcext:value-type="float">
            <text:p>210057</text:p>
          </table:table-cell>
          <table:table-cell table:style-name="ce1" office:value-type="float" office:value="206758" calcext:value-type="float">
            <text:p>206758</text:p>
          </table:table-cell>
          <table:table-cell table:style-name="ce1" office:value-type="float" office:value="171575" calcext:value-type="float">
            <text:p>171575</text:p>
          </table:table-cell>
          <table:table-cell table:style-name="ce1" office:value-type="float" office:value="145797" calcext:value-type="float">
            <text:p>145797</text:p>
          </table:table-cell>
          <table:table-cell table:style-name="ce1" office:value-type="float" office:value="209510" calcext:value-type="float">
            <text:p>209510</text:p>
          </table:table-cell>
          <table:table-cell table:style-name="ce1" office:value-type="float" office:value="177032" calcext:value-type="float">
            <text:p>177032</text:p>
          </table:table-cell>
          <table:table-cell table:style-name="ce1" office:value-type="float" office:value="262119" calcext:value-type="float">
            <text:p>262119</text:p>
          </table:table-cell>
          <table:table-cell table:number-columns-repeated="2"/>
          <table:table-cell table:style-name="ce10" office:value-type="string" calcext:value-type="string">
            <text:p>Surface commencée en m² de locaux <text:s/>de service public - transport</text:p>
          </table:table-cell>
          <table:table-cell table:style-name="ce10" office:value-type="string" calcext:value-type="string">
            <text:p>TOTAL FRANCE ENTIÈRE</text:p>
          </table:table-cell>
          <table:table-cell table:style-name="ce10" office:value-type="float" office:value="117124" calcext:value-type="float">
            <text:p>117124</text:p>
          </table:table-cell>
          <table:table-cell table:style-name="ce10" office:value-type="float" office:value="122306" calcext:value-type="float">
            <text:p>122306</text:p>
          </table:table-cell>
          <table:table-cell table:style-name="ce10" office:value-type="float" office:value="123365" calcext:value-type="float">
            <text:p>123365</text:p>
          </table:table-cell>
          <table:table-cell table:style-name="ce10" office:value-type="float" office:value="137463" calcext:value-type="float">
            <text:p>137463</text:p>
          </table:table-cell>
          <table:table-cell table:style-name="ce10" office:value-type="float" office:value="146642" calcext:value-type="float">
            <text:p>146642</text:p>
          </table:table-cell>
          <table:table-cell table:style-name="ce10" office:value-type="float" office:value="72910" calcext:value-type="float">
            <text:p>72910</text:p>
          </table:table-cell>
          <table:table-cell table:style-name="ce10" office:value-type="float" office:value="156544" calcext:value-type="float">
            <text:p>156544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Surface autorisée en m² de locaux <text:s/>de service public – ouvrages spéciaux</text:p>
          </table:table-cell>
          <table:table-cell table:style-name="ce1" office:value-type="string" calcext:value-type="string">
            <text:p>TOTAL FRANCE ENTIÈRE</text:p>
          </table:table-cell>
          <table:table-cell table:style-name="ce1" office:value-type="float" office:value="768709" calcext:value-type="float">
            <text:p>768709</text:p>
          </table:table-cell>
          <table:table-cell table:style-name="ce1" office:value-type="float" office:value="729820" calcext:value-type="float">
            <text:p>729820</text:p>
          </table:table-cell>
          <table:table-cell table:style-name="ce1" office:value-type="float" office:value="839961" calcext:value-type="float">
            <text:p>839961</text:p>
          </table:table-cell>
          <table:table-cell table:style-name="ce1" office:value-type="float" office:value="706494" calcext:value-type="float">
            <text:p>706494</text:p>
          </table:table-cell>
          <table:table-cell table:style-name="ce1" office:value-type="float" office:value="830095" calcext:value-type="float">
            <text:p>830095</text:p>
          </table:table-cell>
          <table:table-cell table:style-name="ce1" office:value-type="float" office:value="687350" calcext:value-type="float">
            <text:p>687350</text:p>
          </table:table-cell>
          <table:table-cell table:style-name="ce1" office:value-type="float" office:value="590696" calcext:value-type="float">
            <text:p>590696</text:p>
          </table:table-cell>
          <table:table-cell table:style-name="ce1" office:value-type="float" office:value="581679" calcext:value-type="float">
            <text:p>581679</text:p>
          </table:table-cell>
          <table:table-cell table:number-columns-repeated="2"/>
          <table:table-cell table:style-name="ce10" office:value-type="string" calcext:value-type="string">
            <text:p>Surface commencée en m² de locaux <text:s/>de service public – ouvrages spéciaux</text:p>
          </table:table-cell>
          <table:table-cell table:style-name="ce10" office:value-type="string" calcext:value-type="string">
            <text:p>TOTAL FRANCE ENTIÈRE</text:p>
          </table:table-cell>
          <table:table-cell table:style-name="ce10" office:value-type="float" office:value="440581" calcext:value-type="float">
            <text:p>440581</text:p>
          </table:table-cell>
          <table:table-cell table:style-name="ce10" office:value-type="float" office:value="505432" calcext:value-type="float">
            <text:p>505432</text:p>
          </table:table-cell>
          <table:table-cell table:style-name="ce10" office:value-type="float" office:value="481423" calcext:value-type="float">
            <text:p>481423</text:p>
          </table:table-cell>
          <table:table-cell table:style-name="ce10" office:value-type="float" office:value="394733" calcext:value-type="float">
            <text:p>394733</text:p>
          </table:table-cell>
          <table:table-cell table:style-name="ce10" office:value-type="float" office:value="584805" calcext:value-type="float">
            <text:p>584805</text:p>
          </table:table-cell>
          <table:table-cell table:style-name="ce10" office:value-type="float" office:value="434034" calcext:value-type="float">
            <text:p>434034</text:p>
          </table:table-cell>
          <table:table-cell table:style-name="ce10" office:value-type="float" office:value="350139" calcext:value-type="float">
            <text:p>350139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Surface autorisée en m² de locaux <text:s/>de service public - santé</text:p>
          </table:table-cell>
          <table:table-cell table:style-name="ce1" office:value-type="string" calcext:value-type="string">
            <text:p>TOTAL FRANCE ENTIÈRE</text:p>
          </table:table-cell>
          <table:table-cell table:style-name="ce1" office:value-type="float" office:value="1898264" calcext:value-type="float">
            <text:p>1898264</text:p>
          </table:table-cell>
          <table:table-cell table:style-name="ce1" office:value-type="float" office:value="2151683" calcext:value-type="float">
            <text:p>2151683</text:p>
          </table:table-cell>
          <table:table-cell table:style-name="ce1" office:value-type="float" office:value="2429987" calcext:value-type="float">
            <text:p>2429987</text:p>
          </table:table-cell>
          <table:table-cell table:style-name="ce1" office:value-type="float" office:value="1624329" calcext:value-type="float">
            <text:p>1624329</text:p>
          </table:table-cell>
          <table:table-cell table:style-name="ce1" office:value-type="float" office:value="1501444" calcext:value-type="float">
            <text:p>1501444</text:p>
          </table:table-cell>
          <table:table-cell table:style-name="ce1" office:value-type="float" office:value="1197915" calcext:value-type="float">
            <text:p>1197915</text:p>
          </table:table-cell>
          <table:table-cell table:style-name="ce1" office:value-type="float" office:value="1183493" calcext:value-type="float">
            <text:p>1183493</text:p>
          </table:table-cell>
          <table:table-cell table:style-name="ce1" office:value-type="float" office:value="1259203" calcext:value-type="float">
            <text:p>1259203</text:p>
          </table:table-cell>
          <table:table-cell table:number-columns-repeated="2"/>
          <table:table-cell table:style-name="ce10" office:value-type="string" calcext:value-type="string">
            <text:p>Surface commencée en m² de locaux <text:s/>de service public - santé</text:p>
          </table:table-cell>
          <table:table-cell table:style-name="ce10" office:value-type="string" calcext:value-type="string">
            <text:p>TOTAL FRANCE ENTIÈRE</text:p>
          </table:table-cell>
          <table:table-cell table:style-name="ce10" office:value-type="float" office:value="2182216" calcext:value-type="float">
            <text:p>2182216</text:p>
          </table:table-cell>
          <table:table-cell table:style-name="ce10" office:value-type="float" office:value="1754356" calcext:value-type="float">
            <text:p>1754356</text:p>
          </table:table-cell>
          <table:table-cell table:style-name="ce10" office:value-type="float" office:value="2177654" calcext:value-type="float">
            <text:p>2177654</text:p>
          </table:table-cell>
          <table:table-cell table:style-name="ce10" office:value-type="float" office:value="1427201" calcext:value-type="float">
            <text:p>1427201</text:p>
          </table:table-cell>
          <table:table-cell table:style-name="ce10" office:value-type="float" office:value="1360252" calcext:value-type="float">
            <text:p>1360252</text:p>
          </table:table-cell>
          <table:table-cell table:style-name="ce10" office:value-type="float" office:value="1126690" calcext:value-type="float">
            <text:p>1126690</text:p>
          </table:table-cell>
          <table:table-cell table:style-name="ce10" office:value-type="float" office:value="1070375" calcext:value-type="float">
            <text:p>1070375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Surface autorisée en m² de locaux <text:s/>de service public – culture loisirs</text:p>
          </table:table-cell>
          <table:table-cell table:style-name="ce1" office:value-type="string" calcext:value-type="string">
            <text:p>TOTAL FRANCE ENTIÈRE</text:p>
          </table:table-cell>
          <table:table-cell table:style-name="ce1" office:value-type="float" office:value="1560013" calcext:value-type="float">
            <text:p>1560013</text:p>
          </table:table-cell>
          <table:table-cell table:style-name="ce1" office:value-type="float" office:value="1754273" calcext:value-type="float">
            <text:p>1754273</text:p>
          </table:table-cell>
          <table:table-cell table:style-name="ce1" office:value-type="float" office:value="2191492" calcext:value-type="float">
            <text:p>2191492</text:p>
          </table:table-cell>
          <table:table-cell table:style-name="ce1" office:value-type="float" office:value="1867132" calcext:value-type="float">
            <text:p>1867132</text:p>
          </table:table-cell>
          <table:table-cell table:style-name="ce1" office:value-type="float" office:value="1562689" calcext:value-type="float">
            <text:p>1562689</text:p>
          </table:table-cell>
          <table:table-cell table:style-name="ce1" office:value-type="float" office:value="1031734" calcext:value-type="float">
            <text:p>1031734</text:p>
          </table:table-cell>
          <table:table-cell table:style-name="ce1" office:value-type="float" office:value="1125360" calcext:value-type="float">
            <text:p>1125360</text:p>
          </table:table-cell>
          <table:table-cell table:style-name="ce1" office:value-type="float" office:value="1167367" calcext:value-type="float">
            <text:p>1167367</text:p>
          </table:table-cell>
          <table:table-cell table:number-columns-repeated="2"/>
          <table:table-cell table:style-name="ce10" office:value-type="string" calcext:value-type="string">
            <text:p>Surface commencée en m² de locaux <text:s/>de service public – culture loisirs</text:p>
          </table:table-cell>
          <table:table-cell table:style-name="ce10" office:value-type="string" calcext:value-type="string">
            <text:p>TOTAL FRANCE ENTIÈRE</text:p>
          </table:table-cell>
          <table:table-cell table:style-name="ce10" office:value-type="float" office:value="1131696" calcext:value-type="float">
            <text:p>1131696</text:p>
          </table:table-cell>
          <table:table-cell table:style-name="ce10" office:value-type="float" office:value="1359538" calcext:value-type="float">
            <text:p>1359538</text:p>
          </table:table-cell>
          <table:table-cell table:style-name="ce10" office:value-type="float" office:value="1591541" calcext:value-type="float">
            <text:p>1591541</text:p>
          </table:table-cell>
          <table:table-cell table:style-name="ce10" office:value-type="float" office:value="1615943" calcext:value-type="float">
            <text:p>1615943</text:p>
          </table:table-cell>
          <table:table-cell table:style-name="ce10" office:value-type="float" office:value="1335820" calcext:value-type="float">
            <text:p>1335820</text:p>
          </table:table-cell>
          <table:table-cell table:style-name="ce10" office:value-type="float" office:value="1062374" calcext:value-type="float">
            <text:p>1062374</text:p>
          </table:table-cell>
          <table:table-cell table:style-name="ce10" office:value-type="float" office:value="813838" calcext:value-type="float">
            <text:p>813838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Surface totale autorisée en m² de locaux de service <text:s/>public</text:p>
          </table:table-cell>
          <table:table-cell table:style-name="ce1" office:value-type="string" calcext:value-type="string">
            <text:p>TOTAL FRANCE ENTIÈRE</text:p>
          </table:table-cell>
          <table:table-cell table:style-name="ce1" office:value-type="float" office:value="7577632" calcext:value-type="float">
            <text:p>7577632</text:p>
          </table:table-cell>
          <table:table-cell table:style-name="ce1" office:value-type="float" office:value="8184782" calcext:value-type="float">
            <text:p>8184782</text:p>
          </table:table-cell>
          <table:table-cell table:style-name="ce1" office:value-type="float" office:value="8906945" calcext:value-type="float">
            <text:p>8906945</text:p>
          </table:table-cell>
          <table:table-cell table:style-name="ce1" office:value-type="float" office:value="7109237" calcext:value-type="float">
            <text:p>7109237</text:p>
          </table:table-cell>
          <table:table-cell table:style-name="ce1" office:value-type="float" office:value="6862257" calcext:value-type="float">
            <text:p>6862257</text:p>
          </table:table-cell>
          <table:table-cell table:style-name="ce1" office:value-type="float" office:value="5448811" calcext:value-type="float">
            <text:p>5448811</text:p>
          </table:table-cell>
          <table:table-cell table:style-name="ce1" office:value-type="float" office:value="5102444" calcext:value-type="float">
            <text:p>5102444</text:p>
          </table:table-cell>
          <table:table-cell table:style-name="ce1" office:value-type="float" office:value="5490577" calcext:value-type="float">
            <text:p>5490577</text:p>
          </table:table-cell>
          <table:table-cell table:number-columns-repeated="2"/>
          <table:table-cell table:style-name="ce10" office:value-type="string" calcext:value-type="string">
            <text:p>Surface totale commencée en m² de locaux de service <text:s/>public</text:p>
          </table:table-cell>
          <table:table-cell table:style-name="ce10" office:value-type="string" calcext:value-type="string">
            <text:p>TOTAL FRANCE ENTIÈRE</text:p>
          </table:table-cell>
          <table:table-cell table:style-name="ce10" office:value-type="float" office:value="6396359" calcext:value-type="float">
            <text:p>6396359</text:p>
          </table:table-cell>
          <table:table-cell table:style-name="ce10" office:value-type="float" office:value="6142175" calcext:value-type="float">
            <text:p>6142175</text:p>
          </table:table-cell>
          <table:table-cell table:style-name="ce10" office:value-type="float" office:value="6882518" calcext:value-type="float">
            <text:p>6882518</text:p>
          </table:table-cell>
          <table:table-cell table:style-name="ce10" office:value-type="float" office:value="5970211" calcext:value-type="float">
            <text:p>5970211</text:p>
          </table:table-cell>
          <table:table-cell table:style-name="ce10" office:value-type="float" office:value="5742240" calcext:value-type="float">
            <text:p>5742240</text:p>
          </table:table-cell>
          <table:table-cell table:style-name="ce10" office:value-type="float" office:value="4785646" calcext:value-type="float">
            <text:p>4785646</text:p>
          </table:table-cell>
          <table:table-cell table:style-name="ce10" office:value-type="float" office:value="4010526" calcext:value-type="float">
            <text:p>4010526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Total surface en m²</text:p>
          </table:table-cell>
          <table:table-cell table:style-name="ce1" office:value-type="string" calcext:value-type="string">
            <text:p>TOTAL FRANCE ENTIÈRE</text:p>
          </table:table-cell>
          <table:table-cell table:style-name="ce1" office:value-type="float" office:value="29749481" calcext:value-type="float">
            <text:p>29749481</text:p>
          </table:table-cell>
          <table:table-cell table:style-name="ce1" office:value-type="float" office:value="30475046" calcext:value-type="float">
            <text:p>30475046</text:p>
          </table:table-cell>
          <table:table-cell table:style-name="ce1" office:value-type="float" office:value="32967414" calcext:value-type="float">
            <text:p>32967414</text:p>
          </table:table-cell>
          <table:table-cell table:style-name="ce1" office:value-type="float" office:value="36439540" calcext:value-type="float">
            <text:p>36439540</text:p>
          </table:table-cell>
          <table:table-cell table:style-name="ce1" office:value-type="float" office:value="36953289" calcext:value-type="float">
            <text:p>36953289</text:p>
          </table:table-cell>
          <table:table-cell table:style-name="ce1" office:value-type="float" office:value="31789794" calcext:value-type="float">
            <text:p>31789794</text:p>
          </table:table-cell>
          <table:table-cell table:style-name="ce1" office:value-type="float" office:value="34524015" calcext:value-type="float">
            <text:p>34524015</text:p>
          </table:table-cell>
          <table:table-cell table:style-name="ce1" office:value-type="float" office:value="35778658" calcext:value-type="float">
            <text:p>35778658</text:p>
          </table:table-cell>
          <table:table-cell table:number-columns-repeated="2"/>
          <table:table-cell table:style-name="ce10" office:value-type="string" calcext:value-type="string">
            <text:p>Total surface en m²</text:p>
          </table:table-cell>
          <table:table-cell table:style-name="ce10" office:value-type="string" calcext:value-type="string">
            <text:p>TOTAL FRANCE ENTIÈRE</text:p>
          </table:table-cell>
          <table:table-cell table:style-name="ce10" office:value-type="float" office:value="24371218" calcext:value-type="float">
            <text:p>24371218</text:p>
          </table:table-cell>
          <table:table-cell table:style-name="ce10" office:value-type="float" office:value="22209839" calcext:value-type="float">
            <text:p>22209839</text:p>
          </table:table-cell>
          <table:table-cell table:style-name="ce10" office:value-type="float" office:value="24711765" calcext:value-type="float">
            <text:p>24711765</text:p>
          </table:table-cell>
          <table:table-cell table:style-name="ce10" office:value-type="float" office:value="23808691" calcext:value-type="float">
            <text:p>23808691</text:p>
          </table:table-cell>
          <table:table-cell table:style-name="ce10" office:value-type="float" office:value="26586120" calcext:value-type="float">
            <text:p>26586120</text:p>
          </table:table-cell>
          <table:table-cell table:style-name="ce10" office:value-type="float" office:value="24312043" calcext:value-type="float">
            <text:p>24312043</text:p>
          </table:table-cell>
          <table:table-cell table:style-name="ce10" office:value-type="float" office:value="22199834" calcext:value-type="float">
            <text:p>22199834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En milliers de m²</text:p>
          </table:table-cell>
          <table:table-cell/>
          <table:table-cell table:style-name="ce1" office:value-type="string" calcext:value-type="string">
            <text:p>2009</text:p>
          </table:table-cell>
          <table:table-cell table:style-name="ce1" office:value-type="string" calcext:value-type="string">
            <text:p>2010</text:p>
          </table:table-cell>
          <table:table-cell table:style-name="ce1" office:value-type="string" calcext:value-type="string">
            <text:p>2011</text:p>
          </table:table-cell>
          <table:table-cell table:style-name="ce1" office:value-type="string" calcext:value-type="string">
            <text:p>2012</text:p>
          </table:table-cell>
          <table:table-cell table:style-name="ce1" office:value-type="string" calcext:value-type="string">
            <text:p>2013</text:p>
          </table:table-cell>
          <table:table-cell table:style-name="ce1" office:value-type="string" calcext:value-type="string">
            <text:p>2014</text:p>
          </table:table-cell>
          <table:table-cell table:style-name="ce1" office:value-type="string" calcext:value-type="string">
            <text:p>2015</text:p>
          </table:table-cell>
          <table:table-cell table:style-name="ce1" office:value-type="string" calcext:value-type="string">
            <text:p>2016</text:p>
          </table:table-cell>
          <table:table-cell table:number-columns-repeated="2"/>
          <table:table-cell table:style-name="ce2" office:value-type="string" calcext:value-type="string">
            <text:p>En milliers de m²</text:p>
          </table:table-cell>
          <table:table-cell/>
          <table:table-cell table:style-name="ce1" office:value-type="string" calcext:value-type="string">
            <text:p>2009</text:p>
          </table:table-cell>
          <table:table-cell table:style-name="ce1" office:value-type="string" calcext:value-type="string">
            <text:p>2010</text:p>
          </table:table-cell>
          <table:table-cell table:style-name="ce1" office:value-type="string" calcext:value-type="string">
            <text:p>2011</text:p>
          </table:table-cell>
          <table:table-cell table:style-name="ce1" office:value-type="string" calcext:value-type="string">
            <text:p>2012</text:p>
          </table:table-cell>
          <table:table-cell table:style-name="ce1" office:value-type="string" calcext:value-type="string">
            <text:p>2013</text:p>
          </table:table-cell>
          <table:table-cell table:style-name="ce1" office:value-type="string" calcext:value-type="string">
            <text:p>2014</text:p>
          </table:table-cell>
          <table:table-cell table:style-name="ce1" office:value-type="string" calcext:value-type="string">
            <text:p>2015</text:p>
          </table:table-cell>
          <table:table-cell table:style-name="ce1"/>
          <table:table-cell table:number-columns-repeated="1002"/>
        </table:table-row>
        <table:table-row table:style-name="ro1">
          <table:table-cell table:style-name="ce2" office:value-type="string" calcext:value-type="string">
            <text:p>Hôtel</text:p>
          </table:table-cell>
          <table:table-cell/>
          <table:table-cell table:style-name="ce8" table:formula="of:=[.C8]/10^3" office:value-type="float" office:value="867.021" calcext:value-type="float">
            <text:p>867</text:p>
          </table:table-cell>
          <table:table-cell table:style-name="ce8" table:formula="of:=[.D8]/10^3" office:value-type="float" office:value="965.241" calcext:value-type="float">
            <text:p>965</text:p>
          </table:table-cell>
          <table:table-cell table:style-name="ce8" table:formula="of:=[.E8]/10^3" office:value-type="float" office:value="971.039" calcext:value-type="float">
            <text:p>971</text:p>
          </table:table-cell>
          <table:table-cell table:style-name="ce8" table:formula="of:=[.F8]/10^3" office:value-type="float" office:value="1033.485" calcext:value-type="float">
            <text:p>1033</text:p>
          </table:table-cell>
          <table:table-cell table:style-name="ce8" table:formula="of:=[.G8]/10^3" office:value-type="float" office:value="799.16" calcext:value-type="float">
            <text:p>799</text:p>
          </table:table-cell>
          <table:table-cell table:style-name="ce8" table:formula="of:=[.H8]/10^3" office:value-type="float" office:value="709.876" calcext:value-type="float">
            <text:p>710</text:p>
          </table:table-cell>
          <table:table-cell table:style-name="ce8" table:formula="of:=[.I8]/10^3" office:value-type="float" office:value="1043.929" calcext:value-type="float">
            <text:p>1044</text:p>
          </table:table-cell>
          <table:table-cell table:style-name="ce8" table:formula="of:=[.J8]/10^3" office:value-type="float" office:value="979.47" calcext:value-type="float">
            <text:p>979</text:p>
          </table:table-cell>
          <table:table-cell table:number-columns-repeated="2"/>
          <table:table-cell table:style-name="ce2" office:value-type="string" calcext:value-type="string">
            <text:p>Hôtel</text:p>
          </table:table-cell>
          <table:table-cell/>
          <table:table-cell table:style-name="ce8" table:formula="of:=[.O8]/10^3" office:value-type="float" office:value="491.92" calcext:value-type="float">
            <text:p>492</text:p>
          </table:table-cell>
          <table:table-cell table:style-name="ce8" table:formula="of:=[.P8]/10^3" office:value-type="float" office:value="712.08" calcext:value-type="float">
            <text:p>712</text:p>
          </table:table-cell>
          <table:table-cell table:style-name="ce8" table:formula="of:=[.Q8]/10^3" office:value-type="float" office:value="696.47" calcext:value-type="float">
            <text:p>696</text:p>
          </table:table-cell>
          <table:table-cell table:style-name="ce8" table:formula="of:=[.R8]/10^3" office:value-type="float" office:value="612.674" calcext:value-type="float">
            <text:p>613</text:p>
          </table:table-cell>
          <table:table-cell table:style-name="ce8" table:formula="of:=[.S8]/10^3" office:value-type="float" office:value="652.505" calcext:value-type="float">
            <text:p>653</text:p>
          </table:table-cell>
          <table:table-cell table:style-name="ce8" table:formula="of:=[.T8]/10^3" office:value-type="float" office:value="700.317" calcext:value-type="float">
            <text:p>700</text:p>
          </table:table-cell>
          <table:table-cell table:style-name="ce8" table:formula="of:=[.U8]/10^3" office:value-type="float" office:value="430.807" calcext:value-type="float">
            <text:p>431</text:p>
          </table:table-cell>
          <table:table-cell table:style-name="ce8"/>
          <table:table-cell table:number-columns-repeated="1002"/>
        </table:table-row>
        <table:table-row table:style-name="ro1">
          <table:table-cell table:style-name="ce2" office:value-type="string" calcext:value-type="string">
            <text:p>commerces</text:p>
          </table:table-cell>
          <table:table-cell/>
          <table:table-cell table:style-name="ce8" table:formula="of:=[.C9]/10^3" office:value-type="float" office:value="4954.315" calcext:value-type="float">
            <text:p>4954</text:p>
          </table:table-cell>
          <table:table-cell table:style-name="ce8" table:formula="of:=[.D9]/10^3" office:value-type="float" office:value="5077.01" calcext:value-type="float">
            <text:p>5077</text:p>
          </table:table-cell>
          <table:table-cell table:style-name="ce8" table:formula="of:=[.E9]/10^3" office:value-type="float" office:value="5243.183" calcext:value-type="float">
            <text:p>5243</text:p>
          </table:table-cell>
          <table:table-cell table:style-name="ce8" table:formula="of:=[.F9]/10^3" office:value-type="float" office:value="5078.056" calcext:value-type="float">
            <text:p>5078</text:p>
          </table:table-cell>
          <table:table-cell table:style-name="ce8" table:formula="of:=[.G9]/10^3" office:value-type="float" office:value="4396.591" calcext:value-type="float">
            <text:p>4397</text:p>
          </table:table-cell>
          <table:table-cell table:style-name="ce8" table:formula="of:=[.H9]/10^3" office:value-type="float" office:value="3863.236" calcext:value-type="float">
            <text:p>3863</text:p>
          </table:table-cell>
          <table:table-cell table:style-name="ce8" table:formula="of:=[.I9]/10^3" office:value-type="float" office:value="4252.501" calcext:value-type="float">
            <text:p>4253</text:p>
          </table:table-cell>
          <table:table-cell table:style-name="ce8" table:formula="of:=[.J9]/10^3" office:value-type="float" office:value="4657.102" calcext:value-type="float">
            <text:p>4657</text:p>
          </table:table-cell>
          <table:table-cell table:number-columns-repeated="2"/>
          <table:table-cell table:style-name="ce2" office:value-type="string" calcext:value-type="string">
            <text:p>commerces</text:p>
          </table:table-cell>
          <table:table-cell/>
          <table:table-cell table:style-name="ce8" table:formula="of:=[.O9]/10^3" office:value-type="float" office:value="3541.123" calcext:value-type="float">
            <text:p>3541</text:p>
          </table:table-cell>
          <table:table-cell table:style-name="ce8" table:formula="of:=[.P9]/10^3" office:value-type="float" office:value="3829.059" calcext:value-type="float">
            <text:p>3829</text:p>
          </table:table-cell>
          <table:table-cell table:style-name="ce8" table:formula="of:=[.Q9]/10^3" office:value-type="float" office:value="4011.247" calcext:value-type="float">
            <text:p>4011</text:p>
          </table:table-cell>
          <table:table-cell table:style-name="ce8" table:formula="of:=[.R9]/10^3" office:value-type="float" office:value="3430.085" calcext:value-type="float">
            <text:p>3430</text:p>
          </table:table-cell>
          <table:table-cell table:style-name="ce8" table:formula="of:=[.S9]/10^3" office:value-type="float" office:value="3282.17" calcext:value-type="float">
            <text:p>3282</text:p>
          </table:table-cell>
          <table:table-cell table:style-name="ce8" table:formula="of:=[.T9]/10^3" office:value-type="float" office:value="3224.065" calcext:value-type="float">
            <text:p>3224</text:p>
          </table:table-cell>
          <table:table-cell table:style-name="ce8" table:formula="of:=[.U9]/10^3" office:value-type="float" office:value="2788.069" calcext:value-type="float">
            <text:p>2788</text:p>
          </table:table-cell>
          <table:table-cell table:style-name="ce8"/>
          <table:table-cell table:number-columns-repeated="1002"/>
        </table:table-row>
        <table:table-row table:style-name="ro1">
          <table:table-cell table:style-name="ce2" office:value-type="string" calcext:value-type="string">
            <text:p>bureaux</text:p>
          </table:table-cell>
          <table:table-cell/>
          <table:table-cell table:style-name="ce8" table:formula="of:=[.C10]/10^3" office:value-type="float" office:value="3996.955" calcext:value-type="float">
            <text:p>3997</text:p>
          </table:table-cell>
          <table:table-cell table:style-name="ce8" table:formula="of:=[.D10]/10^3" office:value-type="float" office:value="4042.719" calcext:value-type="float">
            <text:p>4043</text:p>
          </table:table-cell>
          <table:table-cell table:style-name="ce8" table:formula="of:=[.E10]/10^3" office:value-type="float" office:value="5452.991" calcext:value-type="float">
            <text:p>5453</text:p>
          </table:table-cell>
          <table:table-cell table:style-name="ce8" table:formula="of:=[.F10]/10^3" office:value-type="float" office:value="4977.823" calcext:value-type="float">
            <text:p>4978</text:p>
          </table:table-cell>
          <table:table-cell table:style-name="ce8" table:formula="of:=[.G10]/10^3" office:value-type="float" office:value="4596.757" calcext:value-type="float">
            <text:p>4597</text:p>
          </table:table-cell>
          <table:table-cell table:style-name="ce8" table:formula="of:=[.H10]/10^3" office:value-type="float" office:value="3708.833" calcext:value-type="float">
            <text:p>3709</text:p>
          </table:table-cell>
          <table:table-cell table:style-name="ce8" table:formula="of:=[.I10]/10^3" office:value-type="float" office:value="3883.271" calcext:value-type="float">
            <text:p>3883</text:p>
          </table:table-cell>
          <table:table-cell table:style-name="ce8" table:formula="of:=[.J10]/10^3" office:value-type="float" office:value="4229.519" calcext:value-type="float">
            <text:p>4230</text:p>
          </table:table-cell>
          <table:table-cell table:number-columns-repeated="2"/>
          <table:table-cell table:style-name="ce2" office:value-type="string" calcext:value-type="string">
            <text:p>bureaux</text:p>
          </table:table-cell>
          <table:table-cell/>
          <table:table-cell table:style-name="ce8" table:formula="of:=[.O10]/10^3" office:value-type="float" office:value="3170.379" calcext:value-type="float">
            <text:p>3170</text:p>
          </table:table-cell>
          <table:table-cell table:style-name="ce8" table:formula="of:=[.P10]/10^3" office:value-type="float" office:value="2987.619" calcext:value-type="float">
            <text:p>2988</text:p>
          </table:table-cell>
          <table:table-cell table:style-name="ce8" table:formula="of:=[.Q10]/10^3" office:value-type="float" office:value="3413.931" calcext:value-type="float">
            <text:p>3414</text:p>
          </table:table-cell>
          <table:table-cell table:style-name="ce8" table:formula="of:=[.R10]/10^3" office:value-type="float" office:value="3626.795" calcext:value-type="float">
            <text:p>3627</text:p>
          </table:table-cell>
          <table:table-cell table:style-name="ce8" table:formula="of:=[.S10]/10^3" office:value-type="float" office:value="3269.417" calcext:value-type="float">
            <text:p>3269</text:p>
          </table:table-cell>
          <table:table-cell table:style-name="ce8" table:formula="of:=[.T10]/10^3" office:value-type="float" office:value="3059.219" calcext:value-type="float">
            <text:p>3059</text:p>
          </table:table-cell>
          <table:table-cell table:style-name="ce8" table:formula="of:=[.U10]/10^3" office:value-type="float" office:value="2795.256" calcext:value-type="float">
            <text:p>2795</text:p>
          </table:table-cell>
          <table:table-cell table:style-name="ce8"/>
          <table:table-cell table:number-columns-repeated="1002"/>
        </table:table-row>
        <table:table-row table:style-name="ro1">
          <table:table-cell table:style-name="ce2" office:value-type="string" calcext:value-type="string">
            <text:p>artisanat</text:p>
          </table:table-cell>
          <table:table-cell/>
          <table:table-cell table:style-name="ce8" table:formula="of:=[.C11]/10^3" office:value-type="float" office:value="1282.006" calcext:value-type="float">
            <text:p>1282</text:p>
          </table:table-cell>
          <table:table-cell table:style-name="ce8" table:formula="of:=[.D11]/10^3" office:value-type="float" office:value="1730.696" calcext:value-type="float">
            <text:p>1731</text:p>
          </table:table-cell>
          <table:table-cell table:style-name="ce8" table:formula="of:=[.E11]/10^3" office:value-type="float" office:value="1773.272" calcext:value-type="float">
            <text:p>1773</text:p>
          </table:table-cell>
          <table:table-cell table:style-name="ce8" table:formula="of:=[.F11]/10^3" office:value-type="float" office:value="1615.757" calcext:value-type="float">
            <text:p>1616</text:p>
          </table:table-cell>
          <table:table-cell table:style-name="ce8" table:formula="of:=[.G11]/10^3" office:value-type="float" office:value="1365.535" calcext:value-type="float">
            <text:p>1366</text:p>
          </table:table-cell>
          <table:table-cell table:style-name="ce8" table:formula="of:=[.H11]/10^3" office:value-type="float" office:value="1367.004" calcext:value-type="float">
            <text:p>1367</text:p>
          </table:table-cell>
          <table:table-cell table:style-name="ce8" table:formula="of:=[.I11]/10^3" office:value-type="float" office:value="1340.16" calcext:value-type="float">
            <text:p>1340</text:p>
          </table:table-cell>
          <table:table-cell table:style-name="ce8" table:formula="of:=[.J11]/10^3" office:value-type="float" office:value="1351.56" calcext:value-type="float">
            <text:p>1352</text:p>
          </table:table-cell>
          <table:table-cell table:number-columns-repeated="2"/>
          <table:table-cell table:style-name="ce2" office:value-type="string" calcext:value-type="string">
            <text:p>artisanat</text:p>
          </table:table-cell>
          <table:table-cell/>
          <table:table-cell table:style-name="ce8" table:formula="of:=[.O11]/10^3" office:value-type="float" office:value="672.407" calcext:value-type="float">
            <text:p>672</text:p>
          </table:table-cell>
          <table:table-cell table:style-name="ce8" table:formula="of:=[.P11]/10^3" office:value-type="float" office:value="967.81" calcext:value-type="float">
            <text:p>968</text:p>
          </table:table-cell>
          <table:table-cell table:style-name="ce8" table:formula="of:=[.Q11]/10^3" office:value-type="float" office:value="1184.474" calcext:value-type="float">
            <text:p>1184</text:p>
          </table:table-cell>
          <table:table-cell table:style-name="ce8" table:formula="of:=[.R11]/10^3" office:value-type="float" office:value="1117.495" calcext:value-type="float">
            <text:p>1117</text:p>
          </table:table-cell>
          <table:table-cell table:style-name="ce8" table:formula="of:=[.S11]/10^3" office:value-type="float" office:value="1090.148" calcext:value-type="float">
            <text:p>1090</text:p>
          </table:table-cell>
          <table:table-cell table:style-name="ce8" table:formula="of:=[.T11]/10^3" office:value-type="float" office:value="943.889" calcext:value-type="float">
            <text:p>944</text:p>
          </table:table-cell>
          <table:table-cell table:style-name="ce8" table:formula="of:=[.U11]/10^3" office:value-type="float" office:value="860.704" calcext:value-type="float">
            <text:p>861</text:p>
          </table:table-cell>
          <table:table-cell table:style-name="ce8"/>
          <table:table-cell table:number-columns-repeated="1002"/>
        </table:table-row>
        <table:table-row table:style-name="ro1">
          <table:table-cell table:style-name="ce2" office:value-type="string" calcext:value-type="string">
            <text:p>industrie</text:p>
          </table:table-cell>
          <table:table-cell/>
          <table:table-cell table:style-name="ce8" table:formula="of:=[.C12]/10^3" office:value-type="float" office:value="3715.945" calcext:value-type="float">
            <text:p>3716</text:p>
          </table:table-cell>
          <table:table-cell table:style-name="ce8" table:formula="of:=[.D12]/10^3" office:value-type="float" office:value="3670.408" calcext:value-type="float">
            <text:p>3670</text:p>
          </table:table-cell>
          <table:table-cell table:style-name="ce8" table:formula="of:=[.E12]/10^3" office:value-type="float" office:value="4056.792" calcext:value-type="float">
            <text:p>4057</text:p>
          </table:table-cell>
          <table:table-cell table:style-name="ce8" table:formula="of:=[.F12]/10^3" office:value-type="float" office:value="3942.203" calcext:value-type="float">
            <text:p>3942</text:p>
          </table:table-cell>
          <table:table-cell table:style-name="ce8" table:formula="of:=[.G12]/10^3" office:value-type="float" office:value="3120.109" calcext:value-type="float">
            <text:p>3120</text:p>
          </table:table-cell>
          <table:table-cell table:style-name="ce8" table:formula="of:=[.H12]/10^3" office:value-type="float" office:value="2939.249" calcext:value-type="float">
            <text:p>2939</text:p>
          </table:table-cell>
          <table:table-cell table:style-name="ce8" table:formula="of:=[.I12]/10^3" office:value-type="float" office:value="3069.216" calcext:value-type="float">
            <text:p>3069</text:p>
          </table:table-cell>
          <table:table-cell table:style-name="ce8" table:formula="of:=[.J12]/10^3" office:value-type="float" office:value="3375.366" calcext:value-type="float">
            <text:p>3375</text:p>
          </table:table-cell>
          <table:table-cell table:number-columns-repeated="2"/>
          <table:table-cell table:style-name="ce2" office:value-type="string" calcext:value-type="string">
            <text:p>industrie</text:p>
          </table:table-cell>
          <table:table-cell/>
          <table:table-cell table:style-name="ce8" table:formula="of:=[.O12]/10^3" office:value-type="float" office:value="3591.883" calcext:value-type="float">
            <text:p>3592</text:p>
          </table:table-cell>
          <table:table-cell table:style-name="ce8" table:formula="of:=[.P12]/10^3" office:value-type="float" office:value="2942.648" calcext:value-type="float">
            <text:p>2943</text:p>
          </table:table-cell>
          <table:table-cell table:style-name="ce8" table:formula="of:=[.Q12]/10^3" office:value-type="float" office:value="3567.511" calcext:value-type="float">
            <text:p>3568</text:p>
          </table:table-cell>
          <table:table-cell table:style-name="ce8" table:formula="of:=[.R12]/10^3" office:value-type="float" office:value="2847.427" calcext:value-type="float">
            <text:p>2847</text:p>
          </table:table-cell>
          <table:table-cell table:style-name="ce8" table:formula="of:=[.S12]/10^3" office:value-type="float" office:value="2742.611" calcext:value-type="float">
            <text:p>2743</text:p>
          </table:table-cell>
          <table:table-cell table:style-name="ce8" table:formula="of:=[.T12]/10^3" office:value-type="float" office:value="2413.26" calcext:value-type="float">
            <text:p>2413</text:p>
          </table:table-cell>
          <table:table-cell table:style-name="ce8" table:formula="of:=[.U12]/10^3" office:value-type="float" office:value="2194.317" calcext:value-type="float">
            <text:p>2194</text:p>
          </table:table-cell>
          <table:table-cell table:style-name="ce8"/>
          <table:table-cell table:number-columns-repeated="1002"/>
        </table:table-row>
        <table:table-row table:style-name="ro1">
          <table:table-cell table:style-name="ce2" office:value-type="string" calcext:value-type="string">
            <text:p>agricole</text:p>
          </table:table-cell>
          <table:table-cell/>
          <table:table-cell table:style-name="ce8" table:formula="of:=[.C13]/10^3" office:value-type="float" office:value="2789.847" calcext:value-type="float">
            <text:p>2790</text:p>
          </table:table-cell>
          <table:table-cell table:style-name="ce8" table:formula="of:=[.D13]/10^3" office:value-type="float" office:value="2628.01" calcext:value-type="float">
            <text:p>2628</text:p>
          </table:table-cell>
          <table:table-cell table:style-name="ce8" table:formula="of:=[.E13]/10^3" office:value-type="float" office:value="2021.16" calcext:value-type="float">
            <text:p>2021</text:p>
          </table:table-cell>
          <table:table-cell table:style-name="ce8" table:formula="of:=[.F13]/10^3" office:value-type="float" office:value="6887.552" calcext:value-type="float">
            <text:p>6888</text:p>
          </table:table-cell>
          <table:table-cell table:style-name="ce8" table:formula="of:=[.G13]/10^3" office:value-type="float" office:value="11375.492" calcext:value-type="float">
            <text:p>11375</text:p>
          </table:table-cell>
          <table:table-cell table:style-name="ce8" table:formula="of:=[.H13]/10^3" office:value-type="float" office:value="9176.853" calcext:value-type="float">
            <text:p>9177</text:p>
          </table:table-cell>
          <table:table-cell table:style-name="ce8" table:formula="of:=[.I13]/10^3" office:value-type="float" office:value="10910.979" calcext:value-type="float">
            <text:p>10911</text:p>
          </table:table-cell>
          <table:table-cell table:style-name="ce8" table:formula="of:=[.J13]/10^3" office:value-type="float" office:value="9793.477" calcext:value-type="float">
            <text:p>9793</text:p>
          </table:table-cell>
          <table:table-cell table:number-columns-repeated="2"/>
          <table:table-cell table:style-name="ce2" office:value-type="string" calcext:value-type="string">
            <text:p>agricole</text:p>
          </table:table-cell>
          <table:table-cell/>
          <table:table-cell table:style-name="ce8" table:formula="of:=[.O13]/10^3" office:value-type="float" office:value="2646.353" calcext:value-type="float">
            <text:p>2646</text:p>
          </table:table-cell>
          <table:table-cell table:style-name="ce8" table:formula="of:=[.P13]/10^3" office:value-type="float" office:value="1435.771" calcext:value-type="float">
            <text:p>1436</text:p>
          </table:table-cell>
          <table:table-cell table:style-name="ce8" table:formula="of:=[.Q13]/10^3" office:value-type="float" office:value="1497.785" calcext:value-type="float">
            <text:p>1498</text:p>
          </table:table-cell>
          <table:table-cell table:style-name="ce8" table:formula="of:=[.R13]/10^3" office:value-type="float" office:value="2930.492" calcext:value-type="float">
            <text:p>2930</text:p>
          </table:table-cell>
          <table:table-cell table:style-name="ce8" table:formula="of:=[.S13]/10^3" office:value-type="float" office:value="6395.482" calcext:value-type="float">
            <text:p>6395</text:p>
          </table:table-cell>
          <table:table-cell table:style-name="ce8" table:formula="of:=[.T13]/10^3" office:value-type="float" office:value="6256.902" calcext:value-type="float">
            <text:p>6257</text:p>
          </table:table-cell>
          <table:table-cell table:style-name="ce8" table:formula="of:=[.U13]/10^3" office:value-type="float" office:value="5733.662" calcext:value-type="float">
            <text:p>5734</text:p>
          </table:table-cell>
          <table:table-cell table:style-name="ce8"/>
          <table:table-cell table:number-columns-repeated="1002"/>
        </table:table-row>
        <table:table-row table:style-name="ro1">
          <table:table-cell table:style-name="ce2" office:value-type="string" calcext:value-type="string">
            <text:p>entrepôts</text:p>
          </table:table-cell>
          <table:table-cell/>
          <table:table-cell table:style-name="ce8" table:formula="of:=[.C14]/10^3" office:value-type="float" office:value="4565.76" calcext:value-type="float">
            <text:p>4566</text:p>
          </table:table-cell>
          <table:table-cell table:style-name="ce8" table:formula="of:=[.D14]/10^3" office:value-type="float" office:value="4176.18" calcext:value-type="float">
            <text:p>4176</text:p>
          </table:table-cell>
          <table:table-cell table:style-name="ce8" table:formula="of:=[.E14]/10^3" office:value-type="float" office:value="4542.032" calcext:value-type="float">
            <text:p>4542</text:p>
          </table:table-cell>
          <table:table-cell table:style-name="ce8" table:formula="of:=[.F14]/10^3" office:value-type="float" office:value="5795.427" calcext:value-type="float">
            <text:p>5795</text:p>
          </table:table-cell>
          <table:table-cell table:style-name="ce8" table:formula="of:=[.G14]/10^3" office:value-type="float" office:value="4437.388" calcext:value-type="float">
            <text:p>4437</text:p>
          </table:table-cell>
          <table:table-cell table:style-name="ce8" table:formula="of:=[.H14]/10^3" office:value-type="float" office:value="4575.932" calcext:value-type="float">
            <text:p>4576</text:p>
          </table:table-cell>
          <table:table-cell table:style-name="ce8" table:formula="of:=[.I14]/10^3" office:value-type="float" office:value="4921.515" calcext:value-type="float">
            <text:p>4922</text:p>
          </table:table-cell>
          <table:table-cell table:style-name="ce8" table:formula="of:=[.J14]/10^3" office:value-type="float" office:value="5901.587" calcext:value-type="float">
            <text:p>5902</text:p>
          </table:table-cell>
          <table:table-cell table:number-columns-repeated="2"/>
          <table:table-cell table:style-name="ce2" office:value-type="string" calcext:value-type="string">
            <text:p>entrepôts</text:p>
          </table:table-cell>
          <table:table-cell/>
          <table:table-cell table:style-name="ce8" table:formula="of:=[.O14]/10^3" office:value-type="float" office:value="3860.794" calcext:value-type="float">
            <text:p>3861</text:p>
          </table:table-cell>
          <table:table-cell table:style-name="ce8" table:formula="of:=[.P14]/10^3" office:value-type="float" office:value="3192.677" calcext:value-type="float">
            <text:p>3193</text:p>
          </table:table-cell>
          <table:table-cell table:style-name="ce8" table:formula="of:=[.Q14]/10^3" office:value-type="float" office:value="3457.829" calcext:value-type="float">
            <text:p>3458</text:p>
          </table:table-cell>
          <table:table-cell table:style-name="ce8" table:formula="of:=[.R14]/10^3" office:value-type="float" office:value="3273.512" calcext:value-type="float">
            <text:p>3274</text:p>
          </table:table-cell>
          <table:table-cell table:style-name="ce8" table:formula="of:=[.S14]/10^3" office:value-type="float" office:value="3411.547" calcext:value-type="float">
            <text:p>3412</text:p>
          </table:table-cell>
          <table:table-cell table:style-name="ce8" table:formula="of:=[.T14]/10^3" office:value-type="float" office:value="2928.745" calcext:value-type="float">
            <text:p>2929</text:p>
          </table:table-cell>
          <table:table-cell table:style-name="ce8" table:formula="of:=[.U14]/10^3" office:value-type="float" office:value="3386.493" calcext:value-type="float">
            <text:p>3386</text:p>
          </table:table-cell>
          <table:table-cell table:style-name="ce8"/>
          <table:table-cell table:number-columns-repeated="1002"/>
        </table:table-row>
        <table:table-row table:style-name="ro1">
          <table:table-cell table:style-name="ce2" office:value-type="string" calcext:value-type="string">
            <text:p>enseignement-recherche</text:p>
          </table:table-cell>
          <table:table-cell/>
          <table:table-cell table:style-name="ce8" table:formula="of:=[.C15]/10^3" office:value-type="float" office:value="2029.861" calcext:value-type="float">
            <text:p>2030</text:p>
          </table:table-cell>
          <table:table-cell table:style-name="ce8" table:formula="of:=[.D15]/10^3" office:value-type="float" office:value="2161.642" calcext:value-type="float">
            <text:p>2162</text:p>
          </table:table-cell>
          <table:table-cell table:style-name="ce8" table:formula="of:=[.E15]/10^3" office:value-type="float" office:value="2227.784" calcext:value-type="float">
            <text:p>2228</text:p>
          </table:table-cell>
          <table:table-cell table:style-name="ce8" table:formula="of:=[.F15]/10^3" office:value-type="float" office:value="1736.864" calcext:value-type="float">
            <text:p>1737</text:p>
          </table:table-cell>
          <table:table-cell table:style-name="ce8" table:formula="of:=[.G15]/10^3" office:value-type="float" office:value="1950.305" calcext:value-type="float">
            <text:p>1950</text:p>
          </table:table-cell>
          <table:table-cell table:style-name="ce8" table:formula="of:=[.H15]/10^3" office:value-type="float" office:value="1628.193" calcext:value-type="float">
            <text:p>1628</text:p>
          </table:table-cell>
          <table:table-cell table:style-name="ce8" table:formula="of:=[.I15]/10^3" office:value-type="float" office:value="1362.357" calcext:value-type="float">
            <text:p>1362</text:p>
          </table:table-cell>
          <table:table-cell table:style-name="ce8" table:formula="of:=[.J15]/10^3" office:value-type="float" office:value="1440.579" calcext:value-type="float">
            <text:p>1441</text:p>
          </table:table-cell>
          <table:table-cell table:number-columns-repeated="2"/>
          <table:table-cell table:style-name="ce2" office:value-type="string" calcext:value-type="string">
            <text:p>enseignement-recherche</text:p>
          </table:table-cell>
          <table:table-cell/>
          <table:table-cell table:style-name="ce8" table:formula="of:=[.O15]/10^3" office:value-type="float" office:value="1646.658" calcext:value-type="float">
            <text:p>1647</text:p>
          </table:table-cell>
          <table:table-cell table:style-name="ce8" table:formula="of:=[.P15]/10^3" office:value-type="float" office:value="1531.006" calcext:value-type="float">
            <text:p>1531</text:p>
          </table:table-cell>
          <table:table-cell table:style-name="ce8" table:formula="of:=[.Q15]/10^3" office:value-type="float" office:value="1726.381" calcext:value-type="float">
            <text:p>1726</text:p>
          </table:table-cell>
          <table:table-cell table:style-name="ce8" table:formula="of:=[.R15]/10^3" office:value-type="float" office:value="1602.739" calcext:value-type="float">
            <text:p>1603</text:p>
          </table:table-cell>
          <table:table-cell table:style-name="ce8" table:formula="of:=[.S15]/10^3" office:value-type="float" office:value="1519.261" calcext:value-type="float">
            <text:p>1519</text:p>
          </table:table-cell>
          <table:table-cell table:style-name="ce8" table:formula="of:=[.T15]/10^3" office:value-type="float" office:value="1392.439" calcext:value-type="float">
            <text:p>1392</text:p>
          </table:table-cell>
          <table:table-cell table:style-name="ce8" table:formula="of:=[.U15]/10^3" office:value-type="float" office:value="1146.136" calcext:value-type="float">
            <text:p>1146</text:p>
          </table:table-cell>
          <table:table-cell table:style-name="ce8"/>
          <table:table-cell table:number-columns-repeated="1002"/>
        </table:table-row>
        <table:table-row table:style-name="ro1">
          <table:table-cell table:style-name="ce2" office:value-type="string" calcext:value-type="string">
            <text:p>action sociale</text:p>
          </table:table-cell>
          <table:table-cell/>
          <table:table-cell table:style-name="ce8" table:formula="of:=[.C16]/10^3" office:value-type="float" office:value="1127.699" calcext:value-type="float">
            <text:p>1128</text:p>
          </table:table-cell>
          <table:table-cell table:style-name="ce8" table:formula="of:=[.D16]/10^3" office:value-type="float" office:value="1177.307" calcext:value-type="float">
            <text:p>1177</text:p>
          </table:table-cell>
          <table:table-cell table:style-name="ce8" table:formula="of:=[.E16]/10^3" office:value-type="float" office:value="1010.963" calcext:value-type="float">
            <text:p>1011</text:p>
          </table:table-cell>
          <table:table-cell table:style-name="ce8" table:formula="of:=[.F16]/10^3" office:value-type="float" office:value="1002.843" calcext:value-type="float">
            <text:p>1003</text:p>
          </table:table-cell>
          <table:table-cell table:style-name="ce8" table:formula="of:=[.G16]/10^3" office:value-type="float" office:value="871.927" calcext:value-type="float">
            <text:p>872</text:p>
          </table:table-cell>
          <table:table-cell table:style-name="ce8" table:formula="of:=[.H16]/10^3" office:value-type="float" office:value="694.109" calcext:value-type="float">
            <text:p>694</text:p>
          </table:table-cell>
          <table:table-cell table:style-name="ce8" table:formula="of:=[.I16]/10^3" office:value-type="float" office:value="663.506" calcext:value-type="float">
            <text:p>664</text:p>
          </table:table-cell>
          <table:table-cell table:style-name="ce8" table:formula="of:=[.J16]/10^3" office:value-type="float" office:value="779.63" calcext:value-type="float">
            <text:p>780</text:p>
          </table:table-cell>
          <table:table-cell table:number-columns-repeated="2"/>
          <table:table-cell table:style-name="ce2" office:value-type="string" calcext:value-type="string">
            <text:p>action sociale</text:p>
          </table:table-cell>
          <table:table-cell/>
          <table:table-cell table:style-name="ce8" table:formula="of:=[.O16]/10^3" office:value-type="float" office:value="878.084" calcext:value-type="float">
            <text:p>878</text:p>
          </table:table-cell>
          <table:table-cell table:style-name="ce8" table:formula="of:=[.P16]/10^3" office:value-type="float" office:value="869.537" calcext:value-type="float">
            <text:p>870</text:p>
          </table:table-cell>
          <table:table-cell table:style-name="ce8" table:formula="of:=[.Q16]/10^3" office:value-type="float" office:value="782.154" calcext:value-type="float">
            <text:p>782</text:p>
          </table:table-cell>
          <table:table-cell table:style-name="ce8" table:formula="of:=[.R16]/10^3" office:value-type="float" office:value="792.132" calcext:value-type="float">
            <text:p>792</text:p>
          </table:table-cell>
          <table:table-cell table:style-name="ce8" table:formula="of:=[.S16]/10^3" office:value-type="float" office:value="795.46" calcext:value-type="float">
            <text:p>795</text:p>
          </table:table-cell>
          <table:table-cell table:style-name="ce8" table:formula="of:=[.T16]/10^3" office:value-type="float" office:value="697.199" calcext:value-type="float">
            <text:p>697</text:p>
          </table:table-cell>
          <table:table-cell table:style-name="ce8" table:formula="of:=[.U16]/10^3" office:value-type="float" office:value="473.494" calcext:value-type="float">
            <text:p>473</text:p>
          </table:table-cell>
          <table:table-cell table:style-name="ce8"/>
          <table:table-cell table:number-columns-repeated="1002"/>
        </table:table-row>
        <table:table-row table:style-name="ro1">
          <table:table-cell table:style-name="ce2" office:value-type="string" calcext:value-type="string">
            <text:p>transport</text:p>
          </table:table-cell>
          <table:table-cell/>
          <table:table-cell table:style-name="ce8" table:formula="of:=[.C17]/10^3" office:value-type="float" office:value="193.086" calcext:value-type="float">
            <text:p>193</text:p>
          </table:table-cell>
          <table:table-cell table:style-name="ce8" table:formula="of:=[.D17]/10^3" office:value-type="float" office:value="210.057" calcext:value-type="float">
            <text:p>210</text:p>
          </table:table-cell>
          <table:table-cell table:style-name="ce8" table:formula="of:=[.E17]/10^3" office:value-type="float" office:value="206.758" calcext:value-type="float">
            <text:p>207</text:p>
          </table:table-cell>
          <table:table-cell table:style-name="ce8" table:formula="of:=[.F17]/10^3" office:value-type="float" office:value="171.575" calcext:value-type="float">
            <text:p>172</text:p>
          </table:table-cell>
          <table:table-cell table:style-name="ce8" table:formula="of:=[.G17]/10^3" office:value-type="float" office:value="145.797" calcext:value-type="float">
            <text:p>146</text:p>
          </table:table-cell>
          <table:table-cell table:style-name="ce8" table:formula="of:=[.H17]/10^3" office:value-type="float" office:value="209.51" calcext:value-type="float">
            <text:p>210</text:p>
          </table:table-cell>
          <table:table-cell table:style-name="ce8" table:formula="of:=[.I17]/10^3" office:value-type="float" office:value="177.032" calcext:value-type="float">
            <text:p>177</text:p>
          </table:table-cell>
          <table:table-cell table:style-name="ce8" table:formula="of:=[.J17]/10^3" office:value-type="float" office:value="262.119" calcext:value-type="float">
            <text:p>262</text:p>
          </table:table-cell>
          <table:table-cell table:number-columns-repeated="2"/>
          <table:table-cell table:style-name="ce2" office:value-type="string" calcext:value-type="string">
            <text:p>transport</text:p>
          </table:table-cell>
          <table:table-cell/>
          <table:table-cell table:style-name="ce8" table:formula="of:=[.O17]/10^3" office:value-type="float" office:value="117.124" calcext:value-type="float">
            <text:p>117</text:p>
          </table:table-cell>
          <table:table-cell table:style-name="ce8" table:formula="of:=[.P17]/10^3" office:value-type="float" office:value="122.306" calcext:value-type="float">
            <text:p>122</text:p>
          </table:table-cell>
          <table:table-cell table:style-name="ce8" table:formula="of:=[.Q17]/10^3" office:value-type="float" office:value="123.365" calcext:value-type="float">
            <text:p>123</text:p>
          </table:table-cell>
          <table:table-cell table:style-name="ce8" table:formula="of:=[.R17]/10^3" office:value-type="float" office:value="137.463" calcext:value-type="float">
            <text:p>137</text:p>
          </table:table-cell>
          <table:table-cell table:style-name="ce8" table:formula="of:=[.S17]/10^3" office:value-type="float" office:value="146.642" calcext:value-type="float">
            <text:p>147</text:p>
          </table:table-cell>
          <table:table-cell table:style-name="ce8" table:formula="of:=[.T17]/10^3" office:value-type="float" office:value="72.91" calcext:value-type="float">
            <text:p>73</text:p>
          </table:table-cell>
          <table:table-cell table:style-name="ce8" table:formula="of:=[.U17]/10^3" office:value-type="float" office:value="156.544" calcext:value-type="float">
            <text:p>157</text:p>
          </table:table-cell>
          <table:table-cell table:style-name="ce8"/>
          <table:table-cell table:number-columns-repeated="1002"/>
        </table:table-row>
        <table:table-row table:style-name="ro1">
          <table:table-cell table:style-name="ce2" office:value-type="string" calcext:value-type="string">
            <text:p>ouvrages</text:p>
          </table:table-cell>
          <table:table-cell/>
          <table:table-cell table:style-name="ce8" table:formula="of:=[.C18]/10^3" office:value-type="float" office:value="768.709" calcext:value-type="float">
            <text:p>769</text:p>
          </table:table-cell>
          <table:table-cell table:style-name="ce8" table:formula="of:=[.D18]/10^3" office:value-type="float" office:value="729.82" calcext:value-type="float">
            <text:p>730</text:p>
          </table:table-cell>
          <table:table-cell table:style-name="ce8" table:formula="of:=[.E18]/10^3" office:value-type="float" office:value="839.961" calcext:value-type="float">
            <text:p>840</text:p>
          </table:table-cell>
          <table:table-cell table:style-name="ce8" table:formula="of:=[.F18]/10^3" office:value-type="float" office:value="706.494" calcext:value-type="float">
            <text:p>706</text:p>
          </table:table-cell>
          <table:table-cell table:style-name="ce8" table:formula="of:=[.G18]/10^3" office:value-type="float" office:value="830.095" calcext:value-type="float">
            <text:p>830</text:p>
          </table:table-cell>
          <table:table-cell table:style-name="ce8" table:formula="of:=[.H18]/10^3" office:value-type="float" office:value="687.35" calcext:value-type="float">
            <text:p>687</text:p>
          </table:table-cell>
          <table:table-cell table:style-name="ce8" table:formula="of:=[.I18]/10^3" office:value-type="float" office:value="590.696" calcext:value-type="float">
            <text:p>591</text:p>
          </table:table-cell>
          <table:table-cell table:style-name="ce8" table:formula="of:=[.J18]/10^3" office:value-type="float" office:value="581.679" calcext:value-type="float">
            <text:p>582</text:p>
          </table:table-cell>
          <table:table-cell table:number-columns-repeated="2"/>
          <table:table-cell table:style-name="ce2" office:value-type="string" calcext:value-type="string">
            <text:p>ouvrages</text:p>
          </table:table-cell>
          <table:table-cell/>
          <table:table-cell table:style-name="ce8" table:formula="of:=[.O18]/10^3" office:value-type="float" office:value="440.581" calcext:value-type="float">
            <text:p>441</text:p>
          </table:table-cell>
          <table:table-cell table:style-name="ce8" table:formula="of:=[.P18]/10^3" office:value-type="float" office:value="505.432" calcext:value-type="float">
            <text:p>505</text:p>
          </table:table-cell>
          <table:table-cell table:style-name="ce8" table:formula="of:=[.Q18]/10^3" office:value-type="float" office:value="481.423" calcext:value-type="float">
            <text:p>481</text:p>
          </table:table-cell>
          <table:table-cell table:style-name="ce8" table:formula="of:=[.R18]/10^3" office:value-type="float" office:value="394.733" calcext:value-type="float">
            <text:p>395</text:p>
          </table:table-cell>
          <table:table-cell table:style-name="ce8" table:formula="of:=[.S18]/10^3" office:value-type="float" office:value="584.805" calcext:value-type="float">
            <text:p>585</text:p>
          </table:table-cell>
          <table:table-cell table:style-name="ce8" table:formula="of:=[.T18]/10^3" office:value-type="float" office:value="434.034" calcext:value-type="float">
            <text:p>434</text:p>
          </table:table-cell>
          <table:table-cell table:style-name="ce8" table:formula="of:=[.U18]/10^3" office:value-type="float" office:value="350.139" calcext:value-type="float">
            <text:p>350</text:p>
          </table:table-cell>
          <table:table-cell table:style-name="ce8"/>
          <table:table-cell table:number-columns-repeated="1002"/>
        </table:table-row>
        <table:table-row table:style-name="ro1">
          <table:table-cell table:style-name="ce2" office:value-type="string" calcext:value-type="string">
            <text:p>santé</text:p>
          </table:table-cell>
          <table:table-cell/>
          <table:table-cell table:style-name="ce8" table:formula="of:=[.C19]/10^3" office:value-type="float" office:value="1898.264" calcext:value-type="float">
            <text:p>1898</text:p>
          </table:table-cell>
          <table:table-cell table:style-name="ce8" table:formula="of:=[.D19]/10^3" office:value-type="float" office:value="2151.683" calcext:value-type="float">
            <text:p>2152</text:p>
          </table:table-cell>
          <table:table-cell table:style-name="ce8" table:formula="of:=[.E19]/10^3" office:value-type="float" office:value="2429.987" calcext:value-type="float">
            <text:p>2430</text:p>
          </table:table-cell>
          <table:table-cell table:style-name="ce8" table:formula="of:=[.F19]/10^3" office:value-type="float" office:value="1624.329" calcext:value-type="float">
            <text:p>1624</text:p>
          </table:table-cell>
          <table:table-cell table:style-name="ce8" table:formula="of:=[.G19]/10^3" office:value-type="float" office:value="1501.444" calcext:value-type="float">
            <text:p>1501</text:p>
          </table:table-cell>
          <table:table-cell table:style-name="ce8" table:formula="of:=[.H19]/10^3" office:value-type="float" office:value="1197.915" calcext:value-type="float">
            <text:p>1198</text:p>
          </table:table-cell>
          <table:table-cell table:style-name="ce8" table:formula="of:=[.I19]/10^3" office:value-type="float" office:value="1183.493" calcext:value-type="float">
            <text:p>1183</text:p>
          </table:table-cell>
          <table:table-cell table:style-name="ce8" table:formula="of:=[.J19]/10^3" office:value-type="float" office:value="1259.203" calcext:value-type="float">
            <text:p>1259</text:p>
          </table:table-cell>
          <table:table-cell table:number-columns-repeated="2"/>
          <table:table-cell table:style-name="ce2" office:value-type="string" calcext:value-type="string">
            <text:p>santé</text:p>
          </table:table-cell>
          <table:table-cell/>
          <table:table-cell table:style-name="ce8" table:formula="of:=[.O19]/10^3" office:value-type="float" office:value="2182.216" calcext:value-type="float">
            <text:p>2182</text:p>
          </table:table-cell>
          <table:table-cell table:style-name="ce8" table:formula="of:=[.P19]/10^3" office:value-type="float" office:value="1754.356" calcext:value-type="float">
            <text:p>1754</text:p>
          </table:table-cell>
          <table:table-cell table:style-name="ce8" table:formula="of:=[.Q19]/10^3" office:value-type="float" office:value="2177.654" calcext:value-type="float">
            <text:p>2178</text:p>
          </table:table-cell>
          <table:table-cell table:style-name="ce8" table:formula="of:=[.R19]/10^3" office:value-type="float" office:value="1427.201" calcext:value-type="float">
            <text:p>1427</text:p>
          </table:table-cell>
          <table:table-cell table:style-name="ce8" table:formula="of:=[.S19]/10^3" office:value-type="float" office:value="1360.252" calcext:value-type="float">
            <text:p>1360</text:p>
          </table:table-cell>
          <table:table-cell table:style-name="ce8" table:formula="of:=[.T19]/10^3" office:value-type="float" office:value="1126.69" calcext:value-type="float">
            <text:p>1127</text:p>
          </table:table-cell>
          <table:table-cell table:style-name="ce8" table:formula="of:=[.U19]/10^3" office:value-type="float" office:value="1070.375" calcext:value-type="float">
            <text:p>1070</text:p>
          </table:table-cell>
          <table:table-cell table:style-name="ce8"/>
          <table:table-cell table:number-columns-repeated="1002"/>
        </table:table-row>
        <table:table-row table:style-name="ro1">
          <table:table-cell table:style-name="ce2" office:value-type="string" calcext:value-type="string">
            <text:p>culture loisirs</text:p>
          </table:table-cell>
          <table:table-cell/>
          <table:table-cell table:style-name="ce8" table:formula="of:=[.C20]/10^3" office:value-type="float" office:value="1560.013" calcext:value-type="float">
            <text:p>1560</text:p>
          </table:table-cell>
          <table:table-cell table:style-name="ce8" table:formula="of:=[.D20]/10^3" office:value-type="float" office:value="1754.273" calcext:value-type="float">
            <text:p>1754</text:p>
          </table:table-cell>
          <table:table-cell table:style-name="ce8" table:formula="of:=[.E20]/10^3" office:value-type="float" office:value="2191.492" calcext:value-type="float">
            <text:p>2191</text:p>
          </table:table-cell>
          <table:table-cell table:style-name="ce8" table:formula="of:=[.F20]/10^3" office:value-type="float" office:value="1867.132" calcext:value-type="float">
            <text:p>1867</text:p>
          </table:table-cell>
          <table:table-cell table:style-name="ce8" table:formula="of:=[.G20]/10^3" office:value-type="float" office:value="1562.689" calcext:value-type="float">
            <text:p>1563</text:p>
          </table:table-cell>
          <table:table-cell table:style-name="ce8" table:formula="of:=[.H20]/10^3" office:value-type="float" office:value="1031.734" calcext:value-type="float">
            <text:p>1032</text:p>
          </table:table-cell>
          <table:table-cell table:style-name="ce8" table:formula="of:=[.I20]/10^3" office:value-type="float" office:value="1125.36" calcext:value-type="float">
            <text:p>1125</text:p>
          </table:table-cell>
          <table:table-cell table:style-name="ce8" table:formula="of:=[.J20]/10^3" office:value-type="float" office:value="1167.367" calcext:value-type="float">
            <text:p>1167</text:p>
          </table:table-cell>
          <table:table-cell table:number-columns-repeated="2"/>
          <table:table-cell table:style-name="ce2" office:value-type="string" calcext:value-type="string">
            <text:p>culture loisirs</text:p>
          </table:table-cell>
          <table:table-cell/>
          <table:table-cell table:style-name="ce8" table:formula="of:=[.O20]/10^3" office:value-type="float" office:value="1131.696" calcext:value-type="float">
            <text:p>1132</text:p>
          </table:table-cell>
          <table:table-cell table:style-name="ce8" table:formula="of:=[.P20]/10^3" office:value-type="float" office:value="1359.538" calcext:value-type="float">
            <text:p>1360</text:p>
          </table:table-cell>
          <table:table-cell table:style-name="ce8" table:formula="of:=[.Q20]/10^3" office:value-type="float" office:value="1591.541" calcext:value-type="float">
            <text:p>1592</text:p>
          </table:table-cell>
          <table:table-cell table:style-name="ce8" table:formula="of:=[.R20]/10^3" office:value-type="float" office:value="1615.943" calcext:value-type="float">
            <text:p>1616</text:p>
          </table:table-cell>
          <table:table-cell table:style-name="ce8" table:formula="of:=[.S20]/10^3" office:value-type="float" office:value="1335.82" calcext:value-type="float">
            <text:p>1336</text:p>
          </table:table-cell>
          <table:table-cell table:style-name="ce8" table:formula="of:=[.T20]/10^3" office:value-type="float" office:value="1062.374" calcext:value-type="float">
            <text:p>1062</text:p>
          </table:table-cell>
          <table:table-cell table:style-name="ce8" table:formula="of:=[.U20]/10^3" office:value-type="float" office:value="813.838" calcext:value-type="float">
            <text:p>814</text:p>
          </table:table-cell>
          <table:table-cell table:style-name="ce8"/>
          <table:table-cell table:number-columns-repeated="1002"/>
        </table:table-row>
        <table:table-row table:style-name="ro1">
          <table:table-cell table:style-name="ce2" office:value-type="string" calcext:value-type="string">
            <text:p>service public</text:p>
          </table:table-cell>
          <table:table-cell/>
          <table:table-cell table:style-name="ce8" table:formula="of:=[.C21]/10^3" office:value-type="float" office:value="7577.632" calcext:value-type="float">
            <text:p>7578</text:p>
          </table:table-cell>
          <table:table-cell table:style-name="ce8" table:formula="of:=[.D21]/10^3" office:value-type="float" office:value="8184.782" calcext:value-type="float">
            <text:p>8185</text:p>
          </table:table-cell>
          <table:table-cell table:style-name="ce8" table:formula="of:=[.E21]/10^3" office:value-type="float" office:value="8906.945" calcext:value-type="float">
            <text:p>8907</text:p>
          </table:table-cell>
          <table:table-cell table:style-name="ce8" table:formula="of:=[.F21]/10^3" office:value-type="float" office:value="7109.237" calcext:value-type="float">
            <text:p>7109</text:p>
          </table:table-cell>
          <table:table-cell table:style-name="ce8" table:formula="of:=[.G21]/10^3" office:value-type="float" office:value="6862.257" calcext:value-type="float">
            <text:p>6862</text:p>
          </table:table-cell>
          <table:table-cell table:style-name="ce8" table:formula="of:=[.H21]/10^3" office:value-type="float" office:value="5448.811" calcext:value-type="float">
            <text:p>5449</text:p>
          </table:table-cell>
          <table:table-cell table:style-name="ce8" table:formula="of:=[.I21]/10^3" office:value-type="float" office:value="5102.444" calcext:value-type="float">
            <text:p>5102</text:p>
          </table:table-cell>
          <table:table-cell table:style-name="ce8" table:formula="of:=[.J21]/10^3" office:value-type="float" office:value="5490.577" calcext:value-type="float">
            <text:p>5491</text:p>
          </table:table-cell>
          <table:table-cell table:number-columns-repeated="2"/>
          <table:table-cell table:style-name="ce2" office:value-type="string" calcext:value-type="string">
            <text:p>service public</text:p>
          </table:table-cell>
          <table:table-cell/>
          <table:table-cell table:style-name="ce8" table:formula="of:=[.O21]/10^3" office:value-type="float" office:value="6396.359" calcext:value-type="float">
            <text:p>6396</text:p>
          </table:table-cell>
          <table:table-cell table:style-name="ce8" table:formula="of:=[.P21]/10^3" office:value-type="float" office:value="6142.175" calcext:value-type="float">
            <text:p>6142</text:p>
          </table:table-cell>
          <table:table-cell table:style-name="ce8" table:formula="of:=[.Q21]/10^3" office:value-type="float" office:value="6882.518" calcext:value-type="float">
            <text:p>6883</text:p>
          </table:table-cell>
          <table:table-cell table:style-name="ce8" table:formula="of:=[.R21]/10^3" office:value-type="float" office:value="5970.211" calcext:value-type="float">
            <text:p>5970</text:p>
          </table:table-cell>
          <table:table-cell table:style-name="ce8" table:formula="of:=[.S21]/10^3" office:value-type="float" office:value="5742.24" calcext:value-type="float">
            <text:p>5742</text:p>
          </table:table-cell>
          <table:table-cell table:style-name="ce8" table:formula="of:=[.T21]/10^3" office:value-type="float" office:value="4785.646" calcext:value-type="float">
            <text:p>4786</text:p>
          </table:table-cell>
          <table:table-cell table:style-name="ce8" table:formula="of:=[.U21]/10^3" office:value-type="float" office:value="4010.526" calcext:value-type="float">
            <text:p>4011</text:p>
          </table:table-cell>
          <table:table-cell table:style-name="ce8"/>
          <table:table-cell table:number-columns-repeated="1002"/>
        </table:table-row>
        <table:table-row table:style-name="ro1">
          <table:table-cell table:number-columns-repeated="2"/>
          <table:table-cell table:style-name="ce8" table:formula="of:=[.C22]/10^3" office:value-type="float" office:value="29749.481" calcext:value-type="float">
            <text:p>29749</text:p>
          </table:table-cell>
          <table:table-cell table:style-name="ce8" table:formula="of:=[.D22]/10^3" office:value-type="float" office:value="30475.046" calcext:value-type="float">
            <text:p>30475</text:p>
          </table:table-cell>
          <table:table-cell table:style-name="ce8" table:formula="of:=[.E22]/10^3" office:value-type="float" office:value="32967.414" calcext:value-type="float">
            <text:p>32967</text:p>
          </table:table-cell>
          <table:table-cell table:style-name="ce8" table:formula="of:=[.F22]/10^3" office:value-type="float" office:value="36439.54" calcext:value-type="float">
            <text:p>36440</text:p>
          </table:table-cell>
          <table:table-cell table:style-name="ce8" table:formula="of:=[.G22]/10^3" office:value-type="float" office:value="36953.289" calcext:value-type="float">
            <text:p>36953</text:p>
          </table:table-cell>
          <table:table-cell table:style-name="ce8" table:formula="of:=[.H22]/10^3" office:value-type="float" office:value="31789.794" calcext:value-type="float">
            <text:p>31790</text:p>
          </table:table-cell>
          <table:table-cell table:style-name="ce8" table:formula="of:=[.I22]/10^3" office:value-type="float" office:value="34524.015" calcext:value-type="float">
            <text:p>34524</text:p>
          </table:table-cell>
          <table:table-cell table:style-name="ce8" table:formula="of:=[.J22]/10^3" office:value-type="float" office:value="35778.658" calcext:value-type="float">
            <text:p>35779</text:p>
          </table:table-cell>
          <table:table-cell table:number-columns-repeated="4"/>
          <table:table-cell table:style-name="ce8" table:formula="of:=[.O22]/10^3" office:value-type="float" office:value="24371.218" calcext:value-type="float">
            <text:p>24371</text:p>
          </table:table-cell>
          <table:table-cell table:style-name="ce8" table:formula="of:=[.P22]/10^3" office:value-type="float" office:value="22209.839" calcext:value-type="float">
            <text:p>22210</text:p>
          </table:table-cell>
          <table:table-cell table:style-name="ce8" table:formula="of:=[.Q22]/10^3" office:value-type="float" office:value="24711.765" calcext:value-type="float">
            <text:p>24712</text:p>
          </table:table-cell>
          <table:table-cell table:style-name="ce8" table:formula="of:=[.R22]/10^3" office:value-type="float" office:value="23808.691" calcext:value-type="float">
            <text:p>23809</text:p>
          </table:table-cell>
          <table:table-cell table:style-name="ce8" table:formula="of:=[.S22]/10^3" office:value-type="float" office:value="26586.12" calcext:value-type="float">
            <text:p>26586</text:p>
          </table:table-cell>
          <table:table-cell table:style-name="ce8" table:formula="of:=[.T22]/10^3" office:value-type="float" office:value="24312.043" calcext:value-type="float">
            <text:p>24312</text:p>
          </table:table-cell>
          <table:table-cell table:style-name="ce8" table:formula="of:=[.U22]/10^3" office:value-type="float" office:value="22199.834" calcext:value-type="float">
            <text:p>22200</text:p>
          </table:table-cell>
          <table:table-cell table:style-name="ce8"/>
          <table:table-cell table:number-columns-repeated="1002"/>
        </table:table-row>
        <table:table-row table:style-name="ro1">
          <table:table-cell table:number-columns-repeated="2"/>
          <table:table-cell table:style-name="ce8" table:number-columns-repeated="8"/>
          <table:table-cell table:number-columns-repeated="4"/>
          <table:table-cell table:style-name="ce8"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BRANCHE DU MODELE UNIQUEMENT</text:p>
          </table:table-cell>
          <table:table-cell/>
          <table:table-cell table:style-name="ce8" table:number-columns-repeated="8"/>
          <table:table-cell table:number-columns-repeated="4"/>
          <table:table-cell table:style-name="ce8" table:number-columns-repeated="8"/>
          <table:table-cell table:number-columns-repeated="1002"/>
        </table:table-row>
        <table:table-row table:style-name="ro1">
          <table:table-cell table:style-name="ce2" office:value-type="string" calcext:value-type="string">
            <text:p>En milliers de m²</text:p>
          </table:table-cell>
          <table:table-cell/>
          <table:table-cell table:style-name="ce8" table:number-columns-repeated="8"/>
          <table:table-cell table:number-columns-repeated="4"/>
          <table:table-cell table:style-name="ce8" table:number-columns-repeated="8"/>
          <table:table-cell table:number-columns-repeated="1002"/>
        </table:table-row>
        <table:table-row table:style-name="ro1">
          <table:table-cell table:style-name="ce2"/>
          <table:table-cell/>
          <table:table-cell table:style-name="ce8" table:number-columns-repeated="8"/>
          <table:table-cell table:number-columns-repeated="4"/>
          <table:table-cell table:style-name="ce8" table:number-columns-repeated="8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Parc initial</text:p>
          </table:table-cell>
          <table:table-cell table:style-name="ce1" office:value-type="string" calcext:value-type="string">
            <text:p>2009</text:p>
          </table:table-cell>
          <table:table-cell table:style-name="ce1" office:value-type="string" calcext:value-type="string">
            <text:p>2010</text:p>
          </table:table-cell>
          <table:table-cell table:style-name="ce1" office:value-type="string" calcext:value-type="string">
            <text:p>2011</text:p>
          </table:table-cell>
          <table:table-cell table:style-name="ce1" office:value-type="string" calcext:value-type="string">
            <text:p>2012</text:p>
          </table:table-cell>
          <table:table-cell table:style-name="ce1" office:value-type="string" calcext:value-type="string">
            <text:p>2013</text:p>
          </table:table-cell>
          <table:table-cell table:style-name="ce1" office:value-type="string" calcext:value-type="string">
            <text:p>2014</text:p>
          </table:table-cell>
          <table:table-cell table:style-name="ce1" office:value-type="string" calcext:value-type="string">
            <text:p>2015</text:p>
          </table:table-cell>
          <table:table-cell table:style-name="ce1" office:value-type="string" calcext:value-type="string">
            <text:p>2016</text:p>
          </table:table-cell>
          <table:table-cell table:number-columns-repeated="4"/>
          <table:table-cell table:style-name="ce1" office:value-type="string" calcext:value-type="string">
            <text:p>2009</text:p>
          </table:table-cell>
          <table:table-cell table:style-name="ce1" office:value-type="string" calcext:value-type="string">
            <text:p>2010</text:p>
          </table:table-cell>
          <table:table-cell table:style-name="ce1" office:value-type="string" calcext:value-type="string">
            <text:p>2011</text:p>
          </table:table-cell>
          <table:table-cell table:style-name="ce1" office:value-type="string" calcext:value-type="string">
            <text:p>2012</text:p>
          </table:table-cell>
          <table:table-cell table:style-name="ce1" office:value-type="string" calcext:value-type="string">
            <text:p>2013</text:p>
          </table:table-cell>
          <table:table-cell table:style-name="ce1" office:value-type="string" calcext:value-type="string">
            <text:p>2014</text:p>
          </table:table-cell>
          <table:table-cell table:style-name="ce1" office:value-type="string" calcext:value-type="string">
            <text:p>2015</text:p>
          </table:table-cell>
          <table:table-cell table:style-name="ce1" office:value-type="string" calcext:value-type="string">
            <text:p>2010-2014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Bureaux Administration</text:p>
          </table:table-cell>
          <table:table-cell table:style-name="ce5" office:value-type="float" office:value="196952.652465" calcext:value-type="float">
            <text:p><text:s/>196 953 <text:s text:c="3"/></text:p>
          </table:table-cell>
          <table:table-cell table:style-name="ce8" table:formula="of:=[.C27]" office:value-type="float" office:value="3996.955" calcext:value-type="float">
            <text:p>3997</text:p>
          </table:table-cell>
          <table:table-cell table:style-name="ce8" table:formula="of:=[.D27]" office:value-type="float" office:value="4042.719" calcext:value-type="float">
            <text:p>4043</text:p>
          </table:table-cell>
          <table:table-cell table:style-name="ce8" table:formula="of:=[.E27]" office:value-type="float" office:value="5452.991" calcext:value-type="float">
            <text:p>5453</text:p>
          </table:table-cell>
          <table:table-cell table:style-name="ce8" table:formula="of:=[.F27]" office:value-type="float" office:value="4977.823" calcext:value-type="float">
            <text:p>4978</text:p>
          </table:table-cell>
          <table:table-cell table:style-name="ce8" table:formula="of:=[.G27]" office:value-type="float" office:value="4596.757" calcext:value-type="float">
            <text:p>4597</text:p>
          </table:table-cell>
          <table:table-cell table:style-name="ce8" table:formula="of:=[.H27]" office:value-type="float" office:value="3708.833" calcext:value-type="float">
            <text:p>3709</text:p>
          </table:table-cell>
          <table:table-cell table:style-name="ce8" table:formula="of:=[.I27]" office:value-type="float" office:value="3883.271" calcext:value-type="float">
            <text:p>3883</text:p>
          </table:table-cell>
          <table:table-cell table:style-name="ce8" table:formula="of:=[.J27]" office:value-type="float" office:value="4229.519" calcext:value-type="float">
            <text:p>4230</text:p>
          </table:table-cell>
          <table:table-cell table:style-name="ce8" table:formula="of:=SUM([.D45:.H45])" office:value-type="float" office:value="22779.123" calcext:value-type="float">
            <text:p>22779</text:p>
          </table:table-cell>
          <table:table-cell/>
          <table:table-cell table:style-name="ce3" office:value-type="string" calcext:value-type="string">
            <text:p>Bureaux Administration</text:p>
          </table:table-cell>
          <table:table-cell/>
          <table:table-cell table:style-name="ce8" table:formula="of:=[.O27]" office:value-type="float" office:value="3170.379" calcext:value-type="float">
            <text:p>3170</text:p>
          </table:table-cell>
          <table:table-cell table:style-name="ce8" table:formula="of:=[.P27]" office:value-type="float" office:value="2987.619" calcext:value-type="float">
            <text:p>2988</text:p>
          </table:table-cell>
          <table:table-cell table:style-name="ce8" table:formula="of:=[.Q27]" office:value-type="float" office:value="3413.931" calcext:value-type="float">
            <text:p>3414</text:p>
          </table:table-cell>
          <table:table-cell table:style-name="ce8" table:formula="of:=[.R27]" office:value-type="float" office:value="3626.795" calcext:value-type="float">
            <text:p>3627</text:p>
          </table:table-cell>
          <table:table-cell table:style-name="ce8" table:formula="of:=[.S27]" office:value-type="float" office:value="3269.417" calcext:value-type="float">
            <text:p>3269</text:p>
          </table:table-cell>
          <table:table-cell table:style-name="ce8" table:formula="of:=[.T27]" office:value-type="float" office:value="3059.219" calcext:value-type="float">
            <text:p>3059</text:p>
          </table:table-cell>
          <table:table-cell table:style-name="ce8" table:formula="of:=[.U27]" office:value-type="float" office:value="2795.256" calcext:value-type="float">
            <text:p>2795</text:p>
          </table:table-cell>
          <table:table-cell table:style-name="ce8" table:formula="of:=[.P45]+[.Q45]+[.R45]+[.S45]+[.T45]" office:value-type="float" office:value="16356.981" calcext:value-type="float">
            <text:p>16357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Café Hôtel Restaurant</text:p>
          </table:table-cell>
          <table:table-cell table:style-name="ce6" office:value-type="float" office:value="61160.2311622" calcext:value-type="float">
            <text:p><text:s/>61 160 <text:s text:c="3"/></text:p>
          </table:table-cell>
          <table:table-cell table:style-name="ce8" table:formula="of:=[.C25]" office:value-type="float" office:value="867.021" calcext:value-type="float">
            <text:p>867</text:p>
          </table:table-cell>
          <table:table-cell table:style-name="ce8" table:formula="of:=[.D7]" office:value-type="float" office:value="965.241" calcext:value-type="float">
            <text:p>965</text:p>
          </table:table-cell>
          <table:table-cell table:style-name="ce8" table:formula="of:=[.E7]" office:value-type="float" office:value="971.039" calcext:value-type="float">
            <text:p>971</text:p>
          </table:table-cell>
          <table:table-cell table:style-name="ce8" table:formula="of:=[.F7]" office:value-type="float" office:value="1033.485" calcext:value-type="float">
            <text:p>1033</text:p>
          </table:table-cell>
          <table:table-cell table:style-name="ce8" table:formula="of:=[.G7]" office:value-type="float" office:value="799.16" calcext:value-type="float">
            <text:p>799</text:p>
          </table:table-cell>
          <table:table-cell table:style-name="ce8" table:formula="of:=[.H7]" office:value-type="float" office:value="709.876" calcext:value-type="float">
            <text:p>710</text:p>
          </table:table-cell>
          <table:table-cell table:style-name="ce8" table:formula="of:=[.I7]" office:value-type="float" office:value="1043.929" calcext:value-type="float">
            <text:p>1044</text:p>
          </table:table-cell>
          <table:table-cell table:style-name="ce8" table:formula="of:=[.J7]" office:value-type="float" office:value="979.47" calcext:value-type="float">
            <text:p>979</text:p>
          </table:table-cell>
          <table:table-cell table:style-name="ce8" table:formula="of:=SUM([.D46:.H46])" office:value-type="float" office:value="4478.801" calcext:value-type="float">
            <text:p>4479</text:p>
          </table:table-cell>
          <table:table-cell/>
          <table:table-cell table:style-name="ce4" office:value-type="string" calcext:value-type="string">
            <text:p>Café Hôtel Restaurant</text:p>
          </table:table-cell>
          <table:table-cell/>
          <table:table-cell table:style-name="ce8" table:formula="of:=[.O25]" office:value-type="float" office:value="491.92" calcext:value-type="float">
            <text:p>492</text:p>
          </table:table-cell>
          <table:table-cell table:style-name="ce8" table:formula="of:=[.P25]" office:value-type="float" office:value="712.08" calcext:value-type="float">
            <text:p>712</text:p>
          </table:table-cell>
          <table:table-cell table:style-name="ce8" table:formula="of:=[.Q25]" office:value-type="float" office:value="696.47" calcext:value-type="float">
            <text:p>696</text:p>
          </table:table-cell>
          <table:table-cell table:style-name="ce8" table:formula="of:=[.R25]" office:value-type="float" office:value="612.674" calcext:value-type="float">
            <text:p>613</text:p>
          </table:table-cell>
          <table:table-cell table:style-name="ce8" table:formula="of:=[.S25]" office:value-type="float" office:value="652.505" calcext:value-type="float">
            <text:p>653</text:p>
          </table:table-cell>
          <table:table-cell table:style-name="ce8" table:formula="of:=[.T25]" office:value-type="float" office:value="700.317" calcext:value-type="float">
            <text:p>700</text:p>
          </table:table-cell>
          <table:table-cell table:style-name="ce8" table:formula="of:=[.U25]" office:value-type="float" office:value="430.807" calcext:value-type="float">
            <text:p>431</text:p>
          </table:table-cell>
          <table:table-cell table:style-name="ce8" table:formula="of:=[.P46]+[.Q46]+[.R46]+[.S46]+[.T46]" office:value-type="float" office:value="3374.046" calcext:value-type="float">
            <text:p>3374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Commerce</text:p>
          </table:table-cell>
          <table:table-cell table:style-name="ce6" office:value-type="float" office:value="200599.5397949" calcext:value-type="float">
            <text:p><text:s/>200 600 <text:s text:c="3"/></text:p>
          </table:table-cell>
          <table:table-cell table:style-name="ce8" table:formula="of:=[.C27]" office:value-type="float" office:value="3996.955" calcext:value-type="float">
            <text:p>3997</text:p>
          </table:table-cell>
          <table:table-cell table:style-name="ce8" table:formula="of:=[.D9]" office:value-type="float" office:value="4042.719" calcext:value-type="float">
            <text:p>4043</text:p>
          </table:table-cell>
          <table:table-cell table:style-name="ce8" table:formula="of:=[.E9]" office:value-type="float" office:value="5452.991" calcext:value-type="float">
            <text:p>5453</text:p>
          </table:table-cell>
          <table:table-cell table:style-name="ce8" table:formula="of:=[.F9]" office:value-type="float" office:value="4977.823" calcext:value-type="float">
            <text:p>4978</text:p>
          </table:table-cell>
          <table:table-cell table:style-name="ce8" table:formula="of:=[.G9]" office:value-type="float" office:value="4596.757" calcext:value-type="float">
            <text:p>4597</text:p>
          </table:table-cell>
          <table:table-cell table:style-name="ce8" table:formula="of:=[.H9]" office:value-type="float" office:value="3708.833" calcext:value-type="float">
            <text:p>3709</text:p>
          </table:table-cell>
          <table:table-cell table:style-name="ce8" table:formula="of:=[.I9]" office:value-type="float" office:value="3883.271" calcext:value-type="float">
            <text:p>3883</text:p>
          </table:table-cell>
          <table:table-cell table:style-name="ce8" table:formula="of:=[.J9]" office:value-type="float" office:value="4229.519" calcext:value-type="float">
            <text:p>4230</text:p>
          </table:table-cell>
          <table:table-cell table:style-name="ce8" table:formula="of:=SUM([.D47:.H47])" office:value-type="float" office:value="22779.123" calcext:value-type="float">
            <text:p>22779</text:p>
          </table:table-cell>
          <table:table-cell/>
          <table:table-cell table:style-name="ce4" office:value-type="string" calcext:value-type="string">
            <text:p>Commerce</text:p>
          </table:table-cell>
          <table:table-cell/>
          <table:table-cell table:style-name="ce8" table:formula="of:=[.O27]" office:value-type="float" office:value="3170.379" calcext:value-type="float">
            <text:p>3170</text:p>
          </table:table-cell>
          <table:table-cell table:style-name="ce8" table:formula="of:=[.P27]" office:value-type="float" office:value="2987.619" calcext:value-type="float">
            <text:p>2988</text:p>
          </table:table-cell>
          <table:table-cell table:style-name="ce8" table:formula="of:=[.Q27]" office:value-type="float" office:value="3413.931" calcext:value-type="float">
            <text:p>3414</text:p>
          </table:table-cell>
          <table:table-cell table:style-name="ce8" table:formula="of:=[.R27]" office:value-type="float" office:value="3626.795" calcext:value-type="float">
            <text:p>3627</text:p>
          </table:table-cell>
          <table:table-cell table:style-name="ce8" table:formula="of:=[.S27]" office:value-type="float" office:value="3269.417" calcext:value-type="float">
            <text:p>3269</text:p>
          </table:table-cell>
          <table:table-cell table:style-name="ce8" table:formula="of:=[.T27]" office:value-type="float" office:value="3059.219" calcext:value-type="float">
            <text:p>3059</text:p>
          </table:table-cell>
          <table:table-cell table:style-name="ce8" table:formula="of:=[.U27]" office:value-type="float" office:value="2795.256" calcext:value-type="float">
            <text:p>2795</text:p>
          </table:table-cell>
          <table:table-cell table:style-name="ce8" table:formula="of:=[.P47]+[.Q47]+[.R47]+[.S47]+[.T47]" office:value-type="float" office:value="16356.981" calcext:value-type="float">
            <text:p>16357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Enseignement Recherche</text:p>
          </table:table-cell>
          <table:table-cell table:style-name="ce6" office:value-type="float" office:value="179320.5508775" calcext:value-type="float">
            <text:p><text:s/>179 321 <text:s text:c="3"/></text:p>
          </table:table-cell>
          <table:table-cell table:style-name="ce8" table:formula="of:=[.C32]" office:value-type="float" office:value="2029.861" calcext:value-type="float">
            <text:p>2030</text:p>
          </table:table-cell>
          <table:table-cell table:style-name="ce8" table:formula="of:=[.D14]" office:value-type="float" office:value="2161.642" calcext:value-type="float">
            <text:p>2162</text:p>
          </table:table-cell>
          <table:table-cell table:style-name="ce8" table:formula="of:=[.E14]" office:value-type="float" office:value="2227.784" calcext:value-type="float">
            <text:p>2228</text:p>
          </table:table-cell>
          <table:table-cell table:style-name="ce8" table:formula="of:=[.F14]" office:value-type="float" office:value="1736.864" calcext:value-type="float">
            <text:p>1737</text:p>
          </table:table-cell>
          <table:table-cell table:style-name="ce8" table:formula="of:=[.G14]" office:value-type="float" office:value="1950.305" calcext:value-type="float">
            <text:p>1950</text:p>
          </table:table-cell>
          <table:table-cell table:style-name="ce8" table:formula="of:=[.H14]" office:value-type="float" office:value="1628.193" calcext:value-type="float">
            <text:p>1628</text:p>
          </table:table-cell>
          <table:table-cell table:style-name="ce8" table:formula="of:=[.I14]" office:value-type="float" office:value="1362.357" calcext:value-type="float">
            <text:p>1362</text:p>
          </table:table-cell>
          <table:table-cell table:style-name="ce8" table:formula="of:=[.J14]" office:value-type="float" office:value="1440.579" calcext:value-type="float">
            <text:p>1441</text:p>
          </table:table-cell>
          <table:table-cell table:style-name="ce8" table:formula="of:=SUM([.D48:.H48])" office:value-type="float" office:value="9704.788" calcext:value-type="float">
            <text:p>9705</text:p>
          </table:table-cell>
          <table:table-cell/>
          <table:table-cell table:style-name="ce4" office:value-type="string" calcext:value-type="string">
            <text:p>Enseignement Recherche</text:p>
          </table:table-cell>
          <table:table-cell/>
          <table:table-cell table:style-name="ce8" table:formula="of:=[.O32]" office:value-type="float" office:value="1646.658" calcext:value-type="float">
            <text:p>1647</text:p>
          </table:table-cell>
          <table:table-cell table:style-name="ce8" table:formula="of:=[.P32]" office:value-type="float" office:value="1531.006" calcext:value-type="float">
            <text:p>1531</text:p>
          </table:table-cell>
          <table:table-cell table:style-name="ce8" table:formula="of:=[.Q32]" office:value-type="float" office:value="1726.381" calcext:value-type="float">
            <text:p>1726</text:p>
          </table:table-cell>
          <table:table-cell table:style-name="ce8" table:formula="of:=[.R32]" office:value-type="float" office:value="1602.739" calcext:value-type="float">
            <text:p>1603</text:p>
          </table:table-cell>
          <table:table-cell table:style-name="ce8" table:formula="of:=[.S32]" office:value-type="float" office:value="1519.261" calcext:value-type="float">
            <text:p>1519</text:p>
          </table:table-cell>
          <table:table-cell table:style-name="ce8" table:formula="of:=[.T32]" office:value-type="float" office:value="1392.439" calcext:value-type="float">
            <text:p>1392</text:p>
          </table:table-cell>
          <table:table-cell table:style-name="ce8" table:formula="of:=[.U32]" office:value-type="float" office:value="1146.136" calcext:value-type="float">
            <text:p>1146</text:p>
          </table:table-cell>
          <table:table-cell table:style-name="ce8" table:formula="of:=[.P48]+[.Q48]+[.R48]+[.S48]+[.T48]" office:value-type="float" office:value="7771.826" calcext:value-type="float">
            <text:p>7772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Habitat Communautaire</text:p>
          </table:table-cell>
          <table:table-cell table:style-name="ce6" office:value-type="float" office:value="58790.3733003" calcext:value-type="float">
            <text:p><text:s/>58 790 <text:s text:c="3"/></text:p>
          </table:table-cell>
          <table:table-cell table:number-columns-repeated="8"/>
          <table:table-cell table:style-name="ce8" table:formula="of:=SUM([.D49:.H49]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Habitat Communautaire</text:p>
          </table:table-cell>
          <table:table-cell table:number-columns-repeated="8"/>
          <table:table-cell table:style-name="ce8" table:formula="of:=[.P49]+[.Q49]+[.R49]+[.S49]+[.T49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Santé Action Sociale</text:p>
          </table:table-cell>
          <table:table-cell table:style-name="ce6" office:value-type="float" office:value="103999.9139119" calcext:value-type="float">
            <text:p><text:s/>104 000 <text:s text:c="3"/></text:p>
          </table:table-cell>
          <table:table-cell table:style-name="ce8" table:formula="of:=[.C33]+[.C36]" office:value-type="float" office:value="3025.963" calcext:value-type="float">
            <text:p>3026</text:p>
          </table:table-cell>
          <table:table-cell table:style-name="ce8" table:formula="of:=[.D15]+[.D18]" office:value-type="float" office:value="3328.99" calcext:value-type="float">
            <text:p>3329</text:p>
          </table:table-cell>
          <table:table-cell table:style-name="ce8" table:formula="of:=[.E15]+[.E18]" office:value-type="float" office:value="3440.95" calcext:value-type="float">
            <text:p>3441</text:p>
          </table:table-cell>
          <table:table-cell table:style-name="ce8" table:formula="of:=[.F15]+[.F18]" office:value-type="float" office:value="2627.172" calcext:value-type="float">
            <text:p>2627</text:p>
          </table:table-cell>
          <table:table-cell table:style-name="ce8" table:formula="of:=[.G15]+[.G18]" office:value-type="float" office:value="2373.371" calcext:value-type="float">
            <text:p>2373</text:p>
          </table:table-cell>
          <table:table-cell table:style-name="ce8" table:formula="of:=[.H15]+[.H18]" office:value-type="float" office:value="1892.024" calcext:value-type="float">
            <text:p>1892</text:p>
          </table:table-cell>
          <table:table-cell table:style-name="ce8" table:formula="of:=[.I15]+[.I18]" office:value-type="float" office:value="1846.999" calcext:value-type="float">
            <text:p>1847</text:p>
          </table:table-cell>
          <table:table-cell table:style-name="ce8" table:formula="of:=[.J15]+[.J18]" office:value-type="float" office:value="2038.833" calcext:value-type="float">
            <text:p>2039</text:p>
          </table:table-cell>
          <table:table-cell table:style-name="ce8" table:formula="of:=SUM([.D50:.H50])" office:value-type="float" office:value="13662.507" calcext:value-type="float">
            <text:p>13663</text:p>
          </table:table-cell>
          <table:table-cell/>
          <table:table-cell table:style-name="ce4" office:value-type="string" calcext:value-type="string">
            <text:p>Santé Action Sociale</text:p>
          </table:table-cell>
          <table:table-cell/>
          <table:table-cell table:style-name="ce8" table:formula="of:=[.O33]+[.O36]" office:value-type="float" office:value="3060.3" calcext:value-type="float">
            <text:p>3060</text:p>
          </table:table-cell>
          <table:table-cell table:style-name="ce8" table:formula="of:=[.P33]+[.P36]" office:value-type="float" office:value="2623.893" calcext:value-type="float">
            <text:p>2624</text:p>
          </table:table-cell>
          <table:table-cell table:style-name="ce8" table:formula="of:=[.Q33]+[.Q36]" office:value-type="float" office:value="2959.808" calcext:value-type="float">
            <text:p>2960</text:p>
          </table:table-cell>
          <table:table-cell table:style-name="ce8" table:formula="of:=[.R33]+[.R36]" office:value-type="float" office:value="2219.333" calcext:value-type="float">
            <text:p>2219</text:p>
          </table:table-cell>
          <table:table-cell table:style-name="ce8" table:formula="of:=[.S33]+[.S36]" office:value-type="float" office:value="2155.712" calcext:value-type="float">
            <text:p>2156</text:p>
          </table:table-cell>
          <table:table-cell table:style-name="ce8" table:formula="of:=[.T33]+[.T36]" office:value-type="float" office:value="1823.889" calcext:value-type="float">
            <text:p>1824</text:p>
          </table:table-cell>
          <table:table-cell table:style-name="ce8" table:formula="of:=[.U33]+[.U36]" office:value-type="float" office:value="1543.869" calcext:value-type="float">
            <text:p>1544</text:p>
          </table:table-cell>
          <table:table-cell table:style-name="ce8" table:formula="of:=[.P50]+[.Q50]+[.R50]+[.S50]+[.T50]" office:value-type="float" office:value="11782.635" calcext:value-type="float">
            <text:p>11783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Sport Loisir Culture</text:p>
          </table:table-cell>
          <table:table-cell table:style-name="ce6" office:value-type="float" office:value="69431.4184731" calcext:value-type="float">
            <text:p><text:s/>69 431 <text:s text:c="3"/></text:p>
          </table:table-cell>
          <table:table-cell table:style-name="ce8" table:formula="of:=[.C37]" office:value-type="float" office:value="1560.013" calcext:value-type="float">
            <text:p>1560</text:p>
          </table:table-cell>
          <table:table-cell table:style-name="ce8" table:formula="of:=[.D37]" office:value-type="float" office:value="1754.273" calcext:value-type="float">
            <text:p>1754</text:p>
          </table:table-cell>
          <table:table-cell table:style-name="ce8" table:formula="of:=[.E37]" office:value-type="float" office:value="2191.492" calcext:value-type="float">
            <text:p>2191</text:p>
          </table:table-cell>
          <table:table-cell table:style-name="ce8" table:formula="of:=[.F37]" office:value-type="float" office:value="1867.132" calcext:value-type="float">
            <text:p>1867</text:p>
          </table:table-cell>
          <table:table-cell table:style-name="ce8" table:formula="of:=[.G37]" office:value-type="float" office:value="1562.689" calcext:value-type="float">
            <text:p>1563</text:p>
          </table:table-cell>
          <table:table-cell table:style-name="ce8" table:formula="of:=[.H37]" office:value-type="float" office:value="1031.734" calcext:value-type="float">
            <text:p>1032</text:p>
          </table:table-cell>
          <table:table-cell table:style-name="ce8" table:formula="of:=[.I37]" office:value-type="float" office:value="1125.36" calcext:value-type="float">
            <text:p>1125</text:p>
          </table:table-cell>
          <table:table-cell table:style-name="ce8" table:formula="of:=[.J37]" office:value-type="float" office:value="1167.367" calcext:value-type="float">
            <text:p>1167</text:p>
          </table:table-cell>
          <table:table-cell table:style-name="ce8" table:formula="of:=SUM([.D51:.H51])" office:value-type="float" office:value="8407.32" calcext:value-type="float">
            <text:p>8407</text:p>
          </table:table-cell>
          <table:table-cell/>
          <table:table-cell table:style-name="ce4" office:value-type="string" calcext:value-type="string">
            <text:p>Sport Loisir Culture</text:p>
          </table:table-cell>
          <table:table-cell/>
          <table:table-cell table:style-name="ce8" table:formula="of:=[.O37]" office:value-type="float" office:value="1131.696" calcext:value-type="float">
            <text:p>1132</text:p>
          </table:table-cell>
          <table:table-cell table:style-name="ce8" table:formula="of:=[.P37]" office:value-type="float" office:value="1359.538" calcext:value-type="float">
            <text:p>1360</text:p>
          </table:table-cell>
          <table:table-cell table:style-name="ce8" table:formula="of:=[.Q37]" office:value-type="float" office:value="1591.541" calcext:value-type="float">
            <text:p>1592</text:p>
          </table:table-cell>
          <table:table-cell table:style-name="ce8" table:formula="of:=[.R37]" office:value-type="float" office:value="1615.943" calcext:value-type="float">
            <text:p>1616</text:p>
          </table:table-cell>
          <table:table-cell table:style-name="ce8" table:formula="of:=[.S37]" office:value-type="float" office:value="1335.82" calcext:value-type="float">
            <text:p>1336</text:p>
          </table:table-cell>
          <table:table-cell table:style-name="ce8" table:formula="of:=[.T37]" office:value-type="float" office:value="1062.374" calcext:value-type="float">
            <text:p>1062</text:p>
          </table:table-cell>
          <table:table-cell table:style-name="ce8" table:formula="of:=[.U37]" office:value-type="float" office:value="813.838" calcext:value-type="float">
            <text:p>814</text:p>
          </table:table-cell>
          <table:table-cell table:style-name="ce8" table:formula="of:=[.P51]+[.Q51]+[.R51]+[.S51]+[.T51]" office:value-type="float" office:value="6965.216" calcext:value-type="float">
            <text:p>6965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Transport</text:p>
          </table:table-cell>
          <table:table-cell table:style-name="ce6" office:value-type="float" office:value="25067.9845971" calcext:value-type="float">
            <text:p><text:s/>25 068 <text:s text:c="3"/></text:p>
          </table:table-cell>
          <table:table-cell table:style-name="ce8" table:formula="of:=[.C34]" office:value-type="float" office:value="193.086" calcext:value-type="float">
            <text:p>193</text:p>
          </table:table-cell>
          <table:table-cell table:style-name="ce8" table:formula="of:=[.D16]" office:value-type="float" office:value="210.057" calcext:value-type="float">
            <text:p>210</text:p>
          </table:table-cell>
          <table:table-cell table:style-name="ce8" table:formula="of:=[.E16]" office:value-type="float" office:value="206.758" calcext:value-type="float">
            <text:p>207</text:p>
          </table:table-cell>
          <table:table-cell table:style-name="ce8" table:formula="of:=[.F16]" office:value-type="float" office:value="171.575" calcext:value-type="float">
            <text:p>172</text:p>
          </table:table-cell>
          <table:table-cell table:style-name="ce8" table:formula="of:=[.G16]" office:value-type="float" office:value="145.797" calcext:value-type="float">
            <text:p>146</text:p>
          </table:table-cell>
          <table:table-cell table:style-name="ce8" table:formula="of:=[.H16]" office:value-type="float" office:value="209.51" calcext:value-type="float">
            <text:p>210</text:p>
          </table:table-cell>
          <table:table-cell table:style-name="ce8" table:formula="of:=[.I16]" office:value-type="float" office:value="177.032" calcext:value-type="float">
            <text:p>177</text:p>
          </table:table-cell>
          <table:table-cell table:style-name="ce8" table:formula="of:=[.J16]" office:value-type="float" office:value="262.119" calcext:value-type="float">
            <text:p>262</text:p>
          </table:table-cell>
          <table:table-cell table:style-name="ce8" table:formula="of:=SUM([.D52:.H52])" office:value-type="float" office:value="943.697" calcext:value-type="float">
            <text:p>944</text:p>
          </table:table-cell>
          <table:table-cell/>
          <table:table-cell table:style-name="ce4" office:value-type="string" calcext:value-type="string">
            <text:p>Transport</text:p>
          </table:table-cell>
          <table:table-cell/>
          <table:table-cell table:style-name="ce8" table:formula="of:=[.O34]" office:value-type="float" office:value="117.124" calcext:value-type="float">
            <text:p>117</text:p>
          </table:table-cell>
          <table:table-cell table:style-name="ce8" table:formula="of:=[.P34]" office:value-type="float" office:value="122.306" calcext:value-type="float">
            <text:p>122</text:p>
          </table:table-cell>
          <table:table-cell table:style-name="ce8" table:formula="of:=[.Q34]" office:value-type="float" office:value="123.365" calcext:value-type="float">
            <text:p>123</text:p>
          </table:table-cell>
          <table:table-cell table:style-name="ce8" table:formula="of:=[.R34]" office:value-type="float" office:value="137.463" calcext:value-type="float">
            <text:p>137</text:p>
          </table:table-cell>
          <table:table-cell table:style-name="ce8" table:formula="of:=[.S34]" office:value-type="float" office:value="146.642" calcext:value-type="float">
            <text:p>147</text:p>
          </table:table-cell>
          <table:table-cell table:style-name="ce8" table:formula="of:=[.T34]" office:value-type="float" office:value="72.91" calcext:value-type="float">
            <text:p>73</text:p>
          </table:table-cell>
          <table:table-cell table:style-name="ce8" table:formula="of:=[.U34]" office:value-type="float" office:value="156.544" calcext:value-type="float">
            <text:p>157</text:p>
          </table:table-cell>
          <table:table-cell table:style-name="ce8" table:formula="of:=[.P52]+[.Q52]+[.R52]+[.S52]+[.T52]" office:value-type="float" office:value="602.686" calcext:value-type="float">
            <text:p>603</text:p>
          </table:table-cell>
          <table:table-cell table:number-columns-repeated="1002"/>
        </table:table-row>
        <table:table-row table:style-name="ro1">
          <table:table-cell/>
          <table:table-cell table:style-name="ce7" table:formula="of:=SUM([.B45:.B52])" office:value-type="float" office:value="895322.664582" calcext:value-type="float">
            <text:p>895323</text:p>
          </table:table-cell>
          <table:table-cell table:style-name="ce8" table:formula="of:=SUM([.C45:.C52])" office:value-type="float" office:value="15669.854" calcext:value-type="float">
            <text:p>15670</text:p>
          </table:table-cell>
          <table:table-cell table:style-name="ce8" table:formula="of:=SUM([.D45:.D52])" office:value-type="float" office:value="16505.641" calcext:value-type="float">
            <text:p>16506</text:p>
          </table:table-cell>
          <table:table-cell table:style-name="ce8" table:formula="of:=SUM([.E45:.E52])" office:value-type="float" office:value="19944.005" calcext:value-type="float">
            <text:p>19944</text:p>
          </table:table-cell>
          <table:table-cell table:style-name="ce8" table:formula="of:=SUM([.F45:.F52])" office:value-type="float" office:value="17391.874" calcext:value-type="float">
            <text:p>17392</text:p>
          </table:table-cell>
          <table:table-cell table:style-name="ce8" table:formula="of:=SUM([.G45:.G52])" office:value-type="float" office:value="16024.836" calcext:value-type="float">
            <text:p>16025</text:p>
          </table:table-cell>
          <table:table-cell table:style-name="ce8" table:formula="of:=SUM([.H45:.H52])" office:value-type="float" office:value="12889.003" calcext:value-type="float">
            <text:p>12889</text:p>
          </table:table-cell>
          <table:table-cell table:style-name="ce8" table:formula="of:=SUM([.I45:.I52])" office:value-type="float" office:value="13322.219" calcext:value-type="float">
            <text:p>13322</text:p>
          </table:table-cell>
          <table:table-cell table:style-name="ce8" table:formula="of:=SUM([.J45:.J52])" office:value-type="float" office:value="14347.406" calcext:value-type="float">
            <text:p>14347</text:p>
          </table:table-cell>
          <table:table-cell table:style-name="ce8" table:formula="of:=SUM([.D53:.H53])" office:value-type="float" office:value="82755.359" calcext:value-type="float">
            <text:p>82755</text:p>
          </table:table-cell>
          <table:table-cell table:number-columns-repeated="3"/>
          <table:table-cell table:style-name="ce8" table:formula="of:=SUM([.O45:.O52])" office:value-type="float" office:value="12788.456" calcext:value-type="float">
            <text:p>12788</text:p>
          </table:table-cell>
          <table:table-cell table:style-name="ce8" table:formula="of:=SUM([.P45:.P52])" office:value-type="float" office:value="12324.061" calcext:value-type="float">
            <text:p>12324</text:p>
          </table:table-cell>
          <table:table-cell table:style-name="ce8" table:formula="of:=SUM([.Q45:.Q52])" office:value-type="float" office:value="13925.427" calcext:value-type="float">
            <text:p>13925</text:p>
          </table:table-cell>
          <table:table-cell table:style-name="ce8" table:formula="of:=SUM([.R45:.R52])" office:value-type="float" office:value="13441.742" calcext:value-type="float">
            <text:p>13442</text:p>
          </table:table-cell>
          <table:table-cell table:style-name="ce8" table:formula="of:=SUM([.S45:.S52])" office:value-type="float" office:value="12348.774" calcext:value-type="float">
            <text:p>12349</text:p>
          </table:table-cell>
          <table:table-cell table:style-name="ce8" table:formula="of:=SUM([.T45:.T52])" office:value-type="float" office:value="11170.367" calcext:value-type="float">
            <text:p>11170</text:p>
          </table:table-cell>
          <table:table-cell table:style-name="ce8" table:formula="of:=SUM([.U45:.U52])" office:value-type="float" office:value="9681.706" calcext:value-type="float">
            <text:p>9682</text:p>
          </table:table-cell>
          <table:table-cell table:style-name="ce8" table:formula="of:=[.P53]+[.Q53]+[.R53]+[.S53]+[.T53]" office:value-type="float" office:value="63210.371" calcext:value-type="float">
            <text:p>6321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% du parc de l’année n-1 (hors destruction)</text:p>
          </table:table-cell>
          <table:table-cell table:style-name="ce7"/>
          <table:table-cell table:style-name="ce8" table:number-columns-repeated="8"/>
          <table:table-cell table:number-columns-repeated="4"/>
          <table:table-cell table:style-name="ce8" table:number-columns-repeated="8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Parc initial</text:p>
          </table:table-cell>
          <table:table-cell table:style-name="ce1" office:value-type="string" calcext:value-type="string">
            <text:p>2009</text:p>
          </table:table-cell>
          <table:table-cell table:style-name="ce1" office:value-type="string" calcext:value-type="string">
            <text:p>2010</text:p>
          </table:table-cell>
          <table:table-cell table:style-name="ce1" office:value-type="string" calcext:value-type="string">
            <text:p>2011</text:p>
          </table:table-cell>
          <table:table-cell table:style-name="ce1" office:value-type="string" calcext:value-type="string">
            <text:p>2012</text:p>
          </table:table-cell>
          <table:table-cell table:style-name="ce1" office:value-type="string" calcext:value-type="string">
            <text:p>2013</text:p>
          </table:table-cell>
          <table:table-cell table:style-name="ce1" office:value-type="string" calcext:value-type="string">
            <text:p>2014</text:p>
          </table:table-cell>
          <table:table-cell table:style-name="ce1" office:value-type="string" calcext:value-type="string">
            <text:p>2015</text:p>
          </table:table-cell>
          <table:table-cell table:style-name="ce1" office:value-type="string" calcext:value-type="string">
            <text:p>2016</text:p>
          </table:table-cell>
          <table:table-cell table:number-columns-repeated="4"/>
          <table:table-cell table:style-name="ce1" office:value-type="string" calcext:value-type="string">
            <text:p>2009</text:p>
          </table:table-cell>
          <table:table-cell table:style-name="ce1" office:value-type="string" calcext:value-type="string">
            <text:p>2010</text:p>
          </table:table-cell>
          <table:table-cell table:style-name="ce1" office:value-type="string" calcext:value-type="string">
            <text:p>2011</text:p>
          </table:table-cell>
          <table:table-cell table:style-name="ce1" office:value-type="string" calcext:value-type="string">
            <text:p>2012</text:p>
          </table:table-cell>
          <table:table-cell table:style-name="ce1" office:value-type="string" calcext:value-type="string">
            <text:p>2013</text:p>
          </table:table-cell>
          <table:table-cell table:style-name="ce1" office:value-type="string" calcext:value-type="string">
            <text:p>2014</text:p>
          </table:table-cell>
          <table:table-cell table:style-name="ce1" office:value-type="string" calcext:value-type="string">
            <text:p>2015</text:p>
          </table:table-cell>
          <table:table-cell table:style-name="ce1"/>
          <table:table-cell table:number-columns-repeated="1002"/>
        </table:table-row>
        <table:table-row table:style-name="ro1">
          <table:table-cell table:style-name="ce3" office:value-type="string" calcext:value-type="string">
            <text:p>Bureaux Administration</text:p>
          </table:table-cell>
          <table:table-cell table:style-name="ce5" office:value-type="float" office:value="196952.652465" calcext:value-type="float">
            <text:p><text:s/>196 953 <text:s text:c="3"/></text:p>
          </table:table-cell>
          <table:table-cell table:style-name="ce9" table:formula="of:=[.C45]/[.$B45]" office:value-type="percentage" office:value="0.0202939891896622" calcext:value-type="percentage">
            <text:p>2,03%</text:p>
          </table:table-cell>
          <table:table-cell table:style-name="ce9" table:formula="of:=([.D45])/([.$B45]+[.C45])" office:value-type="percentage" office:value="0.0201180736354717" calcext:value-type="percentage">
            <text:p>2,01%</text:p>
          </table:table-cell>
          <table:table-cell table:style-name="ce9" table:formula="of:=([.E45])/([.$B45]+[.C45]+[.D45])" office:value-type="percentage" office:value="0.0266009518211455" calcext:value-type="percentage">
            <text:p>2,66%</text:p>
          </table:table-cell>
          <table:table-cell table:style-name="ce9" table:formula="of:=([.F45])/([.$B45]+[.C45]+[.D45]+[.E45])" office:value-type="percentage" office:value="0.0236537598458463" calcext:value-type="percentage">
            <text:p>2,37%</text:p>
          </table:table-cell>
          <table:table-cell table:style-name="ce9" table:formula="of:=([.G45])/([.$B45]+[.C45]+[.D45]+[.E45]+[.F45])" office:value-type="percentage" office:value="0.0213382693710513" calcext:value-type="percentage">
            <text:p>2,13%</text:p>
          </table:table-cell>
          <table:table-cell table:style-name="ce9" table:formula="of:=([.H45])/([.$B45]+[.C45]+[.D45]+[.E45]+[.F45]+[.G45])" office:value-type="percentage" office:value="0.0168568072375817" calcext:value-type="percentage">
            <text:p>1,69%</text:p>
          </table:table-cell>
          <table:table-cell table:style-name="ce9" table:formula="of:=([.I45])/([.$B45]+[.C45]+[.D45]+[.E45]+[.F45]+[.G45]+[.H45])" office:value-type="percentage" office:value="0.0173570510677327" calcext:value-type="percentage">
            <text:p>1,74%</text:p>
          </table:table-cell>
          <table:table-cell table:style-name="ce9" table:formula="of:=([.J45])/([.$B45]+[.C45]+[.D45]+[.E45]+[.F45]+[.G45]+[.H45]+[.I45])" office:value-type="percentage" office:value="0.0185821440555733" calcext:value-type="percentage">
            <text:p>1,86%</text:p>
          </table:table-cell>
          <table:table-cell table:style-name="ce9" table:formula="of:=AVERAGE([.D56:.H56])" office:value-type="percentage" office:value="0.0217135723822193" calcext:value-type="percentage">
            <text:p>2,17%</text:p>
          </table:table-cell>
          <table:table-cell/>
          <table:table-cell table:style-name="ce3" office:value-type="string" calcext:value-type="string">
            <text:p>Bureaux Administration</text:p>
          </table:table-cell>
          <table:table-cell/>
          <table:table-cell table:style-name="ce9" table:formula="of:=[.O45]/[.$B45]" office:value-type="percentage" office:value="0.01609716325381" calcext:value-type="percentage">
            <text:p>1,61%</text:p>
          </table:table-cell>
          <table:table-cell table:style-name="ce9" table:formula="of:=([.P45])/([.$B45]+[.O45])" office:value-type="percentage" office:value="0.014928911370816" calcext:value-type="percentage">
            <text:p>1,49%</text:p>
          </table:table-cell>
          <table:table-cell table:style-name="ce9" table:formula="of:=([.Q45])/([.$B45]+[.O45]+[.P45])" office:value-type="percentage" office:value="0.0168082323215655" calcext:value-type="percentage">
            <text:p>1,68%</text:p>
          </table:table-cell>
          <table:table-cell table:style-name="ce9" table:formula="of:=([.R45])/([.$B45]+[.O45]+[.P45]+[.Q45])" office:value-type="percentage" office:value="0.0175610814667824" calcext:value-type="percentage">
            <text:p>1,76%</text:p>
          </table:table-cell>
          <table:table-cell table:style-name="ce9" table:formula="of:=([.S45])/([.$B45]+[.O45]+[.P45]+[.Q45]+[.R45])" office:value-type="percentage" office:value="0.0155574379525633" calcext:value-type="percentage">
            <text:p>1,56%</text:p>
          </table:table-cell>
          <table:table-cell table:style-name="ce9" table:formula="of:=([.T45])/([.$B45]+[.O45]+[.P45]+[.Q45]+[.R45]+[.S45])" office:value-type="percentage" office:value="0.0143342124744827" calcext:value-type="percentage">
            <text:p>1,43%</text:p>
          </table:table-cell>
          <table:table-cell table:style-name="ce9" table:formula="of:=([.U45])/([.$B45]+[.O45]+[.P45]+[.Q45]+[.R45]+[.S45]+[.T45])" office:value-type="percentage" office:value="0.0129123052432008" calcext:value-type="percentage">
            <text:p>1,29%</text:p>
          </table:table-cell>
          <table:table-cell table:style-name="ce9" table:formula="of:=AVERAGE([.P56:.T56])" office:value-type="percentage" office:value="0.015837975117242" calcext:value-type="percentage">
            <text:p>1,58%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Café Hôtel Restaurant</text:p>
          </table:table-cell>
          <table:table-cell table:style-name="ce6" office:value-type="float" office:value="61160.2311622" calcext:value-type="float">
            <text:p><text:s/>61 160 <text:s text:c="3"/></text:p>
          </table:table-cell>
          <table:table-cell table:style-name="ce9" table:formula="of:=[.C46]/[.$B46]" office:value-type="percentage" office:value="0.0141762217624818" calcext:value-type="percentage">
            <text:p>1,42%</text:p>
          </table:table-cell>
          <table:table-cell table:style-name="ce9" table:formula="of:=([.D46])/([.$B46]+[.C46])" office:value-type="percentage" office:value="0.015561563125123" calcext:value-type="percentage">
            <text:p>1,56%</text:p>
          </table:table-cell>
          <table:table-cell table:style-name="ce9" table:formula="of:=([.E46])/([.$B46]+[.C46]+[.D46])" office:value-type="percentage" office:value="0.0154151542708377" calcext:value-type="percentage">
            <text:p>1,54%</text:p>
          </table:table-cell>
          <table:table-cell table:style-name="ce9" table:formula="of:=([.F46])/([.$B46]+[.C46]+[.D46]+[.E46])" office:value-type="percentage" office:value="0.0161574097781103" calcext:value-type="percentage">
            <text:p>1,62%</text:p>
          </table:table-cell>
          <table:table-cell table:style-name="ce9" table:formula="of:=([.G46])/([.$B46]+[.C46]+[.D46]+[.E46]+[.F46])" office:value-type="percentage" office:value="0.012295333461314" calcext:value-type="percentage">
            <text:p>1,23%</text:p>
          </table:table-cell>
          <table:table-cell table:style-name="ce9" table:formula="of:=([.H46])/([.$B46]+[.C46]+[.D46]+[.E46]+[.F46]+[.G46])" office:value-type="percentage" office:value="0.0107890158762571" calcext:value-type="percentage">
            <text:p>1,08%</text:p>
          </table:table-cell>
          <table:table-cell table:style-name="ce9" table:formula="of:=([.I46])/([.$B46]+[.C46]+[.D46]+[.E46]+[.F46]+[.G46]+[.H46])" office:value-type="percentage" office:value="0.0156967516543793" calcext:value-type="percentage">
            <text:p>1,57%</text:p>
          </table:table-cell>
          <table:table-cell table:style-name="ce9" table:formula="of:=([.J46])/([.$B46]+[.C46]+[.D46]+[.E46]+[.F46]+[.G46]+[.H46]+[.I46])" office:value-type="percentage" office:value="0.0144999298097239" calcext:value-type="percentage">
            <text:p>1,45%</text:p>
          </table:table-cell>
          <table:table-cell table:style-name="ce9" table:formula="of:=AVERAGE([.D57:.H57])" office:value-type="percentage" office:value="0.0140436953023284" calcext:value-type="percentage">
            <text:p>1,40%</text:p>
          </table:table-cell>
          <table:table-cell/>
          <table:table-cell table:style-name="ce4" office:value-type="string" calcext:value-type="string">
            <text:p>Café Hôtel Restaurant</text:p>
          </table:table-cell>
          <table:table-cell/>
          <table:table-cell table:style-name="ce9" table:formula="of:=[.O46]/[.$B46]" office:value-type="percentage" office:value="0.00804313506754746" calcext:value-type="percentage">
            <text:p>0,80%</text:p>
          </table:table-cell>
          <table:table-cell table:style-name="ce9" table:formula="of:=([.P46])/([.$B46]+[.O46])" office:value-type="percentage" office:value="0.0115499619490421" calcext:value-type="percentage">
            <text:p>1,15%</text:p>
          </table:table-cell>
          <table:table-cell table:style-name="ce9" table:formula="of:=([.Q46])/([.$B46]+[.O46]+[.P46])" office:value-type="percentage" office:value="0.0111677797837127" calcext:value-type="percentage">
            <text:p>1,12%</text:p>
          </table:table-cell>
          <table:table-cell table:style-name="ce9" table:formula="of:=([.R46])/([.$B46]+[.O46]+[.P46]+[.Q46])" office:value-type="percentage" office:value="0.00971562302208036" calcext:value-type="percentage">
            <text:p>0,97%</text:p>
          </table:table-cell>
          <table:table-cell table:style-name="ce9" table:formula="of:=([.S46])/([.$B46]+[.O46]+[.P46]+[.Q46]+[.R46])" office:value-type="percentage" office:value="0.0102476898442689" calcext:value-type="percentage">
            <text:p>1,02%</text:p>
          </table:table-cell>
          <table:table-cell table:style-name="ce9" table:formula="of:=([.T46])/([.$B46]+[.O46]+[.P46]+[.Q46]+[.R46]+[.S46])" office:value-type="percentage" office:value="0.010887017763832" calcext:value-type="percentage">
            <text:p>1,09%</text:p>
          </table:table-cell>
          <table:table-cell table:style-name="ce9" table:formula="of:=([.U46])/([.$B46]+[.O46]+[.P46]+[.Q46]+[.R46]+[.S46]+[.T46])" office:value-type="percentage" office:value="0.00662512985228713" calcext:value-type="percentage">
            <text:p>0,66%</text:p>
          </table:table-cell>
          <table:table-cell table:style-name="ce9" table:formula="of:=AVERAGE([.P57:.T57])" office:value-type="percentage" office:value="0.0107136144725872" calcext:value-type="percentage">
            <text:p>1,07%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Commerce</text:p>
          </table:table-cell>
          <table:table-cell table:style-name="ce6" office:value-type="float" office:value="200599.5397949" calcext:value-type="float">
            <text:p><text:s/>200 600 <text:s text:c="3"/></text:p>
          </table:table-cell>
          <table:table-cell table:style-name="ce9" table:formula="of:=[.C47]/[.$B47]" office:value-type="percentage" office:value="0.0199250457109056" calcext:value-type="percentage">
            <text:p>1,99%</text:p>
          </table:table-cell>
          <table:table-cell table:style-name="ce9" table:formula="of:=([.D47])/([.$B47]+[.C47])" office:value-type="percentage" office:value="0.0197594734164565" calcext:value-type="percentage">
            <text:p>1,98%</text:p>
          </table:table-cell>
          <table:table-cell table:style-name="ce9" table:formula="of:=([.E47])/([.$B47]+[.C47]+[.D47])" office:value-type="percentage" office:value="0.0261359832642031" calcext:value-type="percentage">
            <text:p>2,61%</text:p>
          </table:table-cell>
          <table:table-cell table:style-name="ce9" table:formula="of:=([.F47])/([.$B47]+[.C47]+[.D47]+[.E47])" office:value-type="percentage" office:value="0.0232508372024509" calcext:value-type="percentage">
            <text:p>2,33%</text:p>
          </table:table-cell>
          <table:table-cell table:style-name="ce9" table:formula="of:=([.G47])/([.$B47]+[.C47]+[.D47]+[.E47]+[.F47])" office:value-type="percentage" office:value="0.0209830484173016" calcext:value-type="percentage">
            <text:p>2,10%</text:p>
          </table:table-cell>
          <table:table-cell table:style-name="ce9" table:formula="of:=([.H47])/([.$B47]+[.C47]+[.D47]+[.E47]+[.F47]+[.G47])" office:value-type="percentage" office:value="0.0165819569651388" calcext:value-type="percentage">
            <text:p>1,66%</text:p>
          </table:table-cell>
          <table:table-cell table:style-name="ce9" table:formula="of:=([.I47])/([.$B47]+[.C47]+[.D47]+[.E47]+[.F47]+[.G47]+[.H47])" office:value-type="percentage" office:value="0.0170786605778586" calcext:value-type="percentage">
            <text:p>1,71%</text:p>
          </table:table-cell>
          <table:table-cell table:style-name="ce9" table:formula="of:=([.J47])/([.$B47]+[.C47]+[.D47]+[.E47]+[.F47]+[.G47]+[.H47]+[.I47])" office:value-type="percentage" office:value="0.018289108894539" calcext:value-type="percentage">
            <text:p>1,83%</text:p>
          </table:table-cell>
          <table:table-cell table:style-name="ce9" table:formula="of:=AVERAGE([.D58:.H58])" office:value-type="percentage" office:value="0.0213422598531102" calcext:value-type="percentage">
            <text:p>2,13%</text:p>
          </table:table-cell>
          <table:table-cell/>
          <table:table-cell table:style-name="ce4" office:value-type="string" calcext:value-type="string">
            <text:p>Commerce</text:p>
          </table:table-cell>
          <table:table-cell/>
          <table:table-cell table:style-name="ce9" table:formula="of:=[.O47]/[.$B47]" office:value-type="percentage" office:value="0.015804517813159" calcext:value-type="percentage">
            <text:p>1,58%</text:p>
          </table:table-cell>
          <table:table-cell table:style-name="ce9" table:formula="of:=([.P47])/([.$B47]+[.O47])" office:value-type="percentage" office:value="0.0146617273917016" calcext:value-type="percentage">
            <text:p>1,47%</text:p>
          </table:table-cell>
          <table:table-cell table:style-name="ce9" table:formula="of:=([.Q47])/([.$B47]+[.O47]+[.P47])" office:value-type="percentage" office:value="0.0165117607629211" calcext:value-type="percentage">
            <text:p>1,65%</text:p>
          </table:table-cell>
          <table:table-cell table:style-name="ce9" table:formula="of:=([.R47])/([.$B47]+[.O47]+[.P47]+[.Q47])" office:value-type="percentage" office:value="0.0172563622493369" calcext:value-type="percentage">
            <text:p>1,73%</text:p>
          </table:table-cell>
          <table:table-cell table:style-name="ce9" table:formula="of:=([.S47])/([.$B47]+[.O47]+[.P47]+[.Q47]+[.R47])" office:value-type="percentage" office:value="0.0152920652486514" calcext:value-type="percentage">
            <text:p>1,53%</text:p>
          </table:table-cell>
          <table:table-cell table:style-name="ce9" table:formula="of:=([.T47])/([.$B47]+[.O47]+[.P47]+[.Q47]+[.R47]+[.S47])" office:value-type="percentage" office:value="0.0140933877802406" calcext:value-type="percentage">
            <text:p>1,41%</text:p>
          </table:table-cell>
          <table:table-cell table:style-name="ce9" table:formula="of:=([.U47])/([.$B47]+[.O47]+[.P47]+[.Q47]+[.R47]+[.S47]+[.T47])" office:value-type="percentage" office:value="0.0126983844437206" calcext:value-type="percentage">
            <text:p>1,27%</text:p>
          </table:table-cell>
          <table:table-cell table:style-name="ce9" table:formula="of:=AVERAGE([.P58:.T58])" office:value-type="percentage" office:value="0.0155630606865703" calcext:value-type="percentage">
            <text:p>1,56%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Enseignement Recherche</text:p>
          </table:table-cell>
          <table:table-cell table:style-name="ce6" office:value-type="float" office:value="179320.5508775" calcext:value-type="float">
            <text:p><text:s/>179 321 <text:s text:c="3"/></text:p>
          </table:table-cell>
          <table:table-cell table:style-name="ce9" table:formula="of:=[.C48]/[.$B48]" office:value-type="percentage" office:value="0.0113197343531845" calcext:value-type="percentage">
            <text:p>1,13%</text:p>
          </table:table-cell>
          <table:table-cell table:style-name="ce9" table:formula="of:=([.D48])/([.$B48]+[.C48])" office:value-type="percentage" office:value="0.0119196972183342" calcext:value-type="percentage">
            <text:p>1,19%</text:p>
          </table:table-cell>
          <table:table-cell table:style-name="ce9" table:formula="of:=([.E48])/([.$B48]+[.C48]+[.D48])" office:value-type="percentage" office:value="0.0121397148194261" calcext:value-type="percentage">
            <text:p>1,21%</text:p>
          </table:table-cell>
          <table:table-cell table:style-name="ce9" table:formula="of:=([.F48])/([.$B48]+[.C48]+[.D48]+[.E48])" office:value-type="percentage" office:value="0.00935105801667332" calcext:value-type="percentage">
            <text:p>0,94%</text:p>
          </table:table-cell>
          <table:table-cell table:style-name="ce9" table:formula="of:=([.G48])/([.$B48]+[.C48]+[.D48]+[.E48]+[.F48])" office:value-type="percentage" office:value="0.0104029192986036" calcext:value-type="percentage">
            <text:p>1,04%</text:p>
          </table:table-cell>
          <table:table-cell table:style-name="ce9" table:formula="of:=([.H48])/([.$B48]+[.C48]+[.D48]+[.E48]+[.F48]+[.G48])" office:value-type="percentage" office:value="0.00859535832212632" calcext:value-type="percentage">
            <text:p>0,86%</text:p>
          </table:table-cell>
          <table:table-cell table:style-name="ce9" table:formula="of:=([.I48])/([.$B48]+[.C48]+[.D48]+[.E48]+[.F48]+[.G48]+[.H48])" office:value-type="percentage" office:value="0.00713069835771814" calcext:value-type="percentage">
            <text:p>0,71%</text:p>
          </table:table-cell>
          <table:table-cell table:style-name="ce9" table:formula="of:=([.J48])/([.$B48]+[.C48]+[.D48]+[.E48]+[.F48]+[.G48]+[.H48]+[.I48])" office:value-type="percentage" office:value="0.00748673366078089" calcext:value-type="percentage">
            <text:p>0,75%</text:p>
          </table:table-cell>
          <table:table-cell table:style-name="ce9" table:formula="of:=AVERAGE([.D59:.H59])" office:value-type="percentage" office:value="0.0104817495350327" calcext:value-type="percentage">
            <text:p>1,05%</text:p>
          </table:table-cell>
          <table:table-cell/>
          <table:table-cell table:style-name="ce4" office:value-type="string" calcext:value-type="string">
            <text:p>Enseignement Recherche</text:p>
          </table:table-cell>
          <table:table-cell/>
          <table:table-cell table:style-name="ce9" table:formula="of:=[.O48]/[.$B48]" office:value-type="percentage" office:value="0.00918276233227104" calcext:value-type="percentage">
            <text:p>0,92%</text:p>
          </table:table-cell>
          <table:table-cell table:style-name="ce9" table:formula="of:=([.P48])/([.$B48]+[.O48])" office:value-type="percentage" office:value="0.00846012937645718" calcext:value-type="percentage">
            <text:p>0,85%</text:p>
          </table:table-cell>
          <table:table-cell table:style-name="ce9" table:formula="of:=([.Q48])/([.$B48]+[.O48]+[.P48])" office:value-type="percentage" office:value="0.0094597144479403" calcext:value-type="percentage">
            <text:p>0,95%</text:p>
          </table:table-cell>
          <table:table-cell table:style-name="ce9" table:formula="of:=([.R48])/([.$B48]+[.O48]+[.P48]+[.Q48])" office:value-type="percentage" office:value="0.0086999186637692" calcext:value-type="percentage">
            <text:p>0,87%</text:p>
          </table:table-cell>
          <table:table-cell table:style-name="ce9" table:formula="of:=([.S48])/([.$B48]+[.O48]+[.P48]+[.Q48]+[.R48])" office:value-type="percentage" office:value="0.00817565941523898" calcext:value-type="percentage">
            <text:p>0,82%</text:p>
          </table:table-cell>
          <table:table-cell table:style-name="ce9" table:formula="of:=([.T48])/([.$B48]+[.O48]+[.P48]+[.Q48]+[.R48]+[.S48])" office:value-type="percentage" office:value="0.0074324222091042" calcext:value-type="percentage">
            <text:p>0,74%</text:p>
          </table:table-cell>
          <table:table-cell table:style-name="ce9" table:formula="of:=([.U48])/([.$B48]+[.O48]+[.P48]+[.Q48]+[.R48]+[.S48]+[.T48])" office:value-type="percentage" office:value="0.00607259648616881" calcext:value-type="percentage">
            <text:p>0,61%</text:p>
          </table:table-cell>
          <table:table-cell table:style-name="ce9" table:formula="of:=AVERAGE([.P59:.T59])" office:value-type="percentage" office:value="0.00844556882250197" calcext:value-type="percentage">
            <text:p>0,84%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Habitat Communautaire</text:p>
          </table:table-cell>
          <table:table-cell table:style-name="ce6" office:value-type="float" office:value="58790.3733003" calcext:value-type="float">
            <text:p><text:s/>58 790 <text:s text:c="3"/></text:p>
          </table:table-cell>
          <table:table-cell table:style-name="ce9" table:number-columns-repeated="9"/>
          <table:table-cell/>
          <table:table-cell table:style-name="ce4" office:value-type="string" calcext:value-type="string">
            <text:p>Habitat Communautaire</text:p>
          </table:table-cell>
          <table:table-cell/>
          <table:table-cell table:style-name="ce9" table:number-columns-repeated="8"/>
          <table:table-cell table:number-columns-repeated="1002"/>
        </table:table-row>
        <table:table-row table:style-name="ro1">
          <table:table-cell table:style-name="ce4" office:value-type="string" calcext:value-type="string">
            <text:p>Santé Action Sociale</text:p>
          </table:table-cell>
          <table:table-cell table:style-name="ce6" office:value-type="float" office:value="103999.9139119" calcext:value-type="float">
            <text:p><text:s/>104 000 <text:s text:c="3"/></text:p>
          </table:table-cell>
          <table:table-cell table:style-name="ce9" table:formula="of:=[.C50]/[.$B50]" office:value-type="percentage" office:value="0.0290958221615774" calcext:value-type="percentage">
            <text:p>2,91%</text:p>
          </table:table-cell>
          <table:table-cell table:style-name="ce9" table:formula="of:=([.D50])/([.$B50]+[.C50])" office:value-type="percentage" office:value="0.0311045337450522" calcext:value-type="percentage">
            <text:p>3,11%</text:p>
          </table:table-cell>
          <table:table-cell table:style-name="ce9" table:formula="of:=([.E50])/([.$B50]+[.C50]+[.D50])" office:value-type="percentage" office:value="0.0311807725050045" calcext:value-type="percentage">
            <text:p>3,12%</text:p>
          </table:table-cell>
          <table:table-cell table:style-name="ce9" table:formula="of:=([.F50])/([.$B50]+[.C50]+[.D50]+[.E50])" office:value-type="percentage" office:value="0.0230867185744968" calcext:value-type="percentage">
            <text:p>2,31%</text:p>
          </table:table-cell>
          <table:table-cell table:style-name="ce9" table:formula="of:=([.G50])/([.$B50]+[.C50]+[.D50]+[.E50]+[.F50])" office:value-type="percentage" office:value="0.0203857590513845" calcext:value-type="percentage">
            <text:p>2,04%</text:p>
          </table:table-cell>
          <table:table-cell table:style-name="ce9" table:formula="of:=([.H50])/([.$B50]+[.C50]+[.D50]+[.E50]+[.F50]+[.G50])" office:value-type="percentage" office:value="0.0159266159451614" calcext:value-type="percentage">
            <text:p>1,59%</text:p>
          </table:table-cell>
          <table:table-cell table:style-name="ce9" table:formula="of:=([.I50])/([.$B50]+[.C50]+[.D50]+[.E50]+[.F50]+[.G50]+[.H50])" office:value-type="percentage" office:value="0.0153038672002458" calcext:value-type="percentage">
            <text:p>1,53%</text:p>
          </table:table-cell>
          <table:table-cell table:style-name="ce9" table:formula="of:=([.J50])/([.$B50]+[.C50]+[.D50]+[.E50]+[.F50]+[.G50]+[.H50]+[.I50])" office:value-type="percentage" office:value="0.0166387287618456" calcext:value-type="percentage">
            <text:p>1,66%</text:p>
          </table:table-cell>
          <table:table-cell table:style-name="ce9" table:formula="of:=AVERAGE([.D61:.H61])" office:value-type="percentage" office:value="0.0243368799642199" calcext:value-type="percentage">
            <text:p>2,43%</text:p>
          </table:table-cell>
          <table:table-cell/>
          <table:table-cell table:style-name="ce4" office:value-type="string" calcext:value-type="string">
            <text:p>Santé Action Sociale</text:p>
          </table:table-cell>
          <table:table-cell/>
          <table:table-cell table:style-name="ce9" table:formula="of:=[.O50]/[.$B50]" office:value-type="percentage" office:value="0.0294259858964155" calcext:value-type="percentage">
            <text:p>2,94%</text:p>
          </table:table-cell>
          <table:table-cell table:style-name="ce9" table:formula="of:=([.P50])/([.$B50]+[.O50])" office:value-type="percentage" office:value="0.0245085723643258" calcext:value-type="percentage">
            <text:p>2,45%</text:p>
          </table:table-cell>
          <table:table-cell table:style-name="ce9" table:formula="of:=([.Q50])/([.$B50]+[.O50]+[.P50])" office:value-type="percentage" office:value="0.0269848393111079" calcext:value-type="percentage">
            <text:p>2,70%</text:p>
          </table:table-cell>
          <table:table-cell table:style-name="ce9" table:formula="of:=([.R50])/([.$B50]+[.O50]+[.P50]+[.Q50])" office:value-type="percentage" office:value="0.019702200529303" calcext:value-type="percentage">
            <text:p>1,97%</text:p>
          </table:table-cell>
          <table:table-cell table:style-name="ce9" table:formula="of:=([.S50])/([.$B50]+[.O50]+[.P50]+[.Q50]+[.R50])" office:value-type="percentage" office:value="0.0187676392509241" calcext:value-type="percentage">
            <text:p>1,88%</text:p>
          </table:table-cell>
          <table:table-cell table:style-name="ce9" table:formula="of:=([.T50])/([.$B50]+[.O50]+[.P50]+[.Q50]+[.R50]+[.S50])" office:value-type="percentage" office:value="0.0155862691086398" calcext:value-type="percentage">
            <text:p>1,56%</text:p>
          </table:table-cell>
          <table:table-cell table:style-name="ce9" table:formula="of:=([.U50])/([.$B50]+[.O50]+[.P50]+[.Q50]+[.R50]+[.S50]+[.T50])" office:value-type="percentage" office:value="0.0129908447511595" calcext:value-type="percentage">
            <text:p>1,30%</text:p>
          </table:table-cell>
          <table:table-cell table:style-name="ce9" table:formula="of:=AVERAGE([.P61:.T61])" office:value-type="percentage" office:value="0.0211099041128601" calcext:value-type="percentage">
            <text:p>2,11%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Sport Loisir Culture</text:p>
          </table:table-cell>
          <table:table-cell table:style-name="ce6" office:value-type="float" office:value="69431.4184731" calcext:value-type="float">
            <text:p><text:s/>69 431 <text:s text:c="3"/></text:p>
          </table:table-cell>
          <table:table-cell table:style-name="ce9" table:formula="of:=[.C51]/[.$B51]" office:value-type="percentage" office:value="0.0224684016876942" calcext:value-type="percentage">
            <text:p>2,25%</text:p>
          </table:table-cell>
          <table:table-cell table:style-name="ce9" table:formula="of:=([.D51])/([.$B51]+[.C51])" office:value-type="percentage" office:value="0.0247110526382994" calcext:value-type="percentage">
            <text:p>2,47%</text:p>
          </table:table-cell>
          <table:table-cell table:style-name="ce9" table:formula="of:=([.E51])/([.$B51]+[.C51]+[.D51])" office:value-type="percentage" office:value="0.0301253801289445" calcext:value-type="percentage">
            <text:p>3,01%</text:p>
          </table:table-cell>
          <table:table-cell table:style-name="ce9" table:formula="of:=([.F51])/([.$B51]+[.C51]+[.D51]+[.E51])" office:value-type="percentage" office:value="0.0249159574667333" calcext:value-type="percentage">
            <text:p>2,49%</text:p>
          </table:table-cell>
          <table:table-cell table:style-name="ce9" table:formula="of:=([.G51])/([.$B51]+[.C51]+[.D51]+[.E51]+[.F51])" office:value-type="percentage" office:value="0.0203463662929794" calcext:value-type="percentage">
            <text:p>2,03%</text:p>
          </table:table-cell>
          <table:table-cell table:style-name="ce9" table:formula="of:=([.H51])/([.$B51]+[.C51]+[.D51]+[.E51]+[.F51]+[.G51])" office:value-type="percentage" office:value="0.0131654110781254" calcext:value-type="percentage">
            <text:p>1,32%</text:p>
          </table:table-cell>
          <table:table-cell table:style-name="ce9" table:formula="of:=([.I51])/([.$B51]+[.C51]+[.D51]+[.E51]+[.F51]+[.G51]+[.H51])" office:value-type="percentage" office:value="0.0141735226199529" calcext:value-type="percentage">
            <text:p>1,42%</text:p>
          </table:table-cell>
          <table:table-cell table:style-name="ce9" table:formula="of:=([.J51])/([.$B51]+[.C51]+[.D51]+[.E51]+[.F51]+[.G51]+[.H51]+[.I51])" office:value-type="percentage" office:value="0.0144971112210282" calcext:value-type="percentage">
            <text:p>1,45%</text:p>
          </table:table-cell>
          <table:table-cell table:style-name="ce9" table:formula="of:=AVERAGE([.D62:.H62])" office:value-type="percentage" office:value="0.0226528335210164" calcext:value-type="percentage">
            <text:p>2,27%</text:p>
          </table:table-cell>
          <table:table-cell/>
          <table:table-cell table:style-name="ce4" office:value-type="string" calcext:value-type="string">
            <text:p>Sport Loisir Culture</text:p>
          </table:table-cell>
          <table:table-cell/>
          <table:table-cell table:style-name="ce9" table:formula="of:=[.O51]/[.$B51]" office:value-type="percentage" office:value="0.0162994797584102" calcext:value-type="percentage">
            <text:p>1,63%</text:p>
          </table:table-cell>
          <table:table-cell table:style-name="ce9" table:formula="of:=([.P51])/([.$B51]+[.O51])" office:value-type="percentage" office:value="0.0192669783661304" calcext:value-type="percentage">
            <text:p>1,93%</text:p>
          </table:table-cell>
          <table:table-cell table:style-name="ce9" table:formula="of:=([.Q51])/([.$B51]+[.O51]+[.P51])" office:value-type="percentage" office:value="0.0221285081302481" calcext:value-type="percentage">
            <text:p>2,21%</text:p>
          </table:table-cell>
          <table:table-cell table:style-name="ce9" table:formula="of:=([.R51])/([.$B51]+[.O51]+[.P51]+[.Q51])" office:value-type="percentage" office:value="0.0219813742579016" calcext:value-type="percentage">
            <text:p>2,20%</text:p>
          </table:table-cell>
          <table:table-cell table:style-name="ce9" table:formula="of:=([.S51])/([.$B51]+[.O51]+[.P51]+[.Q51]+[.R51])" office:value-type="percentage" office:value="0.0177800821708647" calcext:value-type="percentage">
            <text:p>1,78%</text:p>
          </table:table-cell>
          <table:table-cell table:style-name="ce9" table:formula="of:=([.T51])/([.$B51]+[.O51]+[.P51]+[.Q51]+[.R51]+[.S51])" office:value-type="percentage" office:value="0.0138934245905069" calcext:value-type="percentage">
            <text:p>1,39%</text:p>
          </table:table-cell>
          <table:table-cell table:style-name="ce9" table:formula="of:=([.U51])/([.$B51]+[.O51]+[.P51]+[.Q51]+[.R51]+[.S51]+[.T51])" office:value-type="percentage" office:value="0.0104972981493827" calcext:value-type="percentage">
            <text:p>1,05%</text:p>
          </table:table-cell>
          <table:table-cell table:style-name="ce9" table:formula="of:=AVERAGE([.P62:.T62])" office:value-type="percentage" office:value="0.0190100735031303" calcext:value-type="percentage">
            <text:p>1,90%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Transport</text:p>
          </table:table-cell>
          <table:table-cell table:style-name="ce6" office:value-type="float" office:value="25067.9845971" calcext:value-type="float">
            <text:p><text:s/>25 068 <text:s text:c="3"/></text:p>
          </table:table-cell>
          <table:table-cell table:style-name="ce9" table:formula="of:=[.C52]/[.$B52]" office:value-type="percentage" office:value="0.00770249396205299" calcext:value-type="percentage">
            <text:p>0,77%</text:p>
          </table:table-cell>
          <table:table-cell table:style-name="ce9" table:formula="of:=([.D52])/([.$B52]+[.C52])" office:value-type="percentage" office:value="0.00831544329020302" calcext:value-type="percentage">
            <text:p>0,83%</text:p>
          </table:table-cell>
          <table:table-cell table:style-name="ce9" table:formula="of:=([.E52])/([.$B52]+[.C52]+[.D52])" office:value-type="percentage" office:value="0.00811734773860347" calcext:value-type="percentage">
            <text:p>0,81%</text:p>
          </table:table-cell>
          <table:table-cell table:style-name="ce9" table:formula="of:=([.F52])/([.$B52]+[.C52]+[.D52]+[.E52])" office:value-type="percentage" office:value="0.00668181962845793" calcext:value-type="percentage">
            <text:p>0,67%</text:p>
          </table:table-cell>
          <table:table-cell table:style-name="ce9" table:formula="of:=([.G52])/([.$B52]+[.C52]+[.D52]+[.E52]+[.F52])" office:value-type="percentage" office:value="0.00564023374694158" calcext:value-type="percentage">
            <text:p>0,56%</text:p>
          </table:table-cell>
          <table:table-cell table:style-name="ce9" table:formula="of:=([.H52])/([.$B52]+[.C52]+[.D52]+[.E52]+[.F52]+[.G52])" office:value-type="percentage" office:value="0.008059546985346" calcext:value-type="percentage">
            <text:p>0,81%</text:p>
          </table:table-cell>
          <table:table-cell table:style-name="ce9" table:formula="of:=([.I52])/([.$B52]+[.C52]+[.D52]+[.E52]+[.F52]+[.G52]+[.H52])" office:value-type="percentage" office:value="0.0067557172313786" calcext:value-type="percentage">
            <text:p>0,68%</text:p>
          </table:table-cell>
          <table:table-cell table:style-name="ce9" table:formula="of:=([.J52])/([.$B52]+[.C52]+[.D52]+[.E52]+[.F52]+[.G52]+[.H52]+[.I52])" office:value-type="percentage" office:value="0.00993559969384398" calcext:value-type="percentage">
            <text:p>0,99%</text:p>
          </table:table-cell>
          <table:table-cell table:style-name="ce9" table:formula="of:=AVERAGE([.D63:.H63])" office:value-type="percentage" office:value="0.0073628782779104" calcext:value-type="percentage">
            <text:p>0,74%</text:p>
          </table:table-cell>
          <table:table-cell/>
          <table:table-cell table:style-name="ce4" office:value-type="string" calcext:value-type="string">
            <text:p>Transport</text:p>
          </table:table-cell>
          <table:table-cell/>
          <table:table-cell table:style-name="ce9" table:formula="of:=[.O52]/[.$B52]" office:value-type="percentage" office:value="0.00467225434682729" calcext:value-type="percentage">
            <text:p>0,47%</text:p>
          </table:table-cell>
          <table:table-cell table:style-name="ce9" table:formula="of:=([.P52])/([.$B52]+[.O52])" office:value-type="percentage" office:value="0.00485628241500151" calcext:value-type="percentage">
            <text:p>0,49%</text:p>
          </table:table-cell>
          <table:table-cell table:style-name="ce9" table:formula="of:=([.Q52])/([.$B52]+[.O52]+[.P52])" office:value-type="percentage" office:value="0.00487465835463637" calcext:value-type="percentage">
            <text:p>0,49%</text:p>
          </table:table-cell>
          <table:table-cell table:style-name="ce9" table:formula="of:=([.R52])/([.$B52]+[.O52]+[.P52]+[.Q52])" office:value-type="percentage" office:value="0.00540537892183516" calcext:value-type="percentage">
            <text:p>0,54%</text:p>
          </table:table-cell>
          <table:table-cell table:style-name="ce9" table:formula="of:=([.S52])/([.$B52]+[.O52]+[.P52]+[.Q52]+[.R52])" office:value-type="percentage" office:value="0.0057353179219534" calcext:value-type="percentage">
            <text:p>0,57%</text:p>
          </table:table-cell>
          <table:table-cell table:style-name="ce9" table:formula="of:=([.T52])/([.$B52]+[.O52]+[.P52]+[.Q52]+[.R52]+[.S52])" office:value-type="percentage" office:value="0.00283532285453937" calcext:value-type="percentage">
            <text:p>0,28%</text:p>
          </table:table-cell>
          <table:table-cell table:style-name="ce9" table:formula="of:=([.U52])/([.$B52]+[.O52]+[.P52]+[.Q52]+[.R52]+[.S52]+[.T52])" office:value-type="percentage" office:value="0.00607046870218225" calcext:value-type="percentage">
            <text:p>0,61%</text:p>
          </table:table-cell>
          <table:table-cell table:style-name="ce9" table:formula="of:=AVERAGE([.P63:.T63])" office:value-type="percentage" office:value="0.00474139209359316" calcext:value-type="percentage">
            <text:p>0,47%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9" table:formula="of:=[.C53]/[.$B53]" office:value-type="percentage" office:value="0.0175019069882653" calcext:value-type="percentage">
            <text:p>1,75%</text:p>
          </table:table-cell>
          <table:table-cell table:style-name="ce9" table:formula="of:=([.D53])/([.$B53]+[.C53])" office:value-type="percentage" office:value="0.0181183057635772" calcext:value-type="percentage">
            <text:p>1,81%</text:p>
          </table:table-cell>
          <table:table-cell table:style-name="ce9" table:formula="of:=([.E53])/([.$B53]+[.C53]+[.D53])" office:value-type="percentage" office:value="0.0215030130183636" calcext:value-type="percentage">
            <text:p>2,15%</text:p>
          </table:table-cell>
          <table:table-cell table:style-name="ce9" table:formula="of:=([.F53])/([.$B53]+[.C53]+[.D53]+[.E53])" office:value-type="percentage" office:value="0.0183566603325841" calcext:value-type="percentage">
            <text:p>1,84%</text:p>
          </table:table-cell>
          <table:table-cell table:style-name="ce9" table:formula="of:=([.G53])/([.$B53]+[.C53]+[.D53]+[.E53]+[.F53])" office:value-type="percentage" office:value="0.0166089040800752" calcext:value-type="percentage">
            <text:p>1,66%</text:p>
          </table:table-cell>
          <table:table-cell table:style-name="ce9" table:formula="of:=([.H53])/([.$B53]+[.C53]+[.D53]+[.E53]+[.F53]+[.G53])" office:value-type="percentage" office:value="0.0131405274846422" calcext:value-type="percentage">
            <text:p>1,31%</text:p>
          </table:table-cell>
          <table:table-cell table:style-name="ce9" table:formula="of:=([.I53])/([.$B53]+[.C53]+[.D53]+[.E53]+[.F53]+[.G53]+[.H53])" office:value-type="percentage" office:value="0.0134060351730419" calcext:value-type="percentage">
            <text:p>1,34%</text:p>
          </table:table-cell>
          <table:table-cell table:style-name="ce9" table:formula="of:=([.J53])/([.$B53]+[.C53]+[.D53]+[.E53]+[.F53]+[.G53]+[.H53]+[.I53])" office:value-type="percentage" office:value="0.01424668059224" calcext:value-type="percentage">
            <text:p>1,42%</text:p>
          </table:table-cell>
          <table:table-cell table:style-name="ce9" table:formula="of:=AVERAGE([.D64:.H64])" office:value-type="percentage" office:value="0.0175454821358485" calcext:value-type="percentage">
            <text:p>1,75%</text:p>
          </table:table-cell>
          <table:table-cell table:number-columns-repeated="3"/>
          <table:table-cell table:style-name="ce9" table:formula="of:=[.O53]/[.$B53]" office:value-type="percentage" office:value="0.0142836281330715" calcext:value-type="percentage">
            <text:p>1,43%</text:p>
          </table:table-cell>
          <table:table-cell table:style-name="ce9" table:formula="of:=([.P53])/([.$B53]+[.O53])" office:value-type="percentage" office:value="0.0135710935816991" calcext:value-type="percentage">
            <text:p>1,36%</text:p>
          </table:table-cell>
          <table:table-cell table:style-name="ce9" table:formula="of:=([.Q53])/([.$B53]+[.O53]+[.P53])" office:value-type="percentage" office:value="0.0151291772399069" calcext:value-type="percentage">
            <text:p>1,51%</text:p>
          </table:table-cell>
          <table:table-cell table:style-name="ce9" table:formula="of:=([.R53])/([.$B53]+[.O53]+[.P53]+[.Q53])" office:value-type="percentage" office:value="0.0143860324124744" calcext:value-type="percentage">
            <text:p>1,44%</text:p>
          </table:table-cell>
          <table:table-cell table:style-name="ce9" table:formula="of:=([.S53])/([.$B53]+[.O53]+[.P53]+[.Q53]+[.R53])" office:value-type="percentage" office:value="0.0130288493085264" calcext:value-type="percentage">
            <text:p>1,30%</text:p>
          </table:table-cell>
          <table:table-cell table:style-name="ce9" table:formula="of:=([.T53])/([.$B53]+[.O53]+[.P53]+[.Q53]+[.R53]+[.S53])" office:value-type="percentage" office:value="0.0116339675224179" calcext:value-type="percentage">
            <text:p>1,16%</text:p>
          </table:table-cell>
          <table:table-cell table:style-name="ce9" table:formula="of:=([.U53])/([.$B53]+[.O53]+[.P53]+[.Q53]+[.R53]+[.S53]+[.T53])" office:value-type="percentage" office:value="0.00996756077561027" calcext:value-type="percentage">
            <text:p>1,00%</text:p>
          </table:table-cell>
          <table:table-cell table:style-name="ce9" table:formula="of:=AVERAGE([.P64:.T64])" office:value-type="percentage" office:value="0.013549824013005" calcext:value-type="percentage">
            <text:p>1,35%</text:p>
          </table:table-cell>
          <table:table-cell table:number-columns-repeated="1002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EREN" table:style-name="ta2">
        <office:forms form:automatic-focus="false" form:apply-design-mode="false"/>
        <table:table-column table:style-name="co7" table:default-cell-style-name="ce13"/>
        <table:table-column table:style-name="co8" table:default-cell-style-name="ce15"/>
        <table:table-column table:style-name="co8" table:default-cell-style-name="ce18"/>
        <table:table-column table:style-name="co9" table:default-cell-style-name="ce18"/>
        <table:table-column table:style-name="co8" table:number-columns-repeated="3" table:default-cell-style-name="ce18"/>
        <table:table-row table:style-name="ro3">
          <table:table-cell table:style-name="ce11" office:value-type="string" calcext:value-type="string">
            <text:p>Évolution des surfaces totales chauffées du secteur tertiaire par branche de 1990 à 2013</text:p>
          </table:table-cell>
          <table:table-cell table:style-name="Default" table:number-columns-repeated="6"/>
        </table:table-row>
        <table:table-row table:style-name="ro3">
          <table:table-cell table:style-name="ce11"/>
          <table:table-cell table:style-name="Default" table:number-columns-repeated="4"/>
          <table:table-cell table:style-name="ce23" office:value-type="string" calcext:value-type="string">
            <text:p>(millions de mètres-carrés)</text:p>
          </table:table-cell>
          <table:table-cell table:style-name="Default"/>
        </table:table-row>
        <table:table-row table:style-name="ro1">
          <table:table-cell table:style-name="ce12" office:value-type="string" calcext:value-type="string">
            <text:p>Branche</text:p>
          </table:table-cell>
          <table:table-cell table:style-name="ce14" office:value-type="float" office:value="1990" calcext:value-type="float">
            <text:p>199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05" calcext:value-type="float">
            <text:p>2005</text:p>
          </table:table-cell>
          <table:table-cell table:style-name="ce19" office:value-type="float" office:value="2010" calcext:value-type="float">
            <text:p>2010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Bureaux</text:p>
          </table:table-cell>
          <table:table-cell office:value-type="float" office:value="132.1" calcext:value-type="float">
            <text:p>132</text:p>
          </table:table-cell>
          <table:table-cell office:value-type="float" office:value="171.1" calcext:value-type="float">
            <text:p>171</text:p>
          </table:table-cell>
          <table:table-cell office:value-type="float" office:value="187.1" calcext:value-type="float">
            <text:p>187</text:p>
          </table:table-cell>
          <table:table-cell table:style-name="ce20" office:value-type="float" office:value="204.7" calcext:value-type="float">
            <text:p>205</text:p>
          </table:table-cell>
          <table:table-cell office:value-type="float" office:value="210.4" calcext:value-type="float">
            <text:p>210</text:p>
          </table:table-cell>
          <table:table-cell office:value-type="float" office:value="214.1" calcext:value-type="float">
            <text:p>214</text:p>
          </table:table-cell>
        </table:table-row>
        <table:table-row table:style-name="ro1">
          <table:table-cell office:value-type="string" calcext:value-type="string">
            <text:p>Hôtellerie-restauration</text:p>
          </table:table-cell>
          <table:table-cell office:value-type="float" office:value="43.5" calcext:value-type="float">
            <text:p>44</text:p>
          </table:table-cell>
          <table:table-cell office:value-type="float" office:value="54.3" calcext:value-type="float">
            <text:p>54</text:p>
          </table:table-cell>
          <table:table-cell office:value-type="float" office:value="59.1" calcext:value-type="float">
            <text:p>59</text:p>
          </table:table-cell>
          <table:table-cell table:style-name="ce20" office:value-type="float" office:value="64.2" calcext:value-type="float">
            <text:p>64</text:p>
          </table:table-cell>
          <table:table-cell office:value-type="float" office:value="65.1" calcext:value-type="float">
            <text:p>65</text:p>
          </table:table-cell>
          <table:table-cell office:value-type="float" office:value="65.4" calcext:value-type="float">
            <text:p>65</text:p>
          </table:table-cell>
        </table:table-row>
        <table:table-row table:style-name="ro1">
          <table:table-cell office:value-type="string" calcext:value-type="string">
            <text:p>Commerce</text:p>
          </table:table-cell>
          <table:table-cell office:value-type="float" office:value="163.4" calcext:value-type="float">
            <text:p>163</text:p>
          </table:table-cell>
          <table:table-cell office:value-type="float" office:value="184.4" calcext:value-type="float">
            <text:p>184</text:p>
          </table:table-cell>
          <table:table-cell office:value-type="float" office:value="196.5" calcext:value-type="float">
            <text:p>197</text:p>
          </table:table-cell>
          <table:table-cell table:style-name="ce20" office:value-type="float" office:value="205" calcext:value-type="float">
            <text:p>205</text:p>
          </table:table-cell>
          <table:table-cell office:value-type="float" office:value="207.2" calcext:value-type="float">
            <text:p>207</text:p>
          </table:table-cell>
          <table:table-cell office:value-type="float" office:value="207.8" calcext:value-type="float">
            <text:p>208</text:p>
          </table:table-cell>
        </table:table-row>
        <table:table-row table:style-name="ro1">
          <table:table-cell office:value-type="string" calcext:value-type="string">
            <text:p>Enseignement</text:p>
          </table:table-cell>
          <table:table-cell office:value-type="float" office:value="140" calcext:value-type="float">
            <text:p>140</text:p>
          </table:table-cell>
          <table:table-cell office:value-type="float" office:value="164.4" calcext:value-type="float">
            <text:p>164</text:p>
          </table:table-cell>
          <table:table-cell office:value-type="float" office:value="174.6" calcext:value-type="float">
            <text:p>175</text:p>
          </table:table-cell>
          <table:table-cell table:style-name="ce20" office:value-type="float" office:value="181.9" calcext:value-type="float">
            <text:p>182</text:p>
          </table:table-cell>
          <table:table-cell office:value-type="float" office:value="183.6" calcext:value-type="float">
            <text:p>184</text:p>
          </table:table-cell>
          <table:table-cell office:value-type="float" office:value="184.7" calcext:value-type="float">
            <text:p>185</text:p>
          </table:table-cell>
        </table:table-row>
        <table:table-row table:style-name="ro1">
          <table:table-cell office:value-type="string" calcext:value-type="string">
            <text:p>Habitat communautaire</text:p>
          </table:table-cell>
          <table:table-cell office:value-type="float" office:value="43.9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7.2" calcext:value-type="float">
            <text:p>57</text:p>
          </table:table-cell>
          <table:table-cell table:style-name="ce20" office:value-type="float" office:value="65.4" calcext:value-type="float">
            <text:p>65</text:p>
          </table:table-cell>
          <table:table-cell office:value-type="float" office:value="67.3" calcext:value-type="float">
            <text:p>67</text:p>
          </table:table-cell>
          <table:table-cell office:value-type="float" office:value="68.5" calcext:value-type="float">
            <text:p>69</text:p>
          </table:table-cell>
        </table:table-row>
        <table:table-row table:style-name="ro1">
          <table:table-cell office:value-type="string" calcext:value-type="string">
            <text:p>Santé</text:p>
          </table:table-cell>
          <table:table-cell office:value-type="float" office:value="79.7" calcext:value-type="float">
            <text:p>80</text:p>
          </table:table-cell>
          <table:table-cell office:value-type="float" office:value="91.7" calcext:value-type="float">
            <text:p>92</text:p>
          </table:table-cell>
          <table:table-cell office:value-type="float" office:value="98.8" calcext:value-type="float">
            <text:p>99</text:p>
          </table:table-cell>
          <table:table-cell table:style-name="ce20" office:value-type="float" office:value="107.4" calcext:value-type="float">
            <text:p>107</text:p>
          </table:table-cell>
          <table:table-cell office:value-type="float" office:value="110.1" calcext:value-type="float">
            <text:p>110</text:p>
          </table:table-cell>
          <table:table-cell office:value-type="float" office:value="111.9" calcext:value-type="float">
            <text:p>112</text:p>
          </table:table-cell>
        </table:table-row>
        <table:table-row table:style-name="ro1">
          <table:table-cell office:value-type="string" calcext:value-type="string">
            <text:p>Sport, Loisirs, Culture</text:p>
          </table:table-cell>
          <table:table-cell office:value-type="float" office:value="42.1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63.5" calcext:value-type="float">
            <text:p>64</text:p>
          </table:table-cell>
          <table:table-cell table:style-name="ce20" office:value-type="float" office:value="68.4" calcext:value-type="float">
            <text:p>68</text:p>
          </table:table-cell>
          <table:table-cell office:value-type="float" office:value="69.4" calcext:value-type="float">
            <text:p>69</text:p>
          </table:table-cell>
          <table:table-cell office:value-type="float" office:value="70.2" calcext:value-type="float">
            <text:p>70</text:p>
          </table:table-cell>
        </table:table-row>
        <table:table-row table:style-name="ro1">
          <table:table-cell office:value-type="string" calcext:value-type="string">
            <text:p>Transport</text:p>
          </table:table-cell>
          <table:table-cell office:value-type="float" office:value="18.1" calcext:value-type="float">
            <text:p>18</text:p>
          </table:table-cell>
          <table:table-cell office:value-type="float" office:value="24.1" calcext:value-type="float">
            <text:p>24</text:p>
          </table:table-cell>
          <table:table-cell office:value-type="float" office:value="24.6" calcext:value-type="float">
            <text:p>25</text:p>
          </table:table-cell>
          <table:table-cell table:style-name="ce20" office:value-type="float" office:value="25.2" calcext:value-type="float">
            <text:p>25</text:p>
          </table:table-cell>
          <table:table-cell office:value-type="float" office:value="25.2" calcext:value-type="float">
            <text:p>25</text:p>
          </table:table-cell>
          <table:table-cell office:value-type="float" office:value="25.3" calcext:value-type="float">
            <text:p>25</text:p>
          </table:table-cell>
        </table:table-row>
        <table:table-row table:style-name="ro1">
          <table:table-cell table:style-name="ce12" office:value-type="string" calcext:value-type="string">
            <text:p>Total général</text:p>
          </table:table-cell>
          <table:table-cell table:style-name="ce16" office:value-type="float" office:value="662.8" calcext:value-type="float">
            <text:p>663</text:p>
          </table:table-cell>
          <table:table-cell table:style-name="ce16" office:value-type="float" office:value="801" calcext:value-type="float">
            <text:p>801</text:p>
          </table:table-cell>
          <table:table-cell table:style-name="ce16" office:value-type="float" office:value="861.4" calcext:value-type="float">
            <text:p>861</text:p>
          </table:table-cell>
          <table:table-cell table:style-name="ce21" office:value-type="float" office:value="922.2" calcext:value-type="float">
            <text:p>922</text:p>
          </table:table-cell>
          <table:table-cell table:style-name="ce16" office:value-type="float" office:value="938.3" calcext:value-type="float">
            <text:p>938</text:p>
          </table:table-cell>
          <table:table-cell table:style-name="ce16" office:value-type="float" office:value="947.9" calcext:value-type="float">
            <text:p>948</text:p>
          </table:table-cell>
        </table:table-row>
        <table:table-row table:style-name="ro4"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Bilan entrée-sorties (moyenne par an en milliers de m²)</text:p>
          </table:table-cell>
          <table:table-cell table:style-name="Default" table:number-columns-repeated="6"/>
        </table:table-row>
        <table:table-row table:style-name="ro1">
          <table:table-cell table:style-name="ce12" office:value-type="string" calcext:value-type="string">
            <text:p>Branche</text:p>
          </table:table-cell>
          <table:table-cell table:style-name="ce14" office:value-type="float" office:value="1990" calcext:value-type="float">
            <text:p>199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05" calcext:value-type="float">
            <text:p>2005</text:p>
          </table:table-cell>
          <table:table-cell table:style-name="ce19" office:value-type="float" office:value="2010" calcext:value-type="float">
            <text:p>2010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Bureaux</text:p>
          </table:table-cell>
          <table:table-cell/>
          <table:table-cell table:formula="of:=([.C4]-[.B4])/([.C$15]-[.B$3])*1000" office:value-type="float" office:value="3900" calcext:value-type="float">
            <text:p>3 900</text:p>
          </table:table-cell>
          <table:table-cell table:formula="of:=([.D4]-[.C4])/([.D$15]-[.C$3])*1000" office:value-type="float" office:value="3200" calcext:value-type="float">
            <text:p>3 200</text:p>
          </table:table-cell>
          <table:table-cell table:formula="of:=([.E4]-[.D4])/([.E$15]-[.D$3])*1000" office:value-type="float" office:value="3520" calcext:value-type="float">
            <text:p>3 520</text:p>
          </table:table-cell>
          <table:table-cell table:formula="of:=([.F4]-[.E4])/([.F$15]-[.E$3])*1000" office:value-type="float" office:value="2850.00000000001" calcext:value-type="float">
            <text:p>2 850</text:p>
          </table:table-cell>
          <table:table-cell table:formula="of:=([.G4]-[.F4])/([.G$15]-[.F$3])*1000" office:value-type="float" office:value="3699.99999999999" calcext:value-type="float">
            <text:p>3 700</text:p>
          </table:table-cell>
        </table:table-row>
        <table:table-row table:style-name="ro1">
          <table:table-cell office:value-type="string" calcext:value-type="string">
            <text:p>Hôtellerie-restauration</text:p>
          </table:table-cell>
          <table:table-cell/>
          <table:table-cell table:formula="of:=([.C5]-[.B5])/([.C$15]-[.B$3])*1000" office:value-type="float" office:value="1080" calcext:value-type="float">
            <text:p>1 080</text:p>
          </table:table-cell>
          <table:table-cell table:formula="of:=([.D5]-[.C5])/([.D$15]-[.C$3])*1000" office:value-type="float" office:value="960.000000000001" calcext:value-type="float">
            <text:p>960</text:p>
          </table:table-cell>
          <table:table-cell table:formula="of:=([.E5]-[.D5])/([.E$15]-[.D$3])*1000" office:value-type="float" office:value="1020" calcext:value-type="float">
            <text:p>1 020</text:p>
          </table:table-cell>
          <table:table-cell table:formula="of:=([.F5]-[.E5])/([.F$15]-[.E$3])*1000" office:value-type="float" office:value="449.999999999996" calcext:value-type="float">
            <text:p>450</text:p>
          </table:table-cell>
          <table:table-cell table:formula="of:=([.G5]-[.F5])/([.G$15]-[.F$3])*1000" office:value-type="float" office:value="300.000000000011" calcext:value-type="float">
            <text:p>300</text:p>
          </table:table-cell>
        </table:table-row>
        <table:table-row table:style-name="ro1">
          <table:table-cell office:value-type="string" calcext:value-type="string">
            <text:p>Commerce</text:p>
          </table:table-cell>
          <table:table-cell/>
          <table:table-cell table:formula="of:=([.C6]-[.B6])/([.C$15]-[.B$3])*1000" office:value-type="float" office:value="2100" calcext:value-type="float">
            <text:p>2 100</text:p>
          </table:table-cell>
          <table:table-cell table:formula="of:=([.D6]-[.C6])/([.D$15]-[.C$3])*1000" office:value-type="float" office:value="2420" calcext:value-type="float">
            <text:p>2 420</text:p>
          </table:table-cell>
          <table:table-cell table:formula="of:=([.E6]-[.D6])/([.E$15]-[.D$3])*1000" office:value-type="float" office:value="1700" calcext:value-type="float">
            <text:p>1 700</text:p>
          </table:table-cell>
          <table:table-cell table:formula="of:=([.F6]-[.E6])/([.F$15]-[.E$3])*1000" office:value-type="float" office:value="1099.99999999999" calcext:value-type="float">
            <text:p>1 100</text:p>
          </table:table-cell>
          <table:table-cell table:formula="of:=([.G6]-[.F6])/([.G$15]-[.F$3])*1000" office:value-type="float" office:value="600.000000000023" calcext:value-type="float">
            <text:p>600</text:p>
          </table:table-cell>
        </table:table-row>
        <table:table-row table:style-name="ro1">
          <table:table-cell office:value-type="string" calcext:value-type="string">
            <text:p>Enseignement</text:p>
          </table:table-cell>
          <table:table-cell/>
          <table:table-cell table:formula="of:=([.C7]-[.B7])/([.C$15]-[.B$3])*1000" office:value-type="float" office:value="2440" calcext:value-type="float">
            <text:p>2 440</text:p>
          </table:table-cell>
          <table:table-cell table:formula="of:=([.D7]-[.C7])/([.D$15]-[.C$3])*1000" office:value-type="float" office:value="2040" calcext:value-type="float">
            <text:p>2 040</text:p>
          </table:table-cell>
          <table:table-cell table:formula="of:=([.E7]-[.D7])/([.E$15]-[.D$3])*1000" office:value-type="float" office:value="1460" calcext:value-type="float">
            <text:p>1 460</text:p>
          </table:table-cell>
          <table:table-cell table:formula="of:=([.F7]-[.E7])/([.F$15]-[.E$3])*1000" office:value-type="float" office:value="849.999999999994" calcext:value-type="float">
            <text:p>850</text:p>
          </table:table-cell>
          <table:table-cell table:formula="of:=([.G7]-[.F7])/([.G$15]-[.F$3])*1000" office:value-type="float" office:value="1099.99999999999" calcext:value-type="float">
            <text:p>1 100</text:p>
          </table:table-cell>
        </table:table-row>
        <table:table-row table:style-name="ro1">
          <table:table-cell office:value-type="string" calcext:value-type="string">
            <text:p>Habitat communautaire</text:p>
          </table:table-cell>
          <table:table-cell/>
          <table:table-cell table:formula="of:=([.C8]-[.B8])/([.C$15]-[.B$3])*1000" office:value-type="float" office:value="1010" calcext:value-type="float">
            <text:p>1 010</text:p>
          </table:table-cell>
          <table:table-cell table:formula="of:=([.D8]-[.C8])/([.D$15]-[.C$3])*1000" office:value-type="float" office:value="640.000000000001" calcext:value-type="float">
            <text:p>640</text:p>
          </table:table-cell>
          <table:table-cell table:formula="of:=([.E8]-[.D8])/([.E$15]-[.D$3])*1000" office:value-type="float" office:value="1640" calcext:value-type="float">
            <text:p>1 640</text:p>
          </table:table-cell>
          <table:table-cell table:formula="of:=([.F8]-[.E8])/([.F$15]-[.E$3])*1000" office:value-type="float" office:value="949.999999999996" calcext:value-type="float">
            <text:p>950</text:p>
          </table:table-cell>
          <table:table-cell table:formula="of:=([.G8]-[.F8])/([.G$15]-[.F$3])*1000" office:value-type="float" office:value="1200" calcext:value-type="float">
            <text:p>1 200</text:p>
          </table:table-cell>
        </table:table-row>
        <table:table-row table:style-name="ro1">
          <table:table-cell office:value-type="string" calcext:value-type="string">
            <text:p>Santé</text:p>
          </table:table-cell>
          <table:table-cell/>
          <table:table-cell table:formula="of:=([.C9]-[.B9])/([.C$15]-[.B$3])*1000" office:value-type="float" office:value="1200" calcext:value-type="float">
            <text:p>1 200</text:p>
          </table:table-cell>
          <table:table-cell table:formula="of:=([.D9]-[.C9])/([.D$15]-[.C$3])*1000" office:value-type="float" office:value="1420" calcext:value-type="float">
            <text:p>1 420</text:p>
          </table:table-cell>
          <table:table-cell table:formula="of:=([.E9]-[.D9])/([.E$15]-[.D$3])*1000" office:value-type="float" office:value="1720" calcext:value-type="float">
            <text:p>1 720</text:p>
          </table:table-cell>
          <table:table-cell table:formula="of:=([.F9]-[.E9])/([.F$15]-[.E$3])*1000" office:value-type="float" office:value="1349.99999999999" calcext:value-type="float">
            <text:p>1 350</text:p>
          </table:table-cell>
          <table:table-cell table:formula="of:=([.G9]-[.F9])/([.G$15]-[.F$3])*1000" office:value-type="float" office:value="1800.00000000001" calcext:value-type="float">
            <text:p>1 800</text:p>
          </table:table-cell>
        </table:table-row>
        <table:table-row table:style-name="ro1">
          <table:table-cell office:value-type="string" calcext:value-type="string">
            <text:p>Sport, Loisirs, Culture</text:p>
          </table:table-cell>
          <table:table-cell/>
          <table:table-cell table:formula="of:=([.C10]-[.B10])/([.C$15]-[.B$3])*1000" office:value-type="float" office:value="1490" calcext:value-type="float">
            <text:p>1 490</text:p>
          </table:table-cell>
          <table:table-cell table:formula="of:=([.D10]-[.C10])/([.D$15]-[.C$3])*1000" office:value-type="float" office:value="1300" calcext:value-type="float">
            <text:p>1 300</text:p>
          </table:table-cell>
          <table:table-cell table:formula="of:=([.E10]-[.D10])/([.E$15]-[.D$3])*1000" office:value-type="float" office:value="980.000000000001" calcext:value-type="float">
            <text:p>980</text:p>
          </table:table-cell>
          <table:table-cell table:formula="of:=([.F10]-[.E10])/([.F$15]-[.E$3])*1000" office:value-type="float" office:value="500" calcext:value-type="float">
            <text:p>500</text:p>
          </table:table-cell>
          <table:table-cell table:formula="of:=([.G10]-[.F10])/([.G$15]-[.F$3])*1000" office:value-type="float" office:value="799.999999999997" calcext:value-type="float">
            <text:p>800</text:p>
          </table:table-cell>
        </table:table-row>
        <table:table-row table:style-name="ro1">
          <table:table-cell office:value-type="string" calcext:value-type="string">
            <text:p>Transport</text:p>
          </table:table-cell>
          <table:table-cell/>
          <table:table-cell table:formula="of:=([.C11]-[.B11])/([.C$15]-[.B$3])*1000" office:value-type="float" office:value="600" calcext:value-type="float">
            <text:p>600</text:p>
          </table:table-cell>
          <table:table-cell table:formula="of:=([.D11]-[.C11])/([.D$15]-[.C$3])*1000" office:value-type="float" office:value="100" calcext:value-type="float">
            <text:p>100</text:p>
          </table:table-cell>
          <table:table-cell table:formula="of:=([.E11]-[.D11])/([.E$15]-[.D$3])*1000" office:value-type="float" office:value="120" calcext:value-type="float">
            <text:p>120</text:p>
          </table:table-cell>
          <table:table-cell table:formula="of:=([.F11]-[.E11])/([.F$15]-[.E$3])*1000" office:value-type="float" office:value="0" calcext:value-type="float">
            <text:p>0</text:p>
          </table:table-cell>
          <table:table-cell table:formula="of:=([.G11]-[.F11])/([.G$15]-[.F$3])*1000" office:value-type="float" office:value="100.000000000001" calcext:value-type="float">
            <text:p>100</text:p>
          </table:table-cell>
        </table:table-row>
        <table:table-row table:style-name="ro1">
          <table:table-cell table:style-name="ce12" office:value-type="string" calcext:value-type="string">
            <text:p>Total général</text:p>
          </table:table-cell>
          <table:table-cell table:style-name="ce16"/>
          <table:table-cell table:formula="of:=([.C12]-[.B12])/([.C$15]-[.B$3])*1000" office:value-type="float" office:value="13820" calcext:value-type="float">
            <text:p>13 820</text:p>
          </table:table-cell>
          <table:table-cell table:formula="of:=([.D12]-[.C12])/([.D$15]-[.C$3])*1000" office:value-type="float" office:value="12080" calcext:value-type="float">
            <text:p>12 080</text:p>
          </table:table-cell>
          <table:table-cell table:formula="of:=([.E12]-[.D12])/([.E$15]-[.D$3])*1000" office:value-type="float" office:value="12160" calcext:value-type="float">
            <text:p>12 160</text:p>
          </table:table-cell>
          <table:table-cell table:formula="of:=([.F12]-[.E12])/([.F$15]-[.E$3])*1000" office:value-type="float" office:value="8049.99999999995" calcext:value-type="float">
            <text:p>8 050</text:p>
          </table:table-cell>
          <table:table-cell table:formula="of:=([.G12]-[.F12])/([.G$15]-[.F$3])*1000" office:value-type="float" office:value="9600.00000000002" calcext:value-type="float">
            <text:p>9 600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Bilan entrée-sorties (en % du parc en 2010)</text:p>
          </table:table-cell>
          <table:table-cell table:style-name="Default" table:number-columns-repeated="6"/>
        </table:table-row>
        <table:table-row table:style-name="ro5">
          <table:table-cell table:style-name="ce12" office:value-type="string" calcext:value-type="string">
            <text:p>Branche</text:p>
          </table:table-cell>
          <table:table-cell table:style-name="ce14" office:value-type="float" office:value="1990" calcext:value-type="float">
            <text:p>199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05" calcext:value-type="float">
            <text:p>2005</text:p>
          </table:table-cell>
          <table:table-cell table:style-name="ce19" office:value-type="float" office:value="2010" calcext:value-type="float">
            <text:p>2010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Bureaux</text:p>
          </table:table-cell>
          <table:table-cell table:number-columns-repeated="3"/>
          <table:table-cell table:style-name="ce22" table:formula="of:=[.E16]/1000/[.$E4]" office:value-type="percentage" office:value="0.0171958964338056" calcext:value-type="percentage">
            <text:p>1,72%</text:p>
          </table:table-cell>
          <table:table-cell table:style-name="ce22" table:formula="of:=[.F16]/1000/[.$E4]" office:value-type="percentage" office:value="0.0139228138739619" calcext:value-type="percentage">
            <text:p>1,39%</text:p>
          </table:table-cell>
          <table:table-cell table:style-name="ce22" table:formula="of:=[.G16]/1000/[.$E4]" office:value-type="percentage" office:value="0.0180752320468978" calcext:value-type="percentage">
            <text:p>1,81%</text:p>
          </table:table-cell>
        </table:table-row>
        <table:table-row table:style-name="ro1">
          <table:table-cell office:value-type="string" calcext:value-type="string">
            <text:p>Hôtellerie-restauration</text:p>
          </table:table-cell>
          <table:table-cell table:number-columns-repeated="3"/>
          <table:table-cell table:style-name="ce22" table:formula="of:=[.E17]/1000/[.$E5]" office:value-type="percentage" office:value="0.0158878504672897" calcext:value-type="percentage">
            <text:p>1,59%</text:p>
          </table:table-cell>
          <table:table-cell table:style-name="ce22" table:formula="of:=[.F17]/1000/[.$E5]" office:value-type="percentage" office:value="0.00700934579439246" calcext:value-type="percentage">
            <text:p>0,70%</text:p>
          </table:table-cell>
          <table:table-cell table:style-name="ce22" table:formula="of:=[.G17]/1000/[.$E5]" office:value-type="percentage" office:value="0.00467289719626186" calcext:value-type="percentage">
            <text:p>0,47%</text:p>
          </table:table-cell>
        </table:table-row>
        <table:table-row table:style-name="ro1">
          <table:table-cell office:value-type="string" calcext:value-type="string">
            <text:p>Commerce</text:p>
          </table:table-cell>
          <table:table-cell table:number-columns-repeated="3"/>
          <table:table-cell table:style-name="ce22" table:formula="of:=[.E18]/1000/[.$E6]" office:value-type="percentage" office:value="0.00829268292682927" calcext:value-type="percentage">
            <text:p>0,83%</text:p>
          </table:table-cell>
          <table:table-cell table:style-name="ce22" table:formula="of:=[.F18]/1000/[.$E6]" office:value-type="percentage" office:value="0.00536585365853656" calcext:value-type="percentage">
            <text:p>0,54%</text:p>
          </table:table-cell>
          <table:table-cell table:style-name="ce22" table:formula="of:=[.G18]/1000/[.$E6]" office:value-type="percentage" office:value="0.00292682926829279" calcext:value-type="percentage">
            <text:p>0,29%</text:p>
          </table:table-cell>
        </table:table-row>
        <table:table-row table:style-name="ro1">
          <table:table-cell office:value-type="string" calcext:value-type="string">
            <text:p>Enseignement</text:p>
          </table:table-cell>
          <table:table-cell table:number-columns-repeated="3"/>
          <table:table-cell table:style-name="ce22" table:formula="of:=[.E19]/1000/[.$E7]" office:value-type="percentage" office:value="0.00802638812534361" calcext:value-type="percentage">
            <text:p>0,80%</text:p>
          </table:table-cell>
          <table:table-cell table:style-name="ce22" table:formula="of:=[.F19]/1000/[.$E7]" office:value-type="percentage" office:value="0.00467289719626165" calcext:value-type="percentage">
            <text:p>0,47%</text:p>
          </table:table-cell>
          <table:table-cell table:style-name="ce22" table:formula="of:=[.G19]/1000/[.$E7]" office:value-type="percentage" office:value="0.00604727872457391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Habitat communautaire</text:p>
          </table:table-cell>
          <table:table-cell table:number-columns-repeated="3"/>
          <table:table-cell table:style-name="ce22" table:formula="of:=[.E20]/1000/[.$E8]" office:value-type="percentage" office:value="0.0250764525993884" calcext:value-type="percentage">
            <text:p>2,51%</text:p>
          </table:table-cell>
          <table:table-cell table:style-name="ce22" table:formula="of:=[.F20]/1000/[.$E8]" office:value-type="percentage" office:value="0.014525993883792" calcext:value-type="percentage">
            <text:p>1,45%</text:p>
          </table:table-cell>
          <table:table-cell table:style-name="ce22" table:formula="of:=[.G20]/1000/[.$E8]" office:value-type="percentage" office:value="0.018348623853211" calcext:value-type="percentage">
            <text:p>1,83%</text:p>
          </table:table-cell>
        </table:table-row>
        <table:table-row table:style-name="ro1">
          <table:table-cell office:value-type="string" calcext:value-type="string">
            <text:p>Santé</text:p>
          </table:table-cell>
          <table:table-cell table:number-columns-repeated="3"/>
          <table:table-cell table:style-name="ce22" table:formula="of:=[.E21]/1000/[.$E9]" office:value-type="percentage" office:value="0.0160148975791434" calcext:value-type="percentage">
            <text:p>1,60%</text:p>
          </table:table-cell>
          <table:table-cell table:style-name="ce22" table:formula="of:=[.F21]/1000/[.$E9]" office:value-type="percentage" office:value="0.0125698324022346" calcext:value-type="percentage">
            <text:p>1,26%</text:p>
          </table:table-cell>
          <table:table-cell table:style-name="ce22" table:formula="of:=[.G21]/1000/[.$E9]" office:value-type="percentage" office:value="0.016759776536313" calcext:value-type="percentage">
            <text:p>1,68%</text:p>
          </table:table-cell>
        </table:table-row>
        <table:table-row table:style-name="ro1">
          <table:table-cell office:value-type="string" calcext:value-type="string">
            <text:p>Sport, Loisirs, Culture</text:p>
          </table:table-cell>
          <table:table-cell table:number-columns-repeated="3"/>
          <table:table-cell table:style-name="ce22" table:formula="of:=[.E22]/1000/[.$E10]" office:value-type="percentage" office:value="0.014327485380117" calcext:value-type="percentage">
            <text:p>1,43%</text:p>
          </table:table-cell>
          <table:table-cell table:style-name="ce22" table:formula="of:=[.F22]/1000/[.$E10]" office:value-type="percentage" office:value="0.00730994152046784" calcext:value-type="percentage">
            <text:p>0,73%</text:p>
          </table:table-cell>
          <table:table-cell table:style-name="ce22" table:formula="of:=[.G22]/1000/[.$E10]" office:value-type="percentage" office:value="0.0116959064327485" calcext:value-type="percentage">
            <text:p>1,17%</text:p>
          </table:table-cell>
        </table:table-row>
        <table:table-row table:style-name="ro1">
          <table:table-cell office:value-type="string" calcext:value-type="string">
            <text:p>Transport</text:p>
          </table:table-cell>
          <table:table-cell table:number-columns-repeated="3"/>
          <table:table-cell table:style-name="ce22" table:formula="of:=[.E23]/1000/[.$E11]" office:value-type="percentage" office:value="0.00476190476190475" calcext:value-type="percentage">
            <text:p>0,48%</text:p>
          </table:table-cell>
          <table:table-cell table:style-name="ce22" table:formula="of:=[.F23]/1000/[.$E11]" office:value-type="percentage" office:value="0" calcext:value-type="percentage">
            <text:p>0,00%</text:p>
          </table:table-cell>
          <table:table-cell table:style-name="ce22" table:formula="of:=[.G23]/1000/[.$E11]" office:value-type="percentage" office:value="0.00396825396825402" calcext:value-type="percentage">
            <text:p>0,40%</text:p>
          </table:table-cell>
        </table:table-row>
        <table:table-row table:style-name="ro1">
          <table:table-cell table:style-name="ce12" office:value-type="string" calcext:value-type="string">
            <text:p>Total général</text:p>
          </table:table-cell>
          <table:table-cell table:style-name="ce16"/>
          <table:table-cell table:number-columns-repeated="2"/>
          <table:table-cell table:style-name="ce22" table:formula="of:=[.E24]/1000/[.$E12]" office:value-type="percentage" office:value="0.0131858599002386" calcext:value-type="percentage">
            <text:p>1,32%</text:p>
          </table:table-cell>
          <table:table-cell table:style-name="ce22" table:formula="of:=[.F24]/1000/[.$E12]" office:value-type="percentage" office:value="0.00872912600303617" calcext:value-type="percentage">
            <text:p>0,87%</text:p>
          </table:table-cell>
          <table:table-cell table:style-name="ce22" table:formula="of:=[.G24]/1000/[.$E12]" office:value-type="percentage" office:value="0.0104098893949252" calcext:value-type="percentage">
            <text:p>1,04%</text:p>
          </table:table-cell>
        </table:table-row>
        <table:table-row table:style-name="ro1">
          <table:table-cell table:style-name="Default" table:number-columns-repeated="7"/>
        </table:table-row>
      </table:table>
      <table:table table:name="paramètres modèle" table:style-name="ta2">
        <office:forms form:automatic-focus="false" form:apply-design-mode="false"/>
        <table:table-column table:style-name="co10" table:default-cell-style-name="ce31"/>
        <table:table-column table:style-name="co8" table:number-columns-repeated="2" table:default-cell-style-name="ce35"/>
        <table:table-column table:style-name="co8" table:number-columns-repeated="3" table:default-cell-style-name="ce36"/>
        <table:table-column table:style-name="co8" table:default-cell-style-name="ce44"/>
        <table:table-column table:style-name="co8" table:default-cell-style-name="ce24"/>
        <table:table-column table:style-name="co11" table:default-cell-style-name="ce31"/>
        <table:table-column table:style-name="co12" table:default-cell-style-name="ce6"/>
        <table:table-column table:style-name="co8" table:number-columns-repeated="5" table:default-cell-style-name="ce52"/>
        <table:table-column table:style-name="co8" table:default-cell-style-name="ce44"/>
        <table:table-column table:style-name="co8" table:default-cell-style-name="Default"/>
        <table:table-column table:style-name="co13" table:default-cell-style-name="Default"/>
        <table:table-column table:style-name="co8" table:number-columns-repeated="42" table:default-cell-style-name="Default"/>
        <table:table-row table:style-name="ro1">
          <table:table-cell table:style-name="ce24" office:value-type="string" calcext:value-type="string">
            <text:p>paramètre Vincent Briand</text:p>
          </table:table-cell>
          <table:table-cell table:style-name="ce24" table:number-columns-repeated="6"/>
          <table:table-cell/>
          <table:table-cell table:style-name="ce24" table:number-columns-repeated="8"/>
          <table:table-cell table:number-columns-repeated="44"/>
        </table:table-row>
        <table:table-row table:style-name="ro1">
          <table:table-cell table:style-name="ce25" office:value-type="string" calcext:value-type="string">
            <text:p>Entrées dans le parc - en pourcentage du parc existant</text:p>
          </table:table-cell>
          <table:table-cell table:style-name="ce33" table:number-columns-repeated="5"/>
          <table:table-cell table:style-name="ce43"/>
          <table:table-cell/>
          <table:table-cell table:style-name="ce25" office:value-type="string" calcext:value-type="string">
            <text:p>Entrées dans le parc - milliers de m² entrants (A titre illustratif)</text:p>
          </table:table-cell>
          <table:table-cell table:style-name="ce39"/>
          <table:table-cell table:style-name="ce33" table:number-columns-repeated="5"/>
          <table:table-cell table:style-name="ce43"/>
          <table:table-cell/>
          <table:table-cell office:value-type="string" calcext:value-type="string">
            <text:p>Evolution du parc en milliers de m²</text:p>
          </table:table-cell>
          <table:table-cell table:number-columns-repeated="42"/>
        </table:table-row>
        <table:table-row table:style-name="ro1">
          <table:table-cell table:style-name="ce26" office:value-type="string" calcext:value-type="string">
            <text:p>BRANCHE</text:p>
          </table:table-cell>
          <table:table-cell table:style-name="ce34" office:value-type="string" calcext:value-type="string">
            <text:p>PERIODE1</text:p>
          </table:table-cell>
          <table:table-cell table:style-name="ce34" office:value-type="string" calcext:value-type="string">
            <text:p>PERIODE2</text:p>
          </table:table-cell>
          <table:table-cell table:style-name="ce34" office:value-type="string" calcext:value-type="string">
            <text:p>PERIODE3</text:p>
          </table:table-cell>
          <table:table-cell table:style-name="ce34" office:value-type="string" calcext:value-type="string">
            <text:p>PERIODE4</text:p>
          </table:table-cell>
          <table:table-cell table:style-name="ce34" office:value-type="string" calcext:value-type="string">
            <text:p>PERIODE5</text:p>
          </table:table-cell>
          <table:table-cell/>
          <table:table-cell table:style-name="ce47"/>
          <table:table-cell table:style-name="ce26" office:value-type="string" calcext:value-type="string">
            <text:p>BRANCHE</text:p>
          </table:table-cell>
          <table:table-cell table:style-name="ce26"/>
          <table:table-cell table:style-name="ce34" office:value-type="string" calcext:value-type="string">
            <text:p>PERIODE1</text:p>
          </table:table-cell>
          <table:table-cell table:style-name="ce34" office:value-type="string" calcext:value-type="string">
            <text:p>PERIODE2</text:p>
          </table:table-cell>
          <table:table-cell table:style-name="ce34" office:value-type="string" calcext:value-type="string">
            <text:p>PERIODE3</text:p>
          </table:table-cell>
          <table:table-cell table:style-name="ce34" office:value-type="string" calcext:value-type="string">
            <text:p>PERIODE4</text:p>
          </table:table-cell>
          <table:table-cell table:style-name="ce34" office:value-type="string" calcext:value-type="string">
            <text:p>PERIODE5</text:p>
          </table:table-cell>
          <table:table-cell table:number-columns-repeated="45"/>
        </table:table-row>
        <table:table-row table:style-name="ro1">
          <table:table-cell table:style-name="ce27" office:value-type="string" calcext:value-type="string">
            <text:p>Branche</text:p>
          </table:table-cell>
          <table:table-cell office:value-type="string" calcext:value-type="string">
            <text:p>2010-2015</text:p>
          </table:table-cell>
          <table:table-cell office:value-type="string" calcext:value-type="string">
            <text:p>2015-2020</text:p>
          </table:table-cell>
          <table:table-cell table:style-name="ce35" office:value-type="string" calcext:value-type="string">
            <text:p>2020-2030</text:p>
          </table:table-cell>
          <table:table-cell table:style-name="ce35" office:value-type="string" calcext:value-type="string">
            <text:p>2030-2040</text:p>
          </table:table-cell>
          <table:table-cell table:style-name="ce35" office:value-type="string" calcext:value-type="string">
            <text:p>2040-2050</text:p>
          </table:table-cell>
          <table:table-cell/>
          <table:table-cell table:style-name="ce47"/>
          <table:table-cell table:style-name="ce49" office:value-type="string" calcext:value-type="string">
            <text:p>Branche</text:p>
          </table:table-cell>
          <table:table-cell table:style-name="ce50" office:value-type="string" calcext:value-type="string">
            <text:p>Etat initial</text:p>
          </table:table-cell>
          <table:table-cell table:style-name="ce35" office:value-type="string" calcext:value-type="string">
            <text:p>2010-2015</text:p>
          </table:table-cell>
          <table:table-cell table:style-name="ce35" office:value-type="string" calcext:value-type="string">
            <text:p>2015-2020</text:p>
          </table:table-cell>
          <table:table-cell table:style-name="ce35" office:value-type="string" calcext:value-type="string">
            <text:p>2020-2030</text:p>
          </table:table-cell>
          <table:table-cell table:style-name="ce35" office:value-type="string" calcext:value-type="string">
            <text:p>2030-2040</text:p>
          </table:table-cell>
          <table:table-cell table:style-name="ce35" office:value-type="string" calcext:value-type="string">
            <text:p>2040-2050</text:p>
          </table:table-cell>
          <table:table-cell table:number-columns-repeated="2"/>
          <table:table-cell table:style-name="ce49" office:value-type="string" calcext:value-type="string">
            <text:p>Branche</text:p>
          </table:table-cell>
          <table:table-cell table:style-name="ce50" office:value-type="string" calcext:value-type="string">
            <text:p>Etat initial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float" office:value="2029" calcext:value-type="float">
            <text:p>2029</text:p>
          </table:table-cell>
          <table:table-cell office:value-type="float" office:value="2030" calcext:value-type="float">
            <text:p>2030</text:p>
          </table:table-cell>
          <table:table-cell office:value-type="float" office:value="2031" calcext:value-type="float">
            <text:p>2031</text:p>
          </table:table-cell>
          <table:table-cell office:value-type="float" office:value="2032" calcext:value-type="float">
            <text:p>2032</text:p>
          </table:table-cell>
          <table:table-cell office:value-type="float" office:value="2033" calcext:value-type="float">
            <text:p>2033</text:p>
          </table:table-cell>
          <table:table-cell office:value-type="float" office:value="2034" calcext:value-type="float">
            <text:p>2034</text:p>
          </table:table-cell>
          <table:table-cell office:value-type="float" office:value="2035" calcext:value-type="float">
            <text:p>2035</text:p>
          </table:table-cell>
          <table:table-cell office:value-type="float" office:value="2036" calcext:value-type="float">
            <text:p>2036</text:p>
          </table:table-cell>
          <table:table-cell office:value-type="float" office:value="2037" calcext:value-type="float">
            <text:p>2037</text:p>
          </table:table-cell>
          <table:table-cell office:value-type="float" office:value="2038" calcext:value-type="float">
            <text:p>2038</text:p>
          </table:table-cell>
          <table:table-cell office:value-type="float" office:value="2039" calcext:value-type="float">
            <text:p>2039</text:p>
          </table:table-cell>
          <table:table-cell office:value-type="float" office:value="2040" calcext:value-type="float">
            <text:p>2040</text:p>
          </table:table-cell>
          <table:table-cell office:value-type="float" office:value="2041" calcext:value-type="float">
            <text:p>2041</text:p>
          </table:table-cell>
          <table:table-cell office:value-type="float" office:value="2042" calcext:value-type="float">
            <text:p>2042</text:p>
          </table:table-cell>
          <table:table-cell office:value-type="float" office:value="2043" calcext:value-type="float">
            <text:p>2043</text:p>
          </table:table-cell>
          <table:table-cell office:value-type="float" office:value="2044" calcext:value-type="float">
            <text:p>2044</text:p>
          </table:table-cell>
          <table:table-cell office:value-type="float" office:value="2045" calcext:value-type="float">
            <text:p>2045</text:p>
          </table:table-cell>
          <table:table-cell office:value-type="float" office:value="2046" calcext:value-type="float">
            <text:p>2046</text:p>
          </table:table-cell>
          <table:table-cell office:value-type="float" office:value="2047" calcext:value-type="float">
            <text:p>2047</text:p>
          </table:table-cell>
          <table:table-cell office:value-type="float" office:value="2048" calcext:value-type="float">
            <text:p>2048</text:p>
          </table:table-cell>
          <table:table-cell office:value-type="float" office:value="2049" calcext:value-type="float">
            <text:p>2049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table:style-name="ce28" office:value-type="string" calcext:value-type="string">
            <text:p>Bureaux Administration</text:p>
          </table:table-cell>
          <table:table-cell table:number-columns-repeated="2" table:style-name="ce36" office:value-type="percentage" office:value="0.0106993787419934" calcext:value-type="percentage">
            <text:p>1,07%</text:p>
          </table:table-cell>
          <table:table-cell office:value-type="percentage" office:value="0.0124839782059859" calcext:value-type="percentage">
            <text:p>1,25%</text:p>
          </table:table-cell>
          <table:table-cell office:value-type="percentage" office:value="0.0172205119124002" calcext:value-type="percentage">
            <text:p>1,72%</text:p>
          </table:table-cell>
          <table:table-cell office:value-type="percentage" office:value="0.0141735780056444" calcext:value-type="percentage">
            <text:p>1,42%</text:p>
          </table:table-cell>
          <table:table-cell table:number-columns-repeated="2"/>
          <table:table-cell table:style-name="ce28" office:value-type="string" calcext:value-type="string">
            <text:p>Bureaux Administration</text:p>
          </table:table-cell>
          <table:table-cell table:style-name="ce5" office:value-type="float" office:value="196952.652465" calcext:value-type="float">
            <text:p><text:s/>196 953 <text:s text:c="3"/></text:p>
          </table:table-cell>
          <table:table-cell table:formula="of:=([.J5]-[.J5]*[.B18])*[.B5]" office:value-type="float" office:value="2103.92444095575" calcext:value-type="float">
            <text:p><text:s/>2 104 <text:s text:c="3"/></text:p>
          </table:table-cell>
          <table:table-cell table:formula="of:=([.J5]+[.K5]*5-5*[.K18])*(1-[.C18])*[.C5]" office:value-type="float" office:value="2199.59277942254" calcext:value-type="float">
            <text:p><text:s/>2 200 <text:s text:c="3"/></text:p>
          </table:table-cell>
          <table:table-cell table:formula="of:=([.J5]+[.K5]*5-5*[.K18]+5*[.L5]-5*[.L18])*(1-[.D18])*[.D5]" office:value-type="float" office:value="2683.46843794424" calcext:value-type="float">
            <text:p><text:s/>2 683 <text:s text:c="3"/></text:p>
          </table:table-cell>
          <table:table-cell table:formula="of:=([.J5]+[.K5]*5-5*[.K18]+5*[.L5]-5*[.L18]+10*[.M5]-10*[.M18])*(1-[.E18])*[.E5]" office:value-type="float" office:value="4108.66989996269" calcext:value-type="float">
            <text:p><text:s/>4 109 <text:s text:c="3"/></text:p>
          </table:table-cell>
          <table:table-cell table:formula="of:=([.J5]+[.K5]*5-5*[.K18]+5*[.L5]-5*[.L18]+10*[.M5]-10*[.M18]+10*[.N5]-10*[.N18])*(1-[.F18])*[.F5]" office:value-type="float" office:value="3916.72575747119" calcext:value-type="float">
            <text:p><text:s/>3 917 <text:s text:c="3"/></text:p>
          </table:table-cell>
          <table:table-cell table:number-columns-repeated="2"/>
          <table:table-cell table:style-name="ce28" office:value-type="string" calcext:value-type="string">
            <text:p>Bureaux Administration</text:p>
          </table:table-cell>
          <table:table-cell table:style-name="ce5" office:value-type="float" office:value="196952.652465" calcext:value-type="float">
            <text:p><text:s/>196 953 <text:s text:c="3"/></text:p>
          </table:table-cell>
          <table:table-cell table:style-name="ce7" table:formula="of:=[.S5]+[.$K5]-[.$K18]" office:value-type="float" office:value="198743.79407172" calcext:value-type="float">
            <text:p>198744</text:p>
          </table:table-cell>
          <table:table-cell table:style-name="ce7" table:formula="of:=[.T5]+[.$K5]-[.$K18]" office:value-type="float" office:value="200534.93567844" calcext:value-type="float">
            <text:p>200535</text:p>
          </table:table-cell>
          <table:table-cell table:style-name="ce7" table:formula="of:=[.U5]+[.$K5]-[.$K18]" office:value-type="float" office:value="202326.07728516" calcext:value-type="float">
            <text:p>202326</text:p>
          </table:table-cell>
          <table:table-cell table:style-name="ce7" table:formula="of:=[.V5]+[.$K5]-[.$K18]" office:value-type="float" office:value="204117.218891879" calcext:value-type="float">
            <text:p>204117</text:p>
          </table:table-cell>
          <table:table-cell table:style-name="ce7" table:formula="of:=[.W5]+[.$K5]-[.$K18]" office:value-type="float" office:value="205908.360498599" calcext:value-type="float">
            <text:p>205908</text:p>
          </table:table-cell>
          <table:table-cell table:style-name="ce7" table:formula="of:=[.X5]+[.$L5]-[.$L18]" office:value-type="float" office:value="207780.947778052" calcext:value-type="float">
            <text:p>207781</text:p>
          </table:table-cell>
          <table:table-cell table:style-name="ce7" table:formula="of:=[.Y5]+[.$L5]-[.$L18]" office:value-type="float" office:value="209653.535057505" calcext:value-type="float">
            <text:p>209654</text:p>
          </table:table-cell>
          <table:table-cell table:style-name="ce7" table:formula="of:=[.Z5]+[.$L5]-[.$L18]" office:value-type="float" office:value="211526.122336959" calcext:value-type="float">
            <text:p>211526</text:p>
          </table:table-cell>
          <table:table-cell table:style-name="ce7" table:formula="of:=[.AA5]+[.$L5]-[.$L18]" office:value-type="float" office:value="213398.709616412" calcext:value-type="float">
            <text:p>213399</text:p>
          </table:table-cell>
          <table:table-cell table:style-name="ce7" table:formula="of:=[.AB5]+[.$L5]-[.$L18]" office:value-type="float" office:value="215271.296895865" calcext:value-type="float">
            <text:p>215271</text:p>
          </table:table-cell>
          <table:table-cell table:style-name="ce7" table:formula="of:=[.AC5]+[.$M5]-[.$M18]" office:value-type="float" office:value="217636.458075298" calcext:value-type="float">
            <text:p>217636</text:p>
          </table:table-cell>
          <table:table-cell table:style-name="ce7" table:formula="of:=[.AD5]+[.$M5]-[.$M18]" office:value-type="float" office:value="220001.619254732" calcext:value-type="float">
            <text:p>220002</text:p>
          </table:table-cell>
          <table:table-cell table:style-name="ce7" table:formula="of:=[.AE5]+[.$M5]-[.$M18]" office:value-type="float" office:value="222366.780434166" calcext:value-type="float">
            <text:p>222367</text:p>
          </table:table-cell>
          <table:table-cell table:style-name="ce7" table:formula="of:=[.AF5]+[.$M5]-[.$M18]" office:value-type="float" office:value="224731.9416136" calcext:value-type="float">
            <text:p>224732</text:p>
          </table:table-cell>
          <table:table-cell table:style-name="ce7" table:formula="of:=[.AG5]+[.$M5]-[.$M18]" office:value-type="float" office:value="227097.102793033" calcext:value-type="float">
            <text:p>227097</text:p>
          </table:table-cell>
          <table:table-cell table:style-name="ce7" table:formula="of:=[.AH5]+[.$M5]-[.$M18]" office:value-type="float" office:value="229462.263972467" calcext:value-type="float">
            <text:p>229462</text:p>
          </table:table-cell>
          <table:table-cell table:style-name="ce7" table:formula="of:=[.AI5]+[.$M5]-[.$M18]" office:value-type="float" office:value="231827.425151901" calcext:value-type="float">
            <text:p>231827</text:p>
          </table:table-cell>
          <table:table-cell table:style-name="ce7" table:formula="of:=[.AJ5]+[.$M5]-[.$M18]" office:value-type="float" office:value="234192.586331334" calcext:value-type="float">
            <text:p>234193</text:p>
          </table:table-cell>
          <table:table-cell table:style-name="ce7" table:formula="of:=[.AK5]+[.$M5]-[.$M18]" office:value-type="float" office:value="236557.747510768" calcext:value-type="float">
            <text:p>236558</text:p>
          </table:table-cell>
          <table:table-cell table:style-name="ce7" table:formula="of:=[.AL5]+[.$M5]-[.$M18]" office:value-type="float" office:value="238922.908690202" calcext:value-type="float">
            <text:p>238923</text:p>
          </table:table-cell>
          <table:table-cell table:style-name="ce7" table:formula="of:=[.AM5]+[.$N5]-[.$N18]" office:value-type="float" office:value="242700.293706692" calcext:value-type="float">
            <text:p>242700</text:p>
          </table:table-cell>
          <table:table-cell table:style-name="ce7" table:formula="of:=[.AN5]+[.$N5]-[.$N18]" office:value-type="float" office:value="246477.678723182" calcext:value-type="float">
            <text:p>246478</text:p>
          </table:table-cell>
          <table:table-cell table:style-name="ce7" table:formula="of:=[.AO5]+[.$N5]-[.$N18]" office:value-type="float" office:value="250255.063739672" calcext:value-type="float">
            <text:p>250255</text:p>
          </table:table-cell>
          <table:table-cell table:style-name="ce7" table:formula="of:=[.AP5]+[.$N5]-[.$N18]" office:value-type="float" office:value="254032.448756162" calcext:value-type="float">
            <text:p>254032</text:p>
          </table:table-cell>
          <table:table-cell table:style-name="ce7" table:formula="of:=[.AQ5]+[.$N5]-[.$N18]" office:value-type="float" office:value="257809.833772652" calcext:value-type="float">
            <text:p>257810</text:p>
          </table:table-cell>
          <table:table-cell table:style-name="ce7" table:formula="of:=[.AR5]+[.$N5]-[.$N18]" office:value-type="float" office:value="261587.218789142" calcext:value-type="float">
            <text:p>261587</text:p>
          </table:table-cell>
          <table:table-cell table:style-name="ce7" table:formula="of:=[.AS5]+[.$N5]-[.$N18]" office:value-type="float" office:value="265364.603805632" calcext:value-type="float">
            <text:p>265365</text:p>
          </table:table-cell>
          <table:table-cell table:style-name="ce7" table:formula="of:=[.AT5]+[.$N5]-[.$N18]" office:value-type="float" office:value="269141.988822121" calcext:value-type="float">
            <text:p>269142</text:p>
          </table:table-cell>
          <table:table-cell table:style-name="ce7" table:formula="of:=[.AU5]+[.$N5]-[.$N18]" office:value-type="float" office:value="272919.373838611" calcext:value-type="float">
            <text:p>272919</text:p>
          </table:table-cell>
          <table:table-cell table:style-name="ce7" table:formula="of:=[.AV5]+[.$N5]-[.$N18]" office:value-type="float" office:value="276696.758855101" calcext:value-type="float">
            <text:p>276697</text:p>
          </table:table-cell>
          <table:table-cell table:style-name="ce7" table:formula="of:=[.AW5]+[.$O5]-[.$O18]" office:value-type="float" office:value="280256.670118127" calcext:value-type="float">
            <text:p>280257</text:p>
          </table:table-cell>
          <table:table-cell table:style-name="ce7" table:formula="of:=[.AX5]+[.$O5]-[.$O18]" office:value-type="float" office:value="283816.581381152" calcext:value-type="float">
            <text:p>283817</text:p>
          </table:table-cell>
          <table:table-cell table:style-name="ce7" table:formula="of:=[.AY5]+[.$O5]-[.$O18]" office:value-type="float" office:value="287376.492644177" calcext:value-type="float">
            <text:p>287376</text:p>
          </table:table-cell>
          <table:table-cell table:style-name="ce7" table:formula="of:=[.AZ5]+[.$O5]-[.$O18]" office:value-type="float" office:value="290936.403907202" calcext:value-type="float">
            <text:p>290936</text:p>
          </table:table-cell>
          <table:table-cell table:style-name="ce7" table:formula="of:=[.BA5]+[.$O5]-[.$O18]" office:value-type="float" office:value="294496.315170227" calcext:value-type="float">
            <text:p>294496</text:p>
          </table:table-cell>
          <table:table-cell table:style-name="ce7" table:formula="of:=[.BB5]+[.$O5]-[.$O18]" office:value-type="float" office:value="298056.226433252" calcext:value-type="float">
            <text:p>298056</text:p>
          </table:table-cell>
          <table:table-cell table:style-name="ce7" table:formula="of:=[.BC5]+[.$O5]-[.$O18]" office:value-type="float" office:value="301616.137696277" calcext:value-type="float">
            <text:p>301616</text:p>
          </table:table-cell>
          <table:table-cell table:style-name="ce7" table:formula="of:=[.BD5]+[.$O5]-[.$O18]" office:value-type="float" office:value="305176.048959302" calcext:value-type="float">
            <text:p>305176</text:p>
          </table:table-cell>
          <table:table-cell table:style-name="ce7" table:formula="of:=[.BE5]+[.$O5]-[.$O18]" office:value-type="float" office:value="308735.960222328" calcext:value-type="float">
            <text:p>308736</text:p>
          </table:table-cell>
          <table:table-cell table:style-name="ce7" table:formula="of:=[.BF5]+[.$O5]-[.$O18]" office:value-type="float" office:value="312295.871485353" calcext:value-type="float">
            <text:p>312296</text:p>
          </table:table-cell>
          <table:table-cell table:style-name="ce7" table:formula="of:=[.BG5]+[.$O5]-[.$O18]" office:value-type="float" office:value="315855.782748378" calcext:value-type="float">
            <text:p>315856</text:p>
          </table:table-cell>
        </table:table-row>
        <table:table-row table:style-name="ro1">
          <table:table-cell table:style-name="ce29" office:value-type="string" calcext:value-type="string">
            <text:p>Café Hôtel Restaurant</text:p>
          </table:table-cell>
          <table:table-cell table:number-columns-repeated="2" table:style-name="ce37" office:value-type="percentage" office:value="0.00831485518716546" calcext:value-type="percentage">
            <text:p>0,83%</text:p>
          </table:table-cell>
          <table:table-cell table:style-name="ce37" office:value-type="percentage" office:value="0.00907900567230122" calcext:value-type="percentage">
            <text:p>0,91%</text:p>
          </table:table-cell>
          <table:table-cell table:style-name="ce37" office:value-type="percentage" office:value="0.013978396756857" calcext:value-type="percentage">
            <text:p>1,40%</text:p>
          </table:table-cell>
          <table:table-cell table:style-name="ce37" office:value-type="percentage" office:value="0.0163286114269715" calcext:value-type="percentage">
            <text:p>1,63%</text:p>
          </table:table-cell>
          <table:table-cell table:number-columns-repeated="2"/>
          <table:table-cell table:style-name="ce29" office:value-type="string" calcext:value-type="string">
            <text:p>Café Hôtel Restaurant</text:p>
          </table:table-cell>
          <table:table-cell office:value-type="float" office:value="61160.2311622" calcext:value-type="float">
            <text:p><text:s/>61 160 <text:s text:c="3"/></text:p>
          </table:table-cell>
          <table:table-cell table:formula="of:=([.J6]-[.J6]*[.B19])*[.B6]" office:value-type="float" office:value="507.677813244596" calcext:value-type="float">
            <text:p><text:s/>508 <text:s text:c="3"/></text:p>
          </table:table-cell>
          <table:table-cell table:formula="of:=([.J6]+[.K6]*5-5*[.K19])*(1-[.C19])*[.C6]" office:value-type="float" office:value="524.452452745629" calcext:value-type="float">
            <text:p><text:s/>524 <text:s text:c="3"/></text:p>
          </table:table-cell>
          <table:table-cell table:formula="of:=([.J6]+[.K6]*5-5*[.K19]+5*[.L6]-5*[.L19])*(1-[.D19])*[.D6]" office:value-type="float" office:value="591.621887329061" calcext:value-type="float">
            <text:p><text:s/>592 <text:s text:c="3"/></text:p>
          </table:table-cell>
          <table:table-cell table:formula="of:=([.J6]+[.K6]*5-5*[.K19]+5*[.L6]-5*[.L19]+10*[.M6]-10*[.M19])*(1-[.E19])*[.E6]" office:value-type="float" office:value="978.873312074793" calcext:value-type="float">
            <text:p><text:s/>979 <text:s text:c="3"/></text:p>
          </table:table-cell>
          <table:table-cell table:formula="of:=([.J6]+[.K6]*5-5*[.K19]+5*[.L6]-5*[.L19]+10*[.M6]-10*[.M19]+10*[.N6]-10*[.N19])*(1-[.F19])*[.F6]" office:value-type="float" office:value="1285.62693600505" calcext:value-type="float">
            <text:p><text:s/>1 286 <text:s text:c="3"/></text:p>
          </table:table-cell>
          <table:table-cell table:number-columns-repeated="2"/>
          <table:table-cell table:style-name="ce29" office:value-type="string" calcext:value-type="string">
            <text:p>Café Hôtel Restaurant</text:p>
          </table:table-cell>
          <table:table-cell table:style-name="ce6" office:value-type="float" office:value="61160.2311622" calcext:value-type="float">
            <text:p><text:s/>61 160 <text:s text:c="3"/></text:p>
          </table:table-cell>
          <table:table-cell table:style-name="ce7" table:formula="of:=[.S6]+[.$K6]-[.$K19]" office:value-type="float" office:value="61564.4012097303" calcext:value-type="float">
            <text:p>61564</text:p>
          </table:table-cell>
          <table:table-cell table:style-name="ce7" table:formula="of:=[.T6]+[.$K6]-[.$K19]" office:value-type="float" office:value="61968.5712572606" calcext:value-type="float">
            <text:p>61969</text:p>
          </table:table-cell>
          <table:table-cell table:style-name="ce7" table:formula="of:=[.U6]+[.$K6]-[.$K19]" office:value-type="float" office:value="62372.7413047909" calcext:value-type="float">
            <text:p>62373</text:p>
          </table:table-cell>
          <table:table-cell table:style-name="ce7" table:formula="of:=[.V6]+[.$K6]-[.$K19]" office:value-type="float" office:value="62776.9113523212" calcext:value-type="float">
            <text:p>62777</text:p>
          </table:table-cell>
          <table:table-cell table:style-name="ce7" table:formula="of:=[.W6]+[.$K6]-[.$K19]" office:value-type="float" office:value="63181.0813998515" calcext:value-type="float">
            <text:p>63181</text:p>
          </table:table-cell>
          <table:table-cell table:style-name="ce7" table:formula="of:=[.X6]+[.$L6]-[.$L19]" office:value-type="float" office:value="63598.6059936463" calcext:value-type="float">
            <text:p>63599</text:p>
          </table:table-cell>
          <table:table-cell table:style-name="ce7" table:formula="of:=[.Y6]+[.$L6]-[.$L19]" office:value-type="float" office:value="64016.1305874412" calcext:value-type="float">
            <text:p>64016</text:p>
          </table:table-cell>
          <table:table-cell table:style-name="ce7" table:formula="of:=[.Z6]+[.$L6]-[.$L19]" office:value-type="float" office:value="64433.655181236" calcext:value-type="float">
            <text:p>64434</text:p>
          </table:table-cell>
          <table:table-cell table:style-name="ce7" table:formula="of:=[.AA6]+[.$L6]-[.$L19]" office:value-type="float" office:value="64851.1797750308" calcext:value-type="float">
            <text:p>64851</text:p>
          </table:table-cell>
          <table:table-cell table:style-name="ce7" table:formula="of:=[.AB6]+[.$L6]-[.$L19]" office:value-type="float" office:value="65268.7043688256" calcext:value-type="float">
            <text:p>65269</text:p>
          </table:table-cell>
          <table:table-cell table:style-name="ce7" table:formula="of:=[.AC6]+[.$M6]-[.$M19]" office:value-type="float" office:value="65755.3533225914" calcext:value-type="float">
            <text:p>65755</text:p>
          </table:table-cell>
          <table:table-cell table:style-name="ce7" table:formula="of:=[.AD6]+[.$M6]-[.$M19]" office:value-type="float" office:value="66242.0022763573" calcext:value-type="float">
            <text:p>66242</text:p>
          </table:table-cell>
          <table:table-cell table:style-name="ce7" table:formula="of:=[.AE6]+[.$M6]-[.$M19]" office:value-type="float" office:value="66728.6512301231" calcext:value-type="float">
            <text:p>66729</text:p>
          </table:table-cell>
          <table:table-cell table:style-name="ce7" table:formula="of:=[.AF6]+[.$M6]-[.$M19]" office:value-type="float" office:value="67215.3001838889" calcext:value-type="float">
            <text:p>67215</text:p>
          </table:table-cell>
          <table:table-cell table:style-name="ce7" table:formula="of:=[.AG6]+[.$M6]-[.$M19]" office:value-type="float" office:value="67701.9491376548" calcext:value-type="float">
            <text:p>67702</text:p>
          </table:table-cell>
          <table:table-cell table:style-name="ce7" table:formula="of:=[.AH6]+[.$M6]-[.$M19]" office:value-type="float" office:value="68188.5980914206" calcext:value-type="float">
            <text:p>68189</text:p>
          </table:table-cell>
          <table:table-cell table:style-name="ce7" table:formula="of:=[.AI6]+[.$M6]-[.$M19]" office:value-type="float" office:value="68675.2470451864" calcext:value-type="float">
            <text:p>68675</text:p>
          </table:table-cell>
          <table:table-cell table:style-name="ce7" table:formula="of:=[.AJ6]+[.$M6]-[.$M19]" office:value-type="float" office:value="69161.8959989523" calcext:value-type="float">
            <text:p>69162</text:p>
          </table:table-cell>
          <table:table-cell table:style-name="ce7" table:formula="of:=[.AK6]+[.$M6]-[.$M19]" office:value-type="float" office:value="69648.5449527181" calcext:value-type="float">
            <text:p>69649</text:p>
          </table:table-cell>
          <table:table-cell table:style-name="ce7" table:formula="of:=[.AL6]+[.$M6]-[.$M19]" office:value-type="float" office:value="70135.1939064839" calcext:value-type="float">
            <text:p>70135</text:p>
          </table:table-cell>
          <table:table-cell table:style-name="ce7" table:formula="of:=[.AM6]+[.$N6]-[.$N19]" office:value-type="float" office:value="71006.4543788817" calcext:value-type="float">
            <text:p>71006</text:p>
          </table:table-cell>
          <table:table-cell table:style-name="ce7" table:formula="of:=[.AN6]+[.$N6]-[.$N19]" office:value-type="float" office:value="71877.7148512795" calcext:value-type="float">
            <text:p>71878</text:p>
          </table:table-cell>
          <table:table-cell table:style-name="ce7" table:formula="of:=[.AO6]+[.$N6]-[.$N19]" office:value-type="float" office:value="72748.9753236773" calcext:value-type="float">
            <text:p>72749</text:p>
          </table:table-cell>
          <table:table-cell table:style-name="ce7" table:formula="of:=[.AP6]+[.$N6]-[.$N19]" office:value-type="float" office:value="73620.2357960751" calcext:value-type="float">
            <text:p>73620</text:p>
          </table:table-cell>
          <table:table-cell table:style-name="ce7" table:formula="of:=[.AQ6]+[.$N6]-[.$N19]" office:value-type="float" office:value="74491.4962684729" calcext:value-type="float">
            <text:p>74491</text:p>
          </table:table-cell>
          <table:table-cell table:style-name="ce7" table:formula="of:=[.AR6]+[.$N6]-[.$N19]" office:value-type="float" office:value="75362.7567408707" calcext:value-type="float">
            <text:p>75363</text:p>
          </table:table-cell>
          <table:table-cell table:style-name="ce7" table:formula="of:=[.AS6]+[.$N6]-[.$N19]" office:value-type="float" office:value="76234.0172132684" calcext:value-type="float">
            <text:p>76234</text:p>
          </table:table-cell>
          <table:table-cell table:style-name="ce7" table:formula="of:=[.AT6]+[.$N6]-[.$N19]" office:value-type="float" office:value="77105.2776856662" calcext:value-type="float">
            <text:p>77105</text:p>
          </table:table-cell>
          <table:table-cell table:style-name="ce7" table:formula="of:=[.AU6]+[.$N6]-[.$N19]" office:value-type="float" office:value="77976.538158064" calcext:value-type="float">
            <text:p>77977</text:p>
          </table:table-cell>
          <table:table-cell table:style-name="ce7" table:formula="of:=[.AV6]+[.$N6]-[.$N19]" office:value-type="float" office:value="78847.7986304618" calcext:value-type="float">
            <text:p>78848</text:p>
          </table:table-cell>
          <table:table-cell table:style-name="ce7" table:formula="of:=[.AW6]+[.$O6]-[.$O19]" office:value-type="float" office:value="80020.242047334" calcext:value-type="float">
            <text:p>80020</text:p>
          </table:table-cell>
          <table:table-cell table:style-name="ce7" table:formula="of:=[.AX6]+[.$O6]-[.$O19]" office:value-type="float" office:value="81192.6854642063" calcext:value-type="float">
            <text:p>81193</text:p>
          </table:table-cell>
          <table:table-cell table:style-name="ce7" table:formula="of:=[.AY6]+[.$O6]-[.$O19]" office:value-type="float" office:value="82365.1288810786" calcext:value-type="float">
            <text:p>82365</text:p>
          </table:table-cell>
          <table:table-cell table:style-name="ce7" table:formula="of:=[.AZ6]+[.$O6]-[.$O19]" office:value-type="float" office:value="83537.5722979508" calcext:value-type="float">
            <text:p>83538</text:p>
          </table:table-cell>
          <table:table-cell table:style-name="ce7" table:formula="of:=[.BA6]+[.$O6]-[.$O19]" office:value-type="float" office:value="84710.015714823" calcext:value-type="float">
            <text:p>84710</text:p>
          </table:table-cell>
          <table:table-cell table:style-name="ce7" table:formula="of:=[.BB6]+[.$O6]-[.$O19]" office:value-type="float" office:value="85882.4591316953" calcext:value-type="float">
            <text:p>85882</text:p>
          </table:table-cell>
          <table:table-cell table:style-name="ce7" table:formula="of:=[.BC6]+[.$O6]-[.$O19]" office:value-type="float" office:value="87054.9025485676" calcext:value-type="float">
            <text:p>87055</text:p>
          </table:table-cell>
          <table:table-cell table:style-name="ce7" table:formula="of:=[.BD6]+[.$O6]-[.$O19]" office:value-type="float" office:value="88227.3459654398" calcext:value-type="float">
            <text:p>88227</text:p>
          </table:table-cell>
          <table:table-cell table:style-name="ce7" table:formula="of:=[.BE6]+[.$O6]-[.$O19]" office:value-type="float" office:value="89399.7893823121" calcext:value-type="float">
            <text:p>89400</text:p>
          </table:table-cell>
          <table:table-cell table:style-name="ce7" table:formula="of:=[.BF6]+[.$O6]-[.$O19]" office:value-type="float" office:value="90572.2327991843" calcext:value-type="float">
            <text:p>90572</text:p>
          </table:table-cell>
          <table:table-cell table:style-name="ce7" table:formula="of:=[.BG6]+[.$O6]-[.$O19]" office:value-type="float" office:value="91744.6762160566" calcext:value-type="float">
            <text:p>91745</text:p>
          </table:table-cell>
        </table:table-row>
        <table:table-row table:style-name="ro1">
          <table:table-cell table:style-name="ce29" office:value-type="string" calcext:value-type="string">
            <text:p>Commerce</text:p>
          </table:table-cell>
          <table:table-cell table:number-columns-repeated="2" table:style-name="ce37" office:value-type="percentage" office:value="0.00657291799589727" calcext:value-type="percentage">
            <text:p>0,66%</text:p>
          </table:table-cell>
          <table:table-cell table:style-name="ce37" office:value-type="percentage" office:value="0.00569756084900051" calcext:value-type="percentage">
            <text:p>0,57%</text:p>
          </table:table-cell>
          <table:table-cell table:style-name="ce37" office:value-type="percentage" office:value="0.00536226294617463" calcext:value-type="percentage">
            <text:p>0,54%</text:p>
          </table:table-cell>
          <table:table-cell table:style-name="ce37" office:value-type="percentage" office:value="0.00505380823065132" calcext:value-type="percentage">
            <text:p>0,51%</text:p>
          </table:table-cell>
          <table:table-cell table:number-columns-repeated="2"/>
          <table:table-cell table:style-name="ce29" office:value-type="string" calcext:value-type="string">
            <text:p>Commerce</text:p>
          </table:table-cell>
          <table:table-cell office:value-type="float" office:value="200599.5397949" calcext:value-type="float">
            <text:p><text:s/>200 600 <text:s text:c="3"/></text:p>
          </table:table-cell>
          <table:table-cell table:formula="of:=([.J7]-[.J7]*[.B20])*[.B7]" office:value-type="float" office:value="1316.19530653723" calcext:value-type="float">
            <text:p><text:s/>1 316 <text:s text:c="3"/></text:p>
          </table:table-cell>
          <table:table-cell table:formula="of:=([.J7]+[.K7]*5-5*[.K20])*(1-[.C20])*[.C7]" office:value-type="float" office:value="1347.75059552613" calcext:value-type="float">
            <text:p><text:s/>1 348 <text:s text:c="3"/></text:p>
          </table:table-cell>
          <table:table-cell table:formula="of:=([.J7]+[.K7]*5-5*[.K20]+5*[.L7]-5*[.L20])*(1-[.D20])*[.D7]" office:value-type="float" office:value="1196.34187544634" calcext:value-type="float">
            <text:p><text:s/>1 196 <text:s text:c="3"/></text:p>
          </table:table-cell>
          <table:table-cell table:formula="of:=([.J7]+[.K7]*5-5*[.K20]+5*[.L7]-5*[.L20]+10*[.M7]-10*[.M20])*(1-[.E20])*[.E7]" office:value-type="float" office:value="1170.79743493709" calcext:value-type="float">
            <text:p><text:s/>1 171 <text:s text:c="3"/></text:p>
          </table:table-cell>
          <table:table-cell table:formula="of:=([.J7]+[.K7]*5-5*[.K20]+5*[.L7]-5*[.L20]+10*[.M7]-10*[.M20]+10*[.N7]-10*[.N20])*(1-[.F20])*[.F7]" office:value-type="float" office:value="1144.0770837497" calcext:value-type="float">
            <text:p><text:s/>1 144 <text:s text:c="3"/></text:p>
          </table:table-cell>
          <table:table-cell table:number-columns-repeated="2"/>
          <table:table-cell table:style-name="ce29" office:value-type="string" calcext:value-type="string">
            <text:p>Commerce</text:p>
          </table:table-cell>
          <table:table-cell table:style-name="ce6" office:value-type="float" office:value="200599.5397949" calcext:value-type="float">
            <text:p><text:s/>200 600 <text:s text:c="3"/></text:p>
          </table:table-cell>
          <table:table-cell table:style-name="ce7" table:formula="of:=[.S7]+[.$K7]-[.$K20]" office:value-type="float" office:value="201561.39954593" calcext:value-type="float">
            <text:p>201561</text:p>
          </table:table-cell>
          <table:table-cell table:style-name="ce7" table:formula="of:=[.T7]+[.$K7]-[.$K20]" office:value-type="float" office:value="202523.259296961" calcext:value-type="float">
            <text:p>202523</text:p>
          </table:table-cell>
          <table:table-cell table:style-name="ce7" table:formula="of:=[.U7]+[.$K7]-[.$K20]" office:value-type="float" office:value="203485.119047992" calcext:value-type="float">
            <text:p>203485</text:p>
          </table:table-cell>
          <table:table-cell table:style-name="ce7" table:formula="of:=[.V7]+[.$K7]-[.$K20]" office:value-type="float" office:value="204446.978799022" calcext:value-type="float">
            <text:p>204447</text:p>
          </table:table-cell>
          <table:table-cell table:style-name="ce7" table:formula="of:=[.W7]+[.$K7]-[.$K20]" office:value-type="float" office:value="205408.838550053" calcext:value-type="float">
            <text:p>205409</text:p>
          </table:table-cell>
          <table:table-cell table:style-name="ce7" table:formula="of:=[.X7]+[.$L7]-[.$L20]" office:value-type="float" office:value="206393.758527981" calcext:value-type="float">
            <text:p>206394</text:p>
          </table:table-cell>
          <table:table-cell table:style-name="ce7" table:formula="of:=[.Y7]+[.$L7]-[.$L20]" office:value-type="float" office:value="207378.678505909" calcext:value-type="float">
            <text:p>207379</text:p>
          </table:table-cell>
          <table:table-cell table:style-name="ce7" table:formula="of:=[.Z7]+[.$L7]-[.$L20]" office:value-type="float" office:value="208363.598483837" calcext:value-type="float">
            <text:p>208364</text:p>
          </table:table-cell>
          <table:table-cell table:style-name="ce7" table:formula="of:=[.AA7]+[.$L7]-[.$L20]" office:value-type="float" office:value="209348.518461766" calcext:value-type="float">
            <text:p>209349</text:p>
          </table:table-cell>
          <table:table-cell table:style-name="ce7" table:formula="of:=[.AB7]+[.$L7]-[.$L20]" office:value-type="float" office:value="210333.438439694" calcext:value-type="float">
            <text:p>210333</text:p>
          </table:table-cell>
          <table:table-cell table:style-name="ce7" table:formula="of:=[.AC7]+[.$M7]-[.$M20]" office:value-type="float" office:value="211170.733927128" calcext:value-type="float">
            <text:p>211171</text:p>
          </table:table-cell>
          <table:table-cell table:style-name="ce7" table:formula="of:=[.AD7]+[.$M7]-[.$M20]" office:value-type="float" office:value="212008.029414561" calcext:value-type="float">
            <text:p>212008</text:p>
          </table:table-cell>
          <table:table-cell table:style-name="ce7" table:formula="of:=[.AE7]+[.$M7]-[.$M20]" office:value-type="float" office:value="212845.324901995" calcext:value-type="float">
            <text:p>212845</text:p>
          </table:table-cell>
          <table:table-cell table:style-name="ce7" table:formula="of:=[.AF7]+[.$M7]-[.$M20]" office:value-type="float" office:value="213682.620389429" calcext:value-type="float">
            <text:p>213683</text:p>
          </table:table-cell>
          <table:table-cell table:style-name="ce7" table:formula="of:=[.AG7]+[.$M7]-[.$M20]" office:value-type="float" office:value="214519.915876862" calcext:value-type="float">
            <text:p>214520</text:p>
          </table:table-cell>
          <table:table-cell table:style-name="ce7" table:formula="of:=[.AH7]+[.$M7]-[.$M20]" office:value-type="float" office:value="215357.211364296" calcext:value-type="float">
            <text:p>215357</text:p>
          </table:table-cell>
          <table:table-cell table:style-name="ce7" table:formula="of:=[.AI7]+[.$M7]-[.$M20]" office:value-type="float" office:value="216194.50685173" calcext:value-type="float">
            <text:p>216195</text:p>
          </table:table-cell>
          <table:table-cell table:style-name="ce7" table:formula="of:=[.AJ7]+[.$M7]-[.$M20]" office:value-type="float" office:value="217031.802339163" calcext:value-type="float">
            <text:p>217032</text:p>
          </table:table-cell>
          <table:table-cell table:style-name="ce7" table:formula="of:=[.AK7]+[.$M7]-[.$M20]" office:value-type="float" office:value="217869.097826597" calcext:value-type="float">
            <text:p>217869</text:p>
          </table:table-cell>
          <table:table-cell table:style-name="ce7" table:formula="of:=[.AL7]+[.$M7]-[.$M20]" office:value-type="float" office:value="218706.393314031" calcext:value-type="float">
            <text:p>218706</text:p>
          </table:table-cell>
          <table:table-cell table:style-name="ce7" table:formula="of:=[.AM7]+[.$N7]-[.$N20]" office:value-type="float" office:value="219510.973343753" calcext:value-type="float">
            <text:p>219511</text:p>
          </table:table-cell>
          <table:table-cell table:style-name="ce7" table:formula="of:=[.AN7]+[.$N7]-[.$N20]" office:value-type="float" office:value="220315.553373476" calcext:value-type="float">
            <text:p>220316</text:p>
          </table:table-cell>
          <table:table-cell table:style-name="ce7" table:formula="of:=[.AO7]+[.$N7]-[.$N20]" office:value-type="float" office:value="221120.133403198" calcext:value-type="float">
            <text:p>221120</text:p>
          </table:table-cell>
          <table:table-cell table:style-name="ce7" table:formula="of:=[.AP7]+[.$N7]-[.$N20]" office:value-type="float" office:value="221924.713432921" calcext:value-type="float">
            <text:p>221925</text:p>
          </table:table-cell>
          <table:table-cell table:style-name="ce7" table:formula="of:=[.AQ7]+[.$N7]-[.$N20]" office:value-type="float" office:value="222729.293462644" calcext:value-type="float">
            <text:p>222729</text:p>
          </table:table-cell>
          <table:table-cell table:style-name="ce7" table:formula="of:=[.AR7]+[.$N7]-[.$N20]" office:value-type="float" office:value="223533.873492366" calcext:value-type="float">
            <text:p>223534</text:p>
          </table:table-cell>
          <table:table-cell table:style-name="ce7" table:formula="of:=[.AS7]+[.$N7]-[.$N20]" office:value-type="float" office:value="224338.453522089" calcext:value-type="float">
            <text:p>224338</text:p>
          </table:table-cell>
          <table:table-cell table:style-name="ce7" table:formula="of:=[.AT7]+[.$N7]-[.$N20]" office:value-type="float" office:value="225143.033551812" calcext:value-type="float">
            <text:p>225143</text:p>
          </table:table-cell>
          <table:table-cell table:style-name="ce7" table:formula="of:=[.AU7]+[.$N7]-[.$N20]" office:value-type="float" office:value="225947.613581534" calcext:value-type="float">
            <text:p>225948</text:p>
          </table:table-cell>
          <table:table-cell table:style-name="ce7" table:formula="of:=[.AV7]+[.$N7]-[.$N20]" office:value-type="float" office:value="226752.193611257" calcext:value-type="float">
            <text:p>226752</text:p>
          </table:table-cell>
          <table:table-cell table:style-name="ce7" table:formula="of:=[.AW7]+[.$O7]-[.$O20]" office:value-type="float" office:value="227523.280950426" calcext:value-type="float">
            <text:p>227523</text:p>
          </table:table-cell>
          <table:table-cell table:style-name="ce7" table:formula="of:=[.AX7]+[.$O7]-[.$O20]" office:value-type="float" office:value="228294.368289595" calcext:value-type="float">
            <text:p>228294</text:p>
          </table:table-cell>
          <table:table-cell table:style-name="ce7" table:formula="of:=[.AY7]+[.$O7]-[.$O20]" office:value-type="float" office:value="229065.455628765" calcext:value-type="float">
            <text:p>229065</text:p>
          </table:table-cell>
          <table:table-cell table:style-name="ce7" table:formula="of:=[.AZ7]+[.$O7]-[.$O20]" office:value-type="float" office:value="229836.542967934" calcext:value-type="float">
            <text:p>229837</text:p>
          </table:table-cell>
          <table:table-cell table:style-name="ce7" table:formula="of:=[.BA7]+[.$O7]-[.$O20]" office:value-type="float" office:value="230607.630307103" calcext:value-type="float">
            <text:p>230608</text:p>
          </table:table-cell>
          <table:table-cell table:style-name="ce7" table:formula="of:=[.BB7]+[.$O7]-[.$O20]" office:value-type="float" office:value="231378.717646272" calcext:value-type="float">
            <text:p>231379</text:p>
          </table:table-cell>
          <table:table-cell table:style-name="ce7" table:formula="of:=[.BC7]+[.$O7]-[.$O20]" office:value-type="float" office:value="232149.804985442" calcext:value-type="float">
            <text:p>232150</text:p>
          </table:table-cell>
          <table:table-cell table:style-name="ce7" table:formula="of:=[.BD7]+[.$O7]-[.$O20]" office:value-type="float" office:value="232920.892324611" calcext:value-type="float">
            <text:p>232921</text:p>
          </table:table-cell>
          <table:table-cell table:style-name="ce7" table:formula="of:=[.BE7]+[.$O7]-[.$O20]" office:value-type="float" office:value="233691.97966378" calcext:value-type="float">
            <text:p>233692</text:p>
          </table:table-cell>
          <table:table-cell table:style-name="ce7" table:formula="of:=[.BF7]+[.$O7]-[.$O20]" office:value-type="float" office:value="234463.067002949" calcext:value-type="float">
            <text:p>234463</text:p>
          </table:table-cell>
          <table:table-cell table:style-name="ce7" table:formula="of:=[.BG7]+[.$O7]-[.$O20]" office:value-type="float" office:value="235234.154342119" calcext:value-type="float">
            <text:p>235234</text:p>
          </table:table-cell>
        </table:table-row>
        <table:table-row table:style-name="ro1">
          <table:table-cell table:style-name="ce29" office:value-type="string" calcext:value-type="string">
            <text:p>Enseignement Recherche</text:p>
          </table:table-cell>
          <table:table-cell table:number-columns-repeated="2" table:style-name="ce37" office:value-type="percentage" office:value="0.00831485518716546" calcext:value-type="percentage">
            <text:p>0,83%</text:p>
          </table:table-cell>
          <table:table-cell table:style-name="ce37" office:value-type="percentage" office:value="0.00907900567230122" calcext:value-type="percentage">
            <text:p>0,91%</text:p>
          </table:table-cell>
          <table:table-cell table:style-name="ce37" office:value-type="percentage" office:value="0.013978396756857" calcext:value-type="percentage">
            <text:p>1,40%</text:p>
          </table:table-cell>
          <table:table-cell table:style-name="ce37" office:value-type="percentage" office:value="0.0163286114269715" calcext:value-type="percentage">
            <text:p>1,63%</text:p>
          </table:table-cell>
          <table:table-cell table:number-columns-repeated="2"/>
          <table:table-cell table:style-name="ce29" office:value-type="string" calcext:value-type="string">
            <text:p>Enseignement Recherche</text:p>
          </table:table-cell>
          <table:table-cell office:value-type="float" office:value="179320.5508775" calcext:value-type="float">
            <text:p><text:s/>179 321 <text:s text:c="3"/></text:p>
          </table:table-cell>
          <table:table-cell table:formula="of:=([.J8]-[.J8]*[.B21])*[.B8]" office:value-type="float" office:value="1488.50099826913" calcext:value-type="float">
            <text:p><text:s/>1 489 <text:s text:c="3"/></text:p>
          </table:table-cell>
          <table:table-cell table:formula="of:=([.J8]+[.K8]*5-5*[.K21])*(1-[.C21])*[.C8]" office:value-type="float" office:value="1537.68389929708" calcext:value-type="float">
            <text:p><text:s/>1 538 <text:s text:c="3"/></text:p>
          </table:table-cell>
          <table:table-cell table:formula="of:=([.J8]+[.K8]*5-5*[.K21]+5*[.L8]-5*[.L21])*(1-[.D21])*[.D8]" office:value-type="float" office:value="1734.62331209438" calcext:value-type="float">
            <text:p><text:s/>1 735 <text:s text:c="3"/></text:p>
          </table:table-cell>
          <table:table-cell table:formula="of:=([.J8]+[.K8]*5-5*[.K21]+5*[.L8]-5*[.L21]+10*[.M8]-10*[.M21])*(1-[.E21])*[.E8]" office:value-type="float" office:value="2870.03659444999" calcext:value-type="float">
            <text:p><text:s/>2 870 <text:s text:c="3"/></text:p>
          </table:table-cell>
          <table:table-cell table:formula="of:=([.J8]+[.K8]*5-5*[.K21]+5*[.L8]-5*[.L21]+10*[.M8]-10*[.M21]+10*[.N8]-10*[.N21])*(1-[.F21])*[.F8]" office:value-type="float" office:value="3769.43196594493" calcext:value-type="float">
            <text:p><text:s/>3 769 <text:s text:c="3"/></text:p>
          </table:table-cell>
          <table:table-cell table:number-columns-repeated="2"/>
          <table:table-cell table:style-name="ce29" office:value-type="string" calcext:value-type="string">
            <text:p>Enseignement Recherche</text:p>
          </table:table-cell>
          <table:table-cell table:style-name="ce6" office:value-type="float" office:value="179320.5508775" calcext:value-type="float">
            <text:p><text:s/>179 321 <text:s text:c="3"/></text:p>
          </table:table-cell>
          <table:table-cell table:style-name="ce7" table:formula="of:=[.S8]+[.$K8]-[.$K21]" office:value-type="float" office:value="180505.569216935" calcext:value-type="float">
            <text:p>180506</text:p>
          </table:table-cell>
          <table:table-cell table:style-name="ce7" table:formula="of:=[.T8]+[.$K8]-[.$K21]" office:value-type="float" office:value="181690.587556371" calcext:value-type="float">
            <text:p>181691</text:p>
          </table:table-cell>
          <table:table-cell table:style-name="ce7" table:formula="of:=[.U8]+[.$K8]-[.$K21]" office:value-type="float" office:value="182875.605895806" calcext:value-type="float">
            <text:p>182876</text:p>
          </table:table-cell>
          <table:table-cell table:style-name="ce7" table:formula="of:=[.V8]+[.$K8]-[.$K21]" office:value-type="float" office:value="184060.624235242" calcext:value-type="float">
            <text:p>184061</text:p>
          </table:table-cell>
          <table:table-cell table:style-name="ce7" table:formula="of:=[.W8]+[.$K8]-[.$K21]" office:value-type="float" office:value="185245.642574677" calcext:value-type="float">
            <text:p>185246</text:p>
          </table:table-cell>
          <table:table-cell table:style-name="ce7" table:formula="of:=[.X8]+[.$L8]-[.$L21]" office:value-type="float" office:value="186469.816171498" calcext:value-type="float">
            <text:p>186470</text:p>
          </table:table-cell>
          <table:table-cell table:style-name="ce7" table:formula="of:=[.Y8]+[.$L8]-[.$L21]" office:value-type="float" office:value="187693.989768318" calcext:value-type="float">
            <text:p>187694</text:p>
          </table:table-cell>
          <table:table-cell table:style-name="ce7" table:formula="of:=[.Z8]+[.$L8]-[.$L21]" office:value-type="float" office:value="188918.163365138" calcext:value-type="float">
            <text:p>188918</text:p>
          </table:table-cell>
          <table:table-cell table:style-name="ce7" table:formula="of:=[.AA8]+[.$L8]-[.$L21]" office:value-type="float" office:value="190142.336961959" calcext:value-type="float">
            <text:p>190142</text:p>
          </table:table-cell>
          <table:table-cell table:style-name="ce7" table:formula="of:=[.AB8]+[.$L8]-[.$L21]" office:value-type="float" office:value="191366.510558779" calcext:value-type="float">
            <text:p>191367</text:p>
          </table:table-cell>
          <table:table-cell table:style-name="ce7" table:formula="of:=[.AC8]+[.$M8]-[.$M21]" office:value-type="float" office:value="192793.355369777" calcext:value-type="float">
            <text:p>192793</text:p>
          </table:table-cell>
          <table:table-cell table:style-name="ce7" table:formula="of:=[.AD8]+[.$M8]-[.$M21]" office:value-type="float" office:value="194220.200180776" calcext:value-type="float">
            <text:p>194220</text:p>
          </table:table-cell>
          <table:table-cell table:style-name="ce7" table:formula="of:=[.AE8]+[.$M8]-[.$M21]" office:value-type="float" office:value="195647.044991774" calcext:value-type="float">
            <text:p>195647</text:p>
          </table:table-cell>
          <table:table-cell table:style-name="ce7" table:formula="of:=[.AF8]+[.$M8]-[.$M21]" office:value-type="float" office:value="197073.889802773" calcext:value-type="float">
            <text:p>197074</text:p>
          </table:table-cell>
          <table:table-cell table:style-name="ce7" table:formula="of:=[.AG8]+[.$M8]-[.$M21]" office:value-type="float" office:value="198500.734613771" calcext:value-type="float">
            <text:p>198501</text:p>
          </table:table-cell>
          <table:table-cell table:style-name="ce7" table:formula="of:=[.AH8]+[.$M8]-[.$M21]" office:value-type="float" office:value="199927.579424769" calcext:value-type="float">
            <text:p>199928</text:p>
          </table:table-cell>
          <table:table-cell table:style-name="ce7" table:formula="of:=[.AI8]+[.$M8]-[.$M21]" office:value-type="float" office:value="201354.424235768" calcext:value-type="float">
            <text:p>201354</text:p>
          </table:table-cell>
          <table:table-cell table:style-name="ce7" table:formula="of:=[.AJ8]+[.$M8]-[.$M21]" office:value-type="float" office:value="202781.269046766" calcext:value-type="float">
            <text:p>202781</text:p>
          </table:table-cell>
          <table:table-cell table:style-name="ce7" table:formula="of:=[.AK8]+[.$M8]-[.$M21]" office:value-type="float" office:value="204208.113857765" calcext:value-type="float">
            <text:p>204208</text:p>
          </table:table-cell>
          <table:table-cell table:style-name="ce7" table:formula="of:=[.AL8]+[.$M8]-[.$M21]" office:value-type="float" office:value="205634.958668763" calcext:value-type="float">
            <text:p>205635</text:p>
          </table:table-cell>
          <table:table-cell table:style-name="ce7" table:formula="of:=[.AM8]+[.$N8]-[.$N21]" office:value-type="float" office:value="208189.476611212" calcext:value-type="float">
            <text:p>208189</text:p>
          </table:table-cell>
          <table:table-cell table:style-name="ce7" table:formula="of:=[.AN8]+[.$N8]-[.$N21]" office:value-type="float" office:value="210743.994553661" calcext:value-type="float">
            <text:p>210744</text:p>
          </table:table-cell>
          <table:table-cell table:style-name="ce7" table:formula="of:=[.AO8]+[.$N8]-[.$N21]" office:value-type="float" office:value="213298.51249611" calcext:value-type="float">
            <text:p>213299</text:p>
          </table:table-cell>
          <table:table-cell table:style-name="ce7" table:formula="of:=[.AP8]+[.$N8]-[.$N21]" office:value-type="float" office:value="215853.030438559" calcext:value-type="float">
            <text:p>215853</text:p>
          </table:table-cell>
          <table:table-cell table:style-name="ce7" table:formula="of:=[.AQ8]+[.$N8]-[.$N21]" office:value-type="float" office:value="218407.548381008" calcext:value-type="float">
            <text:p>218408</text:p>
          </table:table-cell>
          <table:table-cell table:style-name="ce7" table:formula="of:=[.AR8]+[.$N8]-[.$N21]" office:value-type="float" office:value="220962.066323457" calcext:value-type="float">
            <text:p>220962</text:p>
          </table:table-cell>
          <table:table-cell table:style-name="ce7" table:formula="of:=[.AS8]+[.$N8]-[.$N21]" office:value-type="float" office:value="223516.584265905" calcext:value-type="float">
            <text:p>223517</text:p>
          </table:table-cell>
          <table:table-cell table:style-name="ce7" table:formula="of:=[.AT8]+[.$N8]-[.$N21]" office:value-type="float" office:value="226071.102208354" calcext:value-type="float">
            <text:p>226071</text:p>
          </table:table-cell>
          <table:table-cell table:style-name="ce7" table:formula="of:=[.AU8]+[.$N8]-[.$N21]" office:value-type="float" office:value="228625.620150803" calcext:value-type="float">
            <text:p>228626</text:p>
          </table:table-cell>
          <table:table-cell table:style-name="ce7" table:formula="of:=[.AV8]+[.$N8]-[.$N21]" office:value-type="float" office:value="231180.138093252" calcext:value-type="float">
            <text:p>231180</text:p>
          </table:table-cell>
          <table:table-cell table:style-name="ce7" table:formula="of:=[.AW8]+[.$O8]-[.$O21]" office:value-type="float" office:value="234617.718288602" calcext:value-type="float">
            <text:p>234618</text:p>
          </table:table-cell>
          <table:table-cell table:style-name="ce7" table:formula="of:=[.AX8]+[.$O8]-[.$O21]" office:value-type="float" office:value="238055.298483953" calcext:value-type="float">
            <text:p>238055</text:p>
          </table:table-cell>
          <table:table-cell table:style-name="ce7" table:formula="of:=[.AY8]+[.$O8]-[.$O21]" office:value-type="float" office:value="241492.878679303" calcext:value-type="float">
            <text:p>241493</text:p>
          </table:table-cell>
          <table:table-cell table:style-name="ce7" table:formula="of:=[.AZ8]+[.$O8]-[.$O21]" office:value-type="float" office:value="244930.458874654" calcext:value-type="float">
            <text:p>244930</text:p>
          </table:table-cell>
          <table:table-cell table:style-name="ce7" table:formula="of:=[.BA8]+[.$O8]-[.$O21]" office:value-type="float" office:value="248368.039070004" calcext:value-type="float">
            <text:p>248368</text:p>
          </table:table-cell>
          <table:table-cell table:style-name="ce7" table:formula="of:=[.BB8]+[.$O8]-[.$O21]" office:value-type="float" office:value="251805.619265355" calcext:value-type="float">
            <text:p>251806</text:p>
          </table:table-cell>
          <table:table-cell table:style-name="ce7" table:formula="of:=[.BC8]+[.$O8]-[.$O21]" office:value-type="float" office:value="255243.199460705" calcext:value-type="float">
            <text:p>255243</text:p>
          </table:table-cell>
          <table:table-cell table:style-name="ce7" table:formula="of:=[.BD8]+[.$O8]-[.$O21]" office:value-type="float" office:value="258680.779656055" calcext:value-type="float">
            <text:p>258681</text:p>
          </table:table-cell>
          <table:table-cell table:style-name="ce7" table:formula="of:=[.BE8]+[.$O8]-[.$O21]" office:value-type="float" office:value="262118.359851406" calcext:value-type="float">
            <text:p>262118</text:p>
          </table:table-cell>
          <table:table-cell table:style-name="ce7" table:formula="of:=[.BF8]+[.$O8]-[.$O21]" office:value-type="float" office:value="265555.940046756" calcext:value-type="float">
            <text:p>265556</text:p>
          </table:table-cell>
          <table:table-cell table:style-name="ce7" table:formula="of:=[.BG8]+[.$O8]-[.$O21]" office:value-type="float" office:value="268993.520242106" calcext:value-type="float">
            <text:p>268994</text:p>
          </table:table-cell>
        </table:table-row>
        <table:table-row table:style-name="ro1">
          <table:table-cell table:style-name="ce29" office:value-type="string" calcext:value-type="string">
            <text:p>Habitat Communautaire</text:p>
          </table:table-cell>
          <table:table-cell table:number-columns-repeated="2" table:style-name="ce37" office:value-type="percentage" office:value="0.00831485518716546" calcext:value-type="percentage">
            <text:p>0,83%</text:p>
          </table:table-cell>
          <table:table-cell table:style-name="ce37" office:value-type="percentage" office:value="0.00907900567230122" calcext:value-type="percentage">
            <text:p>0,91%</text:p>
          </table:table-cell>
          <table:table-cell table:style-name="ce37" office:value-type="percentage" office:value="0.013978396756857" calcext:value-type="percentage">
            <text:p>1,40%</text:p>
          </table:table-cell>
          <table:table-cell table:style-name="ce37" office:value-type="percentage" office:value="0.0163286114269715" calcext:value-type="percentage">
            <text:p>1,63%</text:p>
          </table:table-cell>
          <table:table-cell table:number-columns-repeated="2"/>
          <table:table-cell table:style-name="ce29" office:value-type="string" calcext:value-type="string">
            <text:p>Habitat Communautaire</text:p>
          </table:table-cell>
          <table:table-cell office:value-type="float" office:value="58790.3733003" calcext:value-type="float">
            <text:p><text:s/>58 790 <text:s text:c="3"/></text:p>
          </table:table-cell>
          <table:table-cell table:formula="of:=([.J9]-[.J9]*[.B22])*[.B9]" office:value-type="float" office:value="488.006137154309" calcext:value-type="float">
            <text:p><text:s/>488 <text:s text:c="3"/></text:p>
          </table:table-cell>
          <table:table-cell table:formula="of:=([.J9]+[.K9]*5-5*[.K22])*(1-[.C22])*[.C9]" office:value-type="float" office:value="504.130787102545" calcext:value-type="float">
            <text:p><text:s/>504 <text:s text:c="3"/></text:p>
          </table:table-cell>
          <table:table-cell table:formula="of:=([.J9]+[.K9]*5-5*[.K22]+5*[.L9]-5*[.L22])*(1-[.D22])*[.D9]" office:value-type="float" office:value="568.697517124498" calcext:value-type="float">
            <text:p><text:s/>569 <text:s text:c="3"/></text:p>
          </table:table-cell>
          <table:table-cell table:formula="of:=([.J9]+[.K9]*5-5*[.K22]+5*[.L9]-5*[.L22]+10*[.M9]-10*[.M22])*(1-[.E22])*[.E9]" office:value-type="float" office:value="940.943589273839" calcext:value-type="float">
            <text:p><text:s/>941 <text:s text:c="3"/></text:p>
          </table:table-cell>
          <table:table-cell table:formula="of:=([.J9]+[.K9]*5-5*[.K22]+5*[.L9]-5*[.L22]+10*[.M9]-10*[.M22]+10*[.N9]-10*[.N22])*(1-[.F22])*[.F9]" office:value-type="float" office:value="1235.81101732937" calcext:value-type="float">
            <text:p><text:s/>1 236 <text:s text:c="3"/></text:p>
          </table:table-cell>
          <table:table-cell table:number-columns-repeated="2"/>
          <table:table-cell table:style-name="ce29" office:value-type="string" calcext:value-type="string">
            <text:p>Habitat Communautaire</text:p>
          </table:table-cell>
          <table:table-cell table:style-name="ce6" office:value-type="float" office:value="58790.3733003" calcext:value-type="float">
            <text:p><text:s/>58 790 <text:s text:c="3"/></text:p>
          </table:table-cell>
          <table:table-cell table:style-name="ce7" table:formula="of:=[.S9]+[.$K9]-[.$K22]" office:value-type="float" office:value="59178.8824265669" calcext:value-type="float">
            <text:p>59179</text:p>
          </table:table-cell>
          <table:table-cell table:style-name="ce7" table:formula="of:=[.T9]+[.$K9]-[.$K22]" office:value-type="float" office:value="59567.3915528337" calcext:value-type="float">
            <text:p>59567</text:p>
          </table:table-cell>
          <table:table-cell table:style-name="ce7" table:formula="of:=[.U9]+[.$K9]-[.$K22]" office:value-type="float" office:value="59955.9006791006" calcext:value-type="float">
            <text:p>59956</text:p>
          </table:table-cell>
          <table:table-cell table:style-name="ce7" table:formula="of:=[.V9]+[.$K9]-[.$K22]" office:value-type="float" office:value="60344.4098053675" calcext:value-type="float">
            <text:p>60344</text:p>
          </table:table-cell>
          <table:table-cell table:style-name="ce7" table:formula="of:=[.W9]+[.$K9]-[.$K22]" office:value-type="float" office:value="60732.9189316344" calcext:value-type="float">
            <text:p>60733</text:p>
          </table:table-cell>
          <table:table-cell table:style-name="ce7" table:formula="of:=[.X9]+[.$L9]-[.$L22]" office:value-type="float" office:value="61134.2651375726" calcext:value-type="float">
            <text:p>61134</text:p>
          </table:table-cell>
          <table:table-cell table:style-name="ce7" table:formula="of:=[.Y9]+[.$L9]-[.$L22]" office:value-type="float" office:value="61535.6113435108" calcext:value-type="float">
            <text:p>61536</text:p>
          </table:table-cell>
          <table:table-cell table:style-name="ce7" table:formula="of:=[.Z9]+[.$L9]-[.$L22]" office:value-type="float" office:value="61936.957549449" calcext:value-type="float">
            <text:p>61937</text:p>
          </table:table-cell>
          <table:table-cell table:style-name="ce7" table:formula="of:=[.AA9]+[.$L9]-[.$L22]" office:value-type="float" office:value="62338.3037553872" calcext:value-type="float">
            <text:p>62338</text:p>
          </table:table-cell>
          <table:table-cell table:style-name="ce7" table:formula="of:=[.AB9]+[.$L9]-[.$L22]" office:value-type="float" office:value="62739.6499613254" calcext:value-type="float">
            <text:p>62740</text:p>
          </table:table-cell>
          <table:table-cell table:style-name="ce7" table:formula="of:=[.AC9]+[.$M9]-[.$M22]" office:value-type="float" office:value="63207.4420725458" calcext:value-type="float">
            <text:p>63207</text:p>
          </table:table-cell>
          <table:table-cell table:style-name="ce7" table:formula="of:=[.AD9]+[.$M9]-[.$M22]" office:value-type="float" office:value="63675.2341837662" calcext:value-type="float">
            <text:p>63675</text:p>
          </table:table-cell>
          <table:table-cell table:style-name="ce7" table:formula="of:=[.AE9]+[.$M9]-[.$M22]" office:value-type="float" office:value="64143.0262949867" calcext:value-type="float">
            <text:p>64143</text:p>
          </table:table-cell>
          <table:table-cell table:style-name="ce7" table:formula="of:=[.AF9]+[.$M9]-[.$M22]" office:value-type="float" office:value="64610.8184062071" calcext:value-type="float">
            <text:p>64611</text:p>
          </table:table-cell>
          <table:table-cell table:style-name="ce7" table:formula="of:=[.AG9]+[.$M9]-[.$M22]" office:value-type="float" office:value="65078.6105174275" calcext:value-type="float">
            <text:p>65079</text:p>
          </table:table-cell>
          <table:table-cell table:style-name="ce7" table:formula="of:=[.AH9]+[.$M9]-[.$M22]" office:value-type="float" office:value="65546.4026286479" calcext:value-type="float">
            <text:p>65546</text:p>
          </table:table-cell>
          <table:table-cell table:style-name="ce7" table:formula="of:=[.AI9]+[.$M9]-[.$M22]" office:value-type="float" office:value="66014.1947398683" calcext:value-type="float">
            <text:p>66014</text:p>
          </table:table-cell>
          <table:table-cell table:style-name="ce7" table:formula="of:=[.AJ9]+[.$M9]-[.$M22]" office:value-type="float" office:value="66481.9868510887" calcext:value-type="float">
            <text:p>66482</text:p>
          </table:table-cell>
          <table:table-cell table:style-name="ce7" table:formula="of:=[.AK9]+[.$M9]-[.$M22]" office:value-type="float" office:value="66949.7789623091" calcext:value-type="float">
            <text:p>66950</text:p>
          </table:table-cell>
          <table:table-cell table:style-name="ce7" table:formula="of:=[.AL9]+[.$M9]-[.$M22]" office:value-type="float" office:value="67417.5710735295" calcext:value-type="float">
            <text:p>67418</text:p>
          </table:table-cell>
          <table:table-cell table:style-name="ce7" table:formula="of:=[.AM9]+[.$N9]-[.$N22]" office:value-type="float" office:value="68255.0716427837" calcext:value-type="float">
            <text:p>68255</text:p>
          </table:table-cell>
          <table:table-cell table:style-name="ce7" table:formula="of:=[.AN9]+[.$N9]-[.$N22]" office:value-type="float" office:value="69092.572212038" calcext:value-type="float">
            <text:p>69093</text:p>
          </table:table-cell>
          <table:table-cell table:style-name="ce7" table:formula="of:=[.AO9]+[.$N9]-[.$N22]" office:value-type="float" office:value="69930.0727812922" calcext:value-type="float">
            <text:p>69930</text:p>
          </table:table-cell>
          <table:table-cell table:style-name="ce7" table:formula="of:=[.AP9]+[.$N9]-[.$N22]" office:value-type="float" office:value="70767.5733505464" calcext:value-type="float">
            <text:p>70768</text:p>
          </table:table-cell>
          <table:table-cell table:style-name="ce7" table:formula="of:=[.AQ9]+[.$N9]-[.$N22]" office:value-type="float" office:value="71605.0739198006" calcext:value-type="float">
            <text:p>71605</text:p>
          </table:table-cell>
          <table:table-cell table:style-name="ce7" table:formula="of:=[.AR9]+[.$N9]-[.$N22]" office:value-type="float" office:value="72442.5744890548" calcext:value-type="float">
            <text:p>72443</text:p>
          </table:table-cell>
          <table:table-cell table:style-name="ce7" table:formula="of:=[.AS9]+[.$N9]-[.$N22]" office:value-type="float" office:value="73280.075058309" calcext:value-type="float">
            <text:p>73280</text:p>
          </table:table-cell>
          <table:table-cell table:style-name="ce7" table:formula="of:=[.AT9]+[.$N9]-[.$N22]" office:value-type="float" office:value="74117.5756275633" calcext:value-type="float">
            <text:p>74118</text:p>
          </table:table-cell>
          <table:table-cell table:style-name="ce7" table:formula="of:=[.AU9]+[.$N9]-[.$N22]" office:value-type="float" office:value="74955.0761968175" calcext:value-type="float">
            <text:p>74955</text:p>
          </table:table-cell>
          <table:table-cell table:style-name="ce7" table:formula="of:=[.AV9]+[.$N9]-[.$N22]" office:value-type="float" office:value="75792.5767660717" calcext:value-type="float">
            <text:p>75793</text:p>
          </table:table-cell>
          <table:table-cell table:style-name="ce7" table:formula="of:=[.AW9]+[.$O9]-[.$O22]" office:value-type="float" office:value="76919.5899385464" calcext:value-type="float">
            <text:p>76920</text:p>
          </table:table-cell>
          <table:table-cell table:style-name="ce7" table:formula="of:=[.AX9]+[.$O9]-[.$O22]" office:value-type="float" office:value="78046.6031110212" calcext:value-type="float">
            <text:p>78047</text:p>
          </table:table-cell>
          <table:table-cell table:style-name="ce7" table:formula="of:=[.AY9]+[.$O9]-[.$O22]" office:value-type="float" office:value="79173.6162834959" calcext:value-type="float">
            <text:p>79174</text:p>
          </table:table-cell>
          <table:table-cell table:style-name="ce7" table:formula="of:=[.AZ9]+[.$O9]-[.$O22]" office:value-type="float" office:value="80300.6294559706" calcext:value-type="float">
            <text:p>80301</text:p>
          </table:table-cell>
          <table:table-cell table:style-name="ce7" table:formula="of:=[.BA9]+[.$O9]-[.$O22]" office:value-type="float" office:value="81427.6426284454" calcext:value-type="float">
            <text:p>81428</text:p>
          </table:table-cell>
          <table:table-cell table:style-name="ce7" table:formula="of:=[.BB9]+[.$O9]-[.$O22]" office:value-type="float" office:value="82554.6558009201" calcext:value-type="float">
            <text:p>82555</text:p>
          </table:table-cell>
          <table:table-cell table:style-name="ce7" table:formula="of:=[.BC9]+[.$O9]-[.$O22]" office:value-type="float" office:value="83681.6689733948" calcext:value-type="float">
            <text:p>83682</text:p>
          </table:table-cell>
          <table:table-cell table:style-name="ce7" table:formula="of:=[.BD9]+[.$O9]-[.$O22]" office:value-type="float" office:value="84808.6821458696" calcext:value-type="float">
            <text:p>84809</text:p>
          </table:table-cell>
          <table:table-cell table:style-name="ce7" table:formula="of:=[.BE9]+[.$O9]-[.$O22]" office:value-type="float" office:value="85935.6953183443" calcext:value-type="float">
            <text:p>85936</text:p>
          </table:table-cell>
          <table:table-cell table:style-name="ce7" table:formula="of:=[.BF9]+[.$O9]-[.$O22]" office:value-type="float" office:value="87062.708490819" calcext:value-type="float">
            <text:p>87063</text:p>
          </table:table-cell>
          <table:table-cell table:style-name="ce7" table:formula="of:=[.BG9]+[.$O9]-[.$O22]" office:value-type="float" office:value="88189.7216632938" calcext:value-type="float">
            <text:p>88190</text:p>
          </table:table-cell>
        </table:table-row>
        <table:table-row table:style-name="ro1">
          <table:table-cell table:style-name="ce29" office:value-type="string" calcext:value-type="string">
            <text:p>Santé Action Sociale</text:p>
          </table:table-cell>
          <table:table-cell table:number-columns-repeated="2" table:style-name="ce37" office:value-type="percentage" office:value="0.0149149668777261" calcext:value-type="percentage">
            <text:p>1,49%</text:p>
          </table:table-cell>
          <table:table-cell table:style-name="ce37" office:value-type="percentage" office:value="0.0137549755718716" calcext:value-type="percentage">
            <text:p>1,38%</text:p>
          </table:table-cell>
          <table:table-cell table:style-name="ce37" office:value-type="percentage" office:value="0.0133624359540445" calcext:value-type="percentage">
            <text:p>1,34%</text:p>
          </table:table-cell>
          <table:table-cell table:style-name="ce37" office:value-type="percentage" office:value="0.0130009957377515" calcext:value-type="percentage">
            <text:p>1,30%</text:p>
          </table:table-cell>
          <table:table-cell table:number-columns-repeated="2"/>
          <table:table-cell table:style-name="ce29" office:value-type="string" calcext:value-type="string">
            <text:p>Santé Action Sociale</text:p>
          </table:table-cell>
          <table:table-cell office:value-type="float" office:value="103999.9139119" calcext:value-type="float">
            <text:p><text:s/>104 000 <text:s text:c="3"/></text:p>
          </table:table-cell>
          <table:table-cell table:formula="of:=([.J10]-[.J10]*[.B23])*[.B10]" office:value-type="float" office:value="1548.63630663067" calcext:value-type="float">
            <text:p><text:s/>1 549 <text:s text:c="3"/></text:p>
          </table:table-cell>
          <table:table-cell table:formula="of:=([.J10]+[.K10]*5-5*[.K23])*(1-[.C23])*[.C10]" office:value-type="float" office:value="1651.36368624045" calcext:value-type="float">
            <text:p><text:s/>1 651 <text:s text:c="3"/></text:p>
          </table:table-cell>
          <table:table-cell table:formula="of:=([.J10]+[.K10]*5-5*[.K23]+5*[.L10]-5*[.L23])*(1-[.D23])*[.D10]" office:value-type="float" office:value="1624.19585259088" calcext:value-type="float">
            <text:p><text:s/>1 624 <text:s text:c="3"/></text:p>
          </table:table-cell>
          <table:table-cell table:formula="of:=([.J10]+[.K10]*5-5*[.K23]+5*[.L10]-5*[.L23]+10*[.M10]-10*[.M23])*(1-[.E23])*[.E10]" office:value-type="float" office:value="1771.43884645105" calcext:value-type="float">
            <text:p><text:s/>1 771 <text:s text:c="3"/></text:p>
          </table:table-cell>
          <table:table-cell table:formula="of:=([.J10]+[.K10]*5-5*[.K23]+5*[.L10]-5*[.L23]+10*[.M10]-10*[.M23]+10*[.N10]-10*[.N23])*(1-[.F23])*[.F10]" office:value-type="float" office:value="1929.73000678533" calcext:value-type="float">
            <text:p><text:s/>1 930 <text:s text:c="3"/></text:p>
          </table:table-cell>
          <table:table-cell table:number-columns-repeated="2"/>
          <table:table-cell table:style-name="ce29" office:value-type="string" calcext:value-type="string">
            <text:p>Santé Action Sociale</text:p>
          </table:table-cell>
          <table:table-cell table:style-name="ce6" office:value-type="float" office:value="103999.9139119" calcext:value-type="float">
            <text:p><text:s/>104 000 <text:s text:c="3"/></text:p>
          </table:table-cell>
          <table:table-cell table:style-name="ce7" table:formula="of:=[.S10]+[.$K10]-[.$K23]" office:value-type="float" office:value="105379.661834646" calcext:value-type="float">
            <text:p>105380</text:p>
          </table:table-cell>
          <table:table-cell table:style-name="ce7" table:formula="of:=[.T10]+[.$K10]-[.$K23]" office:value-type="float" office:value="106759.409757392" calcext:value-type="float">
            <text:p>106759</text:p>
          </table:table-cell>
          <table:table-cell table:style-name="ce7" table:formula="of:=[.U10]+[.$K10]-[.$K23]" office:value-type="float" office:value="108139.157680137" calcext:value-type="float">
            <text:p>108139</text:p>
          </table:table-cell>
          <table:table-cell table:style-name="ce7" table:formula="of:=[.V10]+[.$K10]-[.$K23]" office:value-type="float" office:value="109518.905602883" calcext:value-type="float">
            <text:p>109519</text:p>
          </table:table-cell>
          <table:table-cell table:style-name="ce7" table:formula="of:=[.W10]+[.$K10]-[.$K23]" office:value-type="float" office:value="110898.653525629" calcext:value-type="float">
            <text:p>110899</text:p>
          </table:table-cell>
          <table:table-cell table:style-name="ce7" table:formula="of:=[.X10]+[.$L10]-[.$L23]" office:value-type="float" office:value="112369.925770786" calcext:value-type="float">
            <text:p>112370</text:p>
          </table:table-cell>
          <table:table-cell table:style-name="ce7" table:formula="of:=[.Y10]+[.$L10]-[.$L23]" office:value-type="float" office:value="113841.198015943" calcext:value-type="float">
            <text:p>113841</text:p>
          </table:table-cell>
          <table:table-cell table:style-name="ce7" table:formula="of:=[.Z10]+[.$L10]-[.$L23]" office:value-type="float" office:value="115312.4702611" calcext:value-type="float">
            <text:p>115312</text:p>
          </table:table-cell>
          <table:table-cell table:style-name="ce7" table:formula="of:=[.AA10]+[.$L10]-[.$L23]" office:value-type="float" office:value="116783.742506257" calcext:value-type="float">
            <text:p>116784</text:p>
          </table:table-cell>
          <table:table-cell table:style-name="ce7" table:formula="of:=[.AB10]+[.$L10]-[.$L23]" office:value-type="float" office:value="118255.014751414" calcext:value-type="float">
            <text:p>118255</text:p>
          </table:table-cell>
          <table:table-cell table:style-name="ce7" table:formula="of:=[.AC10]+[.$M10]-[.$M23]" office:value-type="float" office:value="119704.801965211" calcext:value-type="float">
            <text:p>119705</text:p>
          </table:table-cell>
          <table:table-cell table:style-name="ce7" table:formula="of:=[.AD10]+[.$M10]-[.$M23]" office:value-type="float" office:value="121154.589179007" calcext:value-type="float">
            <text:p>121155</text:p>
          </table:table-cell>
          <table:table-cell table:style-name="ce7" table:formula="of:=[.AE10]+[.$M10]-[.$M23]" office:value-type="float" office:value="122604.376392804" calcext:value-type="float">
            <text:p>122604</text:p>
          </table:table-cell>
          <table:table-cell table:style-name="ce7" table:formula="of:=[.AF10]+[.$M10]-[.$M23]" office:value-type="float" office:value="124054.163606601" calcext:value-type="float">
            <text:p>124054</text:p>
          </table:table-cell>
          <table:table-cell table:style-name="ce7" table:formula="of:=[.AG10]+[.$M10]-[.$M23]" office:value-type="float" office:value="125503.950820398" calcext:value-type="float">
            <text:p>125504</text:p>
          </table:table-cell>
          <table:table-cell table:style-name="ce7" table:formula="of:=[.AH10]+[.$M10]-[.$M23]" office:value-type="float" office:value="126953.738034194" calcext:value-type="float">
            <text:p>126954</text:p>
          </table:table-cell>
          <table:table-cell table:style-name="ce7" table:formula="of:=[.AI10]+[.$M10]-[.$M23]" office:value-type="float" office:value="128403.525247991" calcext:value-type="float">
            <text:p>128404</text:p>
          </table:table-cell>
          <table:table-cell table:style-name="ce7" table:formula="of:=[.AJ10]+[.$M10]-[.$M23]" office:value-type="float" office:value="129853.312461788" calcext:value-type="float">
            <text:p>129853</text:p>
          </table:table-cell>
          <table:table-cell table:style-name="ce7" table:formula="of:=[.AK10]+[.$M10]-[.$M23]" office:value-type="float" office:value="131303.099675585" calcext:value-type="float">
            <text:p>131303</text:p>
          </table:table-cell>
          <table:table-cell table:style-name="ce7" table:formula="of:=[.AL10]+[.$M10]-[.$M23]" office:value-type="float" office:value="132752.886889382" calcext:value-type="float">
            <text:p>132753</text:p>
          </table:table-cell>
          <table:table-cell table:style-name="ce7" table:formula="of:=[.AM10]+[.$N10]-[.$N23]" office:value-type="float" office:value="134339.995398812" calcext:value-type="float">
            <text:p>134340</text:p>
          </table:table-cell>
          <table:table-cell table:style-name="ce7" table:formula="of:=[.AN10]+[.$N10]-[.$N23]" office:value-type="float" office:value="135927.103908243" calcext:value-type="float">
            <text:p>135927</text:p>
          </table:table-cell>
          <table:table-cell table:style-name="ce7" table:formula="of:=[.AO10]+[.$N10]-[.$N23]" office:value-type="float" office:value="137514.212417673" calcext:value-type="float">
            <text:p>137514</text:p>
          </table:table-cell>
          <table:table-cell table:style-name="ce7" table:formula="of:=[.AP10]+[.$N10]-[.$N23]" office:value-type="float" office:value="139101.320927104" calcext:value-type="float">
            <text:p>139101</text:p>
          </table:table-cell>
          <table:table-cell table:style-name="ce7" table:formula="of:=[.AQ10]+[.$N10]-[.$N23]" office:value-type="float" office:value="140688.429436535" calcext:value-type="float">
            <text:p>140688</text:p>
          </table:table-cell>
          <table:table-cell table:style-name="ce7" table:formula="of:=[.AR10]+[.$N10]-[.$N23]" office:value-type="float" office:value="142275.537945965" calcext:value-type="float">
            <text:p>142276</text:p>
          </table:table-cell>
          <table:table-cell table:style-name="ce7" table:formula="of:=[.AS10]+[.$N10]-[.$N23]" office:value-type="float" office:value="143862.646455396" calcext:value-type="float">
            <text:p>143863</text:p>
          </table:table-cell>
          <table:table-cell table:style-name="ce7" table:formula="of:=[.AT10]+[.$N10]-[.$N23]" office:value-type="float" office:value="145449.754964826" calcext:value-type="float">
            <text:p>145450</text:p>
          </table:table-cell>
          <table:table-cell table:style-name="ce7" table:formula="of:=[.AU10]+[.$N10]-[.$N23]" office:value-type="float" office:value="147036.863474257" calcext:value-type="float">
            <text:p>147037</text:p>
          </table:table-cell>
          <table:table-cell table:style-name="ce7" table:formula="of:=[.AV10]+[.$N10]-[.$N23]" office:value-type="float" office:value="148623.971983688" calcext:value-type="float">
            <text:p>148624</text:p>
          </table:table-cell>
          <table:table-cell table:style-name="ce7" table:formula="of:=[.AW10]+[.$O10]-[.$O23]" office:value-type="float" office:value="150359.130778135" calcext:value-type="float">
            <text:p>150359</text:p>
          </table:table-cell>
          <table:table-cell table:style-name="ce7" table:formula="of:=[.AX10]+[.$O10]-[.$O23]" office:value-type="float" office:value="152094.289572582" calcext:value-type="float">
            <text:p>152094</text:p>
          </table:table-cell>
          <table:table-cell table:style-name="ce7" table:formula="of:=[.AY10]+[.$O10]-[.$O23]" office:value-type="float" office:value="153829.448367029" calcext:value-type="float">
            <text:p>153829</text:p>
          </table:table-cell>
          <table:table-cell table:style-name="ce7" table:formula="of:=[.AZ10]+[.$O10]-[.$O23]" office:value-type="float" office:value="155564.607161477" calcext:value-type="float">
            <text:p>155565</text:p>
          </table:table-cell>
          <table:table-cell table:style-name="ce7" table:formula="of:=[.BA10]+[.$O10]-[.$O23]" office:value-type="float" office:value="157299.765955924" calcext:value-type="float">
            <text:p>157300</text:p>
          </table:table-cell>
          <table:table-cell table:style-name="ce7" table:formula="of:=[.BB10]+[.$O10]-[.$O23]" office:value-type="float" office:value="159034.924750371" calcext:value-type="float">
            <text:p>159035</text:p>
          </table:table-cell>
          <table:table-cell table:style-name="ce7" table:formula="of:=[.BC10]+[.$O10]-[.$O23]" office:value-type="float" office:value="160770.083544818" calcext:value-type="float">
            <text:p>160770</text:p>
          </table:table-cell>
          <table:table-cell table:style-name="ce7" table:formula="of:=[.BD10]+[.$O10]-[.$O23]" office:value-type="float" office:value="162505.242339266" calcext:value-type="float">
            <text:p>162505</text:p>
          </table:table-cell>
          <table:table-cell table:style-name="ce7" table:formula="of:=[.BE10]+[.$O10]-[.$O23]" office:value-type="float" office:value="164240.401133713" calcext:value-type="float">
            <text:p>164240</text:p>
          </table:table-cell>
          <table:table-cell table:style-name="ce7" table:formula="of:=[.BF10]+[.$O10]-[.$O23]" office:value-type="float" office:value="165975.55992816" calcext:value-type="float">
            <text:p>165976</text:p>
          </table:table-cell>
          <table:table-cell table:style-name="ce7" table:formula="of:=[.BG10]+[.$O10]-[.$O23]" office:value-type="float" office:value="167710.718722607" calcext:value-type="float">
            <text:p>167711</text:p>
          </table:table-cell>
        </table:table-row>
        <table:table-row table:style-name="ro1">
          <table:table-cell table:style-name="ce29" office:value-type="string" calcext:value-type="string">
            <text:p>Sport Loisir Culture</text:p>
          </table:table-cell>
          <table:table-cell table:number-columns-repeated="2" table:style-name="ce37" office:value-type="percentage" office:value="0.00831485518716546" calcext:value-type="percentage">
            <text:p>0,83%</text:p>
          </table:table-cell>
          <table:table-cell table:style-name="ce37" office:value-type="percentage" office:value="0.00907900567230122" calcext:value-type="percentage">
            <text:p>0,91%</text:p>
          </table:table-cell>
          <table:table-cell table:style-name="ce37" office:value-type="percentage" office:value="0.013978396756857" calcext:value-type="percentage">
            <text:p>1,40%</text:p>
          </table:table-cell>
          <table:table-cell table:style-name="ce37" office:value-type="percentage" office:value="0.0163286114269715" calcext:value-type="percentage">
            <text:p>1,63%</text:p>
          </table:table-cell>
          <table:table-cell table:number-columns-repeated="2"/>
          <table:table-cell table:style-name="ce29" office:value-type="string" calcext:value-type="string">
            <text:p>Sport Loisir Culture</text:p>
          </table:table-cell>
          <table:table-cell office:value-type="float" office:value="69431.4184731" calcext:value-type="float">
            <text:p><text:s/>69 431 <text:s text:c="3"/></text:p>
          </table:table-cell>
          <table:table-cell table:formula="of:=([.J11]-[.J11]*[.B24])*[.B11]" office:value-type="float" office:value="576.335145094732" calcext:value-type="float">
            <text:p><text:s/>576 <text:s text:c="3"/></text:p>
          </table:table-cell>
          <table:table-cell table:formula="of:=([.J11]+[.K11]*5-5*[.K24])*(1-[.C24])*[.C11]" office:value-type="float" office:value="595.3783532841" calcext:value-type="float">
            <text:p><text:s/>595 <text:s text:c="3"/></text:p>
          </table:table-cell>
          <table:table-cell table:formula="of:=([.J11]+[.K11]*5-5*[.K24]+5*[.L11]-5*[.L24])*(1-[.D24])*[.D11]" office:value-type="float" office:value="671.631647827664" calcext:value-type="float">
            <text:p><text:s/>672 <text:s text:c="3"/></text:p>
          </table:table-cell>
          <table:table-cell table:formula="of:=([.J11]+[.K11]*5-5*[.K24]+5*[.L11]-5*[.L24]+10*[.M11]-10*[.M24])*(1-[.E24])*[.E11]" office:value-type="float" office:value="1111.25418055679" calcext:value-type="float">
            <text:p><text:s/>1 111 <text:s text:c="3"/></text:p>
          </table:table-cell>
          <table:table-cell table:formula="of:=([.J11]+[.K11]*5-5*[.K24]+5*[.L11]-5*[.L24]+10*[.M11]-10*[.M24]+10*[.N11]-10*[.N24])*(1-[.F24])*[.F11]" office:value-type="float" office:value="1459.49255092458" calcext:value-type="float">
            <text:p><text:s/>1 459 <text:s text:c="3"/></text:p>
          </table:table-cell>
          <table:table-cell table:number-columns-repeated="2"/>
          <table:table-cell table:style-name="ce29" office:value-type="string" calcext:value-type="string">
            <text:p>Sport Loisir Culture</text:p>
          </table:table-cell>
          <table:table-cell table:style-name="ce6" office:value-type="float" office:value="69431.4184731" calcext:value-type="float">
            <text:p><text:s/>69 431 <text:s text:c="3"/></text:p>
          </table:table-cell>
          <table:table-cell table:style-name="ce7" table:formula="of:=[.S11]+[.$K11]-[.$K24]" office:value-type="float" office:value="69890.2476693133" calcext:value-type="float">
            <text:p>69890</text:p>
          </table:table-cell>
          <table:table-cell table:style-name="ce7" table:formula="of:=[.T11]+[.$K11]-[.$K24]" office:value-type="float" office:value="70349.0768655266" calcext:value-type="float">
            <text:p>70349</text:p>
          </table:table-cell>
          <table:table-cell table:style-name="ce7" table:formula="of:=[.U11]+[.$K11]-[.$K24]" office:value-type="float" office:value="70807.9060617398" calcext:value-type="float">
            <text:p>70808</text:p>
          </table:table-cell>
          <table:table-cell table:style-name="ce7" table:formula="of:=[.V11]+[.$K11]-[.$K24]" office:value-type="float" office:value="71266.7352579531" calcext:value-type="float">
            <text:p>71267</text:p>
          </table:table-cell>
          <table:table-cell table:style-name="ce7" table:formula="of:=[.W11]+[.$K11]-[.$K24]" office:value-type="float" office:value="71725.5644541664" calcext:value-type="float">
            <text:p>71726</text:p>
          </table:table-cell>
          <table:table-cell table:style-name="ce7" table:formula="of:=[.X11]+[.$L11]-[.$L24]" office:value-type="float" office:value="72199.5542387651" calcext:value-type="float">
            <text:p>72200</text:p>
          </table:table-cell>
          <table:table-cell table:style-name="ce7" table:formula="of:=[.Y11]+[.$L11]-[.$L24]" office:value-type="float" office:value="72673.5440233638" calcext:value-type="float">
            <text:p>72674</text:p>
          </table:table-cell>
          <table:table-cell table:style-name="ce7" table:formula="of:=[.Z11]+[.$L11]-[.$L24]" office:value-type="float" office:value="73147.5338079625" calcext:value-type="float">
            <text:p>73148</text:p>
          </table:table-cell>
          <table:table-cell table:style-name="ce7" table:formula="of:=[.AA11]+[.$L11]-[.$L24]" office:value-type="float" office:value="73621.5235925612" calcext:value-type="float">
            <text:p>73622</text:p>
          </table:table-cell>
          <table:table-cell table:style-name="ce7" table:formula="of:=[.AB11]+[.$L11]-[.$L24]" office:value-type="float" office:value="74095.5133771599" calcext:value-type="float">
            <text:p>74096</text:p>
          </table:table-cell>
          <table:table-cell table:style-name="ce7" table:formula="of:=[.AC11]+[.$M11]-[.$M24]" office:value-type="float" office:value="74647.9757618884" calcext:value-type="float">
            <text:p>74648</text:p>
          </table:table-cell>
          <table:table-cell table:style-name="ce7" table:formula="of:=[.AD11]+[.$M11]-[.$M24]" office:value-type="float" office:value="75200.4381466168" calcext:value-type="float">
            <text:p>75200</text:p>
          </table:table-cell>
          <table:table-cell table:style-name="ce7" table:formula="of:=[.AE11]+[.$M11]-[.$M24]" office:value-type="float" office:value="75752.9005313453" calcext:value-type="float">
            <text:p>75753</text:p>
          </table:table-cell>
          <table:table-cell table:style-name="ce7" table:formula="of:=[.AF11]+[.$M11]-[.$M24]" office:value-type="float" office:value="76305.3629160737" calcext:value-type="float">
            <text:p>76305</text:p>
          </table:table-cell>
          <table:table-cell table:style-name="ce7" table:formula="of:=[.AG11]+[.$M11]-[.$M24]" office:value-type="float" office:value="76857.8253008022" calcext:value-type="float">
            <text:p>76858</text:p>
          </table:table-cell>
          <table:table-cell table:style-name="ce7" table:formula="of:=[.AH11]+[.$M11]-[.$M24]" office:value-type="float" office:value="77410.2876855306" calcext:value-type="float">
            <text:p>77410</text:p>
          </table:table-cell>
          <table:table-cell table:style-name="ce7" table:formula="of:=[.AI11]+[.$M11]-[.$M24]" office:value-type="float" office:value="77962.7500702591" calcext:value-type="float">
            <text:p>77963</text:p>
          </table:table-cell>
          <table:table-cell table:style-name="ce7" table:formula="of:=[.AJ11]+[.$M11]-[.$M24]" office:value-type="float" office:value="78515.2124549875" calcext:value-type="float">
            <text:p>78515</text:p>
          </table:table-cell>
          <table:table-cell table:style-name="ce7" table:formula="of:=[.AK11]+[.$M11]-[.$M24]" office:value-type="float" office:value="79067.674839716" calcext:value-type="float">
            <text:p>79068</text:p>
          </table:table-cell>
          <table:table-cell table:style-name="ce7" table:formula="of:=[.AL11]+[.$M11]-[.$M24]" office:value-type="float" office:value="79620.1372244445" calcext:value-type="float">
            <text:p>79620</text:p>
          </table:table-cell>
          <table:table-cell table:style-name="ce7" table:formula="of:=[.AM11]+[.$N11]-[.$N24]" office:value-type="float" office:value="80609.2252201666" calcext:value-type="float">
            <text:p>80609</text:p>
          </table:table-cell>
          <table:table-cell table:style-name="ce7" table:formula="of:=[.AN11]+[.$N11]-[.$N24]" office:value-type="float" office:value="81598.3132158887" calcext:value-type="float">
            <text:p>81598</text:p>
          </table:table-cell>
          <table:table-cell table:style-name="ce7" table:formula="of:=[.AO11]+[.$N11]-[.$N24]" office:value-type="float" office:value="82587.4012116108" calcext:value-type="float">
            <text:p>82587</text:p>
          </table:table-cell>
          <table:table-cell table:style-name="ce7" table:formula="of:=[.AP11]+[.$N11]-[.$N24]" office:value-type="float" office:value="83576.4892073329" calcext:value-type="float">
            <text:p>83576</text:p>
          </table:table-cell>
          <table:table-cell table:style-name="ce7" table:formula="of:=[.AQ11]+[.$N11]-[.$N24]" office:value-type="float" office:value="84565.577203055" calcext:value-type="float">
            <text:p>84566</text:p>
          </table:table-cell>
          <table:table-cell table:style-name="ce7" table:formula="of:=[.AR11]+[.$N11]-[.$N24]" office:value-type="float" office:value="85554.6651987772" calcext:value-type="float">
            <text:p>85555</text:p>
          </table:table-cell>
          <table:table-cell table:style-name="ce7" table:formula="of:=[.AS11]+[.$N11]-[.$N24]" office:value-type="float" office:value="86543.7531944993" calcext:value-type="float">
            <text:p>86544</text:p>
          </table:table-cell>
          <table:table-cell table:style-name="ce7" table:formula="of:=[.AT11]+[.$N11]-[.$N24]" office:value-type="float" office:value="87532.8411902214" calcext:value-type="float">
            <text:p>87533</text:p>
          </table:table-cell>
          <table:table-cell table:style-name="ce7" table:formula="of:=[.AU11]+[.$N11]-[.$N24]" office:value-type="float" office:value="88521.9291859435" calcext:value-type="float">
            <text:p>88522</text:p>
          </table:table-cell>
          <table:table-cell table:style-name="ce7" table:formula="of:=[.AV11]+[.$N11]-[.$N24]" office:value-type="float" office:value="89511.0171816656" calcext:value-type="float">
            <text:p>89511</text:p>
          </table:table-cell>
          <table:table-cell table:style-name="ce7" table:formula="of:=[.AW11]+[.$O11]-[.$O24]" office:value-type="float" office:value="90842.0195007543" calcext:value-type="float">
            <text:p>90842</text:p>
          </table:table-cell>
          <table:table-cell table:style-name="ce7" table:formula="of:=[.AX11]+[.$O11]-[.$O24]" office:value-type="float" office:value="92173.021819843" calcext:value-type="float">
            <text:p>92173</text:p>
          </table:table-cell>
          <table:table-cell table:style-name="ce7" table:formula="of:=[.AY11]+[.$O11]-[.$O24]" office:value-type="float" office:value="93504.0241389317" calcext:value-type="float">
            <text:p>93504</text:p>
          </table:table-cell>
          <table:table-cell table:style-name="ce7" table:formula="of:=[.AZ11]+[.$O11]-[.$O24]" office:value-type="float" office:value="94835.0264580204" calcext:value-type="float">
            <text:p>94835</text:p>
          </table:table-cell>
          <table:table-cell table:style-name="ce7" table:formula="of:=[.BA11]+[.$O11]-[.$O24]" office:value-type="float" office:value="96166.0287771091" calcext:value-type="float">
            <text:p>96166</text:p>
          </table:table-cell>
          <table:table-cell table:style-name="ce7" table:formula="of:=[.BB11]+[.$O11]-[.$O24]" office:value-type="float" office:value="97497.0310961978" calcext:value-type="float">
            <text:p>97497</text:p>
          </table:table-cell>
          <table:table-cell table:style-name="ce7" table:formula="of:=[.BC11]+[.$O11]-[.$O24]" office:value-type="float" office:value="98828.0334152865" calcext:value-type="float">
            <text:p>98828</text:p>
          </table:table-cell>
          <table:table-cell table:style-name="ce7" table:formula="of:=[.BD11]+[.$O11]-[.$O24]" office:value-type="float" office:value="100159.035734375" calcext:value-type="float">
            <text:p>100159</text:p>
          </table:table-cell>
          <table:table-cell table:style-name="ce7" table:formula="of:=[.BE11]+[.$O11]-[.$O24]" office:value-type="float" office:value="101490.038053464" calcext:value-type="float">
            <text:p>101490</text:p>
          </table:table-cell>
          <table:table-cell table:style-name="ce7" table:formula="of:=[.BF11]+[.$O11]-[.$O24]" office:value-type="float" office:value="102821.040372553" calcext:value-type="float">
            <text:p>102821</text:p>
          </table:table-cell>
          <table:table-cell table:style-name="ce7" table:formula="of:=[.BG11]+[.$O11]-[.$O24]" office:value-type="float" office:value="104152.042691641" calcext:value-type="float">
            <text:p>104152</text:p>
          </table:table-cell>
        </table:table-row>
        <table:table-row table:style-name="ro1">
          <table:table-cell table:style-name="ce29" office:value-type="string" calcext:value-type="string">
            <text:p>Transport</text:p>
          </table:table-cell>
          <table:table-cell table:number-columns-repeated="2" table:style-name="ce37" office:value-type="percentage" office:value="0.00831485518716546" calcext:value-type="percentage">
            <text:p>0,83%</text:p>
          </table:table-cell>
          <table:table-cell table:style-name="ce37" office:value-type="percentage" office:value="0.00907900567230122" calcext:value-type="percentage">
            <text:p>0,91%</text:p>
          </table:table-cell>
          <table:table-cell table:style-name="ce37" office:value-type="percentage" office:value="0.013978396756857" calcext:value-type="percentage">
            <text:p>1,40%</text:p>
          </table:table-cell>
          <table:table-cell table:style-name="ce37" office:value-type="percentage" office:value="0.0163286114269715" calcext:value-type="percentage">
            <text:p>1,63%</text:p>
          </table:table-cell>
          <table:table-cell table:number-columns-repeated="2"/>
          <table:table-cell table:style-name="ce29" office:value-type="string" calcext:value-type="string">
            <text:p>Transport</text:p>
          </table:table-cell>
          <table:table-cell office:value-type="float" office:value="25067.9845971" calcext:value-type="float">
            <text:p><text:s/>25 068 <text:s text:c="3"/></text:p>
          </table:table-cell>
          <table:table-cell table:formula="of:=([.J12]-[.J12]*[.B25])*[.B12]" office:value-type="float" office:value="208.083902903404" calcext:value-type="float">
            <text:p><text:s/>208 <text:s text:c="3"/></text:p>
          </table:table-cell>
          <table:table-cell table:formula="of:=([.J12]+[.K12]*5-5*[.K25])*(1-[.C25])*[.C12]" office:value-type="float" office:value="214.959390399823" calcext:value-type="float">
            <text:p><text:s/>215 <text:s text:c="3"/></text:p>
          </table:table-cell>
          <table:table-cell table:formula="of:=([.J12]+[.K12]*5-5*[.K25]+5*[.L12]-5*[.L25])*(1-[.D25])*[.D12]" office:value-type="float" office:value="242.490390847938" calcext:value-type="float">
            <text:p><text:s/>242 <text:s text:c="3"/></text:p>
          </table:table-cell>
          <table:table-cell table:formula="of:=([.J12]+[.K12]*5-5*[.K25]+5*[.L12]-5*[.L25]+10*[.M12]-10*[.M25])*(1-[.E25])*[.E12]" office:value-type="float" office:value="401.214656048735" calcext:value-type="float">
            <text:p><text:s/>401 <text:s text:c="3"/></text:p>
          </table:table-cell>
          <table:table-cell table:formula="of:=([.J12]+[.K12]*5-5*[.K25]+5*[.L12]-5*[.L25]+10*[.M12]-10*[.M25]+10*[.N12]-10*[.N25])*(1-[.F25])*[.F12]" office:value-type="float" office:value="526.944970890005" calcext:value-type="float">
            <text:p><text:s/>527 <text:s text:c="3"/></text:p>
          </table:table-cell>
          <table:table-cell table:number-columns-repeated="2"/>
          <table:table-cell table:style-name="ce29" office:value-type="string" calcext:value-type="string">
            <text:p>Transport</text:p>
          </table:table-cell>
          <table:table-cell table:style-name="ce6" office:value-type="float" office:value="25067.9845971" calcext:value-type="float">
            <text:p><text:s/>25 068 <text:s text:c="3"/></text:p>
          </table:table-cell>
          <table:table-cell table:style-name="ce7" table:formula="of:=[.S12]+[.$K12]-[.$K25]" office:value-type="float" office:value="25233.6433647922" calcext:value-type="float">
            <text:p>25234</text:p>
          </table:table-cell>
          <table:table-cell table:style-name="ce7" table:formula="of:=[.T12]+[.$K12]-[.$K25]" office:value-type="float" office:value="25399.3021324844" calcext:value-type="float">
            <text:p>25399</text:p>
          </table:table-cell>
          <table:table-cell table:style-name="ce7" table:formula="of:=[.U12]+[.$K12]-[.$K25]" office:value-type="float" office:value="25564.9609001765" calcext:value-type="float">
            <text:p>25565</text:p>
          </table:table-cell>
          <table:table-cell table:style-name="ce7" table:formula="of:=[.V12]+[.$K12]-[.$K25]" office:value-type="float" office:value="25730.6196678687" calcext:value-type="float">
            <text:p>25731</text:p>
          </table:table-cell>
          <table:table-cell table:style-name="ce7" table:formula="of:=[.W12]+[.$K12]-[.$K25]" office:value-type="float" office:value="25896.2784355609" calcext:value-type="float">
            <text:p>25896</text:p>
          </table:table-cell>
          <table:table-cell table:style-name="ce7" table:formula="of:=[.X12]+[.$L12]-[.$L25]" office:value-type="float" office:value="26067.4108836774" calcext:value-type="float">
            <text:p>26067</text:p>
          </table:table-cell>
          <table:table-cell table:style-name="ce7" table:formula="of:=[.Y12]+[.$L12]-[.$L25]" office:value-type="float" office:value="26238.5433317939" calcext:value-type="float">
            <text:p>26239</text:p>
          </table:table-cell>
          <table:table-cell table:style-name="ce7" table:formula="of:=[.Z12]+[.$L12]-[.$L25]" office:value-type="float" office:value="26409.6757799104" calcext:value-type="float">
            <text:p>26410</text:p>
          </table:table-cell>
          <table:table-cell table:style-name="ce7" table:formula="of:=[.AA12]+[.$L12]-[.$L25]" office:value-type="float" office:value="26580.8082280269" calcext:value-type="float">
            <text:p>26581</text:p>
          </table:table-cell>
          <table:table-cell table:style-name="ce7" table:formula="of:=[.AB12]+[.$L12]-[.$L25]" office:value-type="float" office:value="26751.9406761434" calcext:value-type="float">
            <text:p>26752</text:p>
          </table:table-cell>
          <table:table-cell table:style-name="ce7" table:formula="of:=[.AC12]+[.$M12]-[.$M25]" office:value-type="float" office:value="26951.4053976688" calcext:value-type="float">
            <text:p>26951</text:p>
          </table:table-cell>
          <table:table-cell table:style-name="ce7" table:formula="of:=[.AD12]+[.$M12]-[.$M25]" office:value-type="float" office:value="27150.8701191942" calcext:value-type="float">
            <text:p>27151</text:p>
          </table:table-cell>
          <table:table-cell table:style-name="ce7" table:formula="of:=[.AE12]+[.$M12]-[.$M25]" office:value-type="float" office:value="27350.3348407196" calcext:value-type="float">
            <text:p>27350</text:p>
          </table:table-cell>
          <table:table-cell table:style-name="ce7" table:formula="of:=[.AF12]+[.$M12]-[.$M25]" office:value-type="float" office:value="27549.799562245" calcext:value-type="float">
            <text:p>27550</text:p>
          </table:table-cell>
          <table:table-cell table:style-name="ce7" table:formula="of:=[.AG12]+[.$M12]-[.$M25]" office:value-type="float" office:value="27749.2642837704" calcext:value-type="float">
            <text:p>27749</text:p>
          </table:table-cell>
          <table:table-cell table:style-name="ce7" table:formula="of:=[.AH12]+[.$M12]-[.$M25]" office:value-type="float" office:value="27948.7290052958" calcext:value-type="float">
            <text:p>27949</text:p>
          </table:table-cell>
          <table:table-cell table:style-name="ce7" table:formula="of:=[.AI12]+[.$M12]-[.$M25]" office:value-type="float" office:value="28148.1937268212" calcext:value-type="float">
            <text:p>28148</text:p>
          </table:table-cell>
          <table:table-cell table:style-name="ce7" table:formula="of:=[.AJ12]+[.$M12]-[.$M25]" office:value-type="float" office:value="28347.6584483466" calcext:value-type="float">
            <text:p>28348</text:p>
          </table:table-cell>
          <table:table-cell table:style-name="ce7" table:formula="of:=[.AK12]+[.$M12]-[.$M25]" office:value-type="float" office:value="28547.123169872" calcext:value-type="float">
            <text:p>28547</text:p>
          </table:table-cell>
          <table:table-cell table:style-name="ce7" table:formula="of:=[.AL12]+[.$M12]-[.$M25]" office:value-type="float" office:value="28746.5878913974" calcext:value-type="float">
            <text:p>28747</text:p>
          </table:table-cell>
          <table:table-cell table:style-name="ce7" table:formula="of:=[.AM12]+[.$N12]-[.$N25]" office:value-type="float" office:value="29103.6948494173" calcext:value-type="float">
            <text:p>29104</text:p>
          </table:table-cell>
          <table:table-cell table:style-name="ce7" table:formula="of:=[.AN12]+[.$N12]-[.$N25]" office:value-type="float" office:value="29460.8018074373" calcext:value-type="float">
            <text:p>29461</text:p>
          </table:table-cell>
          <table:table-cell table:style-name="ce7" table:formula="of:=[.AO12]+[.$N12]-[.$N25]" office:value-type="float" office:value="29817.9087654572" calcext:value-type="float">
            <text:p>29818</text:p>
          </table:table-cell>
          <table:table-cell table:style-name="ce7" table:formula="of:=[.AP12]+[.$N12]-[.$N25]" office:value-type="float" office:value="30175.0157234771" calcext:value-type="float">
            <text:p>30175</text:p>
          </table:table-cell>
          <table:table-cell table:style-name="ce7" table:formula="of:=[.AQ12]+[.$N12]-[.$N25]" office:value-type="float" office:value="30532.1226814971" calcext:value-type="float">
            <text:p>30532</text:p>
          </table:table-cell>
          <table:table-cell table:style-name="ce7" table:formula="of:=[.AR12]+[.$N12]-[.$N25]" office:value-type="float" office:value="30889.229639517" calcext:value-type="float">
            <text:p>30889</text:p>
          </table:table-cell>
          <table:table-cell table:style-name="ce7" table:formula="of:=[.AS12]+[.$N12]-[.$N25]" office:value-type="float" office:value="31246.336597537" calcext:value-type="float">
            <text:p>31246</text:p>
          </table:table-cell>
          <table:table-cell table:style-name="ce7" table:formula="of:=[.AT12]+[.$N12]-[.$N25]" office:value-type="float" office:value="31603.4435555569" calcext:value-type="float">
            <text:p>31603</text:p>
          </table:table-cell>
          <table:table-cell table:style-name="ce7" table:formula="of:=[.AU12]+[.$N12]-[.$N25]" office:value-type="float" office:value="31960.5505135769" calcext:value-type="float">
            <text:p>31961</text:p>
          </table:table-cell>
          <table:table-cell table:style-name="ce7" table:formula="of:=[.AV12]+[.$N12]-[.$N25]" office:value-type="float" office:value="32317.6574715968" calcext:value-type="float">
            <text:p>32318</text:p>
          </table:table-cell>
          <table:table-cell table:style-name="ce7" table:formula="of:=[.AW12]+[.$O12]-[.$O25]" office:value-type="float" office:value="32798.2114681502" calcext:value-type="float">
            <text:p>32798</text:p>
          </table:table-cell>
          <table:table-cell table:style-name="ce7" table:formula="of:=[.AX12]+[.$O12]-[.$O25]" office:value-type="float" office:value="33278.7654647036" calcext:value-type="float">
            <text:p>33279</text:p>
          </table:table-cell>
          <table:table-cell table:style-name="ce7" table:formula="of:=[.AY12]+[.$O12]-[.$O25]" office:value-type="float" office:value="33759.319461257" calcext:value-type="float">
            <text:p>33759</text:p>
          </table:table-cell>
          <table:table-cell table:style-name="ce7" table:formula="of:=[.AZ12]+[.$O12]-[.$O25]" office:value-type="float" office:value="34239.8734578104" calcext:value-type="float">
            <text:p>34240</text:p>
          </table:table-cell>
          <table:table-cell table:style-name="ce7" table:formula="of:=[.BA12]+[.$O12]-[.$O25]" office:value-type="float" office:value="34720.4274543638" calcext:value-type="float">
            <text:p>34720</text:p>
          </table:table-cell>
          <table:table-cell table:style-name="ce7" table:formula="of:=[.BB12]+[.$O12]-[.$O25]" office:value-type="float" office:value="35200.9814509172" calcext:value-type="float">
            <text:p>35201</text:p>
          </table:table-cell>
          <table:table-cell table:style-name="ce7" table:formula="of:=[.BC12]+[.$O12]-[.$O25]" office:value-type="float" office:value="35681.5354474706" calcext:value-type="float">
            <text:p>35682</text:p>
          </table:table-cell>
          <table:table-cell table:style-name="ce7" table:formula="of:=[.BD12]+[.$O12]-[.$O25]" office:value-type="float" office:value="36162.089444024" calcext:value-type="float">
            <text:p>36162</text:p>
          </table:table-cell>
          <table:table-cell table:style-name="ce7" table:formula="of:=[.BE12]+[.$O12]-[.$O25]" office:value-type="float" office:value="36642.6434405774" calcext:value-type="float">
            <text:p>36643</text:p>
          </table:table-cell>
          <table:table-cell table:style-name="ce7" table:formula="of:=[.BF12]+[.$O12]-[.$O25]" office:value-type="float" office:value="37123.1974371308" calcext:value-type="float">
            <text:p>37123</text:p>
          </table:table-cell>
          <table:table-cell table:style-name="ce7" table:formula="of:=[.BG12]+[.$O12]-[.$O25]" office:value-type="float" office:value="37603.7514336842" calcext:value-type="float">
            <text:p>37604</text:p>
          </table:table-cell>
        </table:table-row>
        <table:table-row table:style-name="ro1">
          <table:table-cell table:style-name="ce30"/>
          <table:table-cell table:style-name="ce38" table:number-columns-repeated="5"/>
          <table:table-cell table:style-name="ce45"/>
          <table:table-cell/>
          <table:table-cell table:style-name="ce30"/>
          <table:table-cell table:style-name="ce51" table:formula="of:=SUM([.J5:.J12])" office:value-type="float" office:value="895322.664582" calcext:value-type="float">
            <text:p>895323</text:p>
          </table:table-cell>
          <table:table-cell table:style-name="ce51" table:formula="of:=SUM([.K5:.K12])" office:value-type="float" office:value="8237.36005078983" calcext:value-type="float">
            <text:p>8237</text:p>
          </table:table-cell>
          <table:table-cell table:style-name="ce51" table:formula="of:=SUM([.L5:.L12])" office:value-type="float" office:value="8575.31194401829" calcext:value-type="float">
            <text:p>8575</text:p>
          </table:table-cell>
          <table:table-cell table:style-name="ce51" table:formula="of:=SUM([.M5:.M12])" office:value-type="float" office:value="9313.07092120501" calcext:value-type="float">
            <text:p>9313</text:p>
          </table:table-cell>
          <table:table-cell table:style-name="ce51" table:formula="of:=SUM([.N5:.N12])" office:value-type="float" office:value="13353.228513755" calcext:value-type="float">
            <text:p>13353</text:p>
          </table:table-cell>
          <table:table-cell table:style-name="ce51" table:formula="of:=SUM([.O5:.O12])" office:value-type="float" office:value="15267.8402891002" calcext:value-type="float">
            <text:p>15268</text:p>
          </table:table-cell>
          <table:table-cell table:style-name="ce45"/>
          <table:table-cell table:number-columns-repeated="2"/>
          <table:table-cell table:style-name="ce7" table:formula="of:=SUM([.S5:.S12])" office:value-type="float" office:value="895322.664582" calcext:value-type="float">
            <text:p>895323</text:p>
          </table:table-cell>
          <table:table-cell table:style-name="ce7" table:formula="of:=SUM([.T5:.T12])" office:value-type="float" office:value="902057.599339634" calcext:value-type="float">
            <text:p>902058</text:p>
          </table:table-cell>
          <table:table-cell table:style-name="ce7" table:formula="of:=SUM([.U5:.U12])" office:value-type="float" office:value="908792.534097269" calcext:value-type="float">
            <text:p>908793</text:p>
          </table:table-cell>
          <table:table-cell table:style-name="ce7" table:formula="of:=SUM([.V5:.V12])" office:value-type="float" office:value="915527.468854903" calcext:value-type="float">
            <text:p>915527</text:p>
          </table:table-cell>
          <table:table-cell table:style-name="ce7" table:formula="of:=SUM([.W5:.W12])" office:value-type="float" office:value="922262.403612537" calcext:value-type="float">
            <text:p>922262</text:p>
          </table:table-cell>
          <table:table-cell table:style-name="ce7" table:formula="of:=SUM([.X5:.X12])" office:value-type="float" office:value="928997.338370171" calcext:value-type="float">
            <text:p>928997</text:p>
          </table:table-cell>
          <table:table-cell table:style-name="ce7" table:formula="of:=SUM([.Y5:.Y12])" office:value-type="float" office:value="936014.284501978" calcext:value-type="float">
            <text:p>936014</text:p>
          </table:table-cell>
          <table:table-cell table:style-name="ce7" table:formula="of:=SUM([.Z5:.Z12])" office:value-type="float" office:value="943031.230633785" calcext:value-type="float">
            <text:p>943031</text:p>
          </table:table-cell>
          <table:table-cell table:style-name="ce7" table:formula="of:=SUM([.AA5:.AA12])" office:value-type="float" office:value="950048.176765592" calcext:value-type="float">
            <text:p>950048</text:p>
          </table:table-cell>
          <table:table-cell table:style-name="ce7" table:formula="of:=SUM([.AB5:.AB12])" office:value-type="float" office:value="957065.122897399" calcext:value-type="float">
            <text:p>957065</text:p>
          </table:table-cell>
          <table:table-cell table:style-name="ce7" table:formula="of:=SUM([.AC5:.AC12])" office:value-type="float" office:value="964082.069029206" calcext:value-type="float">
            <text:p>964082</text:p>
          </table:table-cell>
          <table:table-cell table:style-name="ce7" table:formula="of:=SUM([.AD5:.AD12])" office:value-type="float" office:value="971867.525892109" calcext:value-type="float">
            <text:p>971868</text:p>
          </table:table-cell>
          <table:table-cell table:style-name="ce7" table:formula="of:=SUM([.AE5:.AE12])" office:value-type="float" office:value="979652.982755011" calcext:value-type="float">
            <text:p>979653</text:p>
          </table:table-cell>
          <table:table-cell table:style-name="ce7" table:formula="of:=SUM([.AF5:.AF12])" office:value-type="float" office:value="987438.439617914" calcext:value-type="float">
            <text:p>987438</text:p>
          </table:table-cell>
          <table:table-cell table:style-name="ce7" table:formula="of:=SUM([.AG5:.AG12])" office:value-type="float" office:value="995223.896480817" calcext:value-type="float">
            <text:p>995224</text:p>
          </table:table-cell>
          <table:table-cell table:style-name="ce7" table:formula="of:=SUM([.AH5:.AH12])" office:value-type="float" office:value="1003009.35334372" calcext:value-type="float">
            <text:p>1003009</text:p>
          </table:table-cell>
          <table:table-cell table:style-name="ce7" table:formula="of:=SUM([.AI5:.AI12])" office:value-type="float" office:value="1010794.81020662" calcext:value-type="float">
            <text:p>1010795</text:p>
          </table:table-cell>
          <table:table-cell table:style-name="ce7" table:formula="of:=SUM([.AJ5:.AJ12])" office:value-type="float" office:value="1018580.26706952" calcext:value-type="float">
            <text:p>1018580</text:p>
          </table:table-cell>
          <table:table-cell table:style-name="ce7" table:formula="of:=SUM([.AK5:.AK12])" office:value-type="float" office:value="1026365.72393243" calcext:value-type="float">
            <text:p>1026366</text:p>
          </table:table-cell>
          <table:table-cell table:style-name="ce7" table:formula="of:=SUM([.AL5:.AL12])" office:value-type="float" office:value="1034151.18079533" calcext:value-type="float">
            <text:p>1034151</text:p>
          </table:table-cell>
          <table:table-cell table:style-name="ce7" table:formula="of:=SUM([.AM5:.AM12])" office:value-type="float" office:value="1041936.63765823" calcext:value-type="float">
            <text:p>1041937</text:p>
          </table:table-cell>
          <table:table-cell table:style-name="ce7" table:formula="of:=SUM([.AN5:.AN12])" office:value-type="float" office:value="1053715.18515172" calcext:value-type="float">
            <text:p>1053715</text:p>
          </table:table-cell>
          <table:table-cell table:style-name="ce7" table:formula="of:=SUM([.AO5:.AO12])" office:value-type="float" office:value="1065493.7326452" calcext:value-type="float">
            <text:p>1065494</text:p>
          </table:table-cell>
          <table:table-cell table:style-name="ce7" table:formula="of:=SUM([.AP5:.AP12])" office:value-type="float" office:value="1077272.28013869" calcext:value-type="float">
            <text:p>1077272</text:p>
          </table:table-cell>
          <table:table-cell table:style-name="ce7" table:formula="of:=SUM([.AQ5:.AQ12])" office:value-type="float" office:value="1089050.82763218" calcext:value-type="float">
            <text:p>1089051</text:p>
          </table:table-cell>
          <table:table-cell table:style-name="ce7" table:formula="of:=SUM([.AR5:.AR12])" office:value-type="float" office:value="1100829.37512566" calcext:value-type="float">
            <text:p>1100829</text:p>
          </table:table-cell>
          <table:table-cell table:style-name="ce7" table:formula="of:=SUM([.AS5:.AS12])" office:value-type="float" office:value="1112607.92261915" calcext:value-type="float">
            <text:p>1112608</text:p>
          </table:table-cell>
          <table:table-cell table:style-name="ce7" table:formula="of:=SUM([.AT5:.AT12])" office:value-type="float" office:value="1124386.47011264" calcext:value-type="float">
            <text:p>1124386</text:p>
          </table:table-cell>
          <table:table-cell table:style-name="ce7" table:formula="of:=SUM([.AU5:.AU12])" office:value-type="float" office:value="1136165.01760612" calcext:value-type="float">
            <text:p>1136165</text:p>
          </table:table-cell>
          <table:table-cell table:style-name="ce7" table:formula="of:=SUM([.AV5:.AV12])" office:value-type="float" office:value="1147943.56509961" calcext:value-type="float">
            <text:p>1147944</text:p>
          </table:table-cell>
          <table:table-cell table:style-name="ce7" table:formula="of:=SUM([.AW5:.AW12])" office:value-type="float" office:value="1159722.11259309" calcext:value-type="float">
            <text:p>1159722</text:p>
          </table:table-cell>
          <table:table-cell table:style-name="ce7" table:formula="of:=SUM([.AX5:.AX12])" office:value-type="float" office:value="1173336.86309008" calcext:value-type="float">
            <text:p>1173337</text:p>
          </table:table-cell>
          <table:table-cell table:style-name="ce7" table:formula="of:=SUM([.AY5:.AY12])" office:value-type="float" office:value="1186951.61358706" calcext:value-type="float">
            <text:p>1186952</text:p>
          </table:table-cell>
          <table:table-cell table:style-name="ce7" table:formula="of:=SUM([.AZ5:.AZ12])" office:value-type="float" office:value="1200566.36408404" calcext:value-type="float">
            <text:p>1200566</text:p>
          </table:table-cell>
          <table:table-cell table:style-name="ce7" table:formula="of:=SUM([.BA5:.BA12])" office:value-type="float" office:value="1214181.11458102" calcext:value-type="float">
            <text:p>1214181</text:p>
          </table:table-cell>
          <table:table-cell table:style-name="ce7" table:formula="of:=SUM([.BB5:.BB12])" office:value-type="float" office:value="1227795.865078" calcext:value-type="float">
            <text:p>1227796</text:p>
          </table:table-cell>
          <table:table-cell table:style-name="ce7" table:formula="of:=SUM([.BC5:.BC12])" office:value-type="float" office:value="1241410.61557498" calcext:value-type="float">
            <text:p>1241411</text:p>
          </table:table-cell>
          <table:table-cell table:style-name="ce7" table:formula="of:=SUM([.BD5:.BD12])" office:value-type="float" office:value="1255025.36607196" calcext:value-type="float">
            <text:p>1255025</text:p>
          </table:table-cell>
          <table:table-cell table:style-name="ce7" table:formula="of:=SUM([.BE5:.BE12])" office:value-type="float" office:value="1268640.11656894" calcext:value-type="float">
            <text:p>1268640</text:p>
          </table:table-cell>
          <table:table-cell table:style-name="ce7" table:formula="of:=SUM([.BF5:.BF12])" office:value-type="float" office:value="1282254.86706592" calcext:value-type="float">
            <text:p>1282255</text:p>
          </table:table-cell>
          <table:table-cell table:style-name="ce7" table:formula="of:=SUM([.BG5:.BG12])" office:value-type="float" office:value="1295869.61756291" calcext:value-type="float">
            <text:p>1295870</text:p>
          </table:table-cell>
          <table:table-cell table:style-name="ce7" table:formula="of:=SUM([.BH5:.BH12])" office:value-type="float" office:value="1309484.36805989" calcext:value-type="float">
            <text:p>1309484</text:p>
          </table:table-cell>
        </table:table-row>
        <table:table-row table:style-name="ro1">
          <table:table-cell table:style-name="ce24" table:number-columns-repeated="7"/>
          <table:table-cell/>
          <table:table-cell table:style-name="ce24" table:number-columns-repeated="2"/>
          <table:table-cell table:style-name="ce53" table:formula="of:=[.K13]*5" office:value-type="float" office:value="41186.8002539492" calcext:value-type="float">
            <text:p>41187</text:p>
          </table:table-cell>
          <table:table-cell table:style-name="ce53" table:formula="of:=[.L13]*5" office:value-type="float" office:value="42876.5597200915" calcext:value-type="float">
            <text:p>42877</text:p>
          </table:table-cell>
          <table:table-cell table:style-name="ce53" table:formula="of:=[.M13]*10" office:value-type="float" office:value="93130.7092120501" calcext:value-type="float">
            <text:p>93131</text:p>
          </table:table-cell>
          <table:table-cell table:style-name="ce53" table:formula="of:=[.N13]*10" office:value-type="float" office:value="133532.28513755" calcext:value-type="float">
            <text:p>133532</text:p>
          </table:table-cell>
          <table:table-cell table:style-name="ce53" table:formula="of:=[.O13]*10" office:value-type="float" office:value="152678.402891002" calcext:value-type="float">
            <text:p>152678</text:p>
          </table:table-cell>
          <table:table-cell table:style-name="ce56"/>
          <table:table-cell table:number-columns-repeated="44"/>
        </table:table-row>
        <table:table-row table:style-name="ro1">
          <table:table-cell table:style-name="ce25" office:value-type="string" calcext:value-type="string">
            <text:p>Sorties de parc - en pourcentage du parc existant</text:p>
          </table:table-cell>
          <table:table-cell table:style-name="ce39" table:number-columns-repeated="5"/>
          <table:table-cell table:style-name="ce46"/>
          <table:table-cell table:style-name="ce48"/>
          <table:table-cell table:style-name="ce25" office:value-type="string" calcext:value-type="string">
            <text:p>Sorties de parc - milliers de m² sortants (A titre illustratif)</text:p>
          </table:table-cell>
          <table:table-cell table:style-name="ce39" table:number-columns-repeated="6"/>
          <table:table-cell table:style-name="ce46"/>
          <table:table-cell table:number-columns-repeated="44"/>
        </table:table-row>
        <table:table-row table:style-name="ro1">
          <table:table-cell table:style-name="ce26" office:value-type="string" calcext:value-type="string">
            <text:p>BRANCHE</text:p>
          </table:table-cell>
          <table:table-cell table:style-name="ce34" office:value-type="string" calcext:value-type="string">
            <text:p>PERIODE1</text:p>
          </table:table-cell>
          <table:table-cell table:style-name="ce34" office:value-type="string" calcext:value-type="string">
            <text:p>PERIODE2</text:p>
          </table:table-cell>
          <table:table-cell table:style-name="ce34" office:value-type="string" calcext:value-type="string">
            <text:p>PERIODE3</text:p>
          </table:table-cell>
          <table:table-cell table:style-name="ce34" office:value-type="string" calcext:value-type="string">
            <text:p>PERIODE4</text:p>
          </table:table-cell>
          <table:table-cell table:style-name="ce34" office:value-type="string" calcext:value-type="string">
            <text:p>PERIODE5</text:p>
          </table:table-cell>
          <table:table-cell/>
          <table:table-cell table:style-name="ce47"/>
          <table:table-cell table:style-name="ce26" office:value-type="string" calcext:value-type="string">
            <text:p>BRANCHE</text:p>
          </table:table-cell>
          <table:table-cell table:style-name="ce26"/>
          <table:table-cell table:style-name="ce34" office:value-type="string" calcext:value-type="string">
            <text:p>PERIODE1</text:p>
          </table:table-cell>
          <table:table-cell table:style-name="ce34" office:value-type="string" calcext:value-type="string">
            <text:p>PERIODE2</text:p>
          </table:table-cell>
          <table:table-cell table:style-name="ce34" office:value-type="string" calcext:value-type="string">
            <text:p>PERIODE3</text:p>
          </table:table-cell>
          <table:table-cell table:style-name="ce34" office:value-type="string" calcext:value-type="string">
            <text:p>PERIODE4</text:p>
          </table:table-cell>
          <table:table-cell table:style-name="ce34" office:value-type="string" calcext:value-type="string">
            <text:p>PERIODE5</text:p>
          </table:table-cell>
          <table:table-cell table:number-columns-repeated="45"/>
        </table:table-row>
        <table:table-row table:style-name="ro1">
          <table:table-cell table:style-name="ce27" office:value-type="string" calcext:value-type="string">
            <text:p>Branche</text:p>
          </table:table-cell>
          <table:table-cell office:value-type="string" calcext:value-type="string">
            <text:p>2010-2015</text:p>
          </table:table-cell>
          <table:table-cell office:value-type="string" calcext:value-type="string">
            <text:p>2015-2020</text:p>
          </table:table-cell>
          <table:table-cell table:style-name="ce35" office:value-type="string" calcext:value-type="string">
            <text:p>2020-2030</text:p>
          </table:table-cell>
          <table:table-cell table:style-name="ce35" office:value-type="string" calcext:value-type="string">
            <text:p>2030-2040</text:p>
          </table:table-cell>
          <table:table-cell table:style-name="ce35" office:value-type="string" calcext:value-type="string">
            <text:p>2040-2050</text:p>
          </table:table-cell>
          <table:table-cell/>
          <table:table-cell table:style-name="ce47"/>
          <table:table-cell table:style-name="ce49" office:value-type="string" calcext:value-type="string">
            <text:p>Branche</text:p>
          </table:table-cell>
          <table:table-cell table:style-name="ce50" office:value-type="string" calcext:value-type="string">
            <text:p>Etat initial</text:p>
          </table:table-cell>
          <table:table-cell table:style-name="ce35" office:value-type="string" calcext:value-type="string">
            <text:p>2010-2015</text:p>
          </table:table-cell>
          <table:table-cell table:style-name="ce35" office:value-type="string" calcext:value-type="string">
            <text:p>2015-2020</text:p>
          </table:table-cell>
          <table:table-cell table:style-name="ce35" office:value-type="string" calcext:value-type="string">
            <text:p>2020-2030</text:p>
          </table:table-cell>
          <table:table-cell table:style-name="ce35" office:value-type="string" calcext:value-type="string">
            <text:p>2030-2040</text:p>
          </table:table-cell>
          <table:table-cell table:style-name="ce35" office:value-type="string" calcext:value-type="string">
            <text:p>2040-205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ureaux Administration</text:p>
          </table:table-cell>
          <table:table-cell table:number-columns-repeated="2" office:value-type="percentage" office:value="0.00158811181429238" calcext:value-type="percentage">
            <text:p>0,16%</text:p>
          </table:table-cell>
          <table:table-cell table:style-name="ce35" office:value-type="percentage" office:value="0.00147863306952869" calcext:value-type="percentage">
            <text:p>0,15%</text:p>
          </table:table-cell>
          <table:table-cell table:style-name="ce35" office:value-type="percentage" office:value="0.00138657647058149" calcext:value-type="percentage">
            <text:p>0,14%</text:p>
          </table:table-cell>
          <table:table-cell table:style-name="ce35" office:value-type="percentage" office:value="0.00128955068329115" calcext:value-type="percentage">
            <text:p>0,13%</text:p>
          </table:table-cell>
          <table:table-cell table:number-columns-repeated="2"/>
          <table:table-cell office:value-type="string" calcext:value-type="string">
            <text:p>Bureaux Administration</text:p>
          </table:table-cell>
          <table:table-cell office:value-type="float" office:value="196952.652465" calcext:value-type="float">
            <text:p><text:s/>196 953 <text:s text:c="3"/></text:p>
          </table:table-cell>
          <table:table-cell table:style-name="ce54" table:formula="of:=[.J18]*[.B18]" office:value-type="float" office:value="312.782834235887" calcext:value-type="float">
            <text:p><text:s/>313 <text:s text:c="3"/></text:p>
          </table:table-cell>
          <table:table-cell table:style-name="ce54" table:formula="of:=([.J5]+[.K5]*5-5*[.K18])*[.C18]" office:value-type="float" office:value="327.005499969399" calcext:value-type="float">
            <text:p><text:s/>327 <text:s text:c="3"/></text:p>
          </table:table-cell>
          <table:table-cell table:style-name="ce54" table:formula="of:=([.J5]+[.K5]*5-5*[.K18]+5*[.L5]-5*[.L18])*[.D18]" office:value-type="float" office:value="318.307258510555" calcext:value-type="float">
            <text:p><text:s/>318 <text:s text:c="3"/></text:p>
          </table:table-cell>
          <table:table-cell table:style-name="ce54" table:formula="of:=([.J5]+[.K5]*5-5*[.K18]+5*[.L5]-5*[.L18]+10*[.M5]-10*[.M18])*[.E18]" office:value-type="float" office:value="331.284883472723" calcext:value-type="float">
            <text:p><text:s/>331 <text:s text:c="3"/></text:p>
          </table:table-cell>
          <table:table-cell table:style-name="ce54" table:formula="of:=([.J5]+[.K5]*5-5*[.K18]+5*[.L5]-5*[.L18]+10*[.M5]-10*[.M18]+10*[.N5]-10*[.N18])*[.F18]" office:value-type="float" office:value="356.814494446042" calcext:value-type="float">
            <text:p><text:s/>357 <text:s text:c="3"/>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Café Hôtel Restaurant</text:p>
          </table:table-cell>
          <table:table-cell table:number-columns-repeated="2" office:value-type="percentage" office:value="0.00169240311469359" calcext:value-type="percentage">
            <text:p>0,17%</text:p>
          </table:table-cell>
          <table:table-cell table:style-name="ce35" office:value-type="percentage" office:value="0.00160831955495909" calcext:value-type="percentage">
            <text:p>0,16%</text:p>
          </table:table-cell>
          <table:table-cell table:style-name="ce35" office:value-type="percentage" office:value="0.00153436290231826" calcext:value-type="percentage">
            <text:p>0,15%</text:p>
          </table:table-cell>
          <table:table-cell table:style-name="ce35" office:value-type="percentage" office:value="0.0014354683465959" calcext:value-type="percentage">
            <text:p>0,14%</text:p>
          </table:table-cell>
          <table:table-cell table:number-columns-repeated="2"/>
          <table:table-cell office:value-type="string" calcext:value-type="string">
            <text:p>Café Hôtel Restaurant</text:p>
          </table:table-cell>
          <table:table-cell office:value-type="float" office:value="61160.2311622" calcext:value-type="float">
            <text:p><text:s/>61 160 <text:s text:c="3"/></text:p>
          </table:table-cell>
          <table:table-cell table:style-name="ce54" table:formula="of:=[.J19]*[.B19]" office:value-type="float" office:value="103.507765714287" calcext:value-type="float">
            <text:p><text:s/>104 <text:s text:c="3"/></text:p>
          </table:table-cell>
          <table:table-cell table:style-name="ce54" table:formula="of:=([.J6]+[.K6]*5-5*[.K19])*[.C19]" office:value-type="float" office:value="106.927858950818" calcext:value-type="float">
            <text:p><text:s/>107 <text:s text:c="3"/></text:p>
          </table:table-cell>
          <table:table-cell table:style-name="ce54" table:formula="of:=([.J6]+[.K6]*5-5*[.K19]+5*[.L6]-5*[.L19])*[.D19]" office:value-type="float" office:value="104.972933563226" calcext:value-type="float">
            <text:p><text:s/>105 <text:s text:c="3"/></text:p>
          </table:table-cell>
          <table:table-cell table:style-name="ce54" table:formula="of:=([.J6]+[.K6]*5-5*[.K19]+5*[.L6]-5*[.L19]+10*[.M6]-10*[.M19])*[.E19]" office:value-type="float" office:value="107.612839677007" calcext:value-type="float">
            <text:p><text:s/>108 <text:s text:c="3"/></text:p>
          </table:table-cell>
          <table:table-cell table:style-name="ce54" table:formula="of:=([.J6]+[.K6]*5-5*[.K19]+5*[.L6]-5*[.L19]+10*[.M6]-10*[.M19]+10*[.N6]-10*[.N19])*[.F19]" office:value-type="float" office:value="113.183519132796" calcext:value-type="float">
            <text:p><text:s/>113 <text:s text:c="3"/>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Commerce</text:p>
          </table:table-cell>
          <table:table-cell table:number-columns-repeated="2" office:value-type="percentage" office:value="0.00176638269394339" calcext:value-type="percentage">
            <text:p>0,18%</text:p>
          </table:table-cell>
          <table:table-cell table:style-name="ce35" office:value-type="percentage" office:value="0.00170703427223085" calcext:value-type="percentage">
            <text:p>0,17%</text:p>
          </table:table-cell>
          <table:table-cell table:style-name="ce35" office:value-type="percentage" office:value="0.00167447050662401" calcext:value-type="percentage">
            <text:p>0,17%</text:p>
          </table:table-cell>
          <table:table-cell table:style-name="ce35" office:value-type="percentage" office:value="0.00164492232088355" calcext:value-type="percentage">
            <text:p>0,16%</text:p>
          </table:table-cell>
          <table:table-cell table:number-columns-repeated="2"/>
          <table:table-cell office:value-type="string" calcext:value-type="string">
            <text:p>Commerce</text:p>
          </table:table-cell>
          <table:table-cell office:value-type="float" office:value="200599.5397949" calcext:value-type="float">
            <text:p><text:s/>200 600 <text:s text:c="3"/></text:p>
          </table:table-cell>
          <table:table-cell table:style-name="ce54" table:formula="of:=[.J20]*[.B20]" office:value-type="float" office:value="354.335555506721" calcext:value-type="float">
            <text:p><text:s/>354 <text:s text:c="3"/></text:p>
          </table:table-cell>
          <table:table-cell table:style-name="ce54" table:formula="of:=([.J7]+[.K7]*5-5*[.K20])*[.C20]" office:value-type="float" office:value="362.830617597825" calcext:value-type="float">
            <text:p><text:s/>363 <text:s text:c="3"/></text:p>
          </table:table-cell>
          <table:table-cell table:style-name="ce54" table:formula="of:=([.J7]+[.K7]*5-5*[.K20]+5*[.L7]-5*[.L20])*[.D20]" office:value-type="float" office:value="359.046388012716" calcext:value-type="float">
            <text:p><text:s/>359 <text:s text:c="3"/></text:p>
          </table:table-cell>
          <table:table-cell table:style-name="ce54" table:formula="of:=([.J7]+[.K7]*5-5*[.K20]+5*[.L7]-5*[.L20]+10*[.M7]-10*[.M20])*[.E20]" office:value-type="float" office:value="366.217405214454" calcext:value-type="float">
            <text:p><text:s/>366 <text:s text:c="3"/></text:p>
          </table:table-cell>
          <table:table-cell table:style-name="ce54" table:formula="of:=([.J7]+[.K7]*5-5*[.K20]+5*[.L7]-5*[.L20]+10*[.M7]-10*[.M20]+10*[.N7]-10*[.N20])*[.F20]" office:value-type="float" office:value="372.989744580464" calcext:value-type="float">
            <text:p><text:s/>373 <text:s text:c="3"/>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Enseignement Recherche</text:p>
          </table:table-cell>
          <table:table-cell table:number-columns-repeated="2" office:value-type="percentage" office:value="0.00169240311469359" calcext:value-type="percentage">
            <text:p>0,17%</text:p>
          </table:table-cell>
          <table:table-cell table:style-name="ce35" office:value-type="percentage" office:value="0.00160831955495909" calcext:value-type="percentage">
            <text:p>0,16%</text:p>
          </table:table-cell>
          <table:table-cell table:style-name="ce35" office:value-type="percentage" office:value="0.00153436290231826" calcext:value-type="percentage">
            <text:p>0,15%</text:p>
          </table:table-cell>
          <table:table-cell table:style-name="ce35" office:value-type="percentage" office:value="0.0014354683465959" calcext:value-type="percentage">
            <text:p>0,14%</text:p>
          </table:table-cell>
          <table:table-cell table:number-columns-repeated="2"/>
          <table:table-cell office:value-type="string" calcext:value-type="string">
            <text:p>Enseignement Recherche</text:p>
          </table:table-cell>
          <table:table-cell office:value-type="float" office:value="179320.5508775" calcext:value-type="float">
            <text:p><text:s/>179 321 <text:s text:c="3"/></text:p>
          </table:table-cell>
          <table:table-cell table:style-name="ce54" table:formula="of:=[.J21]*[.B21]" office:value-type="float" office:value="303.482658833651" calcext:value-type="float">
            <text:p><text:s/>303 <text:s text:c="3"/></text:p>
          </table:table-cell>
          <table:table-cell table:style-name="ce54" table:formula="of:=([.J8]+[.K8]*5-5*[.K21])*[.C21]" office:value-type="float" office:value="313.510302476799" calcext:value-type="float">
            <text:p><text:s/>314 <text:s text:c="3"/></text:p>
          </table:table-cell>
          <table:table-cell table:style-name="ce54" table:formula="of:=([.J8]+[.K8]*5-5*[.K21]+5*[.L8]-5*[.L21])*[.D21]" office:value-type="float" office:value="307.77850109597" calcext:value-type="float">
            <text:p><text:s/>308 <text:s text:c="3"/></text:p>
          </table:table-cell>
          <table:table-cell table:style-name="ce54" table:formula="of:=([.J8]+[.K8]*5-5*[.K21]+5*[.L8]-5*[.L21]+10*[.M8]-10*[.M21])*[.E21]" office:value-type="float" office:value="315.518652001098" calcext:value-type="float">
            <text:p><text:s/>316 <text:s text:c="3"/></text:p>
          </table:table-cell>
          <table:table-cell table:style-name="ce54" table:formula="of:=([.J8]+[.K8]*5-5*[.K21]+5*[.L8]-5*[.L21]+10*[.M8]-10*[.M21]+10*[.N8]-10*[.N21])*[.F21]" office:value-type="float" office:value="331.851770594533" calcext:value-type="float">
            <text:p><text:s/>332 <text:s text:c="3"/>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Habitat Communautaire</text:p>
          </table:table-cell>
          <table:table-cell table:number-columns-repeated="2" office:value-type="percentage" office:value="0.00169240311469359" calcext:value-type="percentage">
            <text:p>0,17%</text:p>
          </table:table-cell>
          <table:table-cell table:style-name="ce35" office:value-type="percentage" office:value="0.00160831955495909" calcext:value-type="percentage">
            <text:p>0,16%</text:p>
          </table:table-cell>
          <table:table-cell table:style-name="ce35" office:value-type="percentage" office:value="0.00153436290231826" calcext:value-type="percentage">
            <text:p>0,15%</text:p>
          </table:table-cell>
          <table:table-cell table:style-name="ce35" office:value-type="percentage" office:value="0.0014354683465959" calcext:value-type="percentage">
            <text:p>0,14%</text:p>
          </table:table-cell>
          <table:table-cell table:number-columns-repeated="2"/>
          <table:table-cell office:value-type="string" calcext:value-type="string">
            <text:p>Habitat Communautaire</text:p>
          </table:table-cell>
          <table:table-cell office:value-type="float" office:value="58790.3733003" calcext:value-type="float">
            <text:p><text:s/>58 790 <text:s text:c="3"/></text:p>
          </table:table-cell>
          <table:table-cell table:style-name="ce54" table:formula="of:=[.J22]*[.B22]" office:value-type="float" office:value="99.4970108874265" calcext:value-type="float">
            <text:p><text:s/>99 <text:s text:c="3"/></text:p>
          </table:table-cell>
          <table:table-cell table:style-name="ce54" table:formula="of:=([.J9]+[.K9]*5-5*[.K22])*[.C22]" office:value-type="float" office:value="102.784581164331" calcext:value-type="float">
            <text:p><text:s/>103 <text:s text:c="3"/></text:p>
          </table:table-cell>
          <table:table-cell table:style-name="ce54" table:formula="of:=([.J9]+[.K9]*5-5*[.K22]+5*[.L9]-5*[.L22])*[.D22]" office:value-type="float" office:value="100.905405904088" calcext:value-type="float">
            <text:p><text:s/>101 <text:s text:c="3"/></text:p>
          </table:table-cell>
          <table:table-cell table:style-name="ce54" table:formula="of:=([.J9]+[.K9]*5-5*[.K22]+5*[.L9]-5*[.L22]+10*[.M9]-10*[.M22])*[.E22]" office:value-type="float" office:value="103.443020019628" calcext:value-type="float">
            <text:p><text:s/>103 <text:s text:c="3"/></text:p>
          </table:table-cell>
          <table:table-cell table:style-name="ce54" table:formula="of:=([.J9]+[.K9]*5-5*[.K22]+5*[.L9]-5*[.L22]+10*[.M9]-10*[.M22]+10*[.N9]-10*[.N22])*[.F22]" office:value-type="float" office:value="108.797844854636" calcext:value-type="float">
            <text:p><text:s/>109 <text:s text:c="3"/>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anté Action Sociale</text:p>
          </table:table-cell>
          <table:table-cell table:number-columns-repeated="2" office:value-type="percentage" office:value="0.00162392811236305" calcext:value-type="percentage">
            <text:p>0,16%</text:p>
          </table:table-cell>
          <table:table-cell table:style-name="ce35" office:value-type="percentage" office:value="0.00147485194738459" calcext:value-type="percentage">
            <text:p>0,15%</text:p>
          </table:table-cell>
          <table:table-cell table:style-name="ce35" office:value-type="percentage" office:value="0.00138852224866528" calcext:value-type="percentage">
            <text:p>0,14%</text:p>
          </table:table-cell>
          <table:table-cell table:style-name="ce35" office:value-type="percentage" office:value="0.00130915093804265" calcext:value-type="percentage">
            <text:p>0,13%</text:p>
          </table:table-cell>
          <table:table-cell table:number-columns-repeated="2"/>
          <table:table-cell office:value-type="string" calcext:value-type="string">
            <text:p>Santé Action Sociale</text:p>
          </table:table-cell>
          <table:table-cell office:value-type="float" office:value="103999.9139119" calcext:value-type="float">
            <text:p><text:s/>104 000 <text:s text:c="3"/></text:p>
          </table:table-cell>
          <table:table-cell table:style-name="ce54" table:formula="of:=[.J23]*[.B23]" office:value-type="float" office:value="168.888383884871" calcext:value-type="float">
            <text:p><text:s/>169 <text:s text:c="3"/></text:p>
          </table:table-cell>
          <table:table-cell table:style-name="ce54" table:formula="of:=([.J10]+[.K10]*5-5*[.K23])*[.C23]" office:value-type="float" office:value="180.091441083478" calcext:value-type="float">
            <text:p><text:s/>180 <text:s text:c="3"/></text:p>
          </table:table-cell>
          <table:table-cell table:style-name="ce54" table:formula="of:=([.J10]+[.K10]*5-5*[.K23]+5*[.L10]-5*[.L23])*[.D23]" office:value-type="float" office:value="174.408638794117" calcext:value-type="float">
            <text:p><text:s/>174 <text:s text:c="3"/></text:p>
          </table:table-cell>
          <table:table-cell table:style-name="ce54" table:formula="of:=([.J10]+[.K10]*5-5*[.K23]+5*[.L10]-5*[.L23]+10*[.M10]-10*[.M23])*[.E23]" office:value-type="float" office:value="184.330337020452" calcext:value-type="float">
            <text:p><text:s/>184 <text:s text:c="3"/></text:p>
          </table:table-cell>
          <table:table-cell table:style-name="ce54" table:formula="of:=([.J10]+[.K10]*5-5*[.K23]+5*[.L10]-5*[.L23]+10*[.M10]-10*[.M23]+10*[.N10]-10*[.N23])*[.F23]" office:value-type="float" office:value="194.571212338068" calcext:value-type="float">
            <text:p><text:s/>195 <text:s text:c="3"/>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port Loisir Culture</text:p>
          </table:table-cell>
          <table:table-cell table:number-columns-repeated="2" office:value-type="percentage" office:value="0.00169240311469359" calcext:value-type="percentage">
            <text:p>0,17%</text:p>
          </table:table-cell>
          <table:table-cell table:style-name="ce35" office:value-type="percentage" office:value="0.00160831955495909" calcext:value-type="percentage">
            <text:p>0,16%</text:p>
          </table:table-cell>
          <table:table-cell table:style-name="ce35" office:value-type="percentage" office:value="0.00153436290231826" calcext:value-type="percentage">
            <text:p>0,15%</text:p>
          </table:table-cell>
          <table:table-cell table:style-name="ce35" office:value-type="percentage" office:value="0.0014354683465959" calcext:value-type="percentage">
            <text:p>0,14%</text:p>
          </table:table-cell>
          <table:table-cell table:number-columns-repeated="2"/>
          <table:table-cell office:value-type="string" calcext:value-type="string">
            <text:p>Sport Loisir Culture</text:p>
          </table:table-cell>
          <table:table-cell office:value-type="float" office:value="69431.4184731" calcext:value-type="float">
            <text:p><text:s/>69 431 <text:s text:c="3"/></text:p>
          </table:table-cell>
          <table:table-cell table:style-name="ce54" table:formula="of:=[.J24]*[.B24]" office:value-type="float" office:value="117.505948881469" calcext:value-type="float">
            <text:p><text:s/>118 <text:s text:c="3"/></text:p>
          </table:table-cell>
          <table:table-cell table:style-name="ce54" table:formula="of:=([.J11]+[.K11]*5-5*[.K24])*[.C24]" office:value-type="float" office:value="121.388568685387" calcext:value-type="float">
            <text:p><text:s/>121 <text:s text:c="3"/></text:p>
          </table:table-cell>
          <table:table-cell table:style-name="ce54" table:formula="of:=([.J11]+[.K11]*5-5*[.K24]+5*[.L11]-5*[.L24])*[.D24]" office:value-type="float" office:value="119.169263099219" calcext:value-type="float">
            <text:p><text:s/>119 <text:s text:c="3"/></text:p>
          </table:table-cell>
          <table:table-cell table:style-name="ce54" table:formula="of:=([.J11]+[.K11]*5-5*[.K24]+5*[.L11]-5*[.L24]+10*[.M11]-10*[.M24])*[.E24]" office:value-type="float" office:value="122.166184834676" calcext:value-type="float">
            <text:p><text:s/>122 <text:s text:c="3"/></text:p>
          </table:table-cell>
          <table:table-cell table:style-name="ce54" table:formula="of:=([.J11]+[.K11]*5-5*[.K24]+5*[.L11]-5*[.L24]+10*[.M11]-10*[.M24]+10*[.N11]-10*[.N24])*[.F24]" office:value-type="float" office:value="128.490231835883" calcext:value-type="float">
            <text:p><text:s/>128 <text:s text:c="3"/>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Transport</text:p>
          </table:table-cell>
          <table:table-cell table:number-columns-repeated="2" office:value-type="percentage" office:value="0.00169240311469359" calcext:value-type="percentage">
            <text:p>0,17%</text:p>
          </table:table-cell>
          <table:table-cell table:style-name="ce35" office:value-type="percentage" office:value="0.00160831955495909" calcext:value-type="percentage">
            <text:p>0,16%</text:p>
          </table:table-cell>
          <table:table-cell table:style-name="ce35" office:value-type="percentage" office:value="0.00153436290231826" calcext:value-type="percentage">
            <text:p>0,15%</text:p>
          </table:table-cell>
          <table:table-cell table:style-name="ce35" office:value-type="percentage" office:value="0.0014354683465959" calcext:value-type="percentage">
            <text:p>0,14%</text:p>
          </table:table-cell>
          <table:table-cell table:number-columns-repeated="2"/>
          <table:table-cell office:value-type="string" calcext:value-type="string">
            <text:p>Transport</text:p>
          </table:table-cell>
          <table:table-cell office:value-type="float" office:value="25067.9845971" calcext:value-type="float">
            <text:p><text:s/>25 068 <text:s text:c="3"/></text:p>
          </table:table-cell>
          <table:table-cell table:style-name="ce54" table:formula="of:=[.J25]*[.B25]" office:value-type="float" office:value="42.425135211223" calcext:value-type="float">
            <text:p><text:s/>42 <text:s text:c="3"/></text:p>
          </table:table-cell>
          <table:table-cell table:style-name="ce54" table:formula="of:=([.J12]+[.K12]*5-5*[.K25])*[.C25]" office:value-type="float" office:value="43.8269422833157" calcext:value-type="float">
            <text:p><text:s/>44 <text:s text:c="3"/></text:p>
          </table:table-cell>
          <table:table-cell table:style-name="ce54" table:formula="of:=([.J12]+[.K12]*5-5*[.K25]+5*[.L12]-5*[.L25])*[.D25]" office:value-type="float" office:value="43.025669322547" calcext:value-type="float">
            <text:p><text:s/>43 <text:s text:c="3"/></text:p>
          </table:table-cell>
          <table:table-cell table:style-name="ce54" table:formula="of:=([.J12]+[.K12]*5-5*[.K25]+5*[.L12]-5*[.L25]+10*[.M12]-10*[.M25])*[.E25]" office:value-type="float" office:value="44.1076980287913" calcext:value-type="float">
            <text:p><text:s/>44 <text:s text:c="3"/></text:p>
          </table:table-cell>
          <table:table-cell table:style-name="ce54" table:formula="of:=([.J12]+[.K12]*5-5*[.K25]+5*[.L12]-5*[.L25]+10*[.M12]-10*[.M25]+10*[.N12]-10*[.N25])*[.F25]" office:value-type="float" office:value="46.3909743366058" calcext:value-type="float">
            <text:p><text:s/>46 <text:s text:c="3"/></text:p>
          </table:table-cell>
          <table:table-cell table:number-columns-repeated="45"/>
        </table:table-row>
        <table:table-row table:style-name="ro1">
          <table:table-cell table:style-name="ce32"/>
          <table:table-cell table:style-name="ce40" table:number-columns-repeated="5"/>
          <table:table-cell table:number-columns-repeated="2"/>
          <table:table-cell table:style-name="ce32"/>
          <table:table-cell table:style-name="ce51" table:formula="of:=SUM([.J18:.J25])" office:value-type="float" office:value="895322.664582" calcext:value-type="float">
            <text:p>895323</text:p>
          </table:table-cell>
          <table:table-cell table:style-name="ce51" table:formula="of:=SUM([.K18:.K25])" office:value-type="float" office:value="1502.42529315554" calcext:value-type="float">
            <text:p>1502</text:p>
          </table:table-cell>
          <table:table-cell table:style-name="ce51" table:formula="of:=SUM([.L18:.L25])" office:value-type="float" office:value="1558.36581221135" calcext:value-type="float">
            <text:p>1558</text:p>
          </table:table-cell>
          <table:table-cell table:style-name="ce51" table:formula="of:=SUM([.M18:.M25])" office:value-type="float" office:value="1527.61405830244" calcext:value-type="float">
            <text:p>1528</text:p>
          </table:table-cell>
          <table:table-cell table:style-name="ce51" table:formula="of:=SUM([.N18:.N25])" office:value-type="float" office:value="1574.68102026883" calcext:value-type="float">
            <text:p>1575</text:p>
          </table:table-cell>
          <table:table-cell table:style-name="ce51" table:formula="of:=SUM([.O18:.O25])" office:value-type="float" office:value="1653.08979211903" calcext:value-type="float">
            <text:p>1653</text:p>
          </table:table-cell>
          <table:table-cell table:number-columns-repeated="45"/>
        </table:table-row>
        <table:table-row table:style-name="ro1">
          <table:table-cell table:style-name="ce30"/>
          <table:table-cell table:style-name="ce38" table:number-columns-repeated="5"/>
          <table:table-cell table:style-name="ce45"/>
          <table:table-cell/>
          <table:table-cell table:style-name="ce30"/>
          <table:table-cell table:style-name="ce38"/>
          <table:table-cell table:style-name="ce53" table:formula="of:=[.K26]*5" office:value-type="float" office:value="7512.12646577768" calcext:value-type="float">
            <text:p>7512</text:p>
          </table:table-cell>
          <table:table-cell table:style-name="ce53" table:formula="of:=[.L26]*5" office:value-type="float" office:value="7791.82906105677" calcext:value-type="float">
            <text:p>7792</text:p>
          </table:table-cell>
          <table:table-cell table:style-name="ce53" table:formula="of:=[.M26]*10" office:value-type="float" office:value="15276.1405830244" calcext:value-type="float">
            <text:p>15276</text:p>
          </table:table-cell>
          <table:table-cell table:style-name="ce53" table:formula="of:=[.N26]*10" office:value-type="float" office:value="15746.8102026883" calcext:value-type="float">
            <text:p>15747</text:p>
          </table:table-cell>
          <table:table-cell table:style-name="ce53" table:formula="of:=[.O26]*10" office:value-type="float" office:value="16530.8979211903" calcext:value-type="float">
            <text:p>16531</text:p>
          </table:table-cell>
          <table:table-cell table:style-name="ce45"/>
          <table:table-cell table:number-columns-repeated="44"/>
        </table:table-row>
        <table:table-row table:style-name="ro1">
          <table:table-cell table:style-name="ce24" table:number-columns-repeated="7"/>
          <table:table-cell/>
          <table:table-cell table:style-name="ce24" table:number-columns-repeated="8"/>
          <table:table-cell table:number-columns-repeated="44"/>
        </table:table-row>
        <table:table-row table:style-name="ro1">
          <table:table-cell table:style-name="ce24" table:number-columns-repeated="7"/>
          <table:table-cell/>
          <table:table-cell table:style-name="ce24" table:number-columns-repeated="2"/>
          <table:table-cell table:style-name="ce55" table:number-columns-repeated="2"/>
          <table:table-cell table:style-name="ce24" table:number-columns-repeated="4"/>
          <table:table-cell table:number-columns-repeated="44"/>
        </table:table-row>
        <table:table-row table:style-name="ro1">
          <table:table-cell table:style-name="ce24" office:value-type="string" calcext:value-type="string">
            <text:p>Paramètre nouveau (SITADEL2 et CEREN) </text:p>
          </table:table-cell>
          <table:table-cell table:style-name="ce24" table:number-columns-repeated="6"/>
          <table:table-cell/>
          <table:table-cell table:style-name="ce24" table:number-columns-repeated="8"/>
          <table:table-cell table:number-columns-repeated="44"/>
        </table:table-row>
        <table:table-row table:style-name="ro1">
          <table:table-cell table:style-name="ce25" office:value-type="string" calcext:value-type="string">
            <text:p>Entrées dans le parc - en pourcentage du parc existant</text:p>
          </table:table-cell>
          <table:table-cell table:style-name="ce33" table:number-columns-repeated="5"/>
          <table:table-cell table:style-name="ce43"/>
          <table:table-cell/>
          <table:table-cell table:style-name="ce25" office:value-type="string" calcext:value-type="string">
            <text:p>Entrées dans le parc - milliers de m² entrants (A titre illustratif)</text:p>
          </table:table-cell>
          <table:table-cell table:style-name="ce39"/>
          <table:table-cell table:style-name="ce33" table:number-columns-repeated="5"/>
          <table:table-cell table:style-name="ce43"/>
          <table:table-cell/>
          <table:table-cell office:value-type="string" calcext:value-type="string">
            <text:p>Evolution du parc en milliers de m²</text:p>
          </table:table-cell>
          <table:table-cell table:number-columns-repeated="42"/>
        </table:table-row>
        <table:table-row table:style-name="ro1">
          <table:table-cell table:style-name="ce26" office:value-type="string" calcext:value-type="string">
            <text:p>BRANCHE</text:p>
          </table:table-cell>
          <table:table-cell table:style-name="ce34" office:value-type="string" calcext:value-type="string">
            <text:p>PERIODE1</text:p>
          </table:table-cell>
          <table:table-cell table:style-name="ce34" office:value-type="string" calcext:value-type="string">
            <text:p>PERIODE2</text:p>
          </table:table-cell>
          <table:table-cell table:style-name="ce34" office:value-type="string" calcext:value-type="string">
            <text:p>PERIODE3</text:p>
          </table:table-cell>
          <table:table-cell table:style-name="ce34" office:value-type="string" calcext:value-type="string">
            <text:p>PERIODE4</text:p>
          </table:table-cell>
          <table:table-cell table:style-name="ce34" office:value-type="string" calcext:value-type="string">
            <text:p>PERIODE5</text:p>
          </table:table-cell>
          <table:table-cell/>
          <table:table-cell table:style-name="ce47"/>
          <table:table-cell table:style-name="ce26" office:value-type="string" calcext:value-type="string">
            <text:p>BRANCHE</text:p>
          </table:table-cell>
          <table:table-cell table:style-name="ce26"/>
          <table:table-cell table:style-name="ce34" office:value-type="string" calcext:value-type="string">
            <text:p>PERIODE1</text:p>
          </table:table-cell>
          <table:table-cell table:style-name="ce34" office:value-type="string" calcext:value-type="string">
            <text:p>PERIODE2</text:p>
          </table:table-cell>
          <table:table-cell table:style-name="ce34" office:value-type="string" calcext:value-type="string">
            <text:p>PERIODE3</text:p>
          </table:table-cell>
          <table:table-cell table:style-name="ce34" office:value-type="string" calcext:value-type="string">
            <text:p>PERIODE4</text:p>
          </table:table-cell>
          <table:table-cell table:style-name="ce34" office:value-type="string" calcext:value-type="string">
            <text:p>PERIODE5</text:p>
          </table:table-cell>
          <table:table-cell table:number-columns-repeated="45"/>
        </table:table-row>
        <table:table-row table:style-name="ro1">
          <table:table-cell table:style-name="ce27" office:value-type="string" calcext:value-type="string">
            <text:p>Branche</text:p>
          </table:table-cell>
          <table:table-cell office:value-type="string" calcext:value-type="string">
            <text:p>2010-2015</text:p>
          </table:table-cell>
          <table:table-cell office:value-type="string" calcext:value-type="string">
            <text:p>2015-2020</text:p>
          </table:table-cell>
          <table:table-cell table:style-name="ce35" office:value-type="string" calcext:value-type="string">
            <text:p>2020-2030</text:p>
          </table:table-cell>
          <table:table-cell table:style-name="ce35" office:value-type="string" calcext:value-type="string">
            <text:p>2030-2040</text:p>
          </table:table-cell>
          <table:table-cell table:style-name="ce35" office:value-type="string" calcext:value-type="string">
            <text:p>2040-2050</text:p>
          </table:table-cell>
          <table:table-cell/>
          <table:table-cell table:style-name="ce47"/>
          <table:table-cell table:style-name="ce49" office:value-type="string" calcext:value-type="string">
            <text:p>Branche</text:p>
          </table:table-cell>
          <table:table-cell table:style-name="ce50" office:value-type="string" calcext:value-type="string">
            <text:p>Etat initial</text:p>
          </table:table-cell>
          <table:table-cell table:style-name="ce35" office:value-type="string" calcext:value-type="string">
            <text:p>2010-2015</text:p>
          </table:table-cell>
          <table:table-cell table:style-name="ce35" office:value-type="string" calcext:value-type="string">
            <text:p>2015-2020</text:p>
          </table:table-cell>
          <table:table-cell table:style-name="ce35" office:value-type="string" calcext:value-type="string">
            <text:p>2020-2030</text:p>
          </table:table-cell>
          <table:table-cell table:style-name="ce35" office:value-type="string" calcext:value-type="string">
            <text:p>2030-2040</text:p>
          </table:table-cell>
          <table:table-cell table:style-name="ce35" office:value-type="string" calcext:value-type="string">
            <text:p>2040-2050</text:p>
          </table:table-cell>
          <table:table-cell table:number-columns-repeated="2"/>
          <table:table-cell table:style-name="ce49" office:value-type="string" calcext:value-type="string">
            <text:p>Branche</text:p>
          </table:table-cell>
          <table:table-cell table:style-name="ce50" office:value-type="string" calcext:value-type="string">
            <text:p>Etat initial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float" office:value="2029" calcext:value-type="float">
            <text:p>2029</text:p>
          </table:table-cell>
          <table:table-cell office:value-type="float" office:value="2030" calcext:value-type="float">
            <text:p>2030</text:p>
          </table:table-cell>
          <table:table-cell office:value-type="float" office:value="2031" calcext:value-type="float">
            <text:p>2031</text:p>
          </table:table-cell>
          <table:table-cell office:value-type="float" office:value="2032" calcext:value-type="float">
            <text:p>2032</text:p>
          </table:table-cell>
          <table:table-cell office:value-type="float" office:value="2033" calcext:value-type="float">
            <text:p>2033</text:p>
          </table:table-cell>
          <table:table-cell office:value-type="float" office:value="2034" calcext:value-type="float">
            <text:p>2034</text:p>
          </table:table-cell>
          <table:table-cell office:value-type="float" office:value="2035" calcext:value-type="float">
            <text:p>2035</text:p>
          </table:table-cell>
          <table:table-cell office:value-type="float" office:value="2036" calcext:value-type="float">
            <text:p>2036</text:p>
          </table:table-cell>
          <table:table-cell office:value-type="float" office:value="2037" calcext:value-type="float">
            <text:p>2037</text:p>
          </table:table-cell>
          <table:table-cell office:value-type="float" office:value="2038" calcext:value-type="float">
            <text:p>2038</text:p>
          </table:table-cell>
          <table:table-cell office:value-type="float" office:value="2039" calcext:value-type="float">
            <text:p>2039</text:p>
          </table:table-cell>
          <table:table-cell office:value-type="float" office:value="2040" calcext:value-type="float">
            <text:p>2040</text:p>
          </table:table-cell>
          <table:table-cell office:value-type="float" office:value="2041" calcext:value-type="float">
            <text:p>2041</text:p>
          </table:table-cell>
          <table:table-cell office:value-type="float" office:value="2042" calcext:value-type="float">
            <text:p>2042</text:p>
          </table:table-cell>
          <table:table-cell office:value-type="float" office:value="2043" calcext:value-type="float">
            <text:p>2043</text:p>
          </table:table-cell>
          <table:table-cell office:value-type="float" office:value="2044" calcext:value-type="float">
            <text:p>2044</text:p>
          </table:table-cell>
          <table:table-cell office:value-type="float" office:value="2045" calcext:value-type="float">
            <text:p>2045</text:p>
          </table:table-cell>
          <table:table-cell office:value-type="float" office:value="2046" calcext:value-type="float">
            <text:p>2046</text:p>
          </table:table-cell>
          <table:table-cell office:value-type="float" office:value="2047" calcext:value-type="float">
            <text:p>2047</text:p>
          </table:table-cell>
          <table:table-cell office:value-type="float" office:value="2048" calcext:value-type="float">
            <text:p>2048</text:p>
          </table:table-cell>
          <table:table-cell office:value-type="float" office:value="2049" calcext:value-type="float">
            <text:p>2049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table:style-name="ce28" office:value-type="string" calcext:value-type="string">
            <text:p>Bureaux Administration</text:p>
          </table:table-cell>
          <table:table-cell table:style-name="ce41" table:formula="of:=[SITADEL2.V56]" office:value-type="percentage" office:value="0.015837975117242" calcext:value-type="percentage">
            <text:p>1,58%</text:p>
          </table:table-cell>
          <table:table-cell table:style-name="ce42" table:formula="of:=[.B34]" office:value-type="percentage" office:value="0.015837975117242" calcext:value-type="percentage">
            <text:p>1,58%</text:p>
          </table:table-cell>
          <table:table-cell table:formula="of:=0.9*[.C34]" office:value-type="percentage" office:value="0.0142541776055178" calcext:value-type="percentage">
            <text:p>1,43%</text:p>
          </table:table-cell>
          <table:table-cell table:formula="of:=0.9*[.D34]" office:value-type="percentage" office:value="0.012828759844966" calcext:value-type="percentage">
            <text:p>1,28%</text:p>
          </table:table-cell>
          <table:table-cell table:formula="of:=0.9*[.E34]" office:value-type="percentage" office:value="0.0115458838604694" calcext:value-type="percentage">
            <text:p>1,15%</text:p>
          </table:table-cell>
          <table:table-cell table:number-columns-repeated="2"/>
          <table:table-cell table:style-name="ce28" office:value-type="string" calcext:value-type="string">
            <text:p>Bureaux Administration</text:p>
          </table:table-cell>
          <table:table-cell table:style-name="ce5" office:value-type="float" office:value="196952.652465" calcext:value-type="float">
            <text:p><text:s/>196 953 <text:s text:c="3"/></text:p>
          </table:table-cell>
          <table:table-cell table:formula="of:=([.J34]-[.J34]*[.B47])*[.B34]" office:value-type="float" office:value="3114.96414532285" calcext:value-type="float">
            <text:p><text:s/>3 115 <text:s text:c="3"/></text:p>
          </table:table-cell>
          <table:table-cell table:formula="of:=([.J34]+[.K34]*5-5*[.K47])*(1-[.C47])*[.C34]" office:value-type="float" office:value="3339.48767635684" calcext:value-type="float">
            <text:p><text:s/>3 339 <text:s text:c="3"/></text:p>
          </table:table-cell>
          <table:table-cell table:formula="of:=([.J34]+[.K34]*5-5*[.K47]+5*[.L34]-5*[.L47])*(1-[.D47])*[.D34]" office:value-type="float" office:value="3222.62691401462" calcext:value-type="float">
            <text:p><text:s/>3 223 <text:s text:c="3"/></text:p>
          </table:table-cell>
          <table:table-cell table:formula="of:=([.J34]+[.K34]*5-5*[.K47]+5*[.L34]-5*[.L47]+10*[.M34]-10*[.M47])*(1-[.E47])*[.E34]" office:value-type="float" office:value="3277.13517565528" calcext:value-type="float">
            <text:p><text:s/>3 277 <text:s text:c="3"/></text:p>
          </table:table-cell>
          <table:table-cell table:formula="of:=([.J34]+[.K34]*5-5*[.K47]+5*[.L34]-5*[.L47]+10*[.M34]-10*[.M47]+10*[.N34]-10*[.N47])*(1-[.F47])*[.F34]" office:value-type="float" office:value="3294.29431608531" calcext:value-type="float">
            <text:p><text:s/>3 294 <text:s text:c="3"/></text:p>
          </table:table-cell>
          <table:table-cell table:number-columns-repeated="2"/>
          <table:table-cell table:style-name="ce28" office:value-type="string" calcext:value-type="string">
            <text:p>Bureaux Administration</text:p>
          </table:table-cell>
          <table:table-cell table:style-name="ce5" office:value-type="float" office:value="196952.652465" calcext:value-type="float">
            <text:p><text:s/>196 953 <text:s text:c="3"/></text:p>
          </table:table-cell>
          <table:table-cell table:style-name="ce7" table:formula="of:=[.S34]+[.$K34]-[.$K47]" office:value-type="float" office:value="199791.882896872" calcext:value-type="float">
            <text:p>199792</text:p>
          </table:table-cell>
          <table:table-cell table:style-name="ce7" table:formula="of:=[.T34]+[.$K34]-[.$K47]" office:value-type="float" office:value="202631.113328744" calcext:value-type="float">
            <text:p>202631</text:p>
          </table:table-cell>
          <table:table-cell table:style-name="ce7" table:formula="of:=[.U34]+[.$K34]-[.$K47]" office:value-type="float" office:value="205470.343760616" calcext:value-type="float">
            <text:p>205470</text:p>
          </table:table-cell>
          <table:table-cell table:style-name="ce7" table:formula="of:=[.V34]+[.$K34]-[.$K47]" office:value-type="float" office:value="208309.574192487" calcext:value-type="float">
            <text:p>208310</text:p>
          </table:table-cell>
          <table:table-cell table:style-name="ce7" table:formula="of:=[.W34]+[.$K34]-[.$K47]" office:value-type="float" office:value="211148.804624359" calcext:value-type="float">
            <text:p>211149</text:p>
          </table:table-cell>
          <table:table-cell table:style-name="ce7" table:formula="of:=[.X34]+[.$L34]-[.$L47]" office:value-type="float" office:value="214192.683974242" calcext:value-type="float">
            <text:p>214193</text:p>
          </table:table-cell>
          <table:table-cell table:style-name="ce7" table:formula="of:=[.Y34]+[.$L34]-[.$L47]" office:value-type="float" office:value="217236.563324125" calcext:value-type="float">
            <text:p>217237</text:p>
          </table:table-cell>
          <table:table-cell table:style-name="ce7" table:formula="of:=[.Z34]+[.$L34]-[.$L47]" office:value-type="float" office:value="220280.442674007" calcext:value-type="float">
            <text:p>220280</text:p>
          </table:table-cell>
          <table:table-cell table:style-name="ce7" table:formula="of:=[.AA34]+[.$L34]-[.$L47]" office:value-type="float" office:value="223324.32202389" calcext:value-type="float">
            <text:p>223324</text:p>
          </table:table-cell>
          <table:table-cell table:style-name="ce7" table:formula="of:=[.AB34]+[.$L34]-[.$L47]" office:value-type="float" office:value="226368.201373773" calcext:value-type="float">
            <text:p>226368</text:p>
          </table:table-cell>
          <table:table-cell table:style-name="ce7" table:formula="of:=[.AC34]+[.$M34]-[.$M47]" office:value-type="float" office:value="229305.604354057" calcext:value-type="float">
            <text:p>229306</text:p>
          </table:table-cell>
          <table:table-cell table:style-name="ce7" table:formula="of:=[.AD34]+[.$M34]-[.$M47]" office:value-type="float" office:value="232243.00733434" calcext:value-type="float">
            <text:p>232243</text:p>
          </table:table-cell>
          <table:table-cell table:style-name="ce7" table:formula="of:=[.AE34]+[.$M34]-[.$M47]" office:value-type="float" office:value="235180.410314624" calcext:value-type="float">
            <text:p>235180</text:p>
          </table:table-cell>
          <table:table-cell table:style-name="ce7" table:formula="of:=[.AF34]+[.$M34]-[.$M47]" office:value-type="float" office:value="238117.813294908" calcext:value-type="float">
            <text:p>238118</text:p>
          </table:table-cell>
          <table:table-cell table:style-name="ce7" table:formula="of:=[.AG34]+[.$M34]-[.$M47]" office:value-type="float" office:value="241055.216275191" calcext:value-type="float">
            <text:p>241055</text:p>
          </table:table-cell>
          <table:table-cell table:style-name="ce7" table:formula="of:=[.AH34]+[.$M34]-[.$M47]" office:value-type="float" office:value="243992.619255475" calcext:value-type="float">
            <text:p>243993</text:p>
          </table:table-cell>
          <table:table-cell table:style-name="ce7" table:formula="of:=[.AI34]+[.$M34]-[.$M47]" office:value-type="float" office:value="246930.022235759" calcext:value-type="float">
            <text:p>246930</text:p>
          </table:table-cell>
          <table:table-cell table:style-name="ce7" table:formula="of:=[.AJ34]+[.$M34]-[.$M47]" office:value-type="float" office:value="249867.425216042" calcext:value-type="float">
            <text:p>249867</text:p>
          </table:table-cell>
          <table:table-cell table:style-name="ce7" table:formula="of:=[.AK34]+[.$M34]-[.$M47]" office:value-type="float" office:value="252804.828196326" calcext:value-type="float">
            <text:p>252805</text:p>
          </table:table-cell>
          <table:table-cell table:style-name="ce7" table:formula="of:=[.AL34]+[.$M34]-[.$M47]" office:value-type="float" office:value="255742.23117661" calcext:value-type="float">
            <text:p>255742</text:p>
          </table:table-cell>
          <table:table-cell table:style-name="ce7" table:formula="of:=[.AM34]+[.$N34]-[.$N47]" office:value-type="float" office:value="258729.354662111" calcext:value-type="float">
            <text:p>258729</text:p>
          </table:table-cell>
          <table:table-cell table:style-name="ce7" table:formula="of:=[.AN34]+[.$N34]-[.$N47]" office:value-type="float" office:value="261716.478147612" calcext:value-type="float">
            <text:p>261716</text:p>
          </table:table-cell>
          <table:table-cell table:style-name="ce7" table:formula="of:=[.AO34]+[.$N34]-[.$N47]" office:value-type="float" office:value="264703.601633113" calcext:value-type="float">
            <text:p>264704</text:p>
          </table:table-cell>
          <table:table-cell table:style-name="ce7" table:formula="of:=[.AP34]+[.$N34]-[.$N47]" office:value-type="float" office:value="267690.725118614" calcext:value-type="float">
            <text:p>267691</text:p>
          </table:table-cell>
          <table:table-cell table:style-name="ce7" table:formula="of:=[.AQ34]+[.$N34]-[.$N47]" office:value-type="float" office:value="270677.848604115" calcext:value-type="float">
            <text:p>270678</text:p>
          </table:table-cell>
          <table:table-cell table:style-name="ce7" table:formula="of:=[.AR34]+[.$N34]-[.$N47]" office:value-type="float" office:value="273664.972089616" calcext:value-type="float">
            <text:p>273665</text:p>
          </table:table-cell>
          <table:table-cell table:style-name="ce7" table:formula="of:=[.AS34]+[.$N34]-[.$N47]" office:value-type="float" office:value="276652.095575117" calcext:value-type="float">
            <text:p>276652</text:p>
          </table:table-cell>
          <table:table-cell table:style-name="ce7" table:formula="of:=[.AT34]+[.$N34]-[.$N47]" office:value-type="float" office:value="279639.219060618" calcext:value-type="float">
            <text:p>279639</text:p>
          </table:table-cell>
          <table:table-cell table:style-name="ce7" table:formula="of:=[.AU34]+[.$N34]-[.$N47]" office:value-type="float" office:value="282626.342546119" calcext:value-type="float">
            <text:p>282626</text:p>
          </table:table-cell>
          <table:table-cell table:style-name="ce7" table:formula="of:=[.AV34]+[.$N34]-[.$N47]" office:value-type="float" office:value="285613.46603162" calcext:value-type="float">
            <text:p>285613</text:p>
          </table:table-cell>
          <table:table-cell table:style-name="ce7" table:formula="of:=[.AW34]+[.$O34]-[.$O47]" office:value-type="float" office:value="288616.263244273" calcext:value-type="float">
            <text:p>288616</text:p>
          </table:table-cell>
          <table:table-cell table:style-name="ce7" table:formula="of:=[.AX34]+[.$O34]-[.$O47]" office:value-type="float" office:value="291619.060456927" calcext:value-type="float">
            <text:p>291619</text:p>
          </table:table-cell>
          <table:table-cell table:style-name="ce7" table:formula="of:=[.AY34]+[.$O34]-[.$O47]" office:value-type="float" office:value="294621.85766958" calcext:value-type="float">
            <text:p>294622</text:p>
          </table:table-cell>
          <table:table-cell table:style-name="ce7" table:formula="of:=[.AZ34]+[.$O34]-[.$O47]" office:value-type="float" office:value="297624.654882233" calcext:value-type="float">
            <text:p>297625</text:p>
          </table:table-cell>
          <table:table-cell table:style-name="ce7" table:formula="of:=[.BA34]+[.$O34]-[.$O47]" office:value-type="float" office:value="300627.452094887" calcext:value-type="float">
            <text:p>300627</text:p>
          </table:table-cell>
          <table:table-cell table:style-name="ce7" table:formula="of:=[.BB34]+[.$O34]-[.$O47]" office:value-type="float" office:value="303630.24930754" calcext:value-type="float">
            <text:p>303630</text:p>
          </table:table-cell>
          <table:table-cell table:style-name="ce7" table:formula="of:=[.BC34]+[.$O34]-[.$O47]" office:value-type="float" office:value="306633.046520194" calcext:value-type="float">
            <text:p>306633</text:p>
          </table:table-cell>
          <table:table-cell table:style-name="ce7" table:formula="of:=[.BD34]+[.$O34]-[.$O47]" office:value-type="float" office:value="309635.843732847" calcext:value-type="float">
            <text:p>309636</text:p>
          </table:table-cell>
          <table:table-cell table:style-name="ce7" table:formula="of:=[.BE34]+[.$O34]-[.$O47]" office:value-type="float" office:value="312638.640945501" calcext:value-type="float">
            <text:p>312639</text:p>
          </table:table-cell>
          <table:table-cell table:style-name="ce7" table:formula="of:=[.BF34]+[.$O34]-[.$O47]" office:value-type="float" office:value="315641.438158154" calcext:value-type="float">
            <text:p>315641</text:p>
          </table:table-cell>
          <table:table-cell table:style-name="ce7" table:formula="of:=[.BG34]+[.$O34]-[.$O47]" office:value-type="float" office:value="318644.235370808" calcext:value-type="float">
            <text:p>318644</text:p>
          </table:table-cell>
        </table:table-row>
        <table:table-row table:style-name="ro1">
          <table:table-cell table:style-name="ce29" office:value-type="string" calcext:value-type="string">
            <text:p>Café Hôtel Restaurant</text:p>
          </table:table-cell>
          <table:table-cell table:style-name="ce41" table:formula="of:=[SITADEL2.V57]" office:value-type="percentage" office:value="0.0107136144725872" calcext:value-type="percentage">
            <text:p>1,07%</text:p>
          </table:table-cell>
          <table:table-cell table:style-name="ce42" table:formula="of:=[.B35]" office:value-type="percentage" office:value="0.0107136144725872" calcext:value-type="percentage">
            <text:p>1,07%</text:p>
          </table:table-cell>
          <table:table-cell table:formula="of:=0.9*[.C35]" office:value-type="percentage" office:value="0.00964225302532848" calcext:value-type="percentage">
            <text:p>0,96%</text:p>
          </table:table-cell>
          <table:table-cell table:formula="of:=0.9*[.D35]" office:value-type="percentage" office:value="0.00867802772279563" calcext:value-type="percentage">
            <text:p>0,87%</text:p>
          </table:table-cell>
          <table:table-cell table:formula="of:=0.9*[.E35]" office:value-type="percentage" office:value="0.00781022495051607" calcext:value-type="percentage">
            <text:p>0,78%</text:p>
          </table:table-cell>
          <table:table-cell table:number-columns-repeated="2"/>
          <table:table-cell table:style-name="ce29" office:value-type="string" calcext:value-type="string">
            <text:p>Café Hôtel Restaurant</text:p>
          </table:table-cell>
          <table:table-cell office:value-type="float" office:value="61160.2311622" calcext:value-type="float">
            <text:p><text:s/>61 160 <text:s text:c="3"/></text:p>
          </table:table-cell>
          <table:table-cell table:formula="of:=([.J35]-[.J35]*[.B48])*[.B35]" office:value-type="float" office:value="654.067692878218" calcext:value-type="float">
            <text:p><text:s/>654 <text:s text:c="3"/></text:p>
          </table:table-cell>
          <table:table-cell table:formula="of:=([.J35]+[.K35]*5-5*[.K48])*(1-[.C48])*[.C35]" office:value-type="float" office:value="683.155162282768" calcext:value-type="float">
            <text:p><text:s/>683 <text:s text:c="3"/></text:p>
          </table:table-cell>
          <table:table-cell table:formula="of:=([.J35]+[.K35]*5-5*[.K48]+5*[.L35]-5*[.L48])*(1-[.D48])*[.D35]" office:value-type="float" office:value="642.298380803739" calcext:value-type="float">
            <text:p><text:s/>642 <text:s text:c="3"/></text:p>
          </table:table-cell>
          <table:table-cell table:formula="of:=([.J35]+[.K35]*5-5*[.K48]+5*[.L35]-5*[.L48]+10*[.M35]-10*[.M48])*(1-[.E48])*[.E35]" office:value-type="float" office:value="624.453676177713" calcext:value-type="float">
            <text:p><text:s/>624 <text:s text:c="3"/></text:p>
          </table:table-cell>
          <table:table-cell table:formula="of:=([.J35]+[.K35]*5-5*[.K48]+5*[.L35]-5*[.L48]+10*[.M35]-10*[.M48]+10*[.N35]-10*[.N48])*(1-[.F48])*[.F35]" office:value-type="float" office:value="602.602330639519" calcext:value-type="float">
            <text:p><text:s/>603 <text:s text:c="3"/></text:p>
          </table:table-cell>
          <table:table-cell table:number-columns-repeated="2"/>
          <table:table-cell table:style-name="ce29" office:value-type="string" calcext:value-type="string">
            <text:p>Café Hôtel Restaurant</text:p>
          </table:table-cell>
          <table:table-cell table:style-name="ce6" office:value-type="float" office:value="61160.2311622" calcext:value-type="float">
            <text:p><text:s/>61 160 <text:s text:c="3"/></text:p>
          </table:table-cell>
          <table:table-cell table:style-name="ce7" table:formula="of:=[.S35]+[.$K35]-[.$K48]" office:value-type="float" office:value="61704.2104389863" calcext:value-type="float">
            <text:p>61704</text:p>
          </table:table-cell>
          <table:table-cell table:style-name="ce7" table:formula="of:=[.T35]+[.$K35]-[.$K48]" office:value-type="float" office:value="62248.1897157725" calcext:value-type="float">
            <text:p>62248</text:p>
          </table:table-cell>
          <table:table-cell table:style-name="ce7" table:formula="of:=[.U35]+[.$K35]-[.$K48]" office:value-type="float" office:value="62792.1689925588" calcext:value-type="float">
            <text:p>62792</text:p>
          </table:table-cell>
          <table:table-cell table:style-name="ce7" table:formula="of:=[.V35]+[.$K35]-[.$K48]" office:value-type="float" office:value="63336.148269345" calcext:value-type="float">
            <text:p>63336</text:p>
          </table:table-cell>
          <table:table-cell table:style-name="ce7" table:formula="of:=[.W35]+[.$K35]-[.$K48]" office:value-type="float" office:value="63880.1275461313" calcext:value-type="float">
            <text:p>63880</text:p>
          </table:table-cell>
          <table:table-cell table:style-name="ce7" table:formula="of:=[.X35]+[.$L35]-[.$L48]" office:value-type="float" office:value="64448.298478831" calcext:value-type="float">
            <text:p>64448</text:p>
          </table:table-cell>
          <table:table-cell table:style-name="ce7" table:formula="of:=[.Y35]+[.$L35]-[.$L48]" office:value-type="float" office:value="65016.4694115308" calcext:value-type="float">
            <text:p>65016</text:p>
          </table:table-cell>
          <table:table-cell table:style-name="ce7" table:formula="of:=[.Z35]+[.$L35]-[.$L48]" office:value-type="float" office:value="65584.6403442305" calcext:value-type="float">
            <text:p>65585</text:p>
          </table:table-cell>
          <table:table-cell table:style-name="ce7" table:formula="of:=[.AA35]+[.$L35]-[.$L48]" office:value-type="float" office:value="66152.8112769302" calcext:value-type="float">
            <text:p>66153</text:p>
          </table:table-cell>
          <table:table-cell table:style-name="ce7" table:formula="of:=[.AB35]+[.$L35]-[.$L48]" office:value-type="float" office:value="66720.98220963" calcext:value-type="float">
            <text:p>66721</text:p>
          </table:table-cell>
          <table:table-cell table:style-name="ce7" table:formula="of:=[.AC35]+[.$M35]-[.$M48]" office:value-type="float" office:value="67255.1925992541" calcext:value-type="float">
            <text:p>67255</text:p>
          </table:table-cell>
          <table:table-cell table:style-name="ce7" table:formula="of:=[.AD35]+[.$M35]-[.$M48]" office:value-type="float" office:value="67789.4029888782" calcext:value-type="float">
            <text:p>67789</text:p>
          </table:table-cell>
          <table:table-cell table:style-name="ce7" table:formula="of:=[.AE35]+[.$M35]-[.$M48]" office:value-type="float" office:value="68323.6133785024" calcext:value-type="float">
            <text:p>68324</text:p>
          </table:table-cell>
          <table:table-cell table:style-name="ce7" table:formula="of:=[.AF35]+[.$M35]-[.$M48]" office:value-type="float" office:value="68857.8237681265" calcext:value-type="float">
            <text:p>68858</text:p>
          </table:table-cell>
          <table:table-cell table:style-name="ce7" table:formula="of:=[.AG35]+[.$M35]-[.$M48]" office:value-type="float" office:value="69392.0341577506" calcext:value-type="float">
            <text:p>69392</text:p>
          </table:table-cell>
          <table:table-cell table:style-name="ce7" table:formula="of:=[.AH35]+[.$M35]-[.$M48]" office:value-type="float" office:value="69926.2445473748" calcext:value-type="float">
            <text:p>69926</text:p>
          </table:table-cell>
          <table:table-cell table:style-name="ce7" table:formula="of:=[.AI35]+[.$M35]-[.$M48]" office:value-type="float" office:value="70460.4549369989" calcext:value-type="float">
            <text:p>70460</text:p>
          </table:table-cell>
          <table:table-cell table:style-name="ce7" table:formula="of:=[.AJ35]+[.$M35]-[.$M48]" office:value-type="float" office:value="70994.665326623" calcext:value-type="float">
            <text:p>70995</text:p>
          </table:table-cell>
          <table:table-cell table:style-name="ce7" table:formula="of:=[.AK35]+[.$M35]-[.$M48]" office:value-type="float" office:value="71528.8757162471" calcext:value-type="float">
            <text:p>71529</text:p>
          </table:table-cell>
          <table:table-cell table:style-name="ce7" table:formula="of:=[.AL35]+[.$M35]-[.$M48]" office:value-type="float" office:value="72063.0861058713" calcext:value-type="float">
            <text:p>72063</text:p>
          </table:table-cell>
          <table:table-cell table:style-name="ce7" table:formula="of:=[.AM35]+[.$N35]-[.$N48]" office:value-type="float" office:value="72582.4718025066" calcext:value-type="float">
            <text:p>72582</text:p>
          </table:table-cell>
          <table:table-cell table:style-name="ce7" table:formula="of:=[.AN35]+[.$N35]-[.$N48]" office:value-type="float" office:value="73101.857499142" calcext:value-type="float">
            <text:p>73102</text:p>
          </table:table-cell>
          <table:table-cell table:style-name="ce7" table:formula="of:=[.AO35]+[.$N35]-[.$N48]" office:value-type="float" office:value="73621.2431957773" calcext:value-type="float">
            <text:p>73621</text:p>
          </table:table-cell>
          <table:table-cell table:style-name="ce7" table:formula="of:=[.AP35]+[.$N35]-[.$N48]" office:value-type="float" office:value="74140.6288924127" calcext:value-type="float">
            <text:p>74141</text:p>
          </table:table-cell>
          <table:table-cell table:style-name="ce7" table:formula="of:=[.AQ35]+[.$N35]-[.$N48]" office:value-type="float" office:value="74660.014589048" calcext:value-type="float">
            <text:p>74660</text:p>
          </table:table-cell>
          <table:table-cell table:style-name="ce7" table:formula="of:=[.AR35]+[.$N35]-[.$N48]" office:value-type="float" office:value="75179.4002856834" calcext:value-type="float">
            <text:p>75179</text:p>
          </table:table-cell>
          <table:table-cell table:style-name="ce7" table:formula="of:=[.AS35]+[.$N35]-[.$N48]" office:value-type="float" office:value="75698.7859823187" calcext:value-type="float">
            <text:p>75699</text:p>
          </table:table-cell>
          <table:table-cell table:style-name="ce7" table:formula="of:=[.AT35]+[.$N35]-[.$N48]" office:value-type="float" office:value="76218.1716789541" calcext:value-type="float">
            <text:p>76218</text:p>
          </table:table-cell>
          <table:table-cell table:style-name="ce7" table:formula="of:=[.AU35]+[.$N35]-[.$N48]" office:value-type="float" office:value="76737.5573755894" calcext:value-type="float">
            <text:p>76738</text:p>
          </table:table-cell>
          <table:table-cell table:style-name="ce7" table:formula="of:=[.AV35]+[.$N35]-[.$N48]" office:value-type="float" office:value="77256.9430722248" calcext:value-type="float">
            <text:p>77257</text:p>
          </table:table-cell>
          <table:table-cell table:style-name="ce7" table:formula="of:=[.AW35]+[.$O35]-[.$O48]" office:value-type="float" office:value="77758.1688421649" calcext:value-type="float">
            <text:p>77758</text:p>
          </table:table-cell>
          <table:table-cell table:style-name="ce7" table:formula="of:=[.AX35]+[.$O35]-[.$O48]" office:value-type="float" office:value="78259.3946121051" calcext:value-type="float">
            <text:p>78259</text:p>
          </table:table-cell>
          <table:table-cell table:style-name="ce7" table:formula="of:=[.AY35]+[.$O35]-[.$O48]" office:value-type="float" office:value="78760.6203820452" calcext:value-type="float">
            <text:p>78761</text:p>
          </table:table-cell>
          <table:table-cell table:style-name="ce7" table:formula="of:=[.AZ35]+[.$O35]-[.$O48]" office:value-type="float" office:value="79261.8461519854" calcext:value-type="float">
            <text:p>79262</text:p>
          </table:table-cell>
          <table:table-cell table:style-name="ce7" table:formula="of:=[.BA35]+[.$O35]-[.$O48]" office:value-type="float" office:value="79763.0719219255" calcext:value-type="float">
            <text:p>79763</text:p>
          </table:table-cell>
          <table:table-cell table:style-name="ce7" table:formula="of:=[.BB35]+[.$O35]-[.$O48]" office:value-type="float" office:value="80264.2976918657" calcext:value-type="float">
            <text:p>80264</text:p>
          </table:table-cell>
          <table:table-cell table:style-name="ce7" table:formula="of:=[.BC35]+[.$O35]-[.$O48]" office:value-type="float" office:value="80765.5234618058" calcext:value-type="float">
            <text:p>80766</text:p>
          </table:table-cell>
          <table:table-cell table:style-name="ce7" table:formula="of:=[.BD35]+[.$O35]-[.$O48]" office:value-type="float" office:value="81266.749231746" calcext:value-type="float">
            <text:p>81267</text:p>
          </table:table-cell>
          <table:table-cell table:style-name="ce7" table:formula="of:=[.BE35]+[.$O35]-[.$O48]" office:value-type="float" office:value="81767.9750016861" calcext:value-type="float">
            <text:p>81768</text:p>
          </table:table-cell>
          <table:table-cell table:style-name="ce7" table:formula="of:=[.BF35]+[.$O35]-[.$O48]" office:value-type="float" office:value="82269.2007716263" calcext:value-type="float">
            <text:p>82269</text:p>
          </table:table-cell>
          <table:table-cell table:style-name="ce7" table:formula="of:=[.BG35]+[.$O35]-[.$O48]" office:value-type="float" office:value="82770.4265415664" calcext:value-type="float">
            <text:p>82770</text:p>
          </table:table-cell>
        </table:table-row>
        <table:table-row table:style-name="ro1">
          <table:table-cell table:style-name="ce29" office:value-type="string" calcext:value-type="string">
            <text:p>Commerce</text:p>
          </table:table-cell>
          <table:table-cell table:style-name="ce41" table:formula="of:=[SITADEL2.V58]" office:value-type="percentage" office:value="0.0155630606865703" calcext:value-type="percentage">
            <text:p>1,56%</text:p>
          </table:table-cell>
          <table:table-cell table:style-name="ce42" table:formula="of:=[.B36]" office:value-type="percentage" office:value="0.0155630606865703" calcext:value-type="percentage">
            <text:p>1,56%</text:p>
          </table:table-cell>
          <table:table-cell table:formula="of:=0.9*[.C36]" office:value-type="percentage" office:value="0.0140067546179133" calcext:value-type="percentage">
            <text:p>1,40%</text:p>
          </table:table-cell>
          <table:table-cell table:formula="of:=0.9*[.D36]" office:value-type="percentage" office:value="0.012606079156122" calcext:value-type="percentage">
            <text:p>1,26%</text:p>
          </table:table-cell>
          <table:table-cell table:formula="of:=0.9*[.E36]" office:value-type="percentage" office:value="0.0113454712405098" calcext:value-type="percentage">
            <text:p>1,13%</text:p>
          </table:table-cell>
          <table:table-cell table:number-columns-repeated="2"/>
          <table:table-cell table:style-name="ce29" office:value-type="string" calcext:value-type="string">
            <text:p>Commerce</text:p>
          </table:table-cell>
          <table:table-cell office:value-type="float" office:value="200599.5397949" calcext:value-type="float">
            <text:p><text:s/>200 600 <text:s text:c="3"/></text:p>
          </table:table-cell>
          <table:table-cell table:formula="of:=([.J36]-[.J36]*[.B49])*[.B36]" office:value-type="float" office:value="3112.88917737268" calcext:value-type="float">
            <text:p><text:s/>3 113 <text:s text:c="3"/></text:p>
          </table:table-cell>
          <table:table-cell table:formula="of:=([.J36]+[.K36]*5-5*[.K49])*(1-[.C49])*[.C36]" office:value-type="float" office:value="3309.28023198479" calcext:value-type="float">
            <text:p><text:s/>3 309 <text:s text:c="3"/></text:p>
          </table:table-cell>
          <table:table-cell table:formula="of:=([.J36]+[.K36]*5-5*[.K49]+5*[.L36]-5*[.L49])*(1-[.D49])*[.D36]" office:value-type="float" office:value="3167.17625923508" calcext:value-type="float">
            <text:p><text:s/>3 167 <text:s text:c="3"/></text:p>
          </table:table-cell>
          <table:table-cell table:formula="of:=([.J36]+[.K36]*5-5*[.K49]+5*[.L36]-5*[.L49]+10*[.M36]-10*[.M49])*(1-[.E49])*[.E36]" office:value-type="float" office:value="3175.10700326191" calcext:value-type="float">
            <text:p><text:s/>3 175 <text:s text:c="3"/></text:p>
          </table:table-cell>
          <table:table-cell table:formula="of:=([.J36]+[.K36]*5-5*[.K49]+5*[.L36]-5*[.L49]+10*[.M36]-10*[.M49]+10*[.N36]-10*[.N49])*(1-[.F49])*[.F36]" office:value-type="float" office:value="3150.59767872195" calcext:value-type="float">
            <text:p><text:s/>3 151 <text:s text:c="3"/></text:p>
          </table:table-cell>
          <table:table-cell table:number-columns-repeated="2"/>
          <table:table-cell table:style-name="ce29" office:value-type="string" calcext:value-type="string">
            <text:p>Commerce</text:p>
          </table:table-cell>
          <table:table-cell table:style-name="ce6" office:value-type="float" office:value="200599.5397949" calcext:value-type="float">
            <text:p><text:s/>200 600 <text:s text:c="3"/></text:p>
          </table:table-cell>
          <table:table-cell table:style-name="ce7" table:formula="of:=[.S36]+[.$K36]-[.$K49]" office:value-type="float" office:value="203130.690306867" calcext:value-type="float">
            <text:p>203131</text:p>
          </table:table-cell>
          <table:table-cell table:style-name="ce7" table:formula="of:=[.T36]+[.$K36]-[.$K49]" office:value-type="float" office:value="205661.840818835" calcext:value-type="float">
            <text:p>205662</text:p>
          </table:table-cell>
          <table:table-cell table:style-name="ce7" table:formula="of:=[.U36]+[.$K36]-[.$K49]" office:value-type="float" office:value="208192.991330802" calcext:value-type="float">
            <text:p>208193</text:p>
          </table:table-cell>
          <table:table-cell table:style-name="ce7" table:formula="of:=[.V36]+[.$K36]-[.$K49]" office:value-type="float" office:value="210724.14184277" calcext:value-type="float">
            <text:p>210724</text:p>
          </table:table-cell>
          <table:table-cell table:style-name="ce7" table:formula="of:=[.W36]+[.$K36]-[.$K49]" office:value-type="float" office:value="213255.292354737" calcext:value-type="float">
            <text:p>213255</text:p>
          </table:table-cell>
          <table:table-cell table:style-name="ce7" table:formula="of:=[.X36]+[.$L36]-[.$L49]" office:value-type="float" office:value="215946.132238893" calcext:value-type="float">
            <text:p>215946</text:p>
          </table:table-cell>
          <table:table-cell table:style-name="ce7" table:formula="of:=[.Y36]+[.$L36]-[.$L49]" office:value-type="float" office:value="218636.972123049" calcext:value-type="float">
            <text:p>218637</text:p>
          </table:table-cell>
          <table:table-cell table:style-name="ce7" table:formula="of:=[.Z36]+[.$L36]-[.$L49]" office:value-type="float" office:value="221327.812007205" calcext:value-type="float">
            <text:p>221328</text:p>
          </table:table-cell>
          <table:table-cell table:style-name="ce7" table:formula="of:=[.AA36]+[.$L36]-[.$L49]" office:value-type="float" office:value="224018.651891362" calcext:value-type="float">
            <text:p>224019</text:p>
          </table:table-cell>
          <table:table-cell table:style-name="ce7" table:formula="of:=[.AB36]+[.$L36]-[.$L49]" office:value-type="float" office:value="226709.491775518" calcext:value-type="float">
            <text:p>226709</text:p>
          </table:table-cell>
          <table:table-cell table:style-name="ce7" table:formula="of:=[.AC36]+[.$M36]-[.$M49]" office:value-type="float" office:value="229284.956261219" calcext:value-type="float">
            <text:p>229285</text:p>
          </table:table-cell>
          <table:table-cell table:style-name="ce7" table:formula="of:=[.AD36]+[.$M36]-[.$M49]" office:value-type="float" office:value="231860.42074692" calcext:value-type="float">
            <text:p>231860</text:p>
          </table:table-cell>
          <table:table-cell table:style-name="ce7" table:formula="of:=[.AE36]+[.$M36]-[.$M49]" office:value-type="float" office:value="234435.885232621" calcext:value-type="float">
            <text:p>234436</text:p>
          </table:table-cell>
          <table:table-cell table:style-name="ce7" table:formula="of:=[.AF36]+[.$M36]-[.$M49]" office:value-type="float" office:value="237011.349718321" calcext:value-type="float">
            <text:p>237011</text:p>
          </table:table-cell>
          <table:table-cell table:style-name="ce7" table:formula="of:=[.AG36]+[.$M36]-[.$M49]" office:value-type="float" office:value="239586.814204022" calcext:value-type="float">
            <text:p>239587</text:p>
          </table:table-cell>
          <table:table-cell table:style-name="ce7" table:formula="of:=[.AH36]+[.$M36]-[.$M49]" office:value-type="float" office:value="242162.278689723" calcext:value-type="float">
            <text:p>242162</text:p>
          </table:table-cell>
          <table:table-cell table:style-name="ce7" table:formula="of:=[.AI36]+[.$M36]-[.$M49]" office:value-type="float" office:value="244737.743175424" calcext:value-type="float">
            <text:p>244738</text:p>
          </table:table-cell>
          <table:table-cell table:style-name="ce7" table:formula="of:=[.AJ36]+[.$M36]-[.$M49]" office:value-type="float" office:value="247313.207661125" calcext:value-type="float">
            <text:p>247313</text:p>
          </table:table-cell>
          <table:table-cell table:style-name="ce7" table:formula="of:=[.AK36]+[.$M36]-[.$M49]" office:value-type="float" office:value="249888.672146826" calcext:value-type="float">
            <text:p>249889</text:p>
          </table:table-cell>
          <table:table-cell table:style-name="ce7" table:formula="of:=[.AL36]+[.$M36]-[.$M49]" office:value-type="float" office:value="252464.136632527" calcext:value-type="float">
            <text:p>252464</text:p>
          </table:table-cell>
          <table:table-cell table:style-name="ce7" table:formula="of:=[.AM36]+[.$N36]-[.$N49]" office:value-type="float" office:value="255046.205378839" calcext:value-type="float">
            <text:p>255046</text:p>
          </table:table-cell>
          <table:table-cell table:style-name="ce7" table:formula="of:=[.AN36]+[.$N36]-[.$N49]" office:value-type="float" office:value="257628.274125152" calcext:value-type="float">
            <text:p>257628</text:p>
          </table:table-cell>
          <table:table-cell table:style-name="ce7" table:formula="of:=[.AO36]+[.$N36]-[.$N49]" office:value-type="float" office:value="260210.342871464" calcext:value-type="float">
            <text:p>260210</text:p>
          </table:table-cell>
          <table:table-cell table:style-name="ce7" table:formula="of:=[.AP36]+[.$N36]-[.$N49]" office:value-type="float" office:value="262792.411617776" calcext:value-type="float">
            <text:p>262792</text:p>
          </table:table-cell>
          <table:table-cell table:style-name="ce7" table:formula="of:=[.AQ36]+[.$N36]-[.$N49]" office:value-type="float" office:value="265374.480364088" calcext:value-type="float">
            <text:p>265374</text:p>
          </table:table-cell>
          <table:table-cell table:style-name="ce7" table:formula="of:=[.AR36]+[.$N36]-[.$N49]" office:value-type="float" office:value="267956.5491104" calcext:value-type="float">
            <text:p>267957</text:p>
          </table:table-cell>
          <table:table-cell table:style-name="ce7" table:formula="of:=[.AS36]+[.$N36]-[.$N49]" office:value-type="float" office:value="270538.617856712" calcext:value-type="float">
            <text:p>270539</text:p>
          </table:table-cell>
          <table:table-cell table:style-name="ce7" table:formula="of:=[.AT36]+[.$N36]-[.$N49]" office:value-type="float" office:value="273120.686603024" calcext:value-type="float">
            <text:p>273121</text:p>
          </table:table-cell>
          <table:table-cell table:style-name="ce7" table:formula="of:=[.AU36]+[.$N36]-[.$N49]" office:value-type="float" office:value="275702.755349336" calcext:value-type="float">
            <text:p>275703</text:p>
          </table:table-cell>
          <table:table-cell table:style-name="ce7" table:formula="of:=[.AV36]+[.$N36]-[.$N49]" office:value-type="float" office:value="278284.824095648" calcext:value-type="float">
            <text:p>278285</text:p>
          </table:table-cell>
          <table:table-cell table:style-name="ce7" table:formula="of:=[.AW36]+[.$O36]-[.$O49]" office:value-type="float" office:value="280847.09982775" calcext:value-type="float">
            <text:p>280847</text:p>
          </table:table-cell>
          <table:table-cell table:style-name="ce7" table:formula="of:=[.AX36]+[.$O36]-[.$O49]" office:value-type="float" office:value="283409.375559851" calcext:value-type="float">
            <text:p>283409</text:p>
          </table:table-cell>
          <table:table-cell table:style-name="ce7" table:formula="of:=[.AY36]+[.$O36]-[.$O49]" office:value-type="float" office:value="285971.651291952" calcext:value-type="float">
            <text:p>285972</text:p>
          </table:table-cell>
          <table:table-cell table:style-name="ce7" table:formula="of:=[.AZ36]+[.$O36]-[.$O49]" office:value-type="float" office:value="288533.927024054" calcext:value-type="float">
            <text:p>288534</text:p>
          </table:table-cell>
          <table:table-cell table:style-name="ce7" table:formula="of:=[.BA36]+[.$O36]-[.$O49]" office:value-type="float" office:value="291096.202756155" calcext:value-type="float">
            <text:p>291096</text:p>
          </table:table-cell>
          <table:table-cell table:style-name="ce7" table:formula="of:=[.BB36]+[.$O36]-[.$O49]" office:value-type="float" office:value="293658.478488256" calcext:value-type="float">
            <text:p>293658</text:p>
          </table:table-cell>
          <table:table-cell table:style-name="ce7" table:formula="of:=[.BC36]+[.$O36]-[.$O49]" office:value-type="float" office:value="296220.754220358" calcext:value-type="float">
            <text:p>296221</text:p>
          </table:table-cell>
          <table:table-cell table:style-name="ce7" table:formula="of:=[.BD36]+[.$O36]-[.$O49]" office:value-type="float" office:value="298783.029952459" calcext:value-type="float">
            <text:p>298783</text:p>
          </table:table-cell>
          <table:table-cell table:style-name="ce7" table:formula="of:=[.BE36]+[.$O36]-[.$O49]" office:value-type="float" office:value="301345.305684561" calcext:value-type="float">
            <text:p>301345</text:p>
          </table:table-cell>
          <table:table-cell table:style-name="ce7" table:formula="of:=[.BF36]+[.$O36]-[.$O49]" office:value-type="float" office:value="303907.581416662" calcext:value-type="float">
            <text:p>303908</text:p>
          </table:table-cell>
          <table:table-cell table:style-name="ce7" table:formula="of:=[.BG36]+[.$O36]-[.$O49]" office:value-type="float" office:value="306469.857148763" calcext:value-type="float">
            <text:p>306470</text:p>
          </table:table-cell>
        </table:table-row>
        <table:table-row table:style-name="ro1">
          <table:table-cell table:style-name="ce29" office:value-type="string" calcext:value-type="string">
            <text:p>Enseignement Recherche</text:p>
          </table:table-cell>
          <table:table-cell table:style-name="ce41" table:formula="of:=[SITADEL2.V59]" office:value-type="percentage" office:value="0.00844556882250197" calcext:value-type="percentage">
            <text:p>0,84%</text:p>
          </table:table-cell>
          <table:table-cell table:style-name="ce42" table:formula="of:=[.B37]" office:value-type="percentage" office:value="0.00844556882250197" calcext:value-type="percentage">
            <text:p>0,84%</text:p>
          </table:table-cell>
          <table:table-cell table:formula="of:=0.9*[.C37]" office:value-type="percentage" office:value="0.00760101194025178" calcext:value-type="percentage">
            <text:p>0,76%</text:p>
          </table:table-cell>
          <table:table-cell table:formula="of:=0.9*[.D37]" office:value-type="percentage" office:value="0.0068409107462266" calcext:value-type="percentage">
            <text:p>0,68%</text:p>
          </table:table-cell>
          <table:table-cell table:formula="of:=0.9*[.E37]" office:value-type="percentage" office:value="0.00615681967160394" calcext:value-type="percentage">
            <text:p>0,62%</text:p>
          </table:table-cell>
          <table:table-cell table:number-columns-repeated="2"/>
          <table:table-cell table:style-name="ce29" office:value-type="string" calcext:value-type="string">
            <text:p>Enseignement Recherche</text:p>
          </table:table-cell>
          <table:table-cell office:value-type="float" office:value="179320.5508775" calcext:value-type="float">
            <text:p><text:s/>179 321 <text:s text:c="3"/></text:p>
          </table:table-cell>
          <table:table-cell table:formula="of:=([.J37]-[.J37]*[.B50])*[.B37]" office:value-type="float" office:value="1512.49525045505" calcext:value-type="float">
            <text:p><text:s/>1 512 <text:s text:c="3"/></text:p>
          </table:table-cell>
          <table:table-cell table:formula="of:=([.J37]+[.K37]*5-5*[.K50])*(1-[.C50])*[.C37]" office:value-type="float" office:value="1566.45041474647" calcext:value-type="float">
            <text:p><text:s/>1 566 <text:s text:c="3"/></text:p>
          </table:table-cell>
          <table:table-cell table:formula="of:=([.J37]+[.K37]*5-5*[.K50]+5*[.L37]-5*[.L50])*(1-[.D50])*[.D37]" office:value-type="float" office:value="1460.28734664801" calcext:value-type="float">
            <text:p><text:s/>1 460 <text:s text:c="3"/></text:p>
          </table:table-cell>
          <table:table-cell table:formula="of:=([.J37]+[.K37]*5-5*[.K50]+5*[.L37]-5*[.L50]+10*[.M37]-10*[.M50])*(1-[.E50])*[.E37]" office:value-type="float" office:value="1398.82569593424" calcext:value-type="float">
            <text:p><text:s/>1 399 <text:s text:c="3"/></text:p>
          </table:table-cell>
          <table:table-cell table:formula="of:=([.J37]+[.K37]*5-5*[.K50]+5*[.L37]-5*[.L50]+10*[.M37]-10*[.M50]+10*[.N37]-10*[.N50])*(1-[.F50])*[.F37]" office:value-type="float" office:value="1331.85932095781" calcext:value-type="float">
            <text:p><text:s/>1 332 <text:s text:c="3"/></text:p>
          </table:table-cell>
          <table:table-cell table:number-columns-repeated="2"/>
          <table:table-cell table:style-name="ce29" office:value-type="string" calcext:value-type="string">
            <text:p>Enseignement Recherche</text:p>
          </table:table-cell>
          <table:table-cell table:style-name="ce6" office:value-type="float" office:value="179320.5508775" calcext:value-type="float">
            <text:p><text:s/>179 321 <text:s text:c="3"/></text:p>
          </table:table-cell>
          <table:table-cell table:style-name="ce7" table:formula="of:=[.S37]+[.$K37]-[.$K50]" office:value-type="float" office:value="180599.929411814" calcext:value-type="float">
            <text:p>180600</text:p>
          </table:table-cell>
          <table:table-cell table:style-name="ce7" table:formula="of:=[.T37]+[.$K37]-[.$K50]" office:value-type="float" office:value="181879.307946129" calcext:value-type="float">
            <text:p>181879</text:p>
          </table:table-cell>
          <table:table-cell table:style-name="ce7" table:formula="of:=[.U37]+[.$K37]-[.$K50]" office:value-type="float" office:value="183158.686480443" calcext:value-type="float">
            <text:p>183159</text:p>
          </table:table-cell>
          <table:table-cell table:style-name="ce7" table:formula="of:=[.V37]+[.$K37]-[.$K50]" office:value-type="float" office:value="184438.065014757" calcext:value-type="float">
            <text:p>184438</text:p>
          </table:table-cell>
          <table:table-cell table:style-name="ce7" table:formula="of:=[.W37]+[.$K37]-[.$K50]" office:value-type="float" office:value="185717.443549072" calcext:value-type="float">
            <text:p>185717</text:p>
          </table:table-cell>
          <table:table-cell table:style-name="ce7" table:formula="of:=[.X37]+[.$L37]-[.$L50]" office:value-type="float" office:value="187042.461287204" calcext:value-type="float">
            <text:p>187042</text:p>
          </table:table-cell>
          <table:table-cell table:style-name="ce7" table:formula="of:=[.Y37]+[.$L37]-[.$L50]" office:value-type="float" office:value="188367.479025337" calcext:value-type="float">
            <text:p>188367</text:p>
          </table:table-cell>
          <table:table-cell table:style-name="ce7" table:formula="of:=[.Z37]+[.$L37]-[.$L50]" office:value-type="float" office:value="189692.49676347" calcext:value-type="float">
            <text:p>189692</text:p>
          </table:table-cell>
          <table:table-cell table:style-name="ce7" table:formula="of:=[.AA37]+[.$L37]-[.$L50]" office:value-type="float" office:value="191017.514501602" calcext:value-type="float">
            <text:p>191018</text:p>
          </table:table-cell>
          <table:table-cell table:style-name="ce7" table:formula="of:=[.AB37]+[.$L37]-[.$L50]" office:value-type="float" office:value="192342.532239735" calcext:value-type="float">
            <text:p>192343</text:p>
          </table:table-cell>
          <table:table-cell table:style-name="ce7" table:formula="of:=[.AC37]+[.$M37]-[.$M50]" office:value-type="float" office:value="193577.778823662" calcext:value-type="float">
            <text:p>193578</text:p>
          </table:table-cell>
          <table:table-cell table:style-name="ce7" table:formula="of:=[.AD37]+[.$M37]-[.$M50]" office:value-type="float" office:value="194813.02540759" calcext:value-type="float">
            <text:p>194813</text:p>
          </table:table-cell>
          <table:table-cell table:style-name="ce7" table:formula="of:=[.AE37]+[.$M37]-[.$M50]" office:value-type="float" office:value="196048.271991517" calcext:value-type="float">
            <text:p>196048</text:p>
          </table:table-cell>
          <table:table-cell table:style-name="ce7" table:formula="of:=[.AF37]+[.$M37]-[.$M50]" office:value-type="float" office:value="197283.518575445" calcext:value-type="float">
            <text:p>197284</text:p>
          </table:table-cell>
          <table:table-cell table:style-name="ce7" table:formula="of:=[.AG37]+[.$M37]-[.$M50]" office:value-type="float" office:value="198518.765159373" calcext:value-type="float">
            <text:p>198519</text:p>
          </table:table-cell>
          <table:table-cell table:style-name="ce7" table:formula="of:=[.AH37]+[.$M37]-[.$M50]" office:value-type="float" office:value="199754.0117433" calcext:value-type="float">
            <text:p>199754</text:p>
          </table:table-cell>
          <table:table-cell table:style-name="ce7" table:formula="of:=[.AI37]+[.$M37]-[.$M50]" office:value-type="float" office:value="200989.258327228" calcext:value-type="float">
            <text:p>200989</text:p>
          </table:table-cell>
          <table:table-cell table:style-name="ce7" table:formula="of:=[.AJ37]+[.$M37]-[.$M50]" office:value-type="float" office:value="202224.504911155" calcext:value-type="float">
            <text:p>202225</text:p>
          </table:table-cell>
          <table:table-cell table:style-name="ce7" table:formula="of:=[.AK37]+[.$M37]-[.$M50]" office:value-type="float" office:value="203459.751495083" calcext:value-type="float">
            <text:p>203460</text:p>
          </table:table-cell>
          <table:table-cell table:style-name="ce7" table:formula="of:=[.AL37]+[.$M37]-[.$M50]" office:value-type="float" office:value="204694.99807901" calcext:value-type="float">
            <text:p>204695</text:p>
          </table:table-cell>
          <table:table-cell table:style-name="ce7" table:formula="of:=[.AM37]+[.$N37]-[.$N50]" office:value-type="float" office:value="205878.279941967" calcext:value-type="float">
            <text:p>205878</text:p>
          </table:table-cell>
          <table:table-cell table:style-name="ce7" table:formula="of:=[.AN37]+[.$N37]-[.$N50]" office:value-type="float" office:value="207061.561804924" calcext:value-type="float">
            <text:p>207062</text:p>
          </table:table-cell>
          <table:table-cell table:style-name="ce7" table:formula="of:=[.AO37]+[.$N37]-[.$N50]" office:value-type="float" office:value="208244.843667881" calcext:value-type="float">
            <text:p>208245</text:p>
          </table:table-cell>
          <table:table-cell table:style-name="ce7" table:formula="of:=[.AP37]+[.$N37]-[.$N50]" office:value-type="float" office:value="209428.125530838" calcext:value-type="float">
            <text:p>209428</text:p>
          </table:table-cell>
          <table:table-cell table:style-name="ce7" table:formula="of:=[.AQ37]+[.$N37]-[.$N50]" office:value-type="float" office:value="210611.407393795" calcext:value-type="float">
            <text:p>210611</text:p>
          </table:table-cell>
          <table:table-cell table:style-name="ce7" table:formula="of:=[.AR37]+[.$N37]-[.$N50]" office:value-type="float" office:value="211794.689256752" calcext:value-type="float">
            <text:p>211795</text:p>
          </table:table-cell>
          <table:table-cell table:style-name="ce7" table:formula="of:=[.AS37]+[.$N37]-[.$N50]" office:value-type="float" office:value="212977.971119709" calcext:value-type="float">
            <text:p>212978</text:p>
          </table:table-cell>
          <table:table-cell table:style-name="ce7" table:formula="of:=[.AT37]+[.$N37]-[.$N50]" office:value-type="float" office:value="214161.252982666" calcext:value-type="float">
            <text:p>214161</text:p>
          </table:table-cell>
          <table:table-cell table:style-name="ce7" table:formula="of:=[.AU37]+[.$N37]-[.$N50]" office:value-type="float" office:value="215344.534845624" calcext:value-type="float">
            <text:p>215345</text:p>
          </table:table-cell>
          <table:table-cell table:style-name="ce7" table:formula="of:=[.AV37]+[.$N37]-[.$N50]" office:value-type="float" office:value="216527.816708581" calcext:value-type="float">
            <text:p>216528</text:p>
          </table:table-cell>
          <table:table-cell table:style-name="ce7" table:formula="of:=[.AW37]+[.$O37]-[.$O50]" office:value-type="float" office:value="217654.472617644" calcext:value-type="float">
            <text:p>217654</text:p>
          </table:table-cell>
          <table:table-cell table:style-name="ce7" table:formula="of:=[.AX37]+[.$O37]-[.$O50]" office:value-type="float" office:value="218781.128526707" calcext:value-type="float">
            <text:p>218781</text:p>
          </table:table-cell>
          <table:table-cell table:style-name="ce7" table:formula="of:=[.AY37]+[.$O37]-[.$O50]" office:value-type="float" office:value="219907.78443577" calcext:value-type="float">
            <text:p>219908</text:p>
          </table:table-cell>
          <table:table-cell table:style-name="ce7" table:formula="of:=[.AZ37]+[.$O37]-[.$O50]" office:value-type="float" office:value="221034.440344833" calcext:value-type="float">
            <text:p>221034</text:p>
          </table:table-cell>
          <table:table-cell table:style-name="ce7" table:formula="of:=[.BA37]+[.$O37]-[.$O50]" office:value-type="float" office:value="222161.096253896" calcext:value-type="float">
            <text:p>222161</text:p>
          </table:table-cell>
          <table:table-cell table:style-name="ce7" table:formula="of:=[.BB37]+[.$O37]-[.$O50]" office:value-type="float" office:value="223287.752162959" calcext:value-type="float">
            <text:p>223288</text:p>
          </table:table-cell>
          <table:table-cell table:style-name="ce7" table:formula="of:=[.BC37]+[.$O37]-[.$O50]" office:value-type="float" office:value="224414.408072022" calcext:value-type="float">
            <text:p>224414</text:p>
          </table:table-cell>
          <table:table-cell table:style-name="ce7" table:formula="of:=[.BD37]+[.$O37]-[.$O50]" office:value-type="float" office:value="225541.063981085" calcext:value-type="float">
            <text:p>225541</text:p>
          </table:table-cell>
          <table:table-cell table:style-name="ce7" table:formula="of:=[.BE37]+[.$O37]-[.$O50]" office:value-type="float" office:value="226667.719890148" calcext:value-type="float">
            <text:p>226668</text:p>
          </table:table-cell>
          <table:table-cell table:style-name="ce7" table:formula="of:=[.BF37]+[.$O37]-[.$O50]" office:value-type="float" office:value="227794.375799211" calcext:value-type="float">
            <text:p>227794</text:p>
          </table:table-cell>
          <table:table-cell table:style-name="ce7" table:formula="of:=[.BG37]+[.$O37]-[.$O50]" office:value-type="float" office:value="228921.031708274" calcext:value-type="float">
            <text:p>228921</text:p>
          </table:table-cell>
        </table:table-row>
        <table:table-row table:style-name="ro1">
          <table:table-cell table:style-name="ce29" office:value-type="string" calcext:value-type="string">
            <text:p>Habitat Communautaire</text:p>
          </table:table-cell>
          <table:table-cell table:style-name="ce41" table:formula="of:=[CEREN.E32]-[.B51]" office:value-type="percentage" office:value="0.0232764525993884" calcext:value-type="percentage">
            <text:p>2,33%</text:p>
          </table:table-cell>
          <table:table-cell table:style-name="ce42" table:formula="of:=[.B38]" office:value-type="percentage" office:value="0.0232764525993884" calcext:value-type="percentage">
            <text:p>2,33%</text:p>
          </table:table-cell>
          <table:table-cell table:formula="of:=0.9*[.C38]" office:value-type="percentage" office:value="0.0209488073394495" calcext:value-type="percentage">
            <text:p>2,09%</text:p>
          </table:table-cell>
          <table:table-cell table:formula="of:=0.9*[.D38]" office:value-type="percentage" office:value="0.0188539266055046" calcext:value-type="percentage">
            <text:p>1,89%</text:p>
          </table:table-cell>
          <table:table-cell table:formula="of:=0.9*[.E38]" office:value-type="percentage" office:value="0.0169685339449541" calcext:value-type="percentage">
            <text:p>1,70%</text:p>
          </table:table-cell>
          <table:table-cell table:number-columns-repeated="2"/>
          <table:table-cell table:style-name="ce29" office:value-type="string" calcext:value-type="string">
            <text:p>Habitat Communautaire</text:p>
          </table:table-cell>
          <table:table-cell office:value-type="float" office:value="58790.3733003" calcext:value-type="float">
            <text:p><text:s/>58 790 <text:s text:c="3"/></text:p>
          </table:table-cell>
          <table:table-cell table:formula="of:=([.J38]-[.J38]*[.B51])*[.B38]" office:value-type="float" office:value="1365.96816101742" calcext:value-type="float">
            <text:p><text:s/>1 366 <text:s text:c="3"/></text:p>
          </table:table-cell>
          <table:table-cell table:formula="of:=([.J38]+[.K38]*5-5*[.K51])*(1-[.C51])*[.C38]" office:value-type="float" office:value="1512.36275929087" calcext:value-type="float">
            <text:p><text:s/>1 512 <text:s text:c="3"/></text:p>
          </table:table-cell>
          <table:table-cell table:formula="of:=([.J38]+[.K38]*5-5*[.K51]+5*[.L38]-5*[.L51])*(1-[.D51])*[.D38]" office:value-type="float" office:value="1507.27393514818" calcext:value-type="float">
            <text:p><text:s/>1 507 <text:s text:c="3"/></text:p>
          </table:table-cell>
          <table:table-cell table:formula="of:=([.J38]+[.K38]*5-5*[.K51]+5*[.L38]-5*[.L51]+10*[.M38]-10*[.M51])*(1-[.E51])*[.E38]" office:value-type="float" office:value="1618.55302545892" calcext:value-type="float">
            <text:p><text:s/>1 619 <text:s text:c="3"/></text:p>
          </table:table-cell>
          <table:table-cell table:formula="of:=([.J38]+[.K38]*5-5*[.K51]+5*[.L38]-5*[.L51]+10*[.M38]-10*[.M51]+10*[.N38]-10*[.N51])*(1-[.F51])*[.F38]" office:value-type="float" office:value="1709.95299637675" calcext:value-type="float">
            <text:p><text:s/>1 710 <text:s text:c="3"/></text:p>
          </table:table-cell>
          <table:table-cell table:number-columns-repeated="2"/>
          <table:table-cell table:style-name="ce29" office:value-type="string" calcext:value-type="string">
            <text:p>Habitat Communautaire</text:p>
          </table:table-cell>
          <table:table-cell table:style-name="ce6" office:value-type="float" office:value="58790.3733003" calcext:value-type="float">
            <text:p><text:s/>58 790 <text:s text:c="3"/></text:p>
          </table:table-cell>
          <table:table-cell table:style-name="ce7" table:formula="of:=[.S38]+[.$K38]-[.$K51]" office:value-type="float" office:value="60050.5187893769" calcext:value-type="float">
            <text:p>60051</text:p>
          </table:table-cell>
          <table:table-cell table:style-name="ce7" table:formula="of:=[.T38]+[.$K38]-[.$K51]" office:value-type="float" office:value="61310.6642784537" calcext:value-type="float">
            <text:p>61311</text:p>
          </table:table-cell>
          <table:table-cell table:style-name="ce7" table:formula="of:=[.U38]+[.$K38]-[.$K51]" office:value-type="float" office:value="62570.8097675306" calcext:value-type="float">
            <text:p>62571</text:p>
          </table:table-cell>
          <table:table-cell table:style-name="ce7" table:formula="of:=[.V38]+[.$K38]-[.$K51]" office:value-type="float" office:value="63830.9552566075" calcext:value-type="float">
            <text:p>63831</text:p>
          </table:table-cell>
          <table:table-cell table:style-name="ce7" table:formula="of:=[.W38]+[.$K38]-[.$K51]" office:value-type="float" office:value="65091.1007456844" calcext:value-type="float">
            <text:p>65091</text:p>
          </table:table-cell>
          <table:table-cell table:style-name="ce7" table:formula="of:=[.X38]+[.$L38]-[.$L51]" office:value-type="float" office:value="66486.299523633" calcext:value-type="float">
            <text:p>66486</text:p>
          </table:table-cell>
          <table:table-cell table:style-name="ce7" table:formula="of:=[.Y38]+[.$L38]-[.$L51]" office:value-type="float" office:value="67881.4983015816" calcext:value-type="float">
            <text:p>67881</text:p>
          </table:table-cell>
          <table:table-cell table:style-name="ce7" table:formula="of:=[.Z38]+[.$L38]-[.$L51]" office:value-type="float" office:value="69276.6970795303" calcext:value-type="float">
            <text:p>69277</text:p>
          </table:table-cell>
          <table:table-cell table:style-name="ce7" table:formula="of:=[.AA38]+[.$L38]-[.$L51]" office:value-type="float" office:value="70671.8958574789" calcext:value-type="float">
            <text:p>70672</text:p>
          </table:table-cell>
          <table:table-cell table:style-name="ce7" table:formula="of:=[.AB38]+[.$L38]-[.$L51]" office:value-type="float" office:value="72067.0946354275" calcext:value-type="float">
            <text:p>72067</text:p>
          </table:table-cell>
          <table:table-cell table:style-name="ce7" table:formula="of:=[.AC38]+[.$M38]-[.$M51]" office:value-type="float" office:value="73457.6198772663" calcext:value-type="float">
            <text:p>73458</text:p>
          </table:table-cell>
          <table:table-cell table:style-name="ce7" table:formula="of:=[.AD38]+[.$M38]-[.$M51]" office:value-type="float" office:value="74848.1451191051" calcext:value-type="float">
            <text:p>74848</text:p>
          </table:table-cell>
          <table:table-cell table:style-name="ce7" table:formula="of:=[.AE38]+[.$M38]-[.$M51]" office:value-type="float" office:value="76238.6703609439" calcext:value-type="float">
            <text:p>76239</text:p>
          </table:table-cell>
          <table:table-cell table:style-name="ce7" table:formula="of:=[.AF38]+[.$M38]-[.$M51]" office:value-type="float" office:value="77629.1956027827" calcext:value-type="float">
            <text:p>77629</text:p>
          </table:table-cell>
          <table:table-cell table:style-name="ce7" table:formula="of:=[.AG38]+[.$M38]-[.$M51]" office:value-type="float" office:value="79019.7208446214" calcext:value-type="float">
            <text:p>79020</text:p>
          </table:table-cell>
          <table:table-cell table:style-name="ce7" table:formula="of:=[.AH38]+[.$M38]-[.$M51]" office:value-type="float" office:value="80410.2460864602" calcext:value-type="float">
            <text:p>80410</text:p>
          </table:table-cell>
          <table:table-cell table:style-name="ce7" table:formula="of:=[.AI38]+[.$M38]-[.$M51]" office:value-type="float" office:value="81800.771328299" calcext:value-type="float">
            <text:p>81801</text:p>
          </table:table-cell>
          <table:table-cell table:style-name="ce7" table:formula="of:=[.AJ38]+[.$M38]-[.$M51]" office:value-type="float" office:value="83191.2965701378" calcext:value-type="float">
            <text:p>83191</text:p>
          </table:table-cell>
          <table:table-cell table:style-name="ce7" table:formula="of:=[.AK38]+[.$M38]-[.$M51]" office:value-type="float" office:value="84581.8218119766" calcext:value-type="float">
            <text:p>84582</text:p>
          </table:table-cell>
          <table:table-cell table:style-name="ce7" table:formula="of:=[.AL38]+[.$M38]-[.$M51]" office:value-type="float" office:value="85972.3470538154" calcext:value-type="float">
            <text:p>85972</text:p>
          </table:table-cell>
          <table:table-cell table:style-name="ce7" table:formula="of:=[.AM38]+[.$N38]-[.$N51]" office:value-type="float" office:value="87465.5523972698" calcext:value-type="float">
            <text:p>87466</text:p>
          </table:table-cell>
          <table:table-cell table:style-name="ce7" table:formula="of:=[.AN38]+[.$N38]-[.$N51]" office:value-type="float" office:value="88958.7577407243" calcext:value-type="float">
            <text:p>88959</text:p>
          </table:table-cell>
          <table:table-cell table:style-name="ce7" table:formula="of:=[.AO38]+[.$N38]-[.$N51]" office:value-type="float" office:value="90451.9630841788" calcext:value-type="float">
            <text:p>90452</text:p>
          </table:table-cell>
          <table:table-cell table:style-name="ce7" table:formula="of:=[.AP38]+[.$N38]-[.$N51]" office:value-type="float" office:value="91945.1684276332" calcext:value-type="float">
            <text:p>91945</text:p>
          </table:table-cell>
          <table:table-cell table:style-name="ce7" table:formula="of:=[.AQ38]+[.$N38]-[.$N51]" office:value-type="float" office:value="93438.3737710877" calcext:value-type="float">
            <text:p>93438</text:p>
          </table:table-cell>
          <table:table-cell table:style-name="ce7" table:formula="of:=[.AR38]+[.$N38]-[.$N51]" office:value-type="float" office:value="94931.5791145422" calcext:value-type="float">
            <text:p>94932</text:p>
          </table:table-cell>
          <table:table-cell table:style-name="ce7" table:formula="of:=[.AS38]+[.$N38]-[.$N51]" office:value-type="float" office:value="96424.7844579966" calcext:value-type="float">
            <text:p>96425</text:p>
          </table:table-cell>
          <table:table-cell table:style-name="ce7" table:formula="of:=[.AT38]+[.$N38]-[.$N51]" office:value-type="float" office:value="97917.9898014511" calcext:value-type="float">
            <text:p>97918</text:p>
          </table:table-cell>
          <table:table-cell table:style-name="ce7" table:formula="of:=[.AU38]+[.$N38]-[.$N51]" office:value-type="float" office:value="99411.1951449056" calcext:value-type="float">
            <text:p>99411</text:p>
          </table:table-cell>
          <table:table-cell table:style-name="ce7" table:formula="of:=[.AV38]+[.$N38]-[.$N51]" office:value-type="float" office:value="100904.40048836" calcext:value-type="float">
            <text:p>100904</text:p>
          </table:table-cell>
          <table:table-cell table:style-name="ce7" table:formula="of:=[.AW38]+[.$O38]-[.$O51]" office:value-type="float" office:value="102481.946730416" calcext:value-type="float">
            <text:p>102482</text:p>
          </table:table-cell>
          <table:table-cell table:style-name="ce7" table:formula="of:=[.AX38]+[.$O38]-[.$O51]" office:value-type="float" office:value="104059.492972472" calcext:value-type="float">
            <text:p>104059</text:p>
          </table:table-cell>
          <table:table-cell table:style-name="ce7" table:formula="of:=[.AY38]+[.$O38]-[.$O51]" office:value-type="float" office:value="105637.039214528" calcext:value-type="float">
            <text:p>105637</text:p>
          </table:table-cell>
          <table:table-cell table:style-name="ce7" table:formula="of:=[.AZ38]+[.$O38]-[.$O51]" office:value-type="float" office:value="107214.585456584" calcext:value-type="float">
            <text:p>107215</text:p>
          </table:table-cell>
          <table:table-cell table:style-name="ce7" table:formula="of:=[.BA38]+[.$O38]-[.$O51]" office:value-type="float" office:value="108792.13169864" calcext:value-type="float">
            <text:p>108792</text:p>
          </table:table-cell>
          <table:table-cell table:style-name="ce7" table:formula="of:=[.BB38]+[.$O38]-[.$O51]" office:value-type="float" office:value="110369.677940696" calcext:value-type="float">
            <text:p>110370</text:p>
          </table:table-cell>
          <table:table-cell table:style-name="ce7" table:formula="of:=[.BC38]+[.$O38]-[.$O51]" office:value-type="float" office:value="111947.224182751" calcext:value-type="float">
            <text:p>111947</text:p>
          </table:table-cell>
          <table:table-cell table:style-name="ce7" table:formula="of:=[.BD38]+[.$O38]-[.$O51]" office:value-type="float" office:value="113524.770424807" calcext:value-type="float">
            <text:p>113525</text:p>
          </table:table-cell>
          <table:table-cell table:style-name="ce7" table:formula="of:=[.BE38]+[.$O38]-[.$O51]" office:value-type="float" office:value="115102.316666863" calcext:value-type="float">
            <text:p>115102</text:p>
          </table:table-cell>
          <table:table-cell table:style-name="ce7" table:formula="of:=[.BF38]+[.$O38]-[.$O51]" office:value-type="float" office:value="116679.862908919" calcext:value-type="float">
            <text:p>116680</text:p>
          </table:table-cell>
          <table:table-cell table:style-name="ce7" table:formula="of:=[.BG38]+[.$O38]-[.$O51]" office:value-type="float" office:value="118257.409150975" calcext:value-type="float">
            <text:p>118257</text:p>
          </table:table-cell>
        </table:table-row>
        <table:table-row table:style-name="ro1">
          <table:table-cell table:style-name="ce29" office:value-type="string" calcext:value-type="string">
            <text:p>Santé Action Sociale</text:p>
          </table:table-cell>
          <table:table-cell table:style-name="ce41" table:formula="of:=[SITADEL2.V61]" office:value-type="percentage" office:value="0.0211099041128601" calcext:value-type="percentage">
            <text:p>2,11%</text:p>
          </table:table-cell>
          <table:table-cell table:style-name="ce42" table:formula="of:=[.B39]" office:value-type="percentage" office:value="0.0211099041128601" calcext:value-type="percentage">
            <text:p>2,11%</text:p>
          </table:table-cell>
          <table:table-cell table:formula="of:=0.9*[.C39]" office:value-type="percentage" office:value="0.0189989137015741" calcext:value-type="percentage">
            <text:p>1,90%</text:p>
          </table:table-cell>
          <table:table-cell table:formula="of:=0.9*[.D39]" office:value-type="percentage" office:value="0.0170990223314167" calcext:value-type="percentage">
            <text:p>1,71%</text:p>
          </table:table-cell>
          <table:table-cell table:formula="of:=0.9*[.E39]" office:value-type="percentage" office:value="0.015389120098275" calcext:value-type="percentage">
            <text:p>1,54%</text:p>
          </table:table-cell>
          <table:table-cell table:number-columns-repeated="2"/>
          <table:table-cell table:style-name="ce29" office:value-type="string" calcext:value-type="string">
            <text:p>Santé Action Sociale</text:p>
          </table:table-cell>
          <table:table-cell office:value-type="float" office:value="103999.9139119" calcext:value-type="float">
            <text:p><text:s/>104 000 <text:s text:c="3"/></text:p>
          </table:table-cell>
          <table:table-cell table:formula="of:=([.J39]-[.J39]*[.B52])*[.B39]" office:value-type="float" office:value="2191.86299283633" calcext:value-type="float">
            <text:p><text:s/>2 192 <text:s text:c="3"/></text:p>
          </table:table-cell>
          <table:table-cell table:formula="of:=([.J39]+[.K39]*5-5*[.K52])*(1-[.C52])*[.C39]" office:value-type="float" office:value="2405.0402452985" calcext:value-type="float">
            <text:p><text:s/>2 405 <text:s text:c="3"/></text:p>
          </table:table-cell>
          <table:table-cell table:formula="of:=([.J39]+[.K39]*5-5*[.K52]+5*[.L39]-5*[.L52])*(1-[.D52])*[.D39]" office:value-type="float" office:value="2375.44203237714" calcext:value-type="float">
            <text:p><text:s/>2 375 <text:s text:c="3"/></text:p>
          </table:table-cell>
          <table:table-cell table:formula="of:=([.J39]+[.K39]*5-5*[.K52]+5*[.L39]-5*[.L52]+10*[.M39]-10*[.M52])*(1-[.E52])*[.E39]" office:value-type="float" office:value="2512.60312819048" calcext:value-type="float">
            <text:p><text:s/>2 513 <text:s text:c="3"/></text:p>
          </table:table-cell>
          <table:table-cell table:formula="of:=([.J39]+[.K39]*5-5*[.K52]+5*[.L39]-5*[.L52]+10*[.M39]-10*[.M52]+10*[.N39]-10*[.N52])*(1-[.F52])*[.F39]" office:value-type="float" office:value="2618.10121022636" calcext:value-type="float">
            <text:p><text:s/>2 618 <text:s text:c="3"/></text:p>
          </table:table-cell>
          <table:table-cell table:number-columns-repeated="2"/>
          <table:table-cell table:style-name="ce29" office:value-type="string" calcext:value-type="string">
            <text:p>Santé Action Sociale</text:p>
          </table:table-cell>
          <table:table-cell table:style-name="ce6" office:value-type="float" office:value="103999.9139119" calcext:value-type="float">
            <text:p><text:s/>104 000 <text:s text:c="3"/></text:p>
          </table:table-cell>
          <table:table-cell table:style-name="ce7" table:formula="of:=[.S39]+[.$K39]-[.$K52]" office:value-type="float" office:value="106022.888520851" calcext:value-type="float">
            <text:p>106023</text:p>
          </table:table-cell>
          <table:table-cell table:style-name="ce7" table:formula="of:=[.T39]+[.$K39]-[.$K52]" office:value-type="float" office:value="108045.863129803" calcext:value-type="float">
            <text:p>108046</text:p>
          </table:table-cell>
          <table:table-cell table:style-name="ce7" table:formula="of:=[.U39]+[.$K39]-[.$K52]" office:value-type="float" office:value="110068.837738754" calcext:value-type="float">
            <text:p>110069</text:p>
          </table:table-cell>
          <table:table-cell table:style-name="ce7" table:formula="of:=[.V39]+[.$K39]-[.$K52]" office:value-type="float" office:value="112091.812347706" calcext:value-type="float">
            <text:p>112092</text:p>
          </table:table-cell>
          <table:table-cell table:style-name="ce7" table:formula="of:=[.W39]+[.$K39]-[.$K52]" office:value-type="float" office:value="114114.786956657" calcext:value-type="float">
            <text:p>114115</text:p>
          </table:table-cell>
          <table:table-cell table:style-name="ce7" table:formula="of:=[.X39]+[.$L39]-[.$L52]" office:value-type="float" office:value="116334.512991381" calcext:value-type="float">
            <text:p>116335</text:p>
          </table:table-cell>
          <table:table-cell table:style-name="ce7" table:formula="of:=[.Y39]+[.$L39]-[.$L52]" office:value-type="float" office:value="118554.239026104" calcext:value-type="float">
            <text:p>118554</text:p>
          </table:table-cell>
          <table:table-cell table:style-name="ce7" table:formula="of:=[.Z39]+[.$L39]-[.$L52]" office:value-type="float" office:value="120773.965060827" calcext:value-type="float">
            <text:p>120774</text:p>
          </table:table-cell>
          <table:table-cell table:style-name="ce7" table:formula="of:=[.AA39]+[.$L39]-[.$L52]" office:value-type="float" office:value="122993.69109555" calcext:value-type="float">
            <text:p>122994</text:p>
          </table:table-cell>
          <table:table-cell table:style-name="ce7" table:formula="of:=[.AB39]+[.$L39]-[.$L52]" office:value-type="float" office:value="125213.417130274" calcext:value-type="float">
            <text:p>125213</text:p>
          </table:table-cell>
          <table:table-cell table:style-name="ce7" table:formula="of:=[.AC39]+[.$M39]-[.$M52]" office:value-type="float" office:value="127405.85533334" calcext:value-type="float">
            <text:p>127406</text:p>
          </table:table-cell>
          <table:table-cell table:style-name="ce7" table:formula="of:=[.AD39]+[.$M39]-[.$M52]" office:value-type="float" office:value="129598.293536407" calcext:value-type="float">
            <text:p>129598</text:p>
          </table:table-cell>
          <table:table-cell table:style-name="ce7" table:formula="of:=[.AE39]+[.$M39]-[.$M52]" office:value-type="float" office:value="131790.731739473" calcext:value-type="float">
            <text:p>131791</text:p>
          </table:table-cell>
          <table:table-cell table:style-name="ce7" table:formula="of:=[.AF39]+[.$M39]-[.$M52]" office:value-type="float" office:value="133983.16994254" calcext:value-type="float">
            <text:p>133983</text:p>
          </table:table-cell>
          <table:table-cell table:style-name="ce7" table:formula="of:=[.AG39]+[.$M39]-[.$M52]" office:value-type="float" office:value="136175.608145606" calcext:value-type="float">
            <text:p>136176</text:p>
          </table:table-cell>
          <table:table-cell table:style-name="ce7" table:formula="of:=[.AH39]+[.$M39]-[.$M52]" office:value-type="float" office:value="138368.046348673" calcext:value-type="float">
            <text:p>138368</text:p>
          </table:table-cell>
          <table:table-cell table:style-name="ce7" table:formula="of:=[.AI39]+[.$M39]-[.$M52]" office:value-type="float" office:value="140560.484551739" calcext:value-type="float">
            <text:p>140560</text:p>
          </table:table-cell>
          <table:table-cell table:style-name="ce7" table:formula="of:=[.AJ39]+[.$M39]-[.$M52]" office:value-type="float" office:value="142752.922754806" calcext:value-type="float">
            <text:p>142753</text:p>
          </table:table-cell>
          <table:table-cell table:style-name="ce7" table:formula="of:=[.AK39]+[.$M39]-[.$M52]" office:value-type="float" office:value="144945.360957873" calcext:value-type="float">
            <text:p>144945</text:p>
          </table:table-cell>
          <table:table-cell table:style-name="ce7" table:formula="of:=[.AL39]+[.$M39]-[.$M52]" office:value-type="float" office:value="147137.799160939" calcext:value-type="float">
            <text:p>147138</text:p>
          </table:table-cell>
          <table:table-cell table:style-name="ce7" table:formula="of:=[.AM39]+[.$N39]-[.$N52]" office:value-type="float" office:value="149456.859910286" calcext:value-type="float">
            <text:p>149457</text:p>
          </table:table-cell>
          <table:table-cell table:style-name="ce7" table:formula="of:=[.AN39]+[.$N39]-[.$N52]" office:value-type="float" office:value="151775.920659633" calcext:value-type="float">
            <text:p>151776</text:p>
          </table:table-cell>
          <table:table-cell table:style-name="ce7" table:formula="of:=[.AO39]+[.$N39]-[.$N52]" office:value-type="float" office:value="154094.98140898" calcext:value-type="float">
            <text:p>154095</text:p>
          </table:table-cell>
          <table:table-cell table:style-name="ce7" table:formula="of:=[.AP39]+[.$N39]-[.$N52]" office:value-type="float" office:value="156414.042158327" calcext:value-type="float">
            <text:p>156414</text:p>
          </table:table-cell>
          <table:table-cell table:style-name="ce7" table:formula="of:=[.AQ39]+[.$N39]-[.$N52]" office:value-type="float" office:value="158733.102907674" calcext:value-type="float">
            <text:p>158733</text:p>
          </table:table-cell>
          <table:table-cell table:style-name="ce7" table:formula="of:=[.AR39]+[.$N39]-[.$N52]" office:value-type="float" office:value="161052.163657021" calcext:value-type="float">
            <text:p>161052</text:p>
          </table:table-cell>
          <table:table-cell table:style-name="ce7" table:formula="of:=[.AS39]+[.$N39]-[.$N52]" office:value-type="float" office:value="163371.224406368" calcext:value-type="float">
            <text:p>163371</text:p>
          </table:table-cell>
          <table:table-cell table:style-name="ce7" table:formula="of:=[.AT39]+[.$N39]-[.$N52]" office:value-type="float" office:value="165690.285155715" calcext:value-type="float">
            <text:p>165690</text:p>
          </table:table-cell>
          <table:table-cell table:style-name="ce7" table:formula="of:=[.AU39]+[.$N39]-[.$N52]" office:value-type="float" office:value="168009.345905062" calcext:value-type="float">
            <text:p>168009</text:p>
          </table:table-cell>
          <table:table-cell table:style-name="ce7" table:formula="of:=[.AV39]+[.$N39]-[.$N52]" office:value-type="float" office:value="170328.406654409" calcext:value-type="float">
            <text:p>170328</text:p>
          </table:table-cell>
          <table:table-cell table:style-name="ce7" table:formula="of:=[.AW39]+[.$O39]-[.$O52]" office:value-type="float" office:value="172744.865671557" calcext:value-type="float">
            <text:p>172745</text:p>
          </table:table-cell>
          <table:table-cell table:style-name="ce7" table:formula="of:=[.AX39]+[.$O39]-[.$O52]" office:value-type="float" office:value="175161.324688704" calcext:value-type="float">
            <text:p>175161</text:p>
          </table:table-cell>
          <table:table-cell table:style-name="ce7" table:formula="of:=[.AY39]+[.$O39]-[.$O52]" office:value-type="float" office:value="177577.783705851" calcext:value-type="float">
            <text:p>177578</text:p>
          </table:table-cell>
          <table:table-cell table:style-name="ce7" table:formula="of:=[.AZ39]+[.$O39]-[.$O52]" office:value-type="float" office:value="179994.242722998" calcext:value-type="float">
            <text:p>179994</text:p>
          </table:table-cell>
          <table:table-cell table:style-name="ce7" table:formula="of:=[.BA39]+[.$O39]-[.$O52]" office:value-type="float" office:value="182410.701740145" calcext:value-type="float">
            <text:p>182411</text:p>
          </table:table-cell>
          <table:table-cell table:style-name="ce7" table:formula="of:=[.BB39]+[.$O39]-[.$O52]" office:value-type="float" office:value="184827.160757293" calcext:value-type="float">
            <text:p>184827</text:p>
          </table:table-cell>
          <table:table-cell table:style-name="ce7" table:formula="of:=[.BC39]+[.$O39]-[.$O52]" office:value-type="float" office:value="187243.61977444" calcext:value-type="float">
            <text:p>187244</text:p>
          </table:table-cell>
          <table:table-cell table:style-name="ce7" table:formula="of:=[.BD39]+[.$O39]-[.$O52]" office:value-type="float" office:value="189660.078791587" calcext:value-type="float">
            <text:p>189660</text:p>
          </table:table-cell>
          <table:table-cell table:style-name="ce7" table:formula="of:=[.BE39]+[.$O39]-[.$O52]" office:value-type="float" office:value="192076.537808734" calcext:value-type="float">
            <text:p>192077</text:p>
          </table:table-cell>
          <table:table-cell table:style-name="ce7" table:formula="of:=[.BF39]+[.$O39]-[.$O52]" office:value-type="float" office:value="194492.996825881" calcext:value-type="float">
            <text:p>194493</text:p>
          </table:table-cell>
          <table:table-cell table:style-name="ce7" table:formula="of:=[.BG39]+[.$O39]-[.$O52]" office:value-type="float" office:value="196909.455843029" calcext:value-type="float">
            <text:p>196909</text:p>
          </table:table-cell>
        </table:table-row>
        <table:table-row table:style-name="ro1">
          <table:table-cell table:style-name="ce29" office:value-type="string" calcext:value-type="string">
            <text:p>Sport Loisir Culture</text:p>
          </table:table-cell>
          <table:table-cell table:style-name="ce41" table:formula="of:=[SITADEL2.V62]" office:value-type="percentage" office:value="0.0190100735031303" calcext:value-type="percentage">
            <text:p>1,90%</text:p>
          </table:table-cell>
          <table:table-cell table:style-name="ce42" table:formula="of:=[.B40]" office:value-type="percentage" office:value="0.0190100735031303" calcext:value-type="percentage">
            <text:p>1,90%</text:p>
          </table:table-cell>
          <table:table-cell table:formula="of:=0.9*[.C40]" office:value-type="percentage" office:value="0.0171090661528173" calcext:value-type="percentage">
            <text:p>1,71%</text:p>
          </table:table-cell>
          <table:table-cell table:formula="of:=0.9*[.D40]" office:value-type="percentage" office:value="0.0153981595375356" calcext:value-type="percentage">
            <text:p>1,54%</text:p>
          </table:table-cell>
          <table:table-cell table:formula="of:=0.9*[.E40]" office:value-type="percentage" office:value="0.013858343583782" calcext:value-type="percentage">
            <text:p>1,39%</text:p>
          </table:table-cell>
          <table:table-cell table:number-columns-repeated="2"/>
          <table:table-cell table:style-name="ce29" office:value-type="string" calcext:value-type="string">
            <text:p>Sport Loisir Culture</text:p>
          </table:table-cell>
          <table:table-cell office:value-type="float" office:value="69431.4184731" calcext:value-type="float">
            <text:p><text:s/>69 431 <text:s text:c="3"/></text:p>
          </table:table-cell>
          <table:table-cell table:formula="of:=([.J40]-[.J40]*[.B53])*[.B40]" office:value-type="float" office:value="1318.18050332105" calcext:value-type="float">
            <text:p><text:s/>1 318 <text:s text:c="3"/></text:p>
          </table:table-cell>
          <table:table-cell table:formula="of:=([.J40]+[.K40]*5-5*[.K53])*(1-[.C53])*[.C40]" office:value-type="float" office:value="1434.74298973842" calcext:value-type="float">
            <text:p><text:s/>1 435 <text:s text:c="3"/></text:p>
          </table:table-cell>
          <table:table-cell table:formula="of:=([.J40]+[.K40]*5-5*[.K53]+5*[.L40]-5*[.L53])*(1-[.D53])*[.D40]" office:value-type="float" office:value="1405.63439817972" calcext:value-type="float">
            <text:p><text:s/>1 406 <text:s text:c="3"/></text:p>
          </table:table-cell>
          <table:table-cell table:formula="of:=([.J40]+[.K40]*5-5*[.K53]+5*[.L40]-5*[.L53]+10*[.M40]-10*[.M53])*(1-[.E53])*[.E40]" office:value-type="float" office:value="1466.62999494751" calcext:value-type="float">
            <text:p><text:s/>1 467 <text:s text:c="3"/></text:p>
          </table:table-cell>
          <table:table-cell table:formula="of:=([.J40]+[.K40]*5-5*[.K53]+5*[.L40]-5*[.L53]+10*[.M40]-10*[.M53]+10*[.N40]-10*[.N53])*(1-[.F53])*[.F40]" office:value-type="float" office:value="1509.26342008105" calcext:value-type="float">
            <text:p><text:s/>1 509 <text:s text:c="3"/></text:p>
          </table:table-cell>
          <table:table-cell table:number-columns-repeated="2"/>
          <table:table-cell table:style-name="ce29" office:value-type="string" calcext:value-type="string">
            <text:p>Sport Loisir Culture</text:p>
          </table:table-cell>
          <table:table-cell table:style-name="ce6" office:value-type="float" office:value="69431.4184731" calcext:value-type="float">
            <text:p><text:s/>69 431 <text:s text:c="3"/></text:p>
          </table:table-cell>
          <table:table-cell table:style-name="ce7" table:formula="of:=[.S40]+[.$K40]-[.$K53]" office:value-type="float" office:value="70659.3381324061" calcext:value-type="float">
            <text:p>70659</text:p>
          </table:table-cell>
          <table:table-cell table:style-name="ce7" table:formula="of:=[.T40]+[.$K40]-[.$K53]" office:value-type="float" office:value="71887.2577917121" calcext:value-type="float">
            <text:p>71887</text:p>
          </table:table-cell>
          <table:table-cell table:style-name="ce7" table:formula="of:=[.U40]+[.$K40]-[.$K53]" office:value-type="float" office:value="73115.1774510181" calcext:value-type="float">
            <text:p>73115</text:p>
          </table:table-cell>
          <table:table-cell table:style-name="ce7" table:formula="of:=[.V40]+[.$K40]-[.$K53]" office:value-type="float" office:value="74343.0971103241" calcext:value-type="float">
            <text:p>74343</text:p>
          </table:table-cell>
          <table:table-cell table:style-name="ce7" table:formula="of:=[.W40]+[.$K40]-[.$K53]" office:value-type="float" office:value="75571.0167696301" calcext:value-type="float">
            <text:p>75571</text:p>
          </table:table-cell>
          <table:table-cell table:style-name="ce7" table:formula="of:=[.X40]+[.$L40]-[.$L53]" office:value-type="float" office:value="76907.517437568" calcext:value-type="float">
            <text:p>76908</text:p>
          </table:table-cell>
          <table:table-cell table:style-name="ce7" table:formula="of:=[.Y40]+[.$L40]-[.$L53]" office:value-type="float" office:value="78244.0181055059" calcext:value-type="float">
            <text:p>78244</text:p>
          </table:table-cell>
          <table:table-cell table:style-name="ce7" table:formula="of:=[.Z40]+[.$L40]-[.$L53]" office:value-type="float" office:value="79580.5187734438" calcext:value-type="float">
            <text:p>79581</text:p>
          </table:table-cell>
          <table:table-cell table:style-name="ce7" table:formula="of:=[.AA40]+[.$L40]-[.$L53]" office:value-type="float" office:value="80917.0194413817" calcext:value-type="float">
            <text:p>80917</text:p>
          </table:table-cell>
          <table:table-cell table:style-name="ce7" table:formula="of:=[.AB40]+[.$L40]-[.$L53]" office:value-type="float" office:value="82253.5201093196" calcext:value-type="float">
            <text:p>82254</text:p>
          </table:table-cell>
          <table:table-cell table:style-name="ce7" table:formula="of:=[.AC40]+[.$M40]-[.$M53]" office:value-type="float" office:value="83562.9178889714" calcext:value-type="float">
            <text:p>83563</text:p>
          </table:table-cell>
          <table:table-cell table:style-name="ce7" table:formula="of:=[.AD40]+[.$M40]-[.$M53]" office:value-type="float" office:value="84872.3156686233" calcext:value-type="float">
            <text:p>84872</text:p>
          </table:table-cell>
          <table:table-cell table:style-name="ce7" table:formula="of:=[.AE40]+[.$M40]-[.$M53]" office:value-type="float" office:value="86181.7134482751" calcext:value-type="float">
            <text:p>86182</text:p>
          </table:table-cell>
          <table:table-cell table:style-name="ce7" table:formula="of:=[.AF40]+[.$M40]-[.$M53]" office:value-type="float" office:value="87491.1112279269" calcext:value-type="float">
            <text:p>87491</text:p>
          </table:table-cell>
          <table:table-cell table:style-name="ce7" table:formula="of:=[.AG40]+[.$M40]-[.$M53]" office:value-type="float" office:value="88800.5090075787" calcext:value-type="float">
            <text:p>88801</text:p>
          </table:table-cell>
          <table:table-cell table:style-name="ce7" table:formula="of:=[.AH40]+[.$M40]-[.$M53]" office:value-type="float" office:value="90109.9067872305" calcext:value-type="float">
            <text:p>90110</text:p>
          </table:table-cell>
          <table:table-cell table:style-name="ce7" table:formula="of:=[.AI40]+[.$M40]-[.$M53]" office:value-type="float" office:value="91419.3045668823" calcext:value-type="float">
            <text:p>91419</text:p>
          </table:table-cell>
          <table:table-cell table:style-name="ce7" table:formula="of:=[.AJ40]+[.$M40]-[.$M53]" office:value-type="float" office:value="92728.7023465341" calcext:value-type="float">
            <text:p>92729</text:p>
          </table:table-cell>
          <table:table-cell table:style-name="ce7" table:formula="of:=[.AK40]+[.$M40]-[.$M53]" office:value-type="float" office:value="94038.100126186" calcext:value-type="float">
            <text:p>94038</text:p>
          </table:table-cell>
          <table:table-cell table:style-name="ce7" table:formula="of:=[.AL40]+[.$M40]-[.$M53]" office:value-type="float" office:value="95347.4979058378" calcext:value-type="float">
            <text:p>95347</text:p>
          </table:table-cell>
          <table:table-cell table:style-name="ce7" table:formula="of:=[.AM40]+[.$N40]-[.$N53]" office:value-type="float" office:value="96713.7269854904" calcext:value-type="float">
            <text:p>96714</text:p>
          </table:table-cell>
          <table:table-cell table:style-name="ce7" table:formula="of:=[.AN40]+[.$N40]-[.$N53]" office:value-type="float" office:value="98079.9560651431" calcext:value-type="float">
            <text:p>98080</text:p>
          </table:table-cell>
          <table:table-cell table:style-name="ce7" table:formula="of:=[.AO40]+[.$N40]-[.$N53]" office:value-type="float" office:value="99446.1851447958" calcext:value-type="float">
            <text:p>99446</text:p>
          </table:table-cell>
          <table:table-cell table:style-name="ce7" table:formula="of:=[.AP40]+[.$N40]-[.$N53]" office:value-type="float" office:value="100812.414224448" calcext:value-type="float">
            <text:p>100812</text:p>
          </table:table-cell>
          <table:table-cell table:style-name="ce7" table:formula="of:=[.AQ40]+[.$N40]-[.$N53]" office:value-type="float" office:value="102178.643304101" calcext:value-type="float">
            <text:p>102179</text:p>
          </table:table-cell>
          <table:table-cell table:style-name="ce7" table:formula="of:=[.AR40]+[.$N40]-[.$N53]" office:value-type="float" office:value="103544.872383754" calcext:value-type="float">
            <text:p>103545</text:p>
          </table:table-cell>
          <table:table-cell table:style-name="ce7" table:formula="of:=[.AS40]+[.$N40]-[.$N53]" office:value-type="float" office:value="104911.101463406" calcext:value-type="float">
            <text:p>104911</text:p>
          </table:table-cell>
          <table:table-cell table:style-name="ce7" table:formula="of:=[.AT40]+[.$N40]-[.$N53]" office:value-type="float" office:value="106277.330543059" calcext:value-type="float">
            <text:p>106277</text:p>
          </table:table-cell>
          <table:table-cell table:style-name="ce7" table:formula="of:=[.AU40]+[.$N40]-[.$N53]" office:value-type="float" office:value="107643.559622712" calcext:value-type="float">
            <text:p>107644</text:p>
          </table:table-cell>
          <table:table-cell table:style-name="ce7" table:formula="of:=[.AV40]+[.$N40]-[.$N53]" office:value-type="float" office:value="109009.788702364" calcext:value-type="float">
            <text:p>109010</text:p>
          </table:table-cell>
          <table:table-cell table:style-name="ce7" table:formula="of:=[.AW40]+[.$O40]-[.$O53]" office:value-type="float" office:value="110415.743545692" calcext:value-type="float">
            <text:p>110416</text:p>
          </table:table-cell>
          <table:table-cell table:style-name="ce7" table:formula="of:=[.AX40]+[.$O40]-[.$O53]" office:value-type="float" office:value="111821.69838902" calcext:value-type="float">
            <text:p>111822</text:p>
          </table:table-cell>
          <table:table-cell table:style-name="ce7" table:formula="of:=[.AY40]+[.$O40]-[.$O53]" office:value-type="float" office:value="113227.653232348" calcext:value-type="float">
            <text:p>113228</text:p>
          </table:table-cell>
          <table:table-cell table:style-name="ce7" table:formula="of:=[.AZ40]+[.$O40]-[.$O53]" office:value-type="float" office:value="114633.608075676" calcext:value-type="float">
            <text:p>114634</text:p>
          </table:table-cell>
          <table:table-cell table:style-name="ce7" table:formula="of:=[.BA40]+[.$O40]-[.$O53]" office:value-type="float" office:value="116039.562919003" calcext:value-type="float">
            <text:p>116040</text:p>
          </table:table-cell>
          <table:table-cell table:style-name="ce7" table:formula="of:=[.BB40]+[.$O40]-[.$O53]" office:value-type="float" office:value="117445.517762331" calcext:value-type="float">
            <text:p>117446</text:p>
          </table:table-cell>
          <table:table-cell table:style-name="ce7" table:formula="of:=[.BC40]+[.$O40]-[.$O53]" office:value-type="float" office:value="118851.472605659" calcext:value-type="float">
            <text:p>118851</text:p>
          </table:table-cell>
          <table:table-cell table:style-name="ce7" table:formula="of:=[.BD40]+[.$O40]-[.$O53]" office:value-type="float" office:value="120257.427448987" calcext:value-type="float">
            <text:p>120257</text:p>
          </table:table-cell>
          <table:table-cell table:style-name="ce7" table:formula="of:=[.BE40]+[.$O40]-[.$O53]" office:value-type="float" office:value="121663.382292315" calcext:value-type="float">
            <text:p>121663</text:p>
          </table:table-cell>
          <table:table-cell table:style-name="ce7" table:formula="of:=[.BF40]+[.$O40]-[.$O53]" office:value-type="float" office:value="123069.337135643" calcext:value-type="float">
            <text:p>123069</text:p>
          </table:table-cell>
          <table:table-cell table:style-name="ce7" table:formula="of:=[.BG40]+[.$O40]-[.$O53]" office:value-type="float" office:value="124475.29197897" calcext:value-type="float">
            <text:p>124475</text:p>
          </table:table-cell>
        </table:table-row>
        <table:table-row table:style-name="ro1">
          <table:table-cell table:style-name="ce29" office:value-type="string" calcext:value-type="string">
            <text:p>Transport</text:p>
          </table:table-cell>
          <table:table-cell table:style-name="ce41" table:formula="of:=[SITADEL2.V63]" office:value-type="percentage" office:value="0.00474139209359316" calcext:value-type="percentage">
            <text:p>0,47%</text:p>
          </table:table-cell>
          <table:table-cell table:style-name="ce42" table:formula="of:=[.B41]" office:value-type="percentage" office:value="0.00474139209359316" calcext:value-type="percentage">
            <text:p>0,47%</text:p>
          </table:table-cell>
          <table:table-cell table:formula="of:=0.9*[.C41]" office:value-type="percentage" office:value="0.00426725288423385" calcext:value-type="percentage">
            <text:p>0,43%</text:p>
          </table:table-cell>
          <table:table-cell table:formula="of:=0.9*[.D41]" office:value-type="percentage" office:value="0.00384052759581046" calcext:value-type="percentage">
            <text:p>0,38%</text:p>
          </table:table-cell>
          <table:table-cell table:formula="of:=0.9*[.E41]" office:value-type="percentage" office:value="0.00345647483622941" calcext:value-type="percentage">
            <text:p>0,35%</text:p>
          </table:table-cell>
          <table:table-cell table:number-columns-repeated="2"/>
          <table:table-cell table:style-name="ce29" office:value-type="string" calcext:value-type="string">
            <text:p>Transport</text:p>
          </table:table-cell>
          <table:table-cell office:value-type="float" office:value="25067.9845971" calcext:value-type="float">
            <text:p><text:s/>25 068 <text:s text:c="3"/></text:p>
          </table:table-cell>
          <table:table-cell table:formula="of:=([.J41]-[.J41]*[.B54])*[.B41]" office:value-type="float" office:value="118.666972540652" calcext:value-type="float">
            <text:p><text:s/>119 <text:s text:c="3"/></text:p>
          </table:table-cell>
          <table:table-cell table:formula="of:=([.J41]+[.K41]*5-5*[.K54])*(1-[.C54])*[.C41]" office:value-type="float" office:value="120.526368814038" calcext:value-type="float">
            <text:p><text:s/>121 <text:s text:c="3"/></text:p>
          </table:table-cell>
          <table:table-cell table:formula="of:=([.J41]+[.K41]*5-5*[.K54]+5*[.L41]-5*[.L54])*(1-[.D54])*[.D41]" office:value-type="float" office:value="110.191066015148" calcext:value-type="float">
            <text:p><text:s/>110 <text:s text:c="3"/></text:p>
          </table:table-cell>
          <table:table-cell table:formula="of:=([.J41]+[.K41]*5-5*[.K54]+5*[.L41]-5*[.L54]+10*[.M41]-10*[.M54])*(1-[.E54])*[.E41]" office:value-type="float" office:value="101.984412346972" calcext:value-type="float">
            <text:p><text:s/>102 <text:s text:c="3"/></text:p>
          </table:table-cell>
          <table:table-cell table:formula="of:=([.J41]+[.K41]*5-5*[.K54]+5*[.L41]-5*[.L54]+10*[.M41]-10*[.M54]+10*[.N41]-10*[.N54])*(1-[.F54])*[.F41]" office:value-type="float" office:value="94.1291353729899" calcext:value-type="float">
            <text:p><text:s/>94 <text:s text:c="3"/></text:p>
          </table:table-cell>
          <table:table-cell table:number-columns-repeated="2"/>
          <table:table-cell table:style-name="ce29" office:value-type="string" calcext:value-type="string">
            <text:p>Transport</text:p>
          </table:table-cell>
          <table:table-cell table:style-name="ce6" office:value-type="float" office:value="25067.9845971" calcext:value-type="float">
            <text:p><text:s/>25 068 <text:s text:c="3"/></text:p>
          </table:table-cell>
          <table:table-cell table:style-name="ce7" table:formula="of:=[.S41]+[.$K41]-[.$K54]" office:value-type="float" office:value="25146.5427942853" calcext:value-type="float">
            <text:p>25147</text:p>
          </table:table-cell>
          <table:table-cell table:style-name="ce7" table:formula="of:=[.T41]+[.$K41]-[.$K54]" office:value-type="float" office:value="25225.1009914706" calcext:value-type="float">
            <text:p>25225</text:p>
          </table:table-cell>
          <table:table-cell table:style-name="ce7" table:formula="of:=[.U41]+[.$K41]-[.$K54]" office:value-type="float" office:value="25303.6591886559" calcext:value-type="float">
            <text:p>25304</text:p>
          </table:table-cell>
          <table:table-cell table:style-name="ce7" table:formula="of:=[.V41]+[.$K41]-[.$K54]" office:value-type="float" office:value="25382.2173858412" calcext:value-type="float">
            <text:p>25382</text:p>
          </table:table-cell>
          <table:table-cell table:style-name="ce7" table:formula="of:=[.W41]+[.$K41]-[.$K54]" office:value-type="float" office:value="25460.7755830265" calcext:value-type="float">
            <text:p>25461</text:p>
          </table:table-cell>
          <table:table-cell table:style-name="ce7" table:formula="of:=[.X41]+[.$L41]-[.$L54]" office:value-type="float" office:value="25540.5647109076" calcext:value-type="float">
            <text:p>25541</text:p>
          </table:table-cell>
          <table:table-cell table:style-name="ce7" table:formula="of:=[.Y41]+[.$L41]-[.$L54]" office:value-type="float" office:value="25620.3538387888" calcext:value-type="float">
            <text:p>25620</text:p>
          </table:table-cell>
          <table:table-cell table:style-name="ce7" table:formula="of:=[.Z41]+[.$L41]-[.$L54]" office:value-type="float" office:value="25700.14296667" calcext:value-type="float">
            <text:p>25700</text:p>
          </table:table-cell>
          <table:table-cell table:style-name="ce7" table:formula="of:=[.AA41]+[.$L41]-[.$L54]" office:value-type="float" office:value="25779.9320945512" calcext:value-type="float">
            <text:p>25780</text:p>
          </table:table-cell>
          <table:table-cell table:style-name="ce7" table:formula="of:=[.AB41]+[.$L41]-[.$L54]" office:value-type="float" office:value="25859.7212224324" calcext:value-type="float">
            <text:p>25860</text:p>
          </table:table-cell>
          <table:table-cell table:style-name="ce7" table:formula="of:=[.AC41]+[.$M41]-[.$M54]" office:value-type="float" office:value="25932.6742898873" calcext:value-type="float">
            <text:p>25933</text:p>
          </table:table-cell>
          <table:table-cell table:style-name="ce7" table:formula="of:=[.AD41]+[.$M41]-[.$M54]" office:value-type="float" office:value="26005.6273573421" calcext:value-type="float">
            <text:p>26006</text:p>
          </table:table-cell>
          <table:table-cell table:style-name="ce7" table:formula="of:=[.AE41]+[.$M41]-[.$M54]" office:value-type="float" office:value="26078.580424797" calcext:value-type="float">
            <text:p>26079</text:p>
          </table:table-cell>
          <table:table-cell table:style-name="ce7" table:formula="of:=[.AF41]+[.$M41]-[.$M54]" office:value-type="float" office:value="26151.5334922518" calcext:value-type="float">
            <text:p>26152</text:p>
          </table:table-cell>
          <table:table-cell table:style-name="ce7" table:formula="of:=[.AG41]+[.$M41]-[.$M54]" office:value-type="float" office:value="26224.4865597066" calcext:value-type="float">
            <text:p>26224</text:p>
          </table:table-cell>
          <table:table-cell table:style-name="ce7" table:formula="of:=[.AH41]+[.$M41]-[.$M54]" office:value-type="float" office:value="26297.4396271615" calcext:value-type="float">
            <text:p>26297</text:p>
          </table:table-cell>
          <table:table-cell table:style-name="ce7" table:formula="of:=[.AI41]+[.$M41]-[.$M54]" office:value-type="float" office:value="26370.3926946163" calcext:value-type="float">
            <text:p>26370</text:p>
          </table:table-cell>
          <table:table-cell table:style-name="ce7" table:formula="of:=[.AJ41]+[.$M41]-[.$M54]" office:value-type="float" office:value="26443.3457620712" calcext:value-type="float">
            <text:p>26443</text:p>
          </table:table-cell>
          <table:table-cell table:style-name="ce7" table:formula="of:=[.AK41]+[.$M41]-[.$M54]" office:value-type="float" office:value="26516.298829526" calcext:value-type="float">
            <text:p>26516</text:p>
          </table:table-cell>
          <table:table-cell table:style-name="ce7" table:formula="of:=[.AL41]+[.$M41]-[.$M54]" office:value-type="float" office:value="26589.2518969809" calcext:value-type="float">
            <text:p>26589</text:p>
          </table:table-cell>
          <table:table-cell table:style-name="ce7" table:formula="of:=[.AM41]+[.$N41]-[.$N54]" office:value-type="float" office:value="26656.7766388694" calcext:value-type="float">
            <text:p>26657</text:p>
          </table:table-cell>
          <table:table-cell table:style-name="ce7" table:formula="of:=[.AN41]+[.$N41]-[.$N54]" office:value-type="float" office:value="26724.3013807578" calcext:value-type="float">
            <text:p>26724</text:p>
          </table:table-cell>
          <table:table-cell table:style-name="ce7" table:formula="of:=[.AO41]+[.$N41]-[.$N54]" office:value-type="float" office:value="26791.8261226463" calcext:value-type="float">
            <text:p>26792</text:p>
          </table:table-cell>
          <table:table-cell table:style-name="ce7" table:formula="of:=[.AP41]+[.$N41]-[.$N54]" office:value-type="float" office:value="26859.3508645348" calcext:value-type="float">
            <text:p>26859</text:p>
          </table:table-cell>
          <table:table-cell table:style-name="ce7" table:formula="of:=[.AQ41]+[.$N41]-[.$N54]" office:value-type="float" office:value="26926.8756064233" calcext:value-type="float">
            <text:p>26927</text:p>
          </table:table-cell>
          <table:table-cell table:style-name="ce7" table:formula="of:=[.AR41]+[.$N41]-[.$N54]" office:value-type="float" office:value="26994.4003483118" calcext:value-type="float">
            <text:p>26994</text:p>
          </table:table-cell>
          <table:table-cell table:style-name="ce7" table:formula="of:=[.AS41]+[.$N41]-[.$N54]" office:value-type="float" office:value="27061.9250902003" calcext:value-type="float">
            <text:p>27062</text:p>
          </table:table-cell>
          <table:table-cell table:style-name="ce7" table:formula="of:=[.AT41]+[.$N41]-[.$N54]" office:value-type="float" office:value="27129.4498320888" calcext:value-type="float">
            <text:p>27129</text:p>
          </table:table-cell>
          <table:table-cell table:style-name="ce7" table:formula="of:=[.AU41]+[.$N41]-[.$N54]" office:value-type="float" office:value="27196.9745739772" calcext:value-type="float">
            <text:p>27197</text:p>
          </table:table-cell>
          <table:table-cell table:style-name="ce7" table:formula="of:=[.AV41]+[.$N41]-[.$N54]" office:value-type="float" office:value="27264.4993158657" calcext:value-type="float">
            <text:p>27264</text:p>
          </table:table-cell>
          <table:table-cell table:style-name="ce7" table:formula="of:=[.AW41]+[.$O41]-[.$O54]" office:value-type="float" office:value="27326.8271392367" calcext:value-type="float">
            <text:p>27327</text:p>
          </table:table-cell>
          <table:table-cell table:style-name="ce7" table:formula="of:=[.AX41]+[.$O41]-[.$O54]" office:value-type="float" office:value="27389.1549626077" calcext:value-type="float">
            <text:p>27389</text:p>
          </table:table-cell>
          <table:table-cell table:style-name="ce7" table:formula="of:=[.AY41]+[.$O41]-[.$O54]" office:value-type="float" office:value="27451.4827859786" calcext:value-type="float">
            <text:p>27451</text:p>
          </table:table-cell>
          <table:table-cell table:style-name="ce7" table:formula="of:=[.AZ41]+[.$O41]-[.$O54]" office:value-type="float" office:value="27513.8106093496" calcext:value-type="float">
            <text:p>27514</text:p>
          </table:table-cell>
          <table:table-cell table:style-name="ce7" table:formula="of:=[.BA41]+[.$O41]-[.$O54]" office:value-type="float" office:value="27576.1384327206" calcext:value-type="float">
            <text:p>27576</text:p>
          </table:table-cell>
          <table:table-cell table:style-name="ce7" table:formula="of:=[.BB41]+[.$O41]-[.$O54]" office:value-type="float" office:value="27638.4662560915" calcext:value-type="float">
            <text:p>27638</text:p>
          </table:table-cell>
          <table:table-cell table:style-name="ce7" table:formula="of:=[.BC41]+[.$O41]-[.$O54]" office:value-type="float" office:value="27700.7940794625" calcext:value-type="float">
            <text:p>27701</text:p>
          </table:table-cell>
          <table:table-cell table:style-name="ce7" table:formula="of:=[.BD41]+[.$O41]-[.$O54]" office:value-type="float" office:value="27763.1219028334" calcext:value-type="float">
            <text:p>27763</text:p>
          </table:table-cell>
          <table:table-cell table:style-name="ce7" table:formula="of:=[.BE41]+[.$O41]-[.$O54]" office:value-type="float" office:value="27825.4497262044" calcext:value-type="float">
            <text:p>27825</text:p>
          </table:table-cell>
          <table:table-cell table:style-name="ce7" table:formula="of:=[.BF41]+[.$O41]-[.$O54]" office:value-type="float" office:value="27887.7775495754" calcext:value-type="float">
            <text:p>27888</text:p>
          </table:table-cell>
          <table:table-cell table:style-name="ce7" table:formula="of:=[.BG41]+[.$O41]-[.$O54]" office:value-type="float" office:value="27950.1053729463" calcext:value-type="float">
            <text:p>27950</text:p>
          </table:table-cell>
        </table:table-row>
        <table:table-row table:style-name="ro1">
          <table:table-cell table:style-name="ce30"/>
          <table:table-cell table:style-name="ce38" table:number-columns-repeated="5"/>
          <table:table-cell table:style-name="ce45"/>
          <table:table-cell/>
          <table:table-cell table:style-name="ce30"/>
          <table:table-cell table:style-name="ce51" table:formula="of:=SUM([.J34:.J41])" office:value-type="float" office:value="895322.664582" calcext:value-type="float">
            <text:p>895323</text:p>
          </table:table-cell>
          <table:table-cell table:style-name="ce51" table:formula="of:=SUM([.K34:.K41])" office:value-type="float" office:value="13389.0948957443" calcext:value-type="float">
            <text:p>13389</text:p>
          </table:table-cell>
          <table:table-cell table:style-name="ce51" table:formula="of:=SUM([.L34:.L41])" office:value-type="float" office:value="14371.0458485127" calcext:value-type="float">
            <text:p>14371</text:p>
          </table:table-cell>
          <table:table-cell table:style-name="ce51" table:formula="of:=SUM([.M34:.M41])" office:value-type="float" office:value="13890.9303324216" calcext:value-type="float">
            <text:p>13891</text:p>
          </table:table-cell>
          <table:table-cell table:style-name="ce51" table:formula="of:=SUM([.N34:.N41])" office:value-type="float" office:value="14175.292111973" calcext:value-type="float">
            <text:p>14175</text:p>
          </table:table-cell>
          <table:table-cell table:style-name="ce51" table:formula="of:=SUM([.O34:.O41])" office:value-type="float" office:value="14310.8004084617" calcext:value-type="float">
            <text:p>14311</text:p>
          </table:table-cell>
          <table:table-cell table:style-name="ce45"/>
          <table:table-cell table:number-columns-repeated="2"/>
          <table:table-cell table:style-name="ce7" table:formula="of:=SUM([.S34:.S41])" office:value-type="float" office:value="895322.664582" calcext:value-type="float">
            <text:p>895323</text:p>
          </table:table-cell>
          <table:table-cell table:style-name="ce7" table:formula="of:=SUM([.T34:.T41])" office:value-type="float" office:value="907106.00129146" calcext:value-type="float">
            <text:p>907106</text:p>
          </table:table-cell>
          <table:table-cell table:style-name="ce7" table:formula="of:=SUM([.U34:.U41])" office:value-type="float" office:value="918889.338000919" calcext:value-type="float">
            <text:p>918889</text:p>
          </table:table-cell>
          <table:table-cell table:style-name="ce7" table:formula="of:=SUM([.V34:.V41])" office:value-type="float" office:value="930672.674710379" calcext:value-type="float">
            <text:p>930673</text:p>
          </table:table-cell>
          <table:table-cell table:style-name="ce7" table:formula="of:=SUM([.W34:.W41])" office:value-type="float" office:value="942456.011419838" calcext:value-type="float">
            <text:p>942456</text:p>
          </table:table-cell>
          <table:table-cell table:style-name="ce7" table:formula="of:=SUM([.X34:.X41])" office:value-type="float" office:value="954239.348129298" calcext:value-type="float">
            <text:p>954239</text:p>
          </table:table-cell>
          <table:table-cell table:style-name="ce7" table:formula="of:=SUM([.Y34:.Y41])" office:value-type="float" office:value="966898.47064266" calcext:value-type="float">
            <text:p>966898</text:p>
          </table:table-cell>
          <table:table-cell table:style-name="ce7" table:formula="of:=SUM([.Z34:.Z41])" office:value-type="float" office:value="979557.593156022" calcext:value-type="float">
            <text:p>979558</text:p>
          </table:table-cell>
          <table:table-cell table:style-name="ce7" table:formula="of:=SUM([.AA34:.AA41])" office:value-type="float" office:value="992216.715669384" calcext:value-type="float">
            <text:p>992217</text:p>
          </table:table-cell>
          <table:table-cell table:style-name="ce7" table:formula="of:=SUM([.AB34:.AB41])" office:value-type="float" office:value="1004875.83818275" calcext:value-type="float">
            <text:p>1004876</text:p>
          </table:table-cell>
          <table:table-cell table:style-name="ce7" table:formula="of:=SUM([.AC34:.AC41])" office:value-type="float" office:value="1017534.96069611" calcext:value-type="float">
            <text:p>1017535</text:p>
          </table:table-cell>
          <table:table-cell table:style-name="ce7" table:formula="of:=SUM([.AD34:.AD41])" office:value-type="float" office:value="1029782.59942766" calcext:value-type="float">
            <text:p>1029783</text:p>
          </table:table-cell>
          <table:table-cell table:style-name="ce7" table:formula="of:=SUM([.AE34:.AE41])" office:value-type="float" office:value="1042030.23815921" calcext:value-type="float">
            <text:p>1042030</text:p>
          </table:table-cell>
          <table:table-cell table:style-name="ce7" table:formula="of:=SUM([.AF34:.AF41])" office:value-type="float" office:value="1054277.87689075" calcext:value-type="float">
            <text:p>1054278</text:p>
          </table:table-cell>
          <table:table-cell table:style-name="ce7" table:formula="of:=SUM([.AG34:.AG41])" office:value-type="float" office:value="1066525.5156223" calcext:value-type="float">
            <text:p>1066526</text:p>
          </table:table-cell>
          <table:table-cell table:style-name="ce7" table:formula="of:=SUM([.AH34:.AH41])" office:value-type="float" office:value="1078773.15435385" calcext:value-type="float">
            <text:p>1078773</text:p>
          </table:table-cell>
          <table:table-cell table:style-name="ce7" table:formula="of:=SUM([.AI34:.AI41])" office:value-type="float" office:value="1091020.7930854" calcext:value-type="float">
            <text:p>1091021</text:p>
          </table:table-cell>
          <table:table-cell table:style-name="ce7" table:formula="of:=SUM([.AJ34:.AJ41])" office:value-type="float" office:value="1103268.43181695" calcext:value-type="float">
            <text:p>1103268</text:p>
          </table:table-cell>
          <table:table-cell table:style-name="ce7" table:formula="of:=SUM([.AK34:.AK41])" office:value-type="float" office:value="1115516.0705485" calcext:value-type="float">
            <text:p>1115516</text:p>
          </table:table-cell>
          <table:table-cell table:style-name="ce7" table:formula="of:=SUM([.AL34:.AL41])" office:value-type="float" office:value="1127763.70928004" calcext:value-type="float">
            <text:p>1127764</text:p>
          </table:table-cell>
          <table:table-cell table:style-name="ce7" table:formula="of:=SUM([.AM34:.AM41])" office:value-type="float" office:value="1140011.34801159" calcext:value-type="float">
            <text:p>1140011</text:p>
          </table:table-cell>
          <table:table-cell table:style-name="ce7" table:formula="of:=SUM([.AN34:.AN41])" office:value-type="float" office:value="1152529.22771734" calcext:value-type="float">
            <text:p>1152529</text:p>
          </table:table-cell>
          <table:table-cell table:style-name="ce7" table:formula="of:=SUM([.AO34:.AO41])" office:value-type="float" office:value="1165047.10742309" calcext:value-type="float">
            <text:p>1165047</text:p>
          </table:table-cell>
          <table:table-cell table:style-name="ce7" table:formula="of:=SUM([.AP34:.AP41])" office:value-type="float" office:value="1177564.98712884" calcext:value-type="float">
            <text:p>1177565</text:p>
          </table:table-cell>
          <table:table-cell table:style-name="ce7" table:formula="of:=SUM([.AQ34:.AQ41])" office:value-type="float" office:value="1190082.86683458" calcext:value-type="float">
            <text:p>1190083</text:p>
          </table:table-cell>
          <table:table-cell table:style-name="ce7" table:formula="of:=SUM([.AR34:.AR41])" office:value-type="float" office:value="1202600.74654033" calcext:value-type="float">
            <text:p>1202601</text:p>
          </table:table-cell>
          <table:table-cell table:style-name="ce7" table:formula="of:=SUM([.AS34:.AS41])" office:value-type="float" office:value="1215118.62624608" calcext:value-type="float">
            <text:p>1215119</text:p>
          </table:table-cell>
          <table:table-cell table:style-name="ce7" table:formula="of:=SUM([.AT34:.AT41])" office:value-type="float" office:value="1227636.50595183" calcext:value-type="float">
            <text:p>1227637</text:p>
          </table:table-cell>
          <table:table-cell table:style-name="ce7" table:formula="of:=SUM([.AU34:.AU41])" office:value-type="float" office:value="1240154.38565758" calcext:value-type="float">
            <text:p>1240154</text:p>
          </table:table-cell>
          <table:table-cell table:style-name="ce7" table:formula="of:=SUM([.AV34:.AV41])" office:value-type="float" office:value="1252672.26536333" calcext:value-type="float">
            <text:p>1252672</text:p>
          </table:table-cell>
          <table:table-cell table:style-name="ce7" table:formula="of:=SUM([.AW34:.AW41])" office:value-type="float" office:value="1265190.14506907" calcext:value-type="float">
            <text:p>1265190</text:p>
          </table:table-cell>
          <table:table-cell table:style-name="ce7" table:formula="of:=SUM([.AX34:.AX41])" office:value-type="float" office:value="1277845.38761873" calcext:value-type="float">
            <text:p>1277845</text:p>
          </table:table-cell>
          <table:table-cell table:style-name="ce7" table:formula="of:=SUM([.AY34:.AY41])" office:value-type="float" office:value="1290500.63016839" calcext:value-type="float">
            <text:p>1290501</text:p>
          </table:table-cell>
          <table:table-cell table:style-name="ce7" table:formula="of:=SUM([.AZ34:.AZ41])" office:value-type="float" office:value="1303155.87271805" calcext:value-type="float">
            <text:p>1303156</text:p>
          </table:table-cell>
          <table:table-cell table:style-name="ce7" table:formula="of:=SUM([.BA34:.BA41])" office:value-type="float" office:value="1315811.11526771" calcext:value-type="float">
            <text:p>1315811</text:p>
          </table:table-cell>
          <table:table-cell table:style-name="ce7" table:formula="of:=SUM([.BB34:.BB41])" office:value-type="float" office:value="1328466.35781737" calcext:value-type="float">
            <text:p>1328466</text:p>
          </table:table-cell>
          <table:table-cell table:style-name="ce7" table:formula="of:=SUM([.BC34:.BC41])" office:value-type="float" office:value="1341121.60036703" calcext:value-type="float">
            <text:p>1341122</text:p>
          </table:table-cell>
          <table:table-cell table:style-name="ce7" table:formula="of:=SUM([.BD34:.BD41])" office:value-type="float" office:value="1353776.84291669" calcext:value-type="float">
            <text:p>1353777</text:p>
          </table:table-cell>
          <table:table-cell table:style-name="ce7" table:formula="of:=SUM([.BE34:.BE41])" office:value-type="float" office:value="1366432.08546635" calcext:value-type="float">
            <text:p>1366432</text:p>
          </table:table-cell>
          <table:table-cell table:style-name="ce7" table:formula="of:=SUM([.BF34:.BF41])" office:value-type="float" office:value="1379087.32801601" calcext:value-type="float">
            <text:p>1379087</text:p>
          </table:table-cell>
          <table:table-cell table:style-name="ce7" table:formula="of:=SUM([.BG34:.BG41])" office:value-type="float" office:value="1391742.57056567" calcext:value-type="float">
            <text:p>1391743</text:p>
          </table:table-cell>
          <table:table-cell table:style-name="ce7" table:formula="of:=SUM([.BH34:.BH41])" office:value-type="float" office:value="1404397.81311533" calcext:value-type="float">
            <text:p>1404398</text:p>
          </table:table-cell>
        </table:table-row>
        <table:table-row table:style-name="ro1">
          <table:table-cell table:style-name="ce24" table:number-columns-repeated="7"/>
          <table:table-cell/>
          <table:table-cell table:style-name="ce24" table:number-columns-repeated="2"/>
          <table:table-cell table:style-name="ce53" table:formula="of:=[.K42]*5" office:value-type="float" office:value="66945.4744787212" calcext:value-type="float">
            <text:p>66945</text:p>
          </table:table-cell>
          <table:table-cell table:style-name="ce53" table:formula="of:=[.L42]*5" office:value-type="float" office:value="71855.2292425635" calcext:value-type="float">
            <text:p>71855</text:p>
          </table:table-cell>
          <table:table-cell table:style-name="ce53" table:formula="of:=[.M42]*10" office:value-type="float" office:value="138909.303324216" calcext:value-type="float">
            <text:p>138909</text:p>
          </table:table-cell>
          <table:table-cell table:style-name="ce53" table:formula="of:=[.N42]*10" office:value-type="float" office:value="141752.92111973" calcext:value-type="float">
            <text:p>141753</text:p>
          </table:table-cell>
          <table:table-cell table:style-name="ce53" table:formula="of:=[.O42]*10" office:value-type="float" office:value="143108.004084617" calcext:value-type="float">
            <text:p>143108</text:p>
          </table:table-cell>
          <table:table-cell table:style-name="ce56"/>
          <table:table-cell table:number-columns-repeated="44"/>
        </table:table-row>
        <table:table-row table:style-name="ro1">
          <table:table-cell table:style-name="ce25" office:value-type="string" calcext:value-type="string">
            <text:p>Sorties de parc - en pourcentage du parc existant</text:p>
          </table:table-cell>
          <table:table-cell table:style-name="ce39" table:number-columns-repeated="5"/>
          <table:table-cell table:style-name="ce46"/>
          <table:table-cell table:style-name="ce48"/>
          <table:table-cell table:style-name="ce25" office:value-type="string" calcext:value-type="string">
            <text:p>Sorties de parc - milliers de m² sortants (A titre illustratif)</text:p>
          </table:table-cell>
          <table:table-cell table:style-name="ce39" table:number-columns-repeated="6"/>
          <table:table-cell table:style-name="ce46"/>
          <table:table-cell table:number-columns-repeated="44"/>
        </table:table-row>
        <table:table-row table:style-name="ro1">
          <table:table-cell table:style-name="ce26" office:value-type="string" calcext:value-type="string">
            <text:p>BRANCHE</text:p>
          </table:table-cell>
          <table:table-cell table:style-name="ce34" office:value-type="string" calcext:value-type="string">
            <text:p>PERIODE1</text:p>
          </table:table-cell>
          <table:table-cell table:style-name="ce34" office:value-type="string" calcext:value-type="string">
            <text:p>PERIODE2</text:p>
          </table:table-cell>
          <table:table-cell table:style-name="ce34" office:value-type="string" calcext:value-type="string">
            <text:p>PERIODE3</text:p>
          </table:table-cell>
          <table:table-cell table:style-name="ce34" office:value-type="string" calcext:value-type="string">
            <text:p>PERIODE4</text:p>
          </table:table-cell>
          <table:table-cell table:style-name="ce34" office:value-type="string" calcext:value-type="string">
            <text:p>PERIODE5</text:p>
          </table:table-cell>
          <table:table-cell/>
          <table:table-cell table:style-name="ce47"/>
          <table:table-cell table:style-name="ce26" office:value-type="string" calcext:value-type="string">
            <text:p>BRANCHE</text:p>
          </table:table-cell>
          <table:table-cell table:style-name="ce26"/>
          <table:table-cell table:style-name="ce34" office:value-type="string" calcext:value-type="string">
            <text:p>PERIODE1</text:p>
          </table:table-cell>
          <table:table-cell table:style-name="ce34" office:value-type="string" calcext:value-type="string">
            <text:p>PERIODE2</text:p>
          </table:table-cell>
          <table:table-cell table:style-name="ce34" office:value-type="string" calcext:value-type="string">
            <text:p>PERIODE3</text:p>
          </table:table-cell>
          <table:table-cell table:style-name="ce34" office:value-type="string" calcext:value-type="string">
            <text:p>PERIODE4</text:p>
          </table:table-cell>
          <table:table-cell table:style-name="ce34" office:value-type="string" calcext:value-type="string">
            <text:p>PERIODE5</text:p>
          </table:table-cell>
          <table:table-cell table:number-columns-repeated="45"/>
        </table:table-row>
        <table:table-row table:style-name="ro1">
          <table:table-cell table:style-name="ce27" office:value-type="string" calcext:value-type="string">
            <text:p>Branche</text:p>
          </table:table-cell>
          <table:table-cell office:value-type="string" calcext:value-type="string">
            <text:p>2010-2015</text:p>
          </table:table-cell>
          <table:table-cell office:value-type="string" calcext:value-type="string">
            <text:p>2015-2020</text:p>
          </table:table-cell>
          <table:table-cell table:style-name="ce35" office:value-type="string" calcext:value-type="string">
            <text:p>2020-2030</text:p>
          </table:table-cell>
          <table:table-cell table:style-name="ce35" office:value-type="string" calcext:value-type="string">
            <text:p>2030-2040</text:p>
          </table:table-cell>
          <table:table-cell table:style-name="ce35" office:value-type="string" calcext:value-type="string">
            <text:p>2040-2050</text:p>
          </table:table-cell>
          <table:table-cell/>
          <table:table-cell table:style-name="ce47"/>
          <table:table-cell table:style-name="ce49" office:value-type="string" calcext:value-type="string">
            <text:p>Branche</text:p>
          </table:table-cell>
          <table:table-cell table:style-name="ce50" office:value-type="string" calcext:value-type="string">
            <text:p>Etat initial</text:p>
          </table:table-cell>
          <table:table-cell table:style-name="ce35" office:value-type="string" calcext:value-type="string">
            <text:p>2010-2015</text:p>
          </table:table-cell>
          <table:table-cell table:style-name="ce35" office:value-type="string" calcext:value-type="string">
            <text:p>2015-2020</text:p>
          </table:table-cell>
          <table:table-cell table:style-name="ce35" office:value-type="string" calcext:value-type="string">
            <text:p>2020-2030</text:p>
          </table:table-cell>
          <table:table-cell table:style-name="ce35" office:value-type="string" calcext:value-type="string">
            <text:p>2030-2040</text:p>
          </table:table-cell>
          <table:table-cell table:style-name="ce35" office:value-type="string" calcext:value-type="string">
            <text:p>2040-205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ureaux Administration</text:p>
          </table:table-cell>
          <table:table-cell office:value-type="percentage" office:value="0.0014" calcext:value-type="percentage">
            <text:p>0,14%</text:p>
          </table:table-cell>
          <table:table-cell table:formula="of:=[.$B47]" office:value-type="percentage" office:value="0.0014" calcext:value-type="percentage">
            <text:p>0,14%</text:p>
          </table:table-cell>
          <table:table-cell table:formula="of:=0.9*[.C47]" office:value-type="percentage" office:value="0.00126" calcext:value-type="percentage">
            <text:p>0,13%</text:p>
          </table:table-cell>
          <table:table-cell table:formula="of:=0.9*[.D47]" office:value-type="percentage" office:value="0.001134" calcext:value-type="percentage">
            <text:p>0,11%</text:p>
          </table:table-cell>
          <table:table-cell table:formula="of:=0.9*[.E47]" office:value-type="percentage" office:value="0.0010206" calcext:value-type="percentage">
            <text:p>0,10%</text:p>
          </table:table-cell>
          <table:table-cell table:number-columns-repeated="2"/>
          <table:table-cell office:value-type="string" calcext:value-type="string">
            <text:p>Bureaux Administration</text:p>
          </table:table-cell>
          <table:table-cell office:value-type="float" office:value="196952.652465" calcext:value-type="float">
            <text:p><text:s/>196 953 <text:s text:c="3"/></text:p>
          </table:table-cell>
          <table:table-cell table:style-name="ce54" table:formula="of:=[.J47]*[.B47]" office:value-type="float" office:value="275.733713451" calcext:value-type="float">
            <text:p><text:s/>276 <text:s text:c="3"/></text:p>
          </table:table-cell>
          <table:table-cell table:style-name="ce54" table:formula="of:=([.J34]+[.K34]*5-5*[.K47])*[.C47]" office:value-type="float" office:value="295.608326474103" calcext:value-type="float">
            <text:p><text:s/>296 <text:s text:c="3"/></text:p>
          </table:table-cell>
          <table:table-cell table:style-name="ce54" table:formula="of:=([.J34]+[.K34]*5-5*[.K47]+5*[.L34]-5*[.L47])*[.D47]" office:value-type="float" office:value="285.223933730954" calcext:value-type="float">
            <text:p><text:s/>285 <text:s text:c="3"/></text:p>
          </table:table-cell>
          <table:table-cell table:style-name="ce54" table:formula="of:=([.J34]+[.K34]*5-5*[.K47]+5*[.L34]-5*[.L47]+10*[.M34]-10*[.M47])*[.E47]" office:value-type="float" office:value="290.011690154275" calcext:value-type="float">
            <text:p><text:s/>290 <text:s text:c="3"/></text:p>
          </table:table-cell>
          <table:table-cell table:style-name="ce54" table:formula="of:=([.J34]+[.K34]*5-5*[.K47]+5*[.L34]-5*[.L47]+10*[.M34]-10*[.M47]+10*[.N34]-10*[.N47])*[.F47]" office:value-type="float" office:value="291.497103431871" calcext:value-type="float">
            <text:p><text:s/>291 <text:s text:c="3"/>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Café Hôtel Restaurant</text:p>
          </table:table-cell>
          <table:table-cell office:value-type="percentage" office:value="0.0018" calcext:value-type="percentage">
            <text:p>0,18%</text:p>
          </table:table-cell>
          <table:table-cell table:formula="of:=[.$B48]" office:value-type="percentage" office:value="0.0018" calcext:value-type="percentage">
            <text:p>0,18%</text:p>
          </table:table-cell>
          <table:table-cell table:formula="of:=0.9*[.C48]" office:value-type="percentage" office:value="0.00162" calcext:value-type="percentage">
            <text:p>0,16%</text:p>
          </table:table-cell>
          <table:table-cell table:formula="of:=0.9*[.D48]" office:value-type="percentage" office:value="0.001458" calcext:value-type="percentage">
            <text:p>0,15%</text:p>
          </table:table-cell>
          <table:table-cell table:formula="of:=0.9*[.E48]" office:value-type="percentage" office:value="0.0013122" calcext:value-type="percentage">
            <text:p>0,13%</text:p>
          </table:table-cell>
          <table:table-cell table:number-columns-repeated="2"/>
          <table:table-cell office:value-type="string" calcext:value-type="string">
            <text:p>Café Hôtel Restaurant</text:p>
          </table:table-cell>
          <table:table-cell office:value-type="float" office:value="61160.2311622" calcext:value-type="float">
            <text:p><text:s/>61 160 <text:s text:c="3"/></text:p>
          </table:table-cell>
          <table:table-cell table:style-name="ce54" table:formula="of:=[.J48]*[.B48]" office:value-type="float" office:value="110.08841609196" calcext:value-type="float">
            <text:p><text:s/>110 <text:s text:c="3"/></text:p>
          </table:table-cell>
          <table:table-cell table:style-name="ce54" table:formula="of:=([.J35]+[.K35]*5-5*[.K48])*[.C48]" office:value-type="float" office:value="114.984229583036" calcext:value-type="float">
            <text:p><text:s/>115 <text:s text:c="3"/></text:p>
          </table:table-cell>
          <table:table-cell table:style-name="ce54" table:formula="of:=([.J35]+[.K35]*5-5*[.K48]+5*[.L35]-5*[.L48])*[.D48]" office:value-type="float" office:value="108.087991179601" calcext:value-type="float">
            <text:p><text:s/>108 <text:s text:c="3"/></text:p>
          </table:table-cell>
          <table:table-cell table:style-name="ce54" table:formula="of:=([.J35]+[.K35]*5-5*[.K48]+5*[.L35]-5*[.L48]+10*[.M35]-10*[.M48])*[.E48]" office:value-type="float" office:value="105.06797954236" calcext:value-type="float">
            <text:p><text:s/>105 <text:s text:c="3"/></text:p>
          </table:table-cell>
          <table:table-cell table:style-name="ce54" table:formula="of:=([.J35]+[.K35]*5-5*[.K48]+5*[.L35]-5*[.L48]+10*[.M35]-10*[.M48]+10*[.N35]-10*[.N48])*[.F48]" office:value-type="float" office:value="101.376560699373" calcext:value-type="float">
            <text:p><text:s/>101 <text:s text:c="3"/>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Commerce</text:p>
          </table:table-cell>
          <table:table-cell office:value-type="percentage" office:value="0.0029" calcext:value-type="percentage">
            <text:p>0,29%</text:p>
          </table:table-cell>
          <table:table-cell table:formula="of:=[.$B49]" office:value-type="percentage" office:value="0.0029" calcext:value-type="percentage">
            <text:p>0,29%</text:p>
          </table:table-cell>
          <table:table-cell table:formula="of:=0.9*[.C49]" office:value-type="percentage" office:value="0.00261" calcext:value-type="percentage">
            <text:p>0,26%</text:p>
          </table:table-cell>
          <table:table-cell table:formula="of:=0.9*[.D49]" office:value-type="percentage" office:value="0.002349" calcext:value-type="percentage">
            <text:p>0,23%</text:p>
          </table:table-cell>
          <table:table-cell table:formula="of:=0.9*[.E49]" office:value-type="percentage" office:value="0.0021141" calcext:value-type="percentage">
            <text:p>0,21%</text:p>
          </table:table-cell>
          <table:table-cell table:number-columns-repeated="2"/>
          <table:table-cell office:value-type="string" calcext:value-type="string">
            <text:p>Commerce</text:p>
          </table:table-cell>
          <table:table-cell office:value-type="float" office:value="200599.5397949" calcext:value-type="float">
            <text:p><text:s/>200 600 <text:s text:c="3"/></text:p>
          </table:table-cell>
          <table:table-cell table:style-name="ce54" table:formula="of:=[.J49]*[.B49]" office:value-type="float" office:value="581.73866540521" calcext:value-type="float">
            <text:p><text:s/>582 <text:s text:c="3"/></text:p>
          </table:table-cell>
          <table:table-cell table:style-name="ce54" table:formula="of:=([.J36]+[.K36]*5-5*[.K49])*[.C49]" office:value-type="float" office:value="618.440347828738" calcext:value-type="float">
            <text:p><text:s/>618 <text:s text:c="3"/></text:p>
          </table:table-cell>
          <table:table-cell table:style-name="ce54" table:formula="of:=([.J36]+[.K36]*5-5*[.K49]+5*[.L36]-5*[.L49])*[.D49]" office:value-type="float" office:value="591.711773534101" calcext:value-type="float">
            <text:p><text:s/>592 <text:s text:c="3"/></text:p>
          </table:table-cell>
          <table:table-cell table:style-name="ce54" table:formula="of:=([.J36]+[.K36]*5-5*[.K49]+5*[.L36]-5*[.L49]+10*[.M36]-10*[.M49])*[.E49]" office:value-type="float" office:value="593.038256949807" calcext:value-type="float">
            <text:p><text:s/>593 <text:s text:c="3"/></text:p>
          </table:table-cell>
          <table:table-cell table:style-name="ce54" table:formula="of:=([.J36]+[.K36]*5-5*[.K49]+5*[.L36]-5*[.L49]+10*[.M36]-10*[.M49]+10*[.N36]-10*[.N49])*[.F49]" office:value-type="float" office:value="588.32194662061" calcext:value-type="float">
            <text:p><text:s/>588 <text:s text:c="3"/>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Enseignement Recherche</text:p>
          </table:table-cell>
          <table:table-cell office:value-type="percentage" office:value="0.0013" calcext:value-type="percentage">
            <text:p>0,13%</text:p>
          </table:table-cell>
          <table:table-cell table:formula="of:=[.$B50]" office:value-type="percentage" office:value="0.0013" calcext:value-type="percentage">
            <text:p>0,13%</text:p>
          </table:table-cell>
          <table:table-cell table:formula="of:=0.9*[.C50]" office:value-type="percentage" office:value="0.00117" calcext:value-type="percentage">
            <text:p>0,12%</text:p>
          </table:table-cell>
          <table:table-cell table:formula="of:=0.9*[.D50]" office:value-type="percentage" office:value="0.001053" calcext:value-type="percentage">
            <text:p>0,11%</text:p>
          </table:table-cell>
          <table:table-cell table:formula="of:=0.9*[.E50]" office:value-type="percentage" office:value="0.0009477" calcext:value-type="percentage">
            <text:p>0,09%</text:p>
          </table:table-cell>
          <table:table-cell table:number-columns-repeated="2"/>
          <table:table-cell office:value-type="string" calcext:value-type="string">
            <text:p>Enseignement Recherche</text:p>
          </table:table-cell>
          <table:table-cell office:value-type="float" office:value="179320.5508775" calcext:value-type="float">
            <text:p><text:s/>179 321 <text:s text:c="3"/></text:p>
          </table:table-cell>
          <table:table-cell table:style-name="ce54" table:formula="of:=[.J50]*[.B50]" office:value-type="float" office:value="233.11671614075" calcext:value-type="float">
            <text:p><text:s/>233 <text:s text:c="3"/></text:p>
          </table:table-cell>
          <table:table-cell table:style-name="ce54" table:formula="of:=([.J37]+[.K37]*5-5*[.K50])*[.C50]" office:value-type="float" office:value="241.432676613793" calcext:value-type="float">
            <text:p><text:s/>241 <text:s text:c="3"/></text:p>
          </table:table-cell>
          <table:table-cell table:style-name="ce54" table:formula="of:=([.J37]+[.K37]*5-5*[.K50]+5*[.L37]-5*[.L50])*[.D50]" office:value-type="float" office:value="225.04076272049" calcext:value-type="float">
            <text:p><text:s/>225 <text:s text:c="3"/></text:p>
          </table:table-cell>
          <table:table-cell table:style-name="ce54" table:formula="of:=([.J37]+[.K37]*5-5*[.K50]+5*[.L37]-5*[.L50]+10*[.M37]-10*[.M50])*[.E50]" office:value-type="float" office:value="215.543832977198" calcext:value-type="float">
            <text:p><text:s/>216 <text:s text:c="3"/></text:p>
          </table:table-cell>
          <table:table-cell table:style-name="ce54" table:formula="of:=([.J37]+[.K37]*5-5*[.K50]+5*[.L37]-5*[.L50]+10*[.M37]-10*[.M50]+10*[.N37]-10*[.N50])*[.F50]" office:value-type="float" office:value="205.203411894722" calcext:value-type="float">
            <text:p><text:s/>205 <text:s text:c="3"/>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Habitat Communautaire</text:p>
          </table:table-cell>
          <table:table-cell office:value-type="percentage" office:value="0.0018" calcext:value-type="percentage">
            <text:p>0,18%</text:p>
          </table:table-cell>
          <table:table-cell table:formula="of:=[.$B51]" office:value-type="percentage" office:value="0.0018" calcext:value-type="percentage">
            <text:p>0,18%</text:p>
          </table:table-cell>
          <table:table-cell table:formula="of:=0.9*[.C51]" office:value-type="percentage" office:value="0.00162" calcext:value-type="percentage">
            <text:p>0,16%</text:p>
          </table:table-cell>
          <table:table-cell table:formula="of:=0.9*[.D51]" office:value-type="percentage" office:value="0.001458" calcext:value-type="percentage">
            <text:p>0,15%</text:p>
          </table:table-cell>
          <table:table-cell table:formula="of:=0.9*[.E51]" office:value-type="percentage" office:value="0.0013122" calcext:value-type="percentage">
            <text:p>0,13%</text:p>
          </table:table-cell>
          <table:table-cell table:number-columns-repeated="2"/>
          <table:table-cell office:value-type="string" calcext:value-type="string">
            <text:p>Habitat Communautaire</text:p>
          </table:table-cell>
          <table:table-cell office:value-type="float" office:value="58790.3733003" calcext:value-type="float">
            <text:p><text:s/>58 790 <text:s text:c="3"/></text:p>
          </table:table-cell>
          <table:table-cell table:style-name="ce54" table:formula="of:=[.J51]*[.B51]" office:value-type="float" office:value="105.82267194054" calcext:value-type="float">
            <text:p><text:s/>106 <text:s text:c="3"/></text:p>
          </table:table-cell>
          <table:table-cell table:style-name="ce54" table:formula="of:=([.J38]+[.K38]*5-5*[.K51])*[.C51]" office:value-type="float" office:value="117.163981342232" calcext:value-type="float">
            <text:p><text:s/>117 <text:s text:c="3"/></text:p>
          </table:table-cell>
          <table:table-cell table:style-name="ce54" table:formula="of:=([.J38]+[.K38]*5-5*[.K51]+5*[.L38]-5*[.L51])*[.D51]" office:value-type="float" office:value="116.748693309393" calcext:value-type="float">
            <text:p><text:s/>117 <text:s text:c="3"/></text:p>
          </table:table-cell>
          <table:table-cell table:style-name="ce54" table:formula="of:=([.J38]+[.K38]*5-5*[.K51]+5*[.L38]-5*[.L51]+10*[.M38]-10*[.M51])*[.E51]" office:value-type="float" office:value="125.347682004463" calcext:value-type="float">
            <text:p><text:s/>125 <text:s text:c="3"/></text:p>
          </table:table-cell>
          <table:table-cell table:style-name="ce54" table:formula="of:=([.J38]+[.K38]*5-5*[.K51]+5*[.L38]-5*[.L51]+10*[.M38]-10*[.M51]+10*[.N38]-10*[.N51])*[.F51]" office:value-type="float" office:value="132.406754320826" calcext:value-type="float">
            <text:p><text:s/>132 <text:s text:c="3"/>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anté Action Sociale</text:p>
          </table:table-cell>
          <table:table-cell office:value-type="percentage" office:value="0.00162392811236305" calcext:value-type="percentage">
            <text:p>0,16%</text:p>
          </table:table-cell>
          <table:table-cell table:formula="of:=[.$B52]" office:value-type="percentage" office:value="0.00162392811236305" calcext:value-type="percentage">
            <text:p>0,16%</text:p>
          </table:table-cell>
          <table:table-cell table:formula="of:=0.9*[.C52]" office:value-type="percentage" office:value="0.00146153530112674" calcext:value-type="percentage">
            <text:p>0,15%</text:p>
          </table:table-cell>
          <table:table-cell table:formula="of:=0.9*[.D52]" office:value-type="percentage" office:value="0.00131538177101407" calcext:value-type="percentage">
            <text:p>0,13%</text:p>
          </table:table-cell>
          <table:table-cell table:formula="of:=0.9*[.E52]" office:value-type="percentage" office:value="0.00118384359391266" calcext:value-type="percentage">
            <text:p>0,12%</text:p>
          </table:table-cell>
          <table:table-cell table:number-columns-repeated="2"/>
          <table:table-cell office:value-type="string" calcext:value-type="string">
            <text:p>Santé Action Sociale</text:p>
          </table:table-cell>
          <table:table-cell office:value-type="float" office:value="103999.9139119" calcext:value-type="float">
            <text:p><text:s/>104 000 <text:s text:c="3"/></text:p>
          </table:table-cell>
          <table:table-cell table:style-name="ce54" table:formula="of:=[.J52]*[.B52]" office:value-type="float" office:value="168.888383884871" calcext:value-type="float">
            <text:p><text:s/>169 <text:s text:c="3"/></text:p>
          </table:table-cell>
          <table:table-cell table:style-name="ce54" table:formula="of:=([.J39]+[.K39]*5-5*[.K52])*[.C52]" office:value-type="float" office:value="185.314210575236" calcext:value-type="float">
            <text:p><text:s/>185 <text:s text:c="3"/></text:p>
          </table:table-cell>
          <table:table-cell table:style-name="ce54" table:formula="of:=([.J39]+[.K39]*5-5*[.K52]+5*[.L39]-5*[.L52])*[.D52]" office:value-type="float" office:value="183.003829310603" calcext:value-type="float">
            <text:p><text:s/>183 <text:s text:c="3"/></text:p>
          </table:table-cell>
          <table:table-cell table:style-name="ce54" table:formula="of:=([.J39]+[.K39]*5-5*[.K52]+5*[.L39]-5*[.L52]+10*[.M39]-10*[.M52])*[.E52]" office:value-type="float" office:value="193.542378843428" calcext:value-type="float">
            <text:p><text:s/>194 <text:s text:c="3"/></text:p>
          </table:table-cell>
          <table:table-cell table:style-name="ce54" table:formula="of:=([.J39]+[.K39]*5-5*[.K52]+5*[.L39]-5*[.L52]+10*[.M39]-10*[.M52]+10*[.N39]-10*[.N52])*[.F52]" office:value-type="float" office:value="201.642193079174" calcext:value-type="float">
            <text:p><text:s/>202 <text:s text:c="3"/>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port Loisir Culture</text:p>
          </table:table-cell>
          <table:table-cell office:value-type="percentage" office:value="0.0013" calcext:value-type="percentage">
            <text:p>0,13%</text:p>
          </table:table-cell>
          <table:table-cell table:formula="of:=[.$B53]" office:value-type="percentage" office:value="0.0013" calcext:value-type="percentage">
            <text:p>0,13%</text:p>
          </table:table-cell>
          <table:table-cell table:formula="of:=0.9*[.C53]" office:value-type="percentage" office:value="0.00117" calcext:value-type="percentage">
            <text:p>0,12%</text:p>
          </table:table-cell>
          <table:table-cell table:formula="of:=0.9*[.D53]" office:value-type="percentage" office:value="0.001053" calcext:value-type="percentage">
            <text:p>0,11%</text:p>
          </table:table-cell>
          <table:table-cell table:formula="of:=0.9*[.E53]" office:value-type="percentage" office:value="0.0009477" calcext:value-type="percentage">
            <text:p>0,09%</text:p>
          </table:table-cell>
          <table:table-cell table:number-columns-repeated="2"/>
          <table:table-cell office:value-type="string" calcext:value-type="string">
            <text:p>Sport Loisir Culture</text:p>
          </table:table-cell>
          <table:table-cell office:value-type="float" office:value="69431.4184731" calcext:value-type="float">
            <text:p><text:s/>69 431 <text:s text:c="3"/></text:p>
          </table:table-cell>
          <table:table-cell table:style-name="ce54" table:formula="of:=[.J53]*[.B53]" office:value-type="float" office:value="90.26084401503" calcext:value-type="float">
            <text:p><text:s/>90 <text:s text:c="3"/></text:p>
          </table:table-cell>
          <table:table-cell table:style-name="ce54" table:formula="of:=([.J40]+[.K40]*5-5*[.K53])*[.C53]" office:value-type="float" office:value="98.2423218005192" calcext:value-type="float">
            <text:p><text:s/>98 <text:s text:c="3"/></text:p>
          </table:table-cell>
          <table:table-cell table:style-name="ce54" table:formula="of:=([.J40]+[.K40]*5-5*[.K53]+5*[.L40]-5*[.L53])*[.D53]" office:value-type="float" office:value="96.236618527904" calcext:value-type="float">
            <text:p><text:s/>96 <text:s text:c="3"/></text:p>
          </table:table-cell>
          <table:table-cell table:style-name="ce54" table:formula="of:=([.J40]+[.K40]*5-5*[.K53]+5*[.L40]-5*[.L53]+10*[.M40]-10*[.M53])*[.E53]" office:value-type="float" office:value="100.400915294847" calcext:value-type="float">
            <text:p><text:s/>100 <text:s text:c="3"/></text:p>
          </table:table-cell>
          <table:table-cell table:style-name="ce54" table:formula="of:=([.J40]+[.K40]*5-5*[.K53]+5*[.L40]-5*[.L53]+10*[.M40]-10*[.M53]+10*[.N40]-10*[.N53])*[.F53]" office:value-type="float" office:value="103.308576753231" calcext:value-type="float">
            <text:p><text:s/>103 <text:s text:c="3"/>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Transport</text:p>
          </table:table-cell>
          <table:table-cell office:value-type="percentage" office:value="0.0016" calcext:value-type="percentage">
            <text:p>0,16%</text:p>
          </table:table-cell>
          <table:table-cell table:formula="of:=[.$B54]" office:value-type="percentage" office:value="0.0016" calcext:value-type="percentage">
            <text:p>0,16%</text:p>
          </table:table-cell>
          <table:table-cell table:formula="of:=0.9*[.C54]" office:value-type="percentage" office:value="0.00144" calcext:value-type="percentage">
            <text:p>0,14%</text:p>
          </table:table-cell>
          <table:table-cell table:formula="of:=0.9*[.D54]" office:value-type="percentage" office:value="0.001296" calcext:value-type="percentage">
            <text:p>0,13%</text:p>
          </table:table-cell>
          <table:table-cell table:formula="of:=0.9*[.E54]" office:value-type="percentage" office:value="0.0011664" calcext:value-type="percentage">
            <text:p>0,12%</text:p>
          </table:table-cell>
          <table:table-cell table:number-columns-repeated="2"/>
          <table:table-cell office:value-type="string" calcext:value-type="string">
            <text:p>Transport</text:p>
          </table:table-cell>
          <table:table-cell office:value-type="float" office:value="25067.9845971" calcext:value-type="float">
            <text:p><text:s/>25 068 <text:s text:c="3"/></text:p>
          </table:table-cell>
          <table:table-cell table:style-name="ce54" table:formula="of:=[.J54]*[.B54]" office:value-type="float" office:value="40.10877535536" calcext:value-type="float">
            <text:p><text:s/>40 <text:s text:c="3"/></text:p>
          </table:table-cell>
          <table:table-cell table:style-name="ce54" table:formula="of:=([.J41]+[.K41]*5-5*[.K54])*[.C54]" office:value-type="float" office:value="40.7372409328423" calcext:value-type="float">
            <text:p><text:s/>41 <text:s text:c="3"/></text:p>
          </table:table-cell>
          <table:table-cell table:style-name="ce54" table:formula="of:=([.J41]+[.K41]*5-5*[.K54]+5*[.L41]-5*[.L54])*[.D54]" office:value-type="float" office:value="37.2379985603027" calcext:value-type="float">
            <text:p><text:s/>37 <text:s text:c="3"/></text:p>
          </table:table-cell>
          <table:table-cell table:style-name="ce54" table:formula="of:=([.J41]+[.K41]*5-5*[.K54]+5*[.L41]-5*[.L54]+10*[.M41]-10*[.M54])*[.E54]" office:value-type="float" office:value="34.4596704584872" calcext:value-type="float">
            <text:p><text:s/>34 <text:s text:c="3"/></text:p>
          </table:table-cell>
          <table:table-cell table:style-name="ce54" table:formula="of:=([.J41]+[.K41]*5-5*[.K54]+5*[.L41]-5*[.L54]+10*[.M41]-10*[.M54]+10*[.N41]-10*[.N54])*[.F54]" office:value-type="float" office:value="31.8013120020258" calcext:value-type="float">
            <text:p><text:s/>32 <text:s text:c="3"/></text:p>
          </table:table-cell>
          <table:table-cell table:number-columns-repeated="45"/>
        </table:table-row>
        <table:table-row table:style-name="ro1">
          <table:table-cell table:style-name="ce32"/>
          <table:table-cell table:style-name="ce40" table:number-columns-repeated="5"/>
          <table:table-cell table:number-columns-repeated="2"/>
          <table:table-cell table:style-name="ce32"/>
          <table:table-cell table:style-name="ce51" table:formula="of:=SUM([.J47:.J54])" office:value-type="float" office:value="895322.664582" calcext:value-type="float">
            <text:p>895323</text:p>
          </table:table-cell>
          <table:table-cell table:style-name="ce51" table:formula="of:=SUM([.K47:.K54])" office:value-type="float" office:value="1605.75818628472" calcext:value-type="float">
            <text:p>1606</text:p>
          </table:table-cell>
          <table:table-cell table:style-name="ce51" table:formula="of:=SUM([.L47:.L54])" office:value-type="float" office:value="1711.9233351505" calcext:value-type="float">
            <text:p>1712</text:p>
          </table:table-cell>
          <table:table-cell table:style-name="ce51" table:formula="of:=SUM([.M47:.M54])" office:value-type="float" office:value="1643.29160087335" calcext:value-type="float">
            <text:p>1643</text:p>
          </table:table-cell>
          <table:table-cell table:style-name="ce51" table:formula="of:=SUM([.N47:.N54])" office:value-type="float" office:value="1657.41240622487" calcext:value-type="float">
            <text:p>1657</text:p>
          </table:table-cell>
          <table:table-cell table:style-name="ce51" table:formula="of:=SUM([.O47:.O54])" office:value-type="float" office:value="1655.55785880183" calcext:value-type="float">
            <text:p>1656</text:p>
          </table:table-cell>
          <table:table-cell table:number-columns-repeated="45"/>
        </table:table-row>
        <table:table-row table:style-name="ro1">
          <table:table-cell table:style-name="ce30"/>
          <table:table-cell table:style-name="ce38" table:number-columns-repeated="5"/>
          <table:table-cell table:style-name="ce45"/>
          <table:table-cell/>
          <table:table-cell table:style-name="ce30"/>
          <table:table-cell table:style-name="ce38"/>
          <table:table-cell table:style-name="ce53" table:formula="of:=[.K55]*5" office:value-type="float" office:value="8028.79093142361" calcext:value-type="float">
            <text:p>8029</text:p>
          </table:table-cell>
          <table:table-cell table:style-name="ce53" table:formula="of:=[.L55]*5" office:value-type="float" office:value="8559.6166757525" calcext:value-type="float">
            <text:p>8560</text:p>
          </table:table-cell>
          <table:table-cell table:style-name="ce53" table:formula="of:=[.M55]*10" office:value-type="float" office:value="16432.9160087335" calcext:value-type="float">
            <text:p>16433</text:p>
          </table:table-cell>
          <table:table-cell table:style-name="ce53" table:formula="of:=[.N55]*10" office:value-type="float" office:value="16574.1240622487" calcext:value-type="float">
            <text:p>16574</text:p>
          </table:table-cell>
          <table:table-cell table:style-name="ce53" table:formula="of:=[.O55]*10" office:value-type="float" office:value="16555.5785880183" calcext:value-type="float">
            <text:p>16556</text:p>
          </table:table-cell>
          <table:table-cell table:style-name="ce45"/>
          <table:table-cell table:number-columns-repeated="44"/>
        </table:table-row>
        <table:table-row table:style-name="ro1">
          <table:table-cell table:style-name="Default" table:number-columns-repeated="16"/>
          <table:table-cell table:number-columns-repeated="44"/>
        </table:table-row>
        <table:table-row table:style-name="ro4">
          <table:table-cell table:style-name="Default" table:number-columns-repeated="16"/>
          <table:table-cell table:number-columns-repeated="44"/>
        </table:table-row>
        <table:table-row table:style-name="ro1" table:number-rows-repeated="2">
          <table:table-cell table:style-name="Default" table:number-columns-repeated="16"/>
          <table:table-cell table:number-columns-repeated="44"/>
        </table:table-row>
        <table:table-row table:style-name="ro4" table:number-rows-repeated="6">
          <table:table-cell table:style-name="Default" table:number-columns-repeated="16"/>
          <table:table-cell table:number-columns-repeated="44"/>
        </table:table-row>
        <table:table-row table:style-name="ro1">
          <table:table-cell table:style-name="Default" table:number-columns-repeated="16"/>
          <table:table-cell table:number-columns-repeated="44"/>
        </table:table-row>
        <table:table-row table:style-name="ro4" table:number-rows-repeated="2">
          <table:table-cell table:style-name="Default" table:number-columns-repeated="16"/>
          <table:table-cell table:number-columns-repeated="44"/>
        </table:table-row>
        <table:table-row table:style-name="ro1">
          <table:table-cell table:style-name="Default" table:number-columns-repeated="16"/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6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6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6P2" style:volatile="true">
      <number:text> </number:text>
      <loext:fill-character> </loext:fill-character>
      <number:text>-   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07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7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7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2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2P2" style:volatile="true">
      <number:text> $</number:text>
      <loext:fill-character> </loext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3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8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8P2" style:volatile="true">
      <number:text> </number:text>
      <loext:fill-character> </loext:fill-character>
      <number:text>-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1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9P2" style:volatile="true">
      <number:text> </number:text>
      <loext:fill-character> </loext:fill-character>
      <number:text>- €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1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2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percentage-style style:name="N123">
      <number:number number:decimal-places="1" number:min-integer-digits="1"/>
      <number:text>%</number:text>
    </number:percentage-style>
    <number:number-style style:name="N124">
      <number:number number:decimal-places="3" number:min-integer-digits="1"/>
    </number:number-style>
    <number:number-style style:name="N125P0" style:volatile="true">
      <number:text> </number:text>
      <loext:fill-character> </loext:fill-character>
      <number:number number:decimal-places="1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1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1" number:min-integer-digits="1"/>
    </number:number-style>
    <number:number-style style:name="N131P0" style:volatile="true">
      <number:text>Vrai</number:text>
    </number:number-style>
    <number:number-style style:name="N131P1" style:volatile="true">
      <number:text>Vrai</number:text>
    </number:number-style>
    <number:number-style style:name="N131">
      <number:text>Faux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Actif</number:text>
    </number:number-style>
    <number:number-style style:name="N132P1" style:volatile="true">
      <number:text>Actif</number:text>
    </number:number-style>
    <number:number-style style:name="N132">
      <number:text>Inactif</number:text>
      <style:map style:condition="value()&gt;0" style:apply-style-name="N132P0"/>
      <style:map style:condition="value()&lt;0" style:apply-style-name="N132P1"/>
    </number:number-style>
    <number:currency-style style:name="N133P0" style:volatile="true">
      <number:currency-symbol number:language="bg">€</number:currency-symbol>
      <number:text> </number:text>
      <number:number number:decimal-places="2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 number:language="bg">€</number:currency-symbol>
      <number:text> </number:text>
      <number:number number:decimal-places="2" number:min-integer-digits="1" number:grouping="true"/>
      <number:text>)</number:text>
      <style:map style:condition="value()&gt;=0" style:apply-style-name="N133P0"/>
    </number:currency-style>
    <number:number-style style:name="N134P0" style:volatile="true">
      <number:text> </number:text>
      <loext:fill-character> </loext:fill-character>
      <number:number number:decimal-places="3" number:min-integer-digits="1" number:grouping="true"/>
      <number:text>    </number:text>
    </number:number-style>
    <number:number-style style:name="N134P1" style:volatile="true">
      <number:text>-</number:text>
      <loext:fill-character> </loext:fill-character>
      <number:number number:decimal-places="3" number:min-integer-digits="1" number:grouping="true"/>
      <number:text>    </number:text>
    </number:number-style>
    <number:number-style style:name="N134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loext:fill-character> </loext:fill-character>
      <number:number number:decimal-places="4" number:min-integer-digits="1" number:grouping="true"/>
      <number:text>    </number:text>
    </number:number-style>
    <number:number-style style:name="N135P1" style:volatile="true">
      <number:text>-</number:text>
      <loext:fill-character> </loext:fill-character>
      <number:number number:decimal-places="4" number:min-integer-digits="1" number:grouping="true"/>
      <number:text>    </number:text>
    </number:number-style>
    <number:number-style style:name="N13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loext:fill-character> </loext:fill-character>
      <number:number number:decimal-places="5" number:min-integer-digits="1" number:grouping="true"/>
      <number:text>    </number:text>
    </number:number-style>
    <number:number-style style:name="N136P1" style:volatile="true">
      <number:text>-</number:text>
      <loext:fill-character> </loext:fill-character>
      <number:number number:decimal-places="5" number:min-integer-digits="1" number:grouping="true"/>
      <number:text>    </number:text>
    </number:number-style>
    <number:number-style style:name="N136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9" number:min-integer-digits="1"/>
    </number:number-style>
    <number:number-style style:name="N138">
      <number:number number:decimal-places="8" number:min-integer-digits="1"/>
    </number:number-style>
    <number:number-style style:name="N139">
      <number:number number:decimal-places="10" number:min-integer-digits="1"/>
    </number:number-style>
    <number:number-style style:name="N140">
      <number:number number:decimal-places="11" number:min-integer-digits="1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0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">
      <number:fraction number:min-integer-digits="0" number:min-numerator-digits="2" number:min-denominator-digits="2"/>
      <number:text> </number:text>
    </number:number-style>
    <number:number-style style:name="N146">
      <number:fraction number:min-integer-digits="0" number:min-numerator-digits="3" number:min-denominator-digits="3"/>
      <number:text> </number:text>
    </number:number-style>
    <number:date-style style:name="N147">
      <number:month/>
      <number:text>/</number:text>
      <number:day/>
      <number:text>/</number:text>
      <number:year/>
    </number:date-style>
    <number:date-style style:name="N148">
      <number:day/>
      <number:text>-</number:text>
      <number:month number:textual="true"/>
      <number:text>-</number:text>
      <number:year/>
    </number:date-style>
    <number:date-style style:name="N149">
      <number:day/>
      <number:text>-</number:text>
      <number:month number:textual="true"/>
    </number:date-style>
    <number:time-style style:name="N150">
      <number:hours/>
      <number:text>:</number:text>
      <number:minutes number:style="long"/>
    </number:time-style>
    <number:time-style style:name="N151">
      <number:hours/>
      <number:text>:</number:text>
      <number:minutes number:style="long"/>
      <number:text>:</number:text>
      <number:seconds number:style="long"/>
    </number:time-style>
    <number:date-style style:name="N152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">
      <number:text>(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">
      <number:text>(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5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7P2" style:volatile="true">
      <number:text> $</number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5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8P2" style:volatile="true">
      <number:text> </number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59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9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6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0106P0" style:volatile="true" number:language="fr" number:country="FR">
      <number:number number:decimal-places="0" number:min-integer-digits="1" number:grouping="true"/>
      <number:text> €</number:text>
    </number:number-style>
    <number:number-style style:name="N10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2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1" number:language="fr" number:country="FR">
      <number:day number:style="long"/>
      <number:text>-</number:text>
      <number:month number:textual="true"/>
    </number:date-style>
    <number:date-style style:name="N10112" number:language="fr" number:country="FR">
      <number:month number:textual="true"/>
      <number:text>-</number:text>
      <number:year/>
    </number:date-style>
    <number:time-style style:name="N10113" number:language="fr" number:country="FR">
      <number:hours/>
      <number:text>:</number:text>
      <number:minutes number:style="long"/>
      <number:text> </number:text>
      <number:am-pm/>
    </number:time-style>
    <number:time-style style:name="N10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fr" number:country="FR">
      <number:number number:decimal-places="0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  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2" style:volatile="true" number:language="fr" number:country="FR">
      <number:text> </number:text>
      <loext:fill-character> </loext:fill-character>
      <number:text>- € </number:text>
    </number:number-style>
    <number:text-style style:name="N10120" number:language="fr" number:country="F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1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1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2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2P2" style:volatile="true" number:language="fr" number:country="FR">
      <number:text> </number:text>
      <loext:fill-character> </loext:fill-character>
      <number:text>-   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3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3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fo:padding="0.071cm" style:rotation-align="none" style:vertical-align="bottom"/>
      <style:text-properties fo:color="#000000" style:font-name="Arial" fo:font-family="Arial" fo:font-size="11pt" style:font-name-asian="Microsoft YaHei" style:font-family-asian="'Microsoft YaHei'" style:font-family-generic-asian="system" style:font-pitch-asian="variable" style:font-size-asian="11pt" style:font-name-complex="Arial" style:font-family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_5b_0_5d_" style:display-name="Comma [0]" style:family="table-cell" style:parent-style-name="Default" style:data-style-name="N106"/>
    <style:style style:name="Currency_20__5b_0_5d_" style:display-name="Currency [0]" style:family="table-cell" style:parent-style-name="Default" style:data-style-name="N112"/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ourcentage_20_3" style:display-name="Pourcentage 3" style:family="table-cell" style:parent-style-name="Default" style:data-style-name="N10"/>
    <style:style style:name="Excel_20_Built-in_20_Comma" style:display-name="Excel Built-in Comma" style:family="table-cell" style:parent-style-name="Default" style:data-style-name="N107"/>
    <style:style style:name="_32_0_a0__25__20_-_20_Accent1" style:display-name="20 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Entrée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1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" style:display-name="Titre 1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1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2.4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1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1.7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" style:display-name="Titre 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omma" style:display-name="Excel_BuiltIn_Comma" style:family="table-cell" style:parent-style-name="Default" style:data-style-name="N120">
      <style:table-cell-properties fo:padding="0.071cm"/>
    </style:style>
    <style:style style:name="Excel_5f_BuiltIn_5f_Percent" style:display-name="Excel_BuiltIn_Percent" style:family="table-cell" style:parent-style-name="Default" style:data-style-name="N10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6">
      <style:page-layout-properties fo:margin-top="2.54cm" fo:margin-bottom="2.54cm" fo:margin-left="1.905cm" fo:margin-right="1.905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ITADEL2" style:display-name="PageStyle_SITADE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ètres_20_modèle" style:display-name="PageStyle_paramètres modè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olution_5f_parc" style:display-name="PageStyle_Evolution_par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volution_5f_parc_20_1" style:display-name="PageStyle_Evolution_parc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volution_5f_parc_20_2" style:display-name="PageStyle_Evolution_parc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volution_5f_parc_20_3" style:display-name="PageStyle_Evolution_parc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onstruction_20_locaux_20_SITADEL2_5f_co" style:display-name="PageStyle_Construction locaux SITADEL2_co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MONT Bruno</meta:initial-creator>
    <meta:creation-date>2017-07-04T07:51:54</meta:creation-date>
    <dc:date>2017-07-06T19:20:56.468000000</dc:date>
    <meta:generator>LibreOffice/4.3.7.2$Windows_x86 LibreOffice_project/8a35821d8636a03b8bf4e15b48f59794652c68ba</meta:generator>
    <meta:editing-duration>PT5H28M10S</meta:editing-duration>
    <meta:editing-cycles>5</meta:editing-cycles>
    <meta:document-statistic meta:table-count="3" meta:cell-count="254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